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ink_2.receiver_i.routed_msg_sub.network'.D1:'sink_2.receiver_i.routed_msg_sub.network'.D1 'sink_2.receiver_i.routed_msg_sub.network'.D2:'sink_2.receiver_i.routed_msg_sub.network'.D1574 'sink_2.receiver_i.routed_msg_sub.network'.E1:'sink_2.receiver_i.routed_msg_sub.network'.E1 'sink_2.receiver_i.routed_msg_sub.network'.E2:'sink_2.receiver_i.routed_msg_sub.network'.E15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480.13193" calcext:value-type="float">
            <text:p>1442700480.13193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480.15214" calcext:value-type="float">
            <text:p>1442700480.15214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202133655548096" calcext:value-type="float">
            <text:p>0.0202133656</text:p>
          </table:table-cell>
          <table:table-cell table:formula="of:=[.C3]/([.D3]-[.D2])" office:value-type="float" office:value="400527.06601715" calcext:value-type="float">
            <text:p>400527.06601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480.16241" calcext:value-type="float">
            <text:p>1442700480.16241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304853916168213" calcext:value-type="float">
            <text:p>0.0304853916</text:p>
          </table:table-cell>
          <table:table-cell table:formula="of:=[.C4]/([.D4]-[.D3])" office:value-type="float" office:value="788159.994058119" calcext:value-type="float">
            <text:p>788159.994058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480.18298" calcext:value-type="float">
            <text:p>1442700480.18298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51051139831543" calcext:value-type="float">
            <text:p>0.0510511398</text:p>
          </table:table-cell>
          <table:table-cell table:formula="of:=[.C5]/([.D5]-[.D4])" office:value-type="float" office:value="393664.257457193" calcext:value-type="float">
            <text:p>393664.257457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480.18652" calcext:value-type="float">
            <text:p>1442700480.18652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545854568481445" calcext:value-type="float">
            <text:p>0.0545854568</text:p>
          </table:table-cell>
          <table:table-cell table:formula="of:=[.C6]/([.D6]-[.D5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480.19321" calcext:value-type="float">
            <text:p>1442700480.19321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612785816192627" calcext:value-type="float">
            <text:p>0.0612785816</text:p>
          </table:table-cell>
          <table:table-cell table:formula="of:=[.C7]/([.D7]-[.D6])" office:value-type="float" office:value="1209599.44373597" calcext:value-type="float">
            <text:p>1209599.443735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480.21366" calcext:value-type="float">
            <text:p>1442700480.21366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817291736602783" calcext:value-type="float">
            <text:p>0.0817291737</text:p>
          </table:table-cell>
          <table:table-cell table:formula="of:=[.C8]/([.D8]-[.D7])" office:value-type="float" office:value="395880.959522477" calcext:value-type="float">
            <text:p>395880.959522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480.21717" calcext:value-type="float">
            <text:p>1442700480.21717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852413177490234" calcext:value-type="float">
            <text:p>0.0852413177</text:p>
          </table:table-cell>
          <table:table-cell table:formula="of:=[.C9]/([.D9]-[.D8])" office:value-type="float" office:value="2305144.60552576" calcext:value-type="float">
            <text:p>2305144.60552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480.22407" calcext:value-type="float">
            <text:p>1442700480.22407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0921356678009033" calcext:value-type="float">
            <text:p>0.0921356678</text:p>
          </table:table-cell>
          <table:table-cell table:formula="of:=[.C10]/([.D10]-[.D9])" office:value-type="float" office:value="1174294.88480824" calcext:value-type="float">
            <text:p>1174294.88480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480.30739" calcext:value-type="float">
            <text:p>1442700480.30739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175464153289795" calcext:value-type="float">
            <text:p>0.1754641533</text:p>
          </table:table-cell>
          <table:table-cell table:formula="of:=[.C11]/([.D11]-[.D10])" office:value-type="float" office:value="97157.6520622022" calcext:value-type="float">
            <text:p>97157.6520622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480.31409" calcext:value-type="float">
            <text:p>1442700480.31409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182156324386597" calcext:value-type="float">
            <text:p>0.1821563244</text:p>
          </table:table-cell>
          <table:table-cell table:formula="of:=[.C12]/([.D12]-[.D11])" office:value-type="float" office:value="1209771.81887492" calcext:value-type="float">
            <text:p>1209771.81887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480.31761" calcext:value-type="float">
            <text:p>1442700480.31761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185685157775879" calcext:value-type="float">
            <text:p>0.1856851578</text:p>
          </table:table-cell>
          <table:table-cell table:formula="of:=[.C13]/([.D13]-[.D12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480.33256" calcext:value-type="float">
            <text:p>1442700480.33256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200629949569702" calcext:value-type="float">
            <text:p>0.2006299496</text:p>
          </table:table-cell>
          <table:table-cell table:formula="of:=[.C14]/([.D14]-[.D13])" office:value-type="float" office:value="541727.185744141" calcext:value-type="float">
            <text:p>541727.1857441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480.36347" calcext:value-type="float">
            <text:p>1442700480.36347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231535673141479" calcext:value-type="float">
            <text:p>0.2315356731</text:p>
          </table:table-cell>
          <table:table-cell table:formula="of:=[.C15]/([.D15]-[.D14])" office:value-type="float" office:value="261957.950319375" calcext:value-type="float">
            <text:p>261957.950319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480.367" calcext:value-type="float">
            <text:p>1442700480.367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235066890716553" calcext:value-type="float">
            <text:p>0.2350668907</text:p>
          </table:table-cell>
          <table:table-cell table:formula="of:=[.C16]/([.D16]-[.D15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480.37053" calcext:value-type="float">
            <text:p>1442700480.37053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238596439361572" calcext:value-type="float">
            <text:p>0.2385964394</text:p>
          </table:table-cell>
          <table:table-cell table:formula="of:=[.C17]/([.D17]-[.D16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480.66368" calcext:value-type="float">
            <text:p>1442700480.66368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531746625900269" calcext:value-type="float">
            <text:p>0.5317466259</text:p>
          </table:table-cell>
          <table:table-cell table:formula="of:=[.C18]/([.D18]-[.D17])" office:value-type="float" office:value="27617.2432144481" calcext:value-type="float">
            <text:p>27617.24321444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480.66718" calcext:value-type="float">
            <text:p>1442700480.66718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53525447845459" calcext:value-type="float">
            <text:p>0.5352544785</text:p>
          </table:table-cell>
          <table:table-cell table:formula="of:=[.C19]/([.D19]-[.D18])" office:value-type="float" office:value="2307964.73757901" calcext:value-type="float">
            <text:p>2307964.737579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480.67071" calcext:value-type="float">
            <text:p>1442700480.67071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538781642913818" calcext:value-type="float">
            <text:p>0.5387816429</text:p>
          </table:table-cell>
          <table:table-cell table:formula="of:=[.C20]/([.D20]-[.D19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480.69051" calcext:value-type="float">
            <text:p>1442700480.69051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558584451675415" calcext:value-type="float">
            <text:p>0.5585844517</text:p>
          </table:table-cell>
          <table:table-cell table:formula="of:=[.C21]/([.D21]-[.D20])" office:value-type="float" office:value="408830.893509433" calcext:value-type="float">
            <text:p>408830.893509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480.69404" calcext:value-type="float">
            <text:p>1442700480.69404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562113523483276" calcext:value-type="float">
            <text:p>0.5621135235</text:p>
          </table:table-cell>
          <table:table-cell table:formula="of:=[.C22]/([.D22]-[.D21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480.69757" calcext:value-type="float">
            <text:p>1442700480.69757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565641164779663" calcext:value-type="float">
            <text:p>0.5656411648</text:p>
          </table:table-cell>
          <table:table-cell table:formula="of:=[.C23]/([.D23]-[.D22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480.72361" calcext:value-type="float">
            <text:p>1442700480.72361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591675758361816" calcext:value-type="float">
            <text:p>0.5916757584</text:p>
          </table:table-cell>
          <table:table-cell table:formula="of:=[.C24]/([.D24]-[.D23])" office:value-type="float" office:value="310970.861690339" calcext:value-type="float">
            <text:p>310970.8616903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480.72714" calcext:value-type="float">
            <text:p>1442700480.72714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595205545425415" calcext:value-type="float">
            <text:p>0.5952055454</text:p>
          </table:table-cell>
          <table:table-cell table:formula="of:=[.C25]/([.D25]-[.D24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480.73066" calcext:value-type="float">
            <text:p>1442700480.73066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59873104095459" calcext:value-type="float">
            <text:p>0.598731041</text:p>
          </table:table-cell>
          <table:table-cell table:formula="of:=[.C26]/([.D26]-[.D25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480.76418" calcext:value-type="float">
            <text:p>1442700480.76418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632247686386108" calcext:value-type="float">
            <text:p>0.6322476864</text:p>
          </table:table-cell>
          <table:table-cell table:formula="of:=[.C27]/([.D27]-[.D26])" office:value-type="float" office:value="241551.619971688" calcext:value-type="float">
            <text:p>241551.6199716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480.76775" calcext:value-type="float">
            <text:p>1442700480.76775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635818719863892" calcext:value-type="float">
            <text:p>0.6358187199</text:p>
          </table:table-cell>
          <table:table-cell table:formula="of:=[.C28]/([.D28]-[.D27])" office:value-type="float" office:value="2267130.8041127" calcext:value-type="float">
            <text:p>2267130.80411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480.77129" calcext:value-type="float">
            <text:p>1442700480.77129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639359712600708" calcext:value-type="float">
            <text:p>0.6393597126</text:p>
          </table:table-cell>
          <table:table-cell table:formula="of:=[.C29]/([.D29]-[.D28])" office:value-type="float" office:value="2286364.47508753" calcext:value-type="float">
            <text:p>2286364.475087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480.77482" calcext:value-type="float">
            <text:p>1442700480.77482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642886400222778" calcext:value-type="float">
            <text:p>0.6428864002</text:p>
          </table:table-cell>
          <table:table-cell table:formula="of:=[.C30]/([.D30]-[.D29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480.77835" calcext:value-type="float">
            <text:p>1442700480.77835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646416425704956" calcext:value-type="float">
            <text:p>0.6464164257</text:p>
          </table:table-cell>
          <table:table-cell table:formula="of:=[.C31]/([.D31]-[.D30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480.78871" calcext:value-type="float">
            <text:p>1442700480.78871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656780958175659" calcext:value-type="float">
            <text:p>0.6567809582</text:p>
          </table:table-cell>
          <table:table-cell table:formula="of:=[.C32]/([.D32]-[.D31])" office:value-type="float" office:value="781125.441295547" calcext:value-type="float">
            <text:p>781125.4412955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480.79224" calcext:value-type="float">
            <text:p>1442700480.79224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660307884216309" calcext:value-type="float">
            <text:p>0.6603078842</text:p>
          </table:table-cell>
          <table:table-cell table:formula="of:=[.C33]/([.D33]-[.D32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480.82411" calcext:value-type="float">
            <text:p>1442700480.82411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692180633544922" calcext:value-type="float">
            <text:p>0.6921806335</text:p>
          </table:table-cell>
          <table:table-cell table:formula="of:=[.C34]/([.D34]-[.D33])" office:value-type="float" office:value="254010.092337153" calcext:value-type="float">
            <text:p>254010.092337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480.82762" calcext:value-type="float">
            <text:p>1442700480.82762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695690393447876" calcext:value-type="float">
            <text:p>0.6956903934</text:p>
          </table:table-cell>
          <table:table-cell table:formula="of:=[.C35]/([.D35]-[.D34])" office:value-type="float" office:value="2306710.49412404" calcext:value-type="float">
            <text:p>2306710.49412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480.83119" calcext:value-type="float">
            <text:p>1442700480.83119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699255704879761" calcext:value-type="float">
            <text:p>0.6992557049</text:p>
          </table:table-cell>
          <table:table-cell table:formula="of:=[.C36]/([.D36]-[.D35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480.86477" calcext:value-type="float">
            <text:p>1442700480.86477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732842206954956" calcext:value-type="float">
            <text:p>0.732842207</text:p>
          </table:table-cell>
          <table:table-cell table:formula="of:=[.C37]/([.D37]-[.D36])" office:value-type="float" office:value="241049.216196263" calcext:value-type="float">
            <text:p>241049.2161962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480.86831" calcext:value-type="float">
            <text:p>1442700480.86831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736379623413086" calcext:value-type="float">
            <text:p>0.7363796234</text:p>
          </table:table-cell>
          <table:table-cell table:formula="of:=[.C38]/([.D38]-[.D37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480.87183" calcext:value-type="float">
            <text:p>1442700480.87183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739902973175049" calcext:value-type="float">
            <text:p>0.7399029732</text:p>
          </table:table-cell>
          <table:table-cell table:formula="of:=[.C39]/([.D39]-[.D38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480.88909" calcext:value-type="float">
            <text:p>1442700480.88909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757158279418945" calcext:value-type="float">
            <text:p>0.7571582794</text:p>
          </table:table-cell>
          <table:table-cell table:formula="of:=[.C40]/([.D40]-[.D39])" office:value-type="float" office:value="469189.006880924" calcext:value-type="float">
            <text:p>469189.0068809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480.89262" calcext:value-type="float">
            <text:p>1442700480.89262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760693550109863" calcext:value-type="float">
            <text:p>0.7606935501</text:p>
          </table:table-cell>
          <table:table-cell table:formula="of:=[.C41]/([.D41]-[.D40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480.89616" calcext:value-type="float">
            <text:p>1442700480.89616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764228582382202" calcext:value-type="float">
            <text:p>0.7642285824</text:p>
          </table:table-cell>
          <table:table-cell table:formula="of:=[.C42]/([.D42]-[.D41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481.27599" calcext:value-type="float">
            <text:p>1442700481.27599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1.14406204223633" calcext:value-type="float">
            <text:p>1.1440620422</text:p>
          </table:table-cell>
          <table:table-cell table:formula="of:=[.C43]/([.D43]-[.D42])" office:value-type="float" office:value="21314.604571986" calcext:value-type="float">
            <text:p>21314.6045719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481.27942" calcext:value-type="float">
            <text:p>1442700481.27942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1.14748883247375" calcext:value-type="float">
            <text:p>1.1474888325</text:p>
          </table:table-cell>
          <table:table-cell table:formula="of:=[.C44]/([.D44]-[.D43])" office:value-type="float" office:value="2362560.71689974" calcext:value-type="float">
            <text:p>2362560.716899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481.28283" calcext:value-type="float">
            <text:p>1442700481.28283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1.15090537071228" calcext:value-type="float">
            <text:p>1.1509053707</text:p>
          </table:table-cell>
          <table:table-cell table:formula="of:=[.C45]/([.D45]-[.D44])" office:value-type="float" office:value="2369650.04773203" calcext:value-type="float">
            <text:p>2369650.047732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481.31306" calcext:value-type="float">
            <text:p>1442700481.31306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1.18112897872925" calcext:value-type="float">
            <text:p>1.1811289787</text:p>
          </table:table-cell>
          <table:table-cell table:formula="of:=[.C46]/([.D46]-[.D45])" office:value-type="float" office:value="267870.070160215" calcext:value-type="float">
            <text:p>267870.070160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481.31649" calcext:value-type="float">
            <text:p>1442700481.31649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1.18456101417542" calcext:value-type="float">
            <text:p>1.1845610142</text:p>
          </table:table-cell>
          <table:table-cell table:formula="of:=[.C47]/([.D47]-[.D46])" office:value-type="float" office:value="2358949.99541507" calcext:value-type="float">
            <text:p>2358949.995415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481.3199" calcext:value-type="float">
            <text:p>1442700481.3199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1.18797278404236" calcext:value-type="float">
            <text:p>1.187972784</text:p>
          </table:table-cell>
          <table:table-cell table:formula="of:=[.C48]/([.D48]-[.D47])" office:value-type="float" office:value="2372961.92760307" calcext:value-type="float">
            <text:p>2372961.927603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481.33312" calcext:value-type="float">
            <text:p>1442700481.33312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1.20118737220764" calcext:value-type="float">
            <text:p>1.2011873722</text:p>
          </table:table-cell>
          <table:table-cell table:formula="of:=[.C49]/([.D49]-[.D48])" office:value-type="float" office:value="612656.247681594" calcext:value-type="float">
            <text:p>612656.2476815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481.33654" calcext:value-type="float">
            <text:p>1442700481.33654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1.20460772514343" calcext:value-type="float">
            <text:p>1.2046077251</text:p>
          </table:table-cell>
          <table:table-cell table:formula="of:=[.C50]/([.D50]-[.D49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481.37651" calcext:value-type="float">
            <text:p>1442700481.37651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1.24458074569702" calcext:value-type="float">
            <text:p>1.2445807457</text:p>
          </table:table-cell>
          <table:table-cell table:formula="of:=[.C51]/([.D51]-[.D50])" office:value-type="float" office:value="202536.60813914" calcext:value-type="float">
            <text:p>202536.608139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481.37993" calcext:value-type="float">
            <text:p>1442700481.37993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1.24800205230713" calcext:value-type="float">
            <text:p>1.2480020523</text:p>
          </table:table-cell>
          <table:table-cell table:formula="of:=[.C52]/([.D52]-[.D51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481.38336" calcext:value-type="float">
            <text:p>1442700481.38336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1.2514328956604" calcext:value-type="float">
            <text:p>1.2514328957</text:p>
          </table:table-cell>
          <table:table-cell table:formula="of:=[.C53]/([.D53]-[.D52])" office:value-type="float" office:value="2359769.64447533" calcext:value-type="float">
            <text:p>2359769.644475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481.41363" calcext:value-type="float">
            <text:p>1442700481.41363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1.28169822692871" calcext:value-type="float">
            <text:p>1.2816982269</text:p>
          </table:table-cell>
          <table:table-cell table:formula="of:=[.C54]/([.D54]-[.D53])" office:value-type="float" office:value="267500.789210821" calcext:value-type="float">
            <text:p>267500.7892108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481.41706" calcext:value-type="float">
            <text:p>1442700481.41706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1.28512954711914" calcext:value-type="float">
            <text:p>1.2851295471</text:p>
          </table:table-cell>
          <table:table-cell table:formula="of:=[.C55]/([.D55]-[.D54])" office:value-type="float" office:value="2359441.71650917" calcext:value-type="float">
            <text:p>2359441.716509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481.42049" calcext:value-type="float">
            <text:p>1442700481.4204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1.28856134414673" calcext:value-type="float">
            <text:p>1.2885613441</text:p>
          </table:table-cell>
          <table:table-cell table:formula="of:=[.C56]/([.D56]-[.D55])" office:value-type="float" office:value="2359113.87967209" calcext:value-type="float">
            <text:p>2359113.879672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481.42392" calcext:value-type="float">
            <text:p>1442700481.42392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1.29199552536011" calcext:value-type="float">
            <text:p>1.2919955254</text:p>
          </table:table-cell>
          <table:table-cell table:formula="of:=[.C57]/([.D57]-[.D56])" office:value-type="float" office:value="2357476.06109414" calcext:value-type="float">
            <text:p>2357476.061094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481.42734" calcext:value-type="float">
            <text:p>1442700481.42734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1.29541325569153" calcext:value-type="float">
            <text:p>1.2954132557</text:p>
          </table:table-cell>
          <table:table-cell table:formula="of:=[.C58]/([.D58]-[.D57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481.43077" calcext:value-type="float">
            <text:p>1442700481.43077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1.29883861541748" calcext:value-type="float">
            <text:p>1.2988386154</text:p>
          </table:table-cell>
          <table:table-cell table:formula="of:=[.C59]/([.D59]-[.D58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481.44978" calcext:value-type="float">
            <text:p>1442700481.44978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1.31785488128662" calcext:value-type="float">
            <text:p>1.3178548813</text:p>
          </table:table-cell>
          <table:table-cell table:formula="of:=[.C60]/([.D60]-[.D59])" office:value-type="float" office:value="425740.787161485" calcext:value-type="float">
            <text:p>425740.7871614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481.45322" calcext:value-type="float">
            <text:p>1442700481.45322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1.32128858566284" calcext:value-type="float">
            <text:p>1.3212885857</text:p>
          </table:table-cell>
          <table:table-cell table:formula="of:=[.C61]/([.D61]-[.D60])" office:value-type="float" office:value="2357803.44285516" calcext:value-type="float">
            <text:p>2357803.442855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481.45663" calcext:value-type="float">
            <text:p>1442700481.45663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1.32469606399536" calcext:value-type="float">
            <text:p>1.324696064</text:p>
          </table:table-cell>
          <table:table-cell table:formula="of:=[.C62]/([.D62]-[.D61])" office:value-type="float" office:value="2375950.54464036" calcext:value-type="float">
            <text:p>2375950.544640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481.47718" calcext:value-type="float">
            <text:p>1442700481.47718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1.34525036811829" calcext:value-type="float">
            <text:p>1.3452503681</text:p>
          </table:table-cell>
          <table:table-cell table:formula="of:=[.C63]/([.D63]-[.D62])" office:value-type="float" office:value="393883.43928269" calcext:value-type="float">
            <text:p>393883.439282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481.48065" calcext:value-type="float">
            <text:p>1442700481.48065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1.34872102737427" calcext:value-type="float">
            <text:p>1.3487210274</text:p>
          </table:table-cell>
          <table:table-cell table:formula="of:=[.C64]/([.D64]-[.D63])" office:value-type="float" office:value="2332698.0273408" calcext:value-type="float">
            <text:p>2332698.0273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481.48407" calcext:value-type="float">
            <text:p>1442700481.48407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1.35213661193848" calcext:value-type="float">
            <text:p>1.3521366119</text:p>
          </table:table-cell>
          <table:table-cell table:formula="of:=[.C65]/([.D65]-[.D64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481.50547" calcext:value-type="float">
            <text:p>1442700481.50547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1.3735408782959" calcext:value-type="float">
            <text:p>1.3735408783</text:p>
          </table:table-cell>
          <table:table-cell table:formula="of:=[.C66]/([.D66]-[.D65])" office:value-type="float" office:value="378242.34967029" calcext:value-type="float">
            <text:p>378242.349670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481.50888" calcext:value-type="float">
            <text:p>1442700481.50888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1.37695169448853" calcext:value-type="float">
            <text:p>1.3769516945</text:p>
          </table:table-cell>
          <table:table-cell table:formula="of:=[.C67]/([.D67]-[.D66])" office:value-type="float" office:value="2373625.414791" calcext:value-type="float">
            <text:p>2373625.4147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481.51229" calcext:value-type="float">
            <text:p>1442700481.51229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1.38035774230957" calcext:value-type="float">
            <text:p>1.3803577423</text:p>
          </table:table-cell>
          <table:table-cell table:formula="of:=[.C68]/([.D68]-[.D67])" office:value-type="float" office:value="2376948.42391152" calcext:value-type="float">
            <text:p>2376948.423911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481.53314" calcext:value-type="float">
            <text:p>1442700481.53314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1.40120697021484" calcext:value-type="float">
            <text:p>1.4012069702</text:p>
          </table:table-cell>
          <table:table-cell table:formula="of:=[.C69]/([.D69]-[.D68])" office:value-type="float" office:value="388311.741652182" calcext:value-type="float">
            <text:p>388311.7416521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481.53652" calcext:value-type="float">
            <text:p>1442700481.5365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1.40458941459656" calcext:value-type="float">
            <text:p>1.4045894146</text:p>
          </table:table-cell>
          <table:table-cell table:formula="of:=[.C70]/([.D70]-[.D69])" office:value-type="float" office:value="2393535.29174596" calcext:value-type="float">
            <text:p>2393535.291745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481.77068" calcext:value-type="float">
            <text:p>1442700481.77068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1.63875102996826" calcext:value-type="float">
            <text:p>1.63875103</text:p>
          </table:table-cell>
          <table:table-cell table:formula="of:=[.C71]/([.D71]-[.D70])" office:value-type="float" office:value="34574.4112977208" calcext:value-type="float">
            <text:p>34574.41129772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481.77411" calcext:value-type="float">
            <text:p>1442700481.77411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1.64218497276306" calcext:value-type="float">
            <text:p>1.6421849728</text:p>
          </table:table-cell>
          <table:table-cell table:formula="of:=[.C72]/([.D72]-[.D71])" office:value-type="float" office:value="2357639.7406096" calcext:value-type="float">
            <text:p>2357639.7406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481.77754" calcext:value-type="float">
            <text:p>1442700481.77754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1.64561462402344" calcext:value-type="float">
            <text:p>1.645614624</text:p>
          </table:table-cell>
          <table:table-cell table:formula="of:=[.C73]/([.D73]-[.D72])" office:value-type="float" office:value="2360589.86332986" calcext:value-type="float">
            <text:p>2360589.86332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481.80675" calcext:value-type="float">
            <text:p>1442700481.80675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1.67481589317322" calcext:value-type="float">
            <text:p>1.6748158932</text:p>
          </table:table-cell>
          <table:table-cell table:formula="of:=[.C74]/([.D74]-[.D73])" office:value-type="float" office:value="277248.223646503" calcext:value-type="float">
            <text:p>277248.2236465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481.81017" calcext:value-type="float">
            <text:p>1442700481.81017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.67823719978333" calcext:value-type="float">
            <text:p>1.6782371998</text:p>
          </table:table-cell>
          <table:table-cell table:formula="of:=[.C75]/([.D75]-[.D74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481.81359" calcext:value-type="float">
            <text:p>1442700481.81359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.68165731430054" calcext:value-type="float">
            <text:p>1.6816573143</text:p>
          </table:table-cell>
          <table:table-cell table:formula="of:=[.C76]/([.D76]-[.D75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481.83479" calcext:value-type="float">
            <text:p>1442700481.83479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.70286226272583" calcext:value-type="float">
            <text:p>1.7028622627</text:p>
          </table:table-cell>
          <table:table-cell table:formula="of:=[.C77]/([.D77]-[.D76])" office:value-type="float" office:value="381797.674657072" calcext:value-type="float">
            <text:p>381797.6746570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481.8382" calcext:value-type="float">
            <text:p>1442700481.8382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.70626568794251" calcext:value-type="float">
            <text:p>1.7062656879</text:p>
          </table:table-cell>
          <table:table-cell table:formula="of:=[.C78]/([.D78]-[.D77])" office:value-type="float" office:value="2378780.04791594" calcext:value-type="float">
            <text:p>2378780.047915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481.84159" calcext:value-type="float">
            <text:p>1442700481.84159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.70965766906738" calcext:value-type="float">
            <text:p>1.7096576691</text:p>
          </table:table-cell>
          <table:table-cell table:formula="of:=[.C79]/([.D79]-[.D78])" office:value-type="float" office:value="2386805.73444858" calcext:value-type="float">
            <text:p>2386805.734448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482.0186" calcext:value-type="float">
            <text:p>1442700482.0186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.88666558265686" calcext:value-type="float">
            <text:p>1.8866655827</text:p>
          </table:table-cell>
          <table:table-cell table:formula="of:=[.C80]/([.D80]-[.D79])" office:value-type="float" office:value="45738.0680661346" calcext:value-type="float">
            <text:p>45738.06806613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482.02172" calcext:value-type="float">
            <text:p>1442700482.02172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.88979005813599" calcext:value-type="float">
            <text:p>1.8897900581</text:p>
          </table:table-cell>
          <table:table-cell table:formula="of:=[.C81]/([.D81]-[.D80])" office:value-type="float" office:value="2591154.91674933" calcext:value-type="float">
            <text:p>2591154.916749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482.0249" calcext:value-type="float">
            <text:p>1442700482.0249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.89296913146973" calcext:value-type="float">
            <text:p>1.8929691315</text:p>
          </table:table-cell>
          <table:table-cell table:formula="of:=[.C82]/([.D82]-[.D81])" office:value-type="float" office:value="2546654.05609719" calcext:value-type="float">
            <text:p>2546654.056097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482.03553" calcext:value-type="float">
            <text:p>1442700482.03553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.90359592437744" calcext:value-type="float">
            <text:p>1.9035959244</text:p>
          </table:table-cell>
          <table:table-cell table:formula="of:=[.C83]/([.D83]-[.D82])" office:value-type="float" office:value="761847.913129319" calcext:value-type="float">
            <text:p>761847.9131293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482.03862" calcext:value-type="float">
            <text:p>1442700482.03862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.90668892860413" calcext:value-type="float">
            <text:p>1.9066889286</text:p>
          </table:table-cell>
          <table:table-cell table:formula="of:=[.C84]/([.D84]-[.D83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482.04173" calcext:value-type="float">
            <text:p>1442700482.04173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.90980172157288" calcext:value-type="float">
            <text:p>1.9098017216</text:p>
          </table:table-cell>
          <table:table-cell table:formula="of:=[.C85]/([.D85]-[.D84])" office:value-type="float" office:value="2600879.68627451" calcext:value-type="float">
            <text:p>2600879.686274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482.164" calcext:value-type="float">
            <text:p>1442700482.164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.0320737361908" calcext:value-type="float">
            <text:p>2.0320737362</text:p>
          </table:table-cell>
          <table:table-cell table:formula="of:=[.C86]/([.D86]-[.D85])" office:value-type="float" office:value="66213.0253214415" calcext:value-type="float">
            <text:p>66213.02532144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482.16708" calcext:value-type="float">
            <text:p>1442700482.16708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.035151720047" calcext:value-type="float">
            <text:p>2.03515172</text:p>
          </table:table-cell>
          <table:table-cell table:formula="of:=[.C87]/([.D87]-[.D86])" office:value-type="float" office:value="2630293.19783114" calcext:value-type="float">
            <text:p>2630293.197831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482.17018" calcext:value-type="float">
            <text:p>1442700482.17018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.03825211524963" calcext:value-type="float">
            <text:p>2.0382521152</text:p>
          </table:table-cell>
          <table:table-cell table:formula="of:=[.C88]/([.D88]-[.D87])" office:value-type="float" office:value="2611280.00492156" calcext:value-type="float">
            <text:p>2611280.004921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482.19156" calcext:value-type="float">
            <text:p>1442700482.19156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.05963397026062" calcext:value-type="float">
            <text:p>2.0596339703</text:p>
          </table:table-cell>
          <table:table-cell table:formula="of:=[.C89]/([.D89]-[.D88])" office:value-type="float" office:value="378638.803594924" calcext:value-type="float">
            <text:p>378638.8035949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482.19465" calcext:value-type="float">
            <text:p>1442700482.19465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.06272482872009" calcext:value-type="float">
            <text:p>2.0627248287</text:p>
          </table:table-cell>
          <table:table-cell table:formula="of:=[.C90]/([.D90]-[.D89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482.20899" calcext:value-type="float">
            <text:p>1442700482.20899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.07705616950989" calcext:value-type="float">
            <text:p>2.0770561695</text:p>
          </table:table-cell>
          <table:table-cell table:formula="of:=[.C91]/([.D91]-[.D90])" office:value-type="float" office:value="564915.740875062" calcext:value-type="float">
            <text:p>564915.7408750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482.21207" calcext:value-type="float">
            <text:p>1442700482.21207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.08014512062073" calcext:value-type="float">
            <text:p>2.0801451206</text:p>
          </table:table-cell>
          <table:table-cell table:formula="of:=[.C92]/([.D92]-[.D91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482.21516" calcext:value-type="float">
            <text:p>1442700482.21516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.08323335647583" calcext:value-type="float">
            <text:p>2.0832333565</text:p>
          </table:table-cell>
          <table:table-cell table:formula="of:=[.C93]/([.D93]-[.D92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482.26438" calcext:value-type="float">
            <text:p>1442700482.26438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.13245391845703" calcext:value-type="float">
            <text:p>2.1324539185</text:p>
          </table:table-cell>
          <table:table-cell table:formula="of:=[.C94]/([.D94]-[.D93])" office:value-type="float" office:value="164484.103271558" calcext:value-type="float">
            <text:p>164484.1032715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482.26747" calcext:value-type="float">
            <text:p>1442700482.26747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.1355447769165" calcext:value-type="float">
            <text:p>2.1355447769</text:p>
          </table:table-cell>
          <table:table-cell table:formula="of:=[.C95]/([.D95]-[.D94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482.27056" calcext:value-type="float">
            <text:p>1442700482.27056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.13863253593445" calcext:value-type="float">
            <text:p>2.1386325359</text:p>
          </table:table-cell>
          <table:table-cell table:formula="of:=[.C96]/([.D96]-[.D95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482.27365" calcext:value-type="float">
            <text:p>1442700482.27365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.14171838760376" calcext:value-type="float">
            <text:p>2.1417183876</text:p>
          </table:table-cell>
          <table:table-cell table:formula="of:=[.C97]/([.D97]-[.D96])" office:value-type="float" office:value="2623586.89515568" calcext:value-type="float">
            <text:p>2623586.895155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482.29207" calcext:value-type="float">
            <text:p>1442700482.29207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.16013884544373" calcext:value-type="float">
            <text:p>2.1601388454</text:p>
          </table:table-cell>
          <table:table-cell table:formula="of:=[.C98]/([.D98]-[.D97])" office:value-type="float" office:value="439511.334101293" calcext:value-type="float">
            <text:p>439511.3341012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482.29516" calcext:value-type="float">
            <text:p>1442700482.29516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.16322588920593" calcext:value-type="float">
            <text:p>2.1632258892</text:p>
          </table:table-cell>
          <table:table-cell table:formula="of:=[.C99]/([.D99]-[.D98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482.29824" calcext:value-type="float">
            <text:p>1442700482.29824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.16631460189819" calcext:value-type="float">
            <text:p>2.1663146019</text:p>
          </table:table-cell>
          <table:table-cell table:formula="of:=[.C100]/([.D100]-[.D99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482.30943" calcext:value-type="float">
            <text:p>1442700482.30943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.17750287055969" calcext:value-type="float">
            <text:p>2.1775028706</text:p>
          </table:table-cell>
          <table:table-cell table:formula="of:=[.C101]/([.D101]-[.D100])" office:value-type="float" office:value="723615.086922241" calcext:value-type="float">
            <text:p>723615.086922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482.31252" calcext:value-type="float">
            <text:p>1442700482.31252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.18058943748474" calcext:value-type="float">
            <text:p>2.1805894375</text:p>
          </table:table-cell>
          <table:table-cell table:formula="of:=[.C102]/([.D102]-[.D101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482.31562" calcext:value-type="float">
            <text:p>1442700482.31562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.18369340896606" calcext:value-type="float">
            <text:p>2.183693409</text:p>
          </table:table-cell>
          <table:table-cell table:formula="of:=[.C103]/([.D103]-[.D102])" office:value-type="float" office:value="2608271.38674245" calcext:value-type="float">
            <text:p>2608271.386742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482.36482" calcext:value-type="float">
            <text:p>1442700482.36482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.23289084434509" calcext:value-type="float">
            <text:p>2.2328908443</text:p>
          </table:table-cell>
          <table:table-cell table:formula="of:=[.C104]/([.D104]-[.D103])" office:value-type="float" office:value="164561.423530039" calcext:value-type="float">
            <text:p>164561.4235300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482.36796" calcext:value-type="float">
            <text:p>1442700482.36796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.23602557182312" calcext:value-type="float">
            <text:p>2.2360255718</text:p>
          </table:table-cell>
          <table:table-cell table:formula="of:=[.C105]/([.D105]-[.D104])" office:value-type="float" office:value="2582680.64983267" calcext:value-type="float">
            <text:p>2582680.649832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482.37104" calcext:value-type="float">
            <text:p>1442700482.37104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.23910641670227" calcext:value-type="float">
            <text:p>2.2391064167</text:p>
          </table:table-cell>
          <table:table-cell table:formula="of:=[.C106]/([.D106]-[.D105])" office:value-type="float" office:value="2627850.57916731" calcext:value-type="float">
            <text:p>2627850.579167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482.7668" calcext:value-type="float">
            <text:p>1442700482.7668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.63486695289612" calcext:value-type="float">
            <text:p>2.6348669529</text:p>
          </table:table-cell>
          <table:table-cell table:formula="of:=[.C107]/([.D107]-[.D106])" office:value-type="float" office:value="20456.8148149933" calcext:value-type="float">
            <text:p>20456.81481499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482.76988" calcext:value-type="float">
            <text:p>1442700482.76988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2.63795280456543" calcext:value-type="float">
            <text:p>2.6379528046</text:p>
          </table:table-cell>
          <table:table-cell table:formula="of:=[.C108]/([.D108]-[.D107])" office:value-type="float" office:value="2623586.89515568" calcext:value-type="float">
            <text:p>2623586.895155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482.77296" calcext:value-type="float">
            <text:p>1442700482.77296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2.64102721214294" calcext:value-type="float">
            <text:p>2.6410272121</text:p>
          </table:table-cell>
          <table:table-cell table:formula="of:=[.C109]/([.D109]-[.D108])" office:value-type="float" office:value="2633352.86421093" calcext:value-type="float">
            <text:p>2633352.864210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482.79456" calcext:value-type="float">
            <text:p>1442700482.79456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2.66262793540955" calcext:value-type="float">
            <text:p>2.6626279354</text:p>
          </table:table-cell>
          <table:table-cell table:formula="of:=[.C110]/([.D110]-[.D109])" office:value-type="float" office:value="374802.264724062" calcext:value-type="float">
            <text:p>374802.2647240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482.79766" calcext:value-type="float">
            <text:p>1442700482.79766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2.66572904586792" calcext:value-type="float">
            <text:p>2.6657290459</text:p>
          </table:table-cell>
          <table:table-cell table:formula="of:=[.C111]/([.D111]-[.D110])" office:value-type="float" office:value="2610677.72614746" calcext:value-type="float">
            <text:p>2610677.726147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482.80075" calcext:value-type="float">
            <text:p>1442700482.80075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2.66882061958313" calcext:value-type="float">
            <text:p>2.6688206196</text:p>
          </table:table-cell>
          <table:table-cell table:formula="of:=[.C112]/([.D112]-[.D111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482.94213" calcext:value-type="float">
            <text:p>1442700482.94213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2.81020331382751" calcext:value-type="float">
            <text:p>2.8102033138</text:p>
          </table:table-cell>
          <table:table-cell table:formula="of:=[.C113]/([.D113]-[.D112])" office:value-type="float" office:value="57263.0196592929" calcext:value-type="float">
            <text:p>57263.01965929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482.94523" calcext:value-type="float">
            <text:p>1442700482.94523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2.81329870223999" calcext:value-type="float">
            <text:p>2.8132987022</text:p>
          </table:table-cell>
          <table:table-cell table:formula="of:=[.C114]/([.D114]-[.D113])" office:value-type="float" office:value="2615503.7498267" calcext:value-type="float">
            <text:p>2615503.74982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482.94832" calcext:value-type="float">
            <text:p>1442700482.94832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2.81638622283936" calcext:value-type="float">
            <text:p>2.8163862228</text:p>
          </table:table-cell>
          <table:table-cell table:formula="of:=[.C115]/([.D115]-[.D114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482.9514" calcext:value-type="float">
            <text:p>1442700482.9514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2.81947159767151" calcext:value-type="float">
            <text:p>2.8194715977</text:p>
          </table:table-cell>
          <table:table-cell table:formula="of:=[.C116]/([.D116]-[.D115])" office:value-type="float" office:value="2623992.36411406" calcext:value-type="float">
            <text:p>2623992.364114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482.95449" calcext:value-type="float">
            <text:p>1442700482.95449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2.82255935668945" calcext:value-type="float">
            <text:p>2.8225593567</text:p>
          </table:table-cell>
          <table:table-cell table:formula="of:=[.C117]/([.D117]-[.D116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482.96757" calcext:value-type="float">
            <text:p>1442700482.96757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2.83563637733459" calcext:value-type="float">
            <text:p>2.8356363773</text:p>
          </table:table-cell>
          <table:table-cell table:formula="of:=[.C118]/([.D118]-[.D117])" office:value-type="float" office:value="619101.263177086" calcext:value-type="float">
            <text:p>619101.2631770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482.97067" calcext:value-type="float">
            <text:p>1442700482.97067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2.83873796463013" calcext:value-type="float">
            <text:p>2.8387379646</text:p>
          </table:table-cell>
          <table:table-cell table:formula="of:=[.C119]/([.D119]-[.D118])" office:value-type="float" office:value="2610276.36128834" calcext:value-type="float">
            <text:p>2610276.361288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482.97376" calcext:value-type="float">
            <text:p>1442700482.97376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2.84183168411255" calcext:value-type="float">
            <text:p>2.8418316841</text:p>
          </table:table-cell>
          <table:table-cell table:formula="of:=[.C120]/([.D120]-[.D119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482.99047" calcext:value-type="float">
            <text:p>1442700482.99047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2.85854363441467" calcext:value-type="float">
            <text:p>2.8585436344</text:p>
          </table:table-cell>
          <table:table-cell table:formula="of:=[.C121]/([.D121]-[.D120])" office:value-type="float" office:value="484443.757529068" calcext:value-type="float">
            <text:p>484443.7575290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482.99356" calcext:value-type="float">
            <text:p>1442700482.99356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2.86162924766541" calcext:value-type="float">
            <text:p>2.8616292477</text:p>
          </table:table-cell>
          <table:table-cell table:formula="of:=[.C122]/([.D122]-[.D121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482.99665" calcext:value-type="float">
            <text:p>1442700482.99665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2.8647186756134" calcext:value-type="float">
            <text:p>2.8647186756</text:p>
          </table:table-cell>
          <table:table-cell table:formula="of:=[.C123]/([.D123]-[.D122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483.04252" calcext:value-type="float">
            <text:p>1442700483.04252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2.91058826446533" calcext:value-type="float">
            <text:p>2.9105882645</text:p>
          </table:table-cell>
          <table:table-cell table:formula="of:=[.C124]/([.D124]-[.D123])" office:value-type="float" office:value="176500.382990888" calcext:value-type="float">
            <text:p>176500.3829908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483.04535" calcext:value-type="float">
            <text:p>1442700483.04535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2.91342329978943" calcext:value-type="float">
            <text:p>2.9134232998</text:p>
          </table:table-cell>
          <table:table-cell table:formula="of:=[.C125]/([.D125]-[.D124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483.04818" calcext:value-type="float">
            <text:p>1442700483.04818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2.91625189781189" calcext:value-type="float">
            <text:p>2.9162518978</text:p>
          </table:table-cell>
          <table:table-cell table:formula="of:=[.C126]/([.D126]-[.D125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483.05103" calcext:value-type="float">
            <text:p>1442700483.05103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2.91909575462341" calcext:value-type="float">
            <text:p>2.9190957546</text:p>
          </table:table-cell>
          <table:table-cell table:formula="of:=[.C127]/([.D127]-[.D126])" office:value-type="float" office:value="2846838.12743125" calcext:value-type="float">
            <text:p>2846838.12743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483.05386" calcext:value-type="float">
            <text:p>1442700483.05386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2.92193198204041" calcext:value-type="float">
            <text:p>2.921931982</text:p>
          </table:table-cell>
          <table:table-cell table:formula="of:=[.C128]/([.D128]-[.D127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483.0567" calcext:value-type="float">
            <text:p>1442700483.0567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2.92477059364319" calcext:value-type="float">
            <text:p>2.9247705936</text:p>
          </table:table-cell>
          <table:table-cell table:formula="of:=[.C129]/([.D129]-[.D128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483.068" calcext:value-type="float">
            <text:p>1442700483.068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2.93607044219971" calcext:value-type="float">
            <text:p>2.9360704422</text:p>
          </table:table-cell>
          <table:table-cell table:formula="of:=[.C130]/([.D130]-[.D129])" office:value-type="float" office:value="716469.779175018" calcext:value-type="float">
            <text:p>716469.779175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483.07082" calcext:value-type="float">
            <text:p>1442700483.07082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2.93889141082764" calcext:value-type="float">
            <text:p>2.9388914108</text:p>
          </table:table-cell>
          <table:table-cell table:formula="of:=[.C131]/([.D131]-[.D130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483.07366" calcext:value-type="float">
            <text:p>1442700483.07366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2.94172859191895" calcext:value-type="float">
            <text:p>2.9417285919</text:p>
          </table:table-cell>
          <table:table-cell table:formula="of:=[.C132]/([.D132]-[.D131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483.0909" calcext:value-type="float">
            <text:p>1442700483.0909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2.95896601676941" calcext:value-type="float">
            <text:p>2.9589660168</text:p>
          </table:table-cell>
          <table:table-cell table:formula="of:=[.C133]/([.D133]-[.D132])" office:value-type="float" office:value="469675.724200888" calcext:value-type="float">
            <text:p>469675.7242008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483.09374" calcext:value-type="float">
            <text:p>1442700483.09374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2.96180582046509" calcext:value-type="float">
            <text:p>2.9618058205</text:p>
          </table:table-cell>
          <table:table-cell table:formula="of:=[.C134]/([.D134]-[.D133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483.09657" calcext:value-type="float">
            <text:p>1442700483.09657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2.9646372795105" calcext:value-type="float">
            <text:p>2.9646372795</text:p>
          </table:table-cell>
          <table:table-cell table:formula="of:=[.C135]/([.D135]-[.D134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483.14307" calcext:value-type="float">
            <text:p>1442700483.14307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3.01114344596863" calcext:value-type="float">
            <text:p>3.011143446</text:p>
          </table:table-cell>
          <table:table-cell table:formula="of:=[.C136]/([.D136]-[.D135])" office:value-type="float" office:value="174084.441195318" calcext:value-type="float">
            <text:p>174084.4411953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483.14588" calcext:value-type="float">
            <text:p>1442700483.14588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3.01395320892334" calcext:value-type="float">
            <text:p>3.0139532089</text:p>
          </table:table-cell>
          <table:table-cell table:formula="of:=[.C137]/([.D137]-[.D136])" office:value-type="float" office:value="2881381.85693678" calcext:value-type="float">
            <text:p>2881381.85693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483.14871" calcext:value-type="float">
            <text:p>1442700483.14871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3.01678442955017" calcext:value-type="float">
            <text:p>3.0167844296</text:p>
          </table:table-cell>
          <table:table-cell table:formula="of:=[.C138]/([.D138]-[.D137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483.15156" calcext:value-type="float">
            <text:p>1442700483.15156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3.01963472366333" calcext:value-type="float">
            <text:p>3.0196347237</text:p>
          </table:table-cell>
          <table:table-cell table:formula="of:=[.C139]/([.D139]-[.D138])" office:value-type="float" office:value="2840408.63103304" calcext:value-type="float">
            <text:p>2840408.631033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483.15439" calcext:value-type="float">
            <text:p>1442700483.15439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3.02246451377869" calcext:value-type="float">
            <text:p>3.0224645138</text:p>
          </table:table-cell>
          <table:table-cell table:formula="of:=[.C140]/([.D140]-[.D139])" office:value-type="float" office:value="2860989.56811863" calcext:value-type="float">
            <text:p>2860989.568118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483.15723" calcext:value-type="float">
            <text:p>1442700483.15723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3.02529644966125" calcext:value-type="float">
            <text:p>3.0252964497</text:p>
          </table:table-cell>
          <table:table-cell table:formula="of:=[.C141]/([.D141]-[.D140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483.16005" calcext:value-type="float">
            <text:p>1442700483.16005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3.0281240940094" calcext:value-type="float">
            <text:p>3.028124094</text:p>
          </table:table-cell>
          <table:table-cell table:formula="of:=[.C142]/([.D142]-[.D141])" office:value-type="float" office:value="2863160.63946037" calcext:value-type="float">
            <text:p>2863160.639460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483.52078" calcext:value-type="float">
            <text:p>1442700483.52078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3.38884854316711" calcext:value-type="float">
            <text:p>3.3888485432</text:p>
          </table:table-cell>
          <table:table-cell table:formula="of:=[.C143]/([.D143]-[.D142])" office:value-type="float" office:value="22443.7240639053" calcext:value-type="float">
            <text:p>22443.72406390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483.52361" calcext:value-type="float">
            <text:p>1442700483.52361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3.39168477058411" calcext:value-type="float">
            <text:p>3.3916847706</text:p>
          </table:table-cell>
          <table:table-cell table:formula="of:=[.C144]/([.D144]-[.D143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483.52648" calcext:value-type="float">
            <text:p>1442700483.52648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3.39454627037048" calcext:value-type="float">
            <text:p>3.3945462704</text:p>
          </table:table-cell>
          <table:table-cell table:formula="of:=[.C145]/([.D145]-[.D144])" office:value-type="float" office:value="2829285.55107482" calcext:value-type="float">
            <text:p>2829285.551074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483.5485" calcext:value-type="float">
            <text:p>1442700483.5485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3.41657400131226" calcext:value-type="float">
            <text:p>3.4165740013</text:p>
          </table:table-cell>
          <table:table-cell table:formula="of:=[.C146]/([.D146]-[.D145])" office:value-type="float" office:value="367536.720936022" calcext:value-type="float">
            <text:p>367536.7209360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483.55133" calcext:value-type="float">
            <text:p>1442700483.55133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3.41940307617187" calcext:value-type="float">
            <text:p>3.4194030762</text:p>
          </table:table-cell>
          <table:table-cell table:formula="of:=[.C147]/([.D147]-[.D146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483.57285" calcext:value-type="float">
            <text:p>1442700483.57285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3.44092464447021" calcext:value-type="float">
            <text:p>3.4409246445</text:p>
          </table:table-cell>
          <table:table-cell table:formula="of:=[.C148]/([.D148]-[.D147])" office:value-type="float" office:value="376180.763770107" calcext:value-type="float">
            <text:p>376180.7637701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483.57569" calcext:value-type="float">
            <text:p>1442700483.57569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3.44375681877136" calcext:value-type="float">
            <text:p>3.4437568188</text:p>
          </table:table-cell>
          <table:table-cell table:formula="of:=[.C149]/([.D149]-[.D148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483.57853" calcext:value-type="float">
            <text:p>1442700483.57853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3.44659614562988" calcext:value-type="float">
            <text:p>3.4465961456</text:p>
          </table:table-cell>
          <table:table-cell table:formula="of:=[.C150]/([.D150]-[.D149])" office:value-type="float" office:value="2851380.06415316" calcext:value-type="float">
            <text:p>2851380.064153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483.64195" calcext:value-type="float">
            <text:p>1442700483.64195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3.51002287864685" calcext:value-type="float">
            <text:p>3.5100228786</text:p>
          </table:table-cell>
          <table:table-cell table:formula="of:=[.C151]/([.D151]-[.D150])" office:value-type="float" office:value="127643.339249937" calcext:value-type="float">
            <text:p>127643.339249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483.64479" calcext:value-type="float">
            <text:p>1442700483.64479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3.51286196708679" calcext:value-type="float">
            <text:p>3.5128619671</text:p>
          </table:table-cell>
          <table:table-cell table:formula="of:=[.C152]/([.D152]-[.D151])" office:value-type="float" office:value="2851619.51494793" calcext:value-type="float">
            <text:p>2851619.514947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483.64763" calcext:value-type="float">
            <text:p>1442700483.64763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3.51569819450378" calcext:value-type="float">
            <text:p>3.5156981945</text:p>
          </table:table-cell>
          <table:table-cell table:formula="of:=[.C153]/([.D153]-[.D152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483.67326" calcext:value-type="float">
            <text:p>1442700483.67326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3.54133057594299" calcext:value-type="float">
            <text:p>3.5413305759</text:p>
          </table:table-cell>
          <table:table-cell table:formula="of:=[.C154]/([.D154]-[.D153])" office:value-type="float" office:value="315850.480736676" calcext:value-type="float">
            <text:p>315850.4807366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483.67609" calcext:value-type="float">
            <text:p>1442700483.67609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3.54416179656982" calcext:value-type="float">
            <text:p>3.5441617966</text:p>
          </table:table-cell>
          <table:table-cell table:formula="of:=[.C155]/([.D155]-[.D154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483.67892" calcext:value-type="float">
            <text:p>1442700483.67892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3.54699420928955" calcext:value-type="float">
            <text:p>3.5469942093</text:p>
          </table:table-cell>
          <table:table-cell table:formula="of:=[.C156]/([.D156]-[.D155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483.80531" calcext:value-type="float">
            <text:p>1442700483.80531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3.67338490486145" calcext:value-type="float">
            <text:p>3.6733849049</text:p>
          </table:table-cell>
          <table:table-cell table:formula="of:=[.C157]/([.D157]-[.D156])" office:value-type="float" office:value="64055.3480884553" calcext:value-type="float">
            <text:p>64055.34808845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483.80815" calcext:value-type="float">
            <text:p>1442700483.80815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3.67622113227844" calcext:value-type="float">
            <text:p>3.6762211323</text:p>
          </table:table-cell>
          <table:table-cell table:formula="of:=[.C158]/([.D158]-[.D157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483.81098" calcext:value-type="float">
            <text:p>1442700483.81098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3.67905330657959" calcext:value-type="float">
            <text:p>3.6790533066</text:p>
          </table:table-cell>
          <table:table-cell table:formula="of:=[.C159]/([.D159]-[.D158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483.82952" calcext:value-type="float">
            <text:p>1442700483.82952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3.69759106636047" calcext:value-type="float">
            <text:p>3.6975910664</text:p>
          </table:table-cell>
          <table:table-cell table:formula="of:=[.C160]/([.D160]-[.D159])" office:value-type="float" office:value="436730.224994534" calcext:value-type="float">
            <text:p>436730.2249945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483.83233" calcext:value-type="float">
            <text:p>1442700483.83233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3.70039653778076" calcext:value-type="float">
            <text:p>3.7003965378</text:p>
          </table:table-cell>
          <table:table-cell table:formula="of:=[.C161]/([.D161]-[.D160])" office:value-type="float" office:value="2885789.51168522" calcext:value-type="float">
            <text:p>2885789.511685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483.83519" calcext:value-type="float">
            <text:p>1442700483.83519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3.70326042175293" calcext:value-type="float">
            <text:p>3.7032604218</text:p>
          </table:table-cell>
          <table:table-cell table:formula="of:=[.C162]/([.D162]-[.D161])" office:value-type="float" office:value="2826930.16849817" calcext:value-type="float">
            <text:p>2826930.16849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483.87419" calcext:value-type="float">
            <text:p>1442700483.87419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3.74226522445679" calcext:value-type="float">
            <text:p>3.7422652245</text:p>
          </table:table-cell>
          <table:table-cell table:formula="of:=[.C163]/([.D163]-[.D162])" office:value-type="float" office:value="207564.182838421" calcext:value-type="float">
            <text:p>207564.1828384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483.87702" calcext:value-type="float">
            <text:p>1442700483.87702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3.74509453773499" calcext:value-type="float">
            <text:p>3.7450945377</text:p>
          </table:table-cell>
          <table:table-cell table:formula="of:=[.C164]/([.D164]-[.D163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483.9057" calcext:value-type="float">
            <text:p>1442700483.9057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3.77377128601074" calcext:value-type="float">
            <text:p>3.773771286</text:p>
          </table:table-cell>
          <table:table-cell table:formula="of:=[.C165]/([.D165]-[.D164])" office:value-type="float" office:value="282319.317453587" calcext:value-type="float">
            <text:p>282319.3174535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483.90853" calcext:value-type="float">
            <text:p>1442700483.90853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.77659630775452" calcext:value-type="float">
            <text:p>3.7765963078</text:p>
          </table:table-cell>
          <table:table-cell table:formula="of:=[.C166]/([.D166]-[.D165])" office:value-type="float" office:value="2865818.65001266" calcext:value-type="float">
            <text:p>2865818.650012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483.91136" calcext:value-type="float">
            <text:p>1442700483.91136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.77942967414856" calcext:value-type="float">
            <text:p>3.7794296741</text:p>
          </table:table-cell>
          <table:table-cell table:formula="of:=[.C167]/([.D167]-[.D166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483.93007" calcext:value-type="float">
            <text:p>1442700483.93007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.79813599586487" calcext:value-type="float">
            <text:p>3.7981359959</text:p>
          </table:table-cell>
          <table:table-cell table:formula="of:=[.C168]/([.D168]-[.D167])" office:value-type="float" office:value="432794.865969921" calcext:value-type="float">
            <text:p>432794.8659699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483.9329" calcext:value-type="float">
            <text:p>1442700483.9329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.80096769332886" calcext:value-type="float">
            <text:p>3.8009676933</text:p>
          </table:table-cell>
          <table:table-cell table:formula="of:=[.C169]/([.D169]-[.D168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483.93575" calcext:value-type="float">
            <text:p>1442700483.93575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3.80381727218628" calcext:value-type="float">
            <text:p>3.8038172722</text:p>
          </table:table-cell>
          <table:table-cell table:formula="of:=[.C170]/([.D170]-[.D169])" office:value-type="float" office:value="2841121.58500669" calcext:value-type="float">
            <text:p>2841121.585006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483.9746" calcext:value-type="float">
            <text:p>1442700483.9746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3.84267044067383" calcext:value-type="float">
            <text:p>3.8426704407</text:p>
          </table:table-cell>
          <table:table-cell table:formula="of:=[.C171]/([.D171]-[.D170])" office:value-type="float" office:value="208374.25402241" calcext:value-type="float">
            <text:p>208374.254022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483.97744" calcext:value-type="float">
            <text:p>1442700483.97744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3.84551095962524" calcext:value-type="float">
            <text:p>3.8455109596</text:p>
          </table:table-cell>
          <table:table-cell table:formula="of:=[.C172]/([.D172]-[.D171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483.98028" calcext:value-type="float">
            <text:p>1442700483.98028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3.84834861755371" calcext:value-type="float">
            <text:p>3.8483486176</text:p>
          </table:table-cell>
          <table:table-cell table:formula="of:=[.C173]/([.D173]-[.D172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483.98312" calcext:value-type="float">
            <text:p>1442700483.98312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3.85119009017944" calcext:value-type="float">
            <text:p>3.8511900902</text:p>
          </table:table-cell>
          <table:table-cell table:formula="of:=[.C174]/([.D174]-[.D173])" office:value-type="float" office:value="2849226.81523746" calcext:value-type="float">
            <text:p>2849226.815237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483.98596" calcext:value-type="float">
            <text:p>1442700483.98596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3.85402703285217" calcext:value-type="float">
            <text:p>3.8540270329</text:p>
          </table:table-cell>
          <table:table-cell table:formula="of:=[.C175]/([.D175]-[.D174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483.9888" calcext:value-type="float">
            <text:p>1442700483.9888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3.85686683654785" calcext:value-type="float">
            <text:p>3.8568668365</text:p>
          </table:table-cell>
          <table:table-cell table:formula="of:=[.C176]/([.D176]-[.D175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483.99163" calcext:value-type="float">
            <text:p>1442700483.99163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3.85970377922058" calcext:value-type="float">
            <text:p>3.8597037792</text:p>
          </table:table-cell>
          <table:table-cell table:formula="of:=[.C177]/([.D177]-[.D176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484.40492" calcext:value-type="float">
            <text:p>1442700484.40492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4.27298927307129" calcext:value-type="float">
            <text:p>4.2729892731</text:p>
          </table:table-cell>
          <table:table-cell table:formula="of:=[.C178]/([.D178]-[.D177])" office:value-type="float" office:value="19589.3640605846" calcext:value-type="float">
            <text:p>19589.36406058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484.40778" calcext:value-type="float">
            <text:p>1442700484.40778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4.27584934234619" calcext:value-type="float">
            <text:p>4.2758493423</text:p>
          </table:table-cell>
          <table:table-cell table:formula="of:=[.C179]/([.D179]-[.D178])" office:value-type="float" office:value="2830700.66555518" calcext:value-type="float">
            <text:p>2830700.665555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484.4106" calcext:value-type="float">
            <text:p>1442700484.4106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4.27866697311401" calcext:value-type="float">
            <text:p>4.2786669731</text:p>
          </table:table-cell>
          <table:table-cell table:formula="of:=[.C180]/([.D180]-[.D179])" office:value-type="float" office:value="2873336.02843121" calcext:value-type="float">
            <text:p>2873336.028431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484.41342" calcext:value-type="float">
            <text:p>1442700484.41342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4.28148555755615" calcext:value-type="float">
            <text:p>4.2814855576</text:p>
          </table:table-cell>
          <table:table-cell table:formula="of:=[.C181]/([.D181]-[.D180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484.41623" calcext:value-type="float">
            <text:p>1442700484.41623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4.2842960357666" calcext:value-type="float">
            <text:p>4.2842960358</text:p>
          </table:table-cell>
          <table:table-cell table:formula="of:=[.C182]/([.D182]-[.D181])" office:value-type="float" office:value="2880648.55649813" calcext:value-type="float">
            <text:p>2880648.556498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484.46789" calcext:value-type="float">
            <text:p>1442700484.46789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4.33595585823059" calcext:value-type="float">
            <text:p>4.3359558582</text:p>
          </table:table-cell>
          <table:table-cell table:formula="of:=[.C183]/([.D183]-[.D182])" office:value-type="float" office:value="156717.534320671" calcext:value-type="float">
            <text:p>156717.5343206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484.47071" calcext:value-type="float">
            <text:p>1442700484.47071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4.33877801895142" calcext:value-type="float">
            <text:p>4.338778019</text:p>
          </table:table-cell>
          <table:table-cell table:formula="of:=[.C184]/([.D184]-[.D183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484.47353" calcext:value-type="float">
            <text:p>1442700484.47353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4.34159731864929" calcext:value-type="float">
            <text:p>4.3415973186</text:p>
          </table:table-cell>
          <table:table-cell table:formula="of:=[.C185]/([.D185]-[.D184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484.47635" calcext:value-type="float">
            <text:p>1442700484.47635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4.34442090988159" calcext:value-type="float">
            <text:p>4.3444209099</text:p>
          </table:table-cell>
          <table:table-cell table:formula="of:=[.C186]/([.D186]-[.D185])" office:value-type="float" office:value="2867270.55509584" calcext:value-type="float">
            <text:p>2867270.555095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484.47918" calcext:value-type="float">
            <text:p>1442700484.47918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4.34725213050842" calcext:value-type="float">
            <text:p>4.3472521305</text:p>
          </table:table-cell>
          <table:table-cell table:formula="of:=[.C187]/([.D187]-[.D186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484.66887" calcext:value-type="float">
            <text:p>1442700484.66887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4.536940574646" calcext:value-type="float">
            <text:p>4.5369405746</text:p>
          </table:table-cell>
          <table:table-cell table:formula="of:=[.C188]/([.D188]-[.D187])" office:value-type="float" office:value="42680.5124413815" calcext:value-type="float">
            <text:p>42680.51244138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484.67169" calcext:value-type="float">
            <text:p>1442700484.67169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4.53976082801819" calcext:value-type="float">
            <text:p>4.539760828</text:p>
          </table:table-cell>
          <table:table-cell table:formula="of:=[.C189]/([.D189]-[.D188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484.67451" calcext:value-type="float">
            <text:p>1442700484.67451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4.54258179664612" calcext:value-type="float">
            <text:p>4.5425817966</text:p>
          </table:table-cell>
          <table:table-cell table:formula="of:=[.C190]/([.D190]-[.D189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484.70607" calcext:value-type="float">
            <text:p>1442700484.70607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4.57414221763611" calcext:value-type="float">
            <text:p>4.5741422176</text:p>
          </table:table-cell>
          <table:table-cell table:formula="of:=[.C191]/([.D191]-[.D190])" office:value-type="float" office:value="256523.827821173" calcext:value-type="float">
            <text:p>256523.8278211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484.70889" calcext:value-type="float">
            <text:p>1442700484.70889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4.57696270942688" calcext:value-type="float">
            <text:p>4.5769627094</text:p>
          </table:table-cell>
          <table:table-cell table:formula="of:=[.C192]/([.D192]-[.D191])" office:value-type="float" office:value="2870421.40185968" calcext:value-type="float">
            <text:p>2870421.401859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484.71172" calcext:value-type="float">
            <text:p>1442700484.71172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4.57979536056519" calcext:value-type="float">
            <text:p>4.5797953606</text:p>
          </table:table-cell>
          <table:table-cell table:formula="of:=[.C193]/([.D193]-[.D192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484.71454" calcext:value-type="float">
            <text:p>1442700484.71454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4.58261132240295" calcext:value-type="float">
            <text:p>4.5826113224</text:p>
          </table:table-cell>
          <table:table-cell table:formula="of:=[.C194]/([.D194]-[.D193])" office:value-type="float" office:value="2875038.96232326" calcext:value-type="float">
            <text:p>2875038.962323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484.71736" calcext:value-type="float">
            <text:p>1442700484.71736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4.58542943000793" calcext:value-type="float">
            <text:p>4.58542943</text:p>
          </table:table-cell>
          <table:table-cell table:formula="of:=[.C195]/([.D195]-[.D194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484.72017" calcext:value-type="float">
            <text:p>1442700484.72017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4.58824133872986" calcext:value-type="float">
            <text:p>4.5882413387</text:p>
          </table:table-cell>
          <table:table-cell table:formula="of:=[.C196]/([.D196]-[.D195])" office:value-type="float" office:value="2879183.07478379" calcext:value-type="float">
            <text:p>2879183.074783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484.74115" calcext:value-type="float">
            <text:p>1442700484.74115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4.60921573638916" calcext:value-type="float">
            <text:p>4.6092157364</text:p>
          </table:table-cell>
          <table:table-cell table:formula="of:=[.C197]/([.D197]-[.D196])" office:value-type="float" office:value="385994.398099417" calcext:value-type="float">
            <text:p>385994.3980994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484.74397" calcext:value-type="float">
            <text:p>1442700484.74397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4.61203718185425" calcext:value-type="float">
            <text:p>4.6120371819</text:p>
          </table:table-cell>
          <table:table-cell table:formula="of:=[.C198]/([.D198]-[.D197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484.74677" calcext:value-type="float">
            <text:p>1442700484.74677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4.6148362159729" calcext:value-type="float">
            <text:p>4.614836216</text:p>
          </table:table-cell>
          <table:table-cell table:formula="of:=[.C199]/([.D199]-[.D198])" office:value-type="float" office:value="2892426.33594549" calcext:value-type="float">
            <text:p>2892426.335945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484.76934" calcext:value-type="float">
            <text:p>1442700484.76934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4.63741540908814" calcext:value-type="float">
            <text:p>4.6374154091</text:p>
          </table:table-cell>
          <table:table-cell table:formula="of:=[.C200]/([.D200]-[.D199])" office:value-type="float" office:value="358560.20003379" calcext:value-type="float">
            <text:p>358560.200033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484.77214" calcext:value-type="float">
            <text:p>1442700484.77214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4.64021182060242" calcext:value-type="float">
            <text:p>4.6402118206</text:p>
          </table:table-cell>
          <table:table-cell table:formula="of:=[.C201]/([.D201]-[.D200])" office:value-type="float" office:value="2895138.98746696" calcext:value-type="float">
            <text:p>2895138.987466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484.77496" calcext:value-type="float">
            <text:p>1442700484.77496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4.64303278923035" calcext:value-type="float">
            <text:p>4.6430327892</text:p>
          </table:table-cell>
          <table:table-cell table:formula="of:=[.C202]/([.D202]-[.D201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484.80658" calcext:value-type="float">
            <text:p>1442700484.80658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4.67465090751648" calcext:value-type="float">
            <text:p>4.6746509075</text:p>
          </table:table-cell>
          <table:table-cell table:formula="of:=[.C203]/([.D203]-[.D202])" office:value-type="float" office:value="256055.718646317" calcext:value-type="float">
            <text:p>256055.7186463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484.80942" calcext:value-type="float">
            <text:p>1442700484.80942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4.677485704422" calcext:value-type="float">
            <text:p>4.6774857044</text:p>
          </table:table-cell>
          <table:table-cell table:formula="of:=[.C204]/([.D204]-[.D203])" office:value-type="float" office:value="2855936.51673675" calcext:value-type="float">
            <text:p>2855936.516736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484.84179" calcext:value-type="float">
            <text:p>1442700484.84179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4.70986294746399" calcext:value-type="float">
            <text:p>4.7098629475</text:p>
          </table:table-cell>
          <table:table-cell table:formula="of:=[.C205]/([.D205]-[.D204])" office:value-type="float" office:value="250052.173667158" calcext:value-type="float">
            <text:p>250052.1736671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484.84464" calcext:value-type="float">
            <text:p>1442700484.84464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4.71271228790283" calcext:value-type="float">
            <text:p>4.7127122879</text:p>
          </table:table-cell>
          <table:table-cell table:formula="of:=[.C206]/([.D206]-[.D205])" office:value-type="float" office:value="2841359.31587315" calcext:value-type="float">
            <text:p>2841359.315873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484.84746" calcext:value-type="float">
            <text:p>1442700484.84746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4.71553254127502" calcext:value-type="float">
            <text:p>4.7155325413</text:p>
          </table:table-cell>
          <table:table-cell table:formula="of:=[.C207]/([.D207]-[.D206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00484.85029" calcext:value-type="float">
            <text:p>1442700484.85029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4.71835660934448" calcext:value-type="float">
            <text:p>4.7183566093</text:p>
          </table:table-cell>
          <table:table-cell table:formula="of:=[.C208]/([.D208]-[.D207])" office:value-type="float" office:value="2866786.42330097" calcext:value-type="float">
            <text:p>2866786.423300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00484.8531" calcext:value-type="float">
            <text:p>1442700484.8531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4.72117447853088" calcext:value-type="float">
            <text:p>4.7211744785</text:p>
          </table:table-cell>
          <table:table-cell table:formula="of:=[.C209]/([.D209]-[.D208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00484.85592" calcext:value-type="float">
            <text:p>1442700484.85592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4.72399210929871" calcext:value-type="float">
            <text:p>4.7239921093</text:p>
          </table:table-cell>
          <table:table-cell table:formula="of:=[.C210]/([.D210]-[.D209])" office:value-type="float" office:value="2873336.02843121" calcext:value-type="float">
            <text:p>2873336.028431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00484.86982" calcext:value-type="float">
            <text:p>1442700484.86982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4.73789024353027" calcext:value-type="float">
            <text:p>4.7378902435</text:p>
          </table:table-cell>
          <table:table-cell table:formula="of:=[.C211]/([.D211]-[.D210])" office:value-type="float" office:value="582524.234196216" calcext:value-type="float">
            <text:p>582524.2341962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00484.87264" calcext:value-type="float">
            <text:p>1442700484.87264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4.74070978164673" calcext:value-type="float">
            <text:p>4.7407097816</text:p>
          </table:table-cell>
          <table:table-cell table:formula="of:=[.C212]/([.D212]-[.D211])" office:value-type="float" office:value="2871392.28682564" calcext:value-type="float">
            <text:p>2871392.286825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00484.87546" calcext:value-type="float">
            <text:p>1442700484.87546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4.74352598190308" calcext:value-type="float">
            <text:p>4.7435259819</text:p>
          </table:table-cell>
          <table:table-cell table:formula="of:=[.C213]/([.D213]-[.D212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00484.90696" calcext:value-type="float">
            <text:p>1442700484.90696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4.77503299713135" calcext:value-type="float">
            <text:p>4.7750329971</text:p>
          </table:table-cell>
          <table:table-cell table:formula="of:=[.C214]/([.D214]-[.D213])" office:value-type="float" office:value="256958.64687098" calcext:value-type="float">
            <text:p>256958.646870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00484.90977" calcext:value-type="float">
            <text:p>1442700484.90977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4.77784514427185" calcext:value-type="float">
            <text:p>4.7778451443</text:p>
          </table:table-cell>
          <table:table-cell table:formula="of:=[.C215]/([.D215]-[.D214])" office:value-type="float" office:value="2878938.97278508" calcext:value-type="float">
            <text:p>2878938.972785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00484.91262" calcext:value-type="float">
            <text:p>1442700484.91262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4.78069424629211" calcext:value-type="float">
            <text:p>4.7806942463</text:p>
          </table:table-cell>
          <table:table-cell table:formula="of:=[.C216]/([.D216]-[.D215])" office:value-type="float" office:value="2841597.0865272" calcext:value-type="float">
            <text:p>2841597.08652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00484.97037" calcext:value-type="float">
            <text:p>1442700484.97037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4.83844208717346" calcext:value-type="float">
            <text:p>4.8384420872</text:p>
          </table:table-cell>
          <table:table-cell table:formula="of:=[.C217]/([.D217]-[.D216])" office:value-type="float" office:value="140195.717734877" calcext:value-type="float">
            <text:p>140195.7177348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00484.97319" calcext:value-type="float">
            <text:p>1442700484.97319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4.84126114845276" calcext:value-type="float">
            <text:p>4.8412611485</text:p>
          </table:table-cell>
          <table:table-cell table:formula="of:=[.C218]/([.D218]-[.D217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00484.97601" calcext:value-type="float">
            <text:p>1442700484.97601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4.84408140182495" calcext:value-type="float">
            <text:p>4.8440814018</text:p>
          </table:table-cell>
          <table:table-cell table:formula="of:=[.C219]/([.D219]-[.D218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00485.05596" calcext:value-type="float">
            <text:p>1442700485.05596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4.92402982711792" calcext:value-type="float">
            <text:p>4.9240298271</text:p>
          </table:table-cell>
          <table:table-cell table:formula="of:=[.C220]/([.D220]-[.D219])" office:value-type="float" office:value="101265.284091994" calcext:value-type="float">
            <text:p>101265.2840919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00485.05854" calcext:value-type="float">
            <text:p>1442700485.05854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4.92660784721375" calcext:value-type="float">
            <text:p>4.9266078472</text:p>
          </table:table-cell>
          <table:table-cell table:formula="of:=[.C221]/([.D221]-[.D220])" office:value-type="float" office:value="3140394.44964395" calcext:value-type="float">
            <text:p>3140394.449643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00485.07879" calcext:value-type="float">
            <text:p>1442700485.07879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4.946857213974" calcext:value-type="float">
            <text:p>4.946857214</text:p>
          </table:table-cell>
          <table:table-cell table:formula="of:=[.C222]/([.D222]-[.D221])" office:value-type="float" office:value="399814.971789196" calcext:value-type="float">
            <text:p>399814.9717891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00485.08138" calcext:value-type="float">
            <text:p>1442700485.08138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4.94944834709168" calcext:value-type="float">
            <text:p>4.9494483471</text:p>
          </table:table-cell>
          <table:table-cell table:formula="of:=[.C223]/([.D223]-[.D222])" office:value-type="float" office:value="3124501.76518219" calcext:value-type="float">
            <text:p>3124501.765182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00485.084" calcext:value-type="float">
            <text:p>1442700485.084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4.95206689834595" calcext:value-type="float">
            <text:p>4.9520668983</text:p>
          </table:table-cell>
          <table:table-cell table:formula="of:=[.C224]/([.D224]-[.D223])" office:value-type="float" office:value="3091785.95866339" calcext:value-type="float">
            <text:p>3091785.958663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00485.42436" calcext:value-type="float">
            <text:p>1442700485.42436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5.29242992401123" calcext:value-type="float">
            <text:p>5.292429924</text:p>
          </table:table-cell>
          <table:table-cell table:formula="of:=[.C225]/([.D225]-[.D224])" office:value-type="float" office:value="23786.3674650774" calcext:value-type="float">
            <text:p>23786.36746507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00485.427" calcext:value-type="float">
            <text:p>1442700485.427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5.29506683349609" calcext:value-type="float">
            <text:p>5.2950668335</text:p>
          </table:table-cell>
          <table:table-cell table:formula="of:=[.C226]/([.D226]-[.D225])" office:value-type="float" office:value="3070260.86654611" calcext:value-type="float">
            <text:p>3070260.866546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00485.4296" calcext:value-type="float">
            <text:p>1442700485.4296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5.29766631126404" calcext:value-type="float">
            <text:p>5.2976663113</text:p>
          </table:table-cell>
          <table:table-cell table:formula="of:=[.C227]/([.D227]-[.D226])" office:value-type="float" office:value="3114471.7219114" calcext:value-type="float">
            <text:p>3114471.72191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00485.44632" calcext:value-type="float">
            <text:p>1442700485.44632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5.3143904209137" calcext:value-type="float">
            <text:p>5.3143904209</text:p>
          </table:table-cell>
          <table:table-cell table:formula="of:=[.C228]/([.D228]-[.D227])" office:value-type="float" office:value="484091.540273145" calcext:value-type="float">
            <text:p>484091.5402731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00485.44889" calcext:value-type="float">
            <text:p>1442700485.44889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5.31695556640625" calcext:value-type="float">
            <text:p>5.3169555664</text:p>
          </table:table-cell>
          <table:table-cell table:formula="of:=[.C229]/([.D229]-[.D228])" office:value-type="float" office:value="3156156.25838833" calcext:value-type="float">
            <text:p>3156156.258388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00485.45144" calcext:value-type="float">
            <text:p>1442700485.45144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5.31951451301575" calcext:value-type="float">
            <text:p>5.319514513</text:p>
          </table:table-cell>
          <table:table-cell table:formula="of:=[.C230]/([.D230]-[.D229])" office:value-type="float" office:value="3163801.84328706" calcext:value-type="float">
            <text:p>3163801.843287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00485.48108" calcext:value-type="float">
            <text:p>1442700485.48108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5.34914565086365" calcext:value-type="float">
            <text:p>5.3491456509</text:p>
          </table:table-cell>
          <table:table-cell table:formula="of:=[.C231]/([.D231]-[.D230])" office:value-type="float" office:value="273226.092145282" calcext:value-type="float">
            <text:p>273226.0921452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00485.48367" calcext:value-type="float">
            <text:p>1442700485.48367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5.35174131393433" calcext:value-type="float">
            <text:p>5.3517413139</text:p>
          </table:table-cell>
          <table:table-cell table:formula="of:=[.C232]/([.D232]-[.D231])" office:value-type="float" office:value="3119048.88252044" calcext:value-type="float">
            <text:p>3119048.882520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00485.48626" calcext:value-type="float">
            <text:p>1442700485.48626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5.35433387756348" calcext:value-type="float">
            <text:p>5.3543338776</text:p>
          </table:table-cell>
          <table:table-cell table:formula="of:=[.C233]/([.D233]-[.D232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00485.48885" calcext:value-type="float">
            <text:p>1442700485.48885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5.35692429542542" calcext:value-type="float">
            <text:p>5.3569242954</text:p>
          </table:table-cell>
          <table:table-cell table:formula="of:=[.C234]/([.D234]-[.D233])" office:value-type="float" office:value="3125364.49001381" calcext:value-type="float">
            <text:p>3125364.490013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00485.49145" calcext:value-type="float">
            <text:p>1442700485.49145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5.35951995849609" calcext:value-type="float">
            <text:p>5.3595199585</text:p>
          </table:table-cell>
          <table:table-cell table:formula="of:=[.C235]/([.D235]-[.D234])" office:value-type="float" office:value="3119048.88252044" calcext:value-type="float">
            <text:p>3119048.882520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00485.49405" calcext:value-type="float">
            <text:p>1442700485.49405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5.36211609840393" calcext:value-type="float">
            <text:p>5.3621160984</text:p>
          </table:table-cell>
          <table:table-cell table:formula="of:=[.C236]/([.D236]-[.D235])" office:value-type="float" office:value="3118476.00183672" calcext:value-type="float">
            <text:p>3118476.001836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00485.50293" calcext:value-type="float">
            <text:p>1442700485.50293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5.37100028991699" calcext:value-type="float">
            <text:p>5.3710002899</text:p>
          </table:table-cell>
          <table:table-cell table:formula="of:=[.C237]/([.D237]-[.D236])" office:value-type="float" office:value="911281.571102702" calcext:value-type="float">
            <text:p>911281.5711027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00485.50553" calcext:value-type="float">
            <text:p>1442700485.50553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5.37359929084778" calcext:value-type="float">
            <text:p>5.3735992908</text:p>
          </table:table-cell>
          <table:table-cell table:formula="of:=[.C238]/([.D238]-[.D237])" office:value-type="float" office:value="3115043.13218971" calcext:value-type="float">
            <text:p>3115043.132189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00485.50813" calcext:value-type="float">
            <text:p>1442700485.50813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5.37619805335999" calcext:value-type="float">
            <text:p>5.3761980534</text:p>
          </table:table-cell>
          <table:table-cell table:formula="of:=[.C239]/([.D239]-[.D238])" office:value-type="float" office:value="3115328.9159633" calcext:value-type="float">
            <text:p>3115328.91596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00485.68541" calcext:value-type="float">
            <text:p>1442700485.68541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5.55348038673401" calcext:value-type="float">
            <text:p>5.5534803867</text:p>
          </table:table-cell>
          <table:table-cell table:formula="of:=[.C240]/([.D240]-[.D239])" office:value-type="float" office:value="45667.2689597297" calcext:value-type="float">
            <text:p>45667.26895972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00485.688" calcext:value-type="float">
            <text:p>1442700485.688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5.55606961250305" calcext:value-type="float">
            <text:p>5.5560696125</text:p>
          </table:table-cell>
          <table:table-cell table:formula="of:=[.C241]/([.D241]-[.D240])" office:value-type="float" office:value="3126803.42394107" calcext:value-type="float">
            <text:p>3126803.423941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00485.72006" calcext:value-type="float">
            <text:p>1442700485.72006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5.58812642097473" calcext:value-type="float">
            <text:p>5.588126421</text:p>
          </table:table-cell>
          <table:table-cell table:formula="of:=[.C242]/([.D242]-[.D241])" office:value-type="float" office:value="252551.65395371" calcext:value-type="float">
            <text:p>252551.653953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00485.72265" calcext:value-type="float">
            <text:p>1442700485.72265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5.59071969985962" calcext:value-type="float">
            <text:p>5.5907196999</text:p>
          </table:table-cell>
          <table:table-cell table:formula="of:=[.C243]/([.D243]-[.D242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00485.72524" calcext:value-type="float">
            <text:p>1442700485.72524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5.59331464767456" calcext:value-type="float">
            <text:p>5.5933146477</text:p>
          </table:table-cell>
          <table:table-cell table:formula="of:=[.C244]/([.D244]-[.D243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00485.72784" calcext:value-type="float">
            <text:p>1442700485.72784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5.59591031074524" calcext:value-type="float">
            <text:p>5.5959103107</text:p>
          </table:table-cell>
          <table:table-cell table:formula="of:=[.C245]/([.D245]-[.D244])" office:value-type="float" office:value="3119048.88252044" calcext:value-type="float">
            <text:p>3119048.882520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00485.73042" calcext:value-type="float">
            <text:p>1442700485.73042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5.59849071502686" calcext:value-type="float">
            <text:p>5.598490715</text:p>
          </table:table-cell>
          <table:table-cell table:formula="of:=[.C246]/([.D246]-[.D245])" office:value-type="float" office:value="3137492.85632449" calcext:value-type="float">
            <text:p>3137492.856324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00485.74198" calcext:value-type="float">
            <text:p>1442700485.74198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5.61004948616028" calcext:value-type="float">
            <text:p>5.6100494862</text:p>
          </table:table-cell>
          <table:table-cell table:formula="of:=[.C247]/([.D247]-[.D246])" office:value-type="float" office:value="700420.477795425" calcext:value-type="float">
            <text:p>700420.4777954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00485.7446" calcext:value-type="float">
            <text:p>1442700485.7446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5.61267185211182" calcext:value-type="float">
            <text:p>5.6126718521</text:p>
          </table:table-cell>
          <table:table-cell table:formula="of:=[.C248]/([.D248]-[.D247])" office:value-type="float" office:value="3087288.40658242" calcext:value-type="float">
            <text:p>3087288.406582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00485.7472" calcext:value-type="float">
            <text:p>1442700485.7472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5.61526989936829" calcext:value-type="float">
            <text:p>5.6152698994</text:p>
          </table:table-cell>
          <table:table-cell table:formula="of:=[.C249]/([.D249]-[.D248])" office:value-type="float" office:value="3116186.58199504" calcext:value-type="float">
            <text:p>3116186.581995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00485.76382" calcext:value-type="float">
            <text:p>1442700485.76382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5.63188815116882" calcext:value-type="float">
            <text:p>5.6318881512</text:p>
          </table:table-cell>
          <table:table-cell table:formula="of:=[.C250]/([.D250]-[.D249])" office:value-type="float" office:value="487175.191300106" calcext:value-type="float">
            <text:p>487175.1913001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00485.76642" calcext:value-type="float">
            <text:p>1442700485.76642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5.63448810577393" calcext:value-type="float">
            <text:p>5.6344881058</text:p>
          </table:table-cell>
          <table:table-cell table:formula="of:=[.C251]/([.D251]-[.D250])" office:value-type="float" office:value="3113900.52122879" calcext:value-type="float">
            <text:p>3113900.521228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00485.78593" calcext:value-type="float">
            <text:p>1442700485.78593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5.65399694442749" calcext:value-type="float">
            <text:p>5.6539969444</text:p>
          </table:table-cell>
          <table:table-cell table:formula="of:=[.C252]/([.D252]-[.D251])" office:value-type="float" office:value="414991.386405299" calcext:value-type="float">
            <text:p>414991.3864052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00485.78853" calcext:value-type="float">
            <text:p>1442700485.78853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5.65659880638123" calcext:value-type="float">
            <text:p>5.6565988064</text:p>
          </table:table-cell>
          <table:table-cell table:formula="of:=[.C253]/([.D253]-[.D252])" office:value-type="float" office:value="3111617.81215065" calcext:value-type="float">
            <text:p>3111617.812150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00485.79113" calcext:value-type="float">
            <text:p>1442700485.79113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5.65919709205627" calcext:value-type="float">
            <text:p>5.6591970921</text:p>
          </table:table-cell>
          <table:table-cell table:formula="of:=[.C254]/([.D254]-[.D253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00485.82048" calcext:value-type="float">
            <text:p>1442700485.82048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5.68854713439941" calcext:value-type="float">
            <text:p>5.6885471344</text:p>
          </table:table-cell>
          <table:table-cell table:formula="of:=[.C255]/([.D255]-[.D254])" office:value-type="float" office:value="275842.872911302" calcext:value-type="float">
            <text:p>275842.8729113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00485.82307" calcext:value-type="float">
            <text:p>1442700485.82307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5.69114089012146" calcext:value-type="float">
            <text:p>5.6911408901</text:p>
          </table:table-cell>
          <table:table-cell table:formula="of:=[.C256]/([.D256]-[.D255])" office:value-type="float" office:value="3121342.51162791" calcext:value-type="float">
            <text:p>3121342.511627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00485.82568" calcext:value-type="float">
            <text:p>1442700485.82568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5.69374823570251" calcext:value-type="float">
            <text:p>5.6937482357</text:p>
          </table:table-cell>
          <table:table-cell table:formula="of:=[.C257]/([.D257]-[.D256])" office:value-type="float" office:value="3105073.62692026" calcext:value-type="float">
            <text:p>3105073.626920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00485.87096" calcext:value-type="float">
            <text:p>1442700485.87096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5.73902916908264" calcext:value-type="float">
            <text:p>5.7390291691</text:p>
          </table:table-cell>
          <table:table-cell table:formula="of:=[.C258]/([.D258]-[.D257])" office:value-type="float" office:value="178794.900980402" calcext:value-type="float">
            <text:p>178794.9009804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00485.87354" calcext:value-type="float">
            <text:p>1442700485.87354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5.74161553382874" calcext:value-type="float">
            <text:p>5.7416155338</text:p>
          </table:table-cell>
          <table:table-cell table:formula="of:=[.C259]/([.D259]-[.D258])" office:value-type="float" office:value="3130262.27728614" calcext:value-type="float">
            <text:p>3130262.277286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00485.87614" calcext:value-type="float">
            <text:p>1442700485.87614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5.74421381950378" calcext:value-type="float">
            <text:p>5.7442138195</text:p>
          </table:table-cell>
          <table:table-cell table:formula="of:=[.C260]/([.D260]-[.D259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00485.89307" calcext:value-type="float">
            <text:p>1442700485.89307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5.76113748550415" calcext:value-type="float">
            <text:p>5.7611374855</text:p>
          </table:table-cell>
          <table:table-cell table:formula="of:=[.C261]/([.D261]-[.D260])" office:value-type="float" office:value="478383.347900201" calcext:value-type="float">
            <text:p>478383.3479002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00485.89567" calcext:value-type="float">
            <text:p>1442700485.89567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5.7637369632721" calcext:value-type="float">
            <text:p>5.7637369633</text:p>
          </table:table-cell>
          <table:table-cell table:formula="of:=[.C262]/([.D262]-[.D261])" office:value-type="float" office:value="3114471.7219114" calcext:value-type="float">
            <text:p>3114471.72191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00485.89828" calcext:value-type="float">
            <text:p>1442700485.89828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5.76634931564331" calcext:value-type="float">
            <text:p>5.7663493156</text:p>
          </table:table-cell>
          <table:table-cell table:formula="of:=[.C263]/([.D263]-[.D262])" office:value-type="float" office:value="3099122.49557361" calcext:value-type="float">
            <text:p>3099122.495573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00485.9152" calcext:value-type="float">
            <text:p>1442700485.9152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5.78326797485352" calcext:value-type="float">
            <text:p>5.7832679749</text:p>
          </table:table-cell>
          <table:table-cell table:formula="of:=[.C264]/([.D264]-[.D263])" office:value-type="float" office:value="478524.917336039" calcext:value-type="float">
            <text:p>478524.9173360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00485.91779" calcext:value-type="float">
            <text:p>1442700485.91779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5.78586196899414" calcext:value-type="float">
            <text:p>5.785861969</text:p>
          </table:table-cell>
          <table:table-cell table:formula="of:=[.C265]/([.D265]-[.D264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00485.92037" calcext:value-type="float">
            <text:p>1442700485.92037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5.78844380378723" calcext:value-type="float">
            <text:p>5.7884438038</text:p>
          </table:table-cell>
          <table:table-cell table:formula="of:=[.C266]/([.D266]-[.D265])" office:value-type="float" office:value="3135754.47261982" calcext:value-type="float">
            <text:p>3135754.472619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00486.38292" calcext:value-type="float">
            <text:p>1442700486.38292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6.2509913444519" calcext:value-type="float">
            <text:p>6.2509913445</text:p>
          </table:table-cell>
          <table:table-cell table:formula="of:=[.C267]/([.D267]-[.D266])" office:value-type="float" office:value="17503.0657137776" calcext:value-type="float">
            <text:p>17503.06571377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00486.38534" calcext:value-type="float">
            <text:p>1442700486.38534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6.25340604782105" calcext:value-type="float">
            <text:p>6.2534060478</text:p>
          </table:table-cell>
          <table:table-cell table:formula="of:=[.C268]/([.D268]-[.D267])" office:value-type="float" office:value="3352792.77093207" calcext:value-type="float">
            <text:p>3352792.770932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00486.38778" calcext:value-type="float">
            <text:p>1442700486.38778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6.25585150718689" calcext:value-type="float">
            <text:p>6.2558515072</text:p>
          </table:table-cell>
          <table:table-cell table:formula="of:=[.C269]/([.D269]-[.D268])" office:value-type="float" office:value="3310625.44447694" calcext:value-type="float">
            <text:p>3310625.444476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00486.44411" calcext:value-type="float">
            <text:p>1442700486.44411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6.312180519104" calcext:value-type="float">
            <text:p>6.3121805191</text:p>
          </table:table-cell>
          <table:table-cell table:formula="of:=[.C270]/([.D270]-[.D269])" office:value-type="float" office:value="143727.001849649" calcext:value-type="float">
            <text:p>143727.0018496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00486.44673" calcext:value-type="float">
            <text:p>1442700486.44673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6.31480002403259" calcext:value-type="float">
            <text:p>6.314800024</text:p>
          </table:table-cell>
          <table:table-cell table:formula="of:=[.C271]/([.D271]-[.D270])" office:value-type="float" office:value="3090660.34258669" calcext:value-type="float">
            <text:p>3090660.342586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00486.48345" calcext:value-type="float">
            <text:p>1442700486.48345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6.35152125358582" calcext:value-type="float">
            <text:p>6.3515212536</text:p>
          </table:table-cell>
          <table:table-cell table:formula="of:=[.C272]/([.D272]-[.D271])" office:value-type="float" office:value="220471.920425919" calcext:value-type="float">
            <text:p>220471.9204259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00486.48586" calcext:value-type="float">
            <text:p>1442700486.48586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6.35393404960632" calcext:value-type="float">
            <text:p>6.3539340496</text:p>
          </table:table-cell>
          <table:table-cell table:formula="of:=[.C273]/([.D273]-[.D272])" office:value-type="float" office:value="3355443.2" calcext:value-type="float">
            <text:p>3355443.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00486.48825" calcext:value-type="float">
            <text:p>1442700486.48825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6.35632133483887" calcext:value-type="float">
            <text:p>6.3563213348</text:p>
          </table:table-cell>
          <table:table-cell table:formula="of:=[.C274]/([.D274]-[.D273])" office:value-type="float" office:value="3391299.82862279" calcext:value-type="float">
            <text:p>3391299.8286227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00486.49066" calcext:value-type="float">
            <text:p>1442700486.49066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6.35872983932495" calcext:value-type="float">
            <text:p>6.3587298393</text:p>
          </table:table-cell>
          <table:table-cell table:formula="of:=[.C275]/([.D275]-[.D274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00486.49307" calcext:value-type="float">
            <text:p>1442700486.49307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6.36113667488098" calcext:value-type="float">
            <text:p>6.3611366749</text:p>
          </table:table-cell>
          <table:table-cell table:formula="of:=[.C276]/([.D276]-[.D275])" office:value-type="float" office:value="3363752.86617137" calcext:value-type="float">
            <text:p>3363752.866171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00486.49547" calcext:value-type="float">
            <text:p>1442700486.49547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6.36354351043701" calcext:value-type="float">
            <text:p>6.3635435104</text:p>
          </table:table-cell>
          <table:table-cell table:formula="of:=[.C277]/([.D277]-[.D276])" office:value-type="float" office:value="3363752.86617137" calcext:value-type="float">
            <text:p>3363752.866171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00486.50555" calcext:value-type="float">
            <text:p>1442700486.50555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6.37362504005432" calcext:value-type="float">
            <text:p>6.3736250401</text:p>
          </table:table-cell>
          <table:table-cell table:formula="of:=[.C278]/([.D278]-[.D277])" office:value-type="float" office:value="803052.741728745" calcext:value-type="float">
            <text:p>803052.7417287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00486.50796" calcext:value-type="float">
            <text:p>1442700486.50796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6.37602877616882" calcext:value-type="float">
            <text:p>6.3760287762</text:p>
          </table:table-cell>
          <table:table-cell table:formula="of:=[.C279]/([.D279]-[.D278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00486.51036" calcext:value-type="float">
            <text:p>1442700486.51036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6.37843465805054" calcext:value-type="float">
            <text:p>6.3784346581</text:p>
          </table:table-cell>
          <table:table-cell table:formula="of:=[.C280]/([.D280]-[.D279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00486.52741" calcext:value-type="float">
            <text:p>1442700486.52741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6.39548301696777" calcext:value-type="float">
            <text:p>6.395483017</text:p>
          </table:table-cell>
          <table:table-cell table:formula="of:=[.C281]/([.D281]-[.D280])" office:value-type="float" office:value="474884.417867032" calcext:value-type="float">
            <text:p>474884.4178670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00486.52982" calcext:value-type="float">
            <text:p>1442700486.52982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6.39789414405823" calcext:value-type="float">
            <text:p>6.3978941441</text:p>
          </table:table-cell>
          <table:table-cell table:formula="of:=[.C282]/([.D282]-[.D281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00486.53223" calcext:value-type="float">
            <text:p>1442700486.53223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6.4002959728241" calcext:value-type="float">
            <text:p>6.4002959728</text:p>
          </table:table-cell>
          <table:table-cell table:formula="of:=[.C283]/([.D283]-[.D282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00486.54455" calcext:value-type="float">
            <text:p>1442700486.54455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6.41262030601501" calcext:value-type="float">
            <text:p>6.412620306</text:p>
          </table:table-cell>
          <table:table-cell table:formula="of:=[.C284]/([.D284]-[.D283])" office:value-type="float" office:value="656911.808094096" calcext:value-type="float">
            <text:p>656911.8080940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00486.54695" calcext:value-type="float">
            <text:p>1442700486.54695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6.41502404212952" calcext:value-type="float">
            <text:p>6.4150240421</text:p>
          </table:table-cell>
          <table:table-cell table:formula="of:=[.C285]/([.D285]-[.D284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00486.54936" calcext:value-type="float">
            <text:p>1442700486.54936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6.41742706298828" calcext:value-type="float">
            <text:p>6.417427063</text:p>
          </table:table-cell>
          <table:table-cell table:formula="of:=[.C286]/([.D286]-[.D285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00486.68444" calcext:value-type="float">
            <text:p>1442700486.68444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6.55251097679138" calcext:value-type="float">
            <text:p>6.5525109768</text:p>
          </table:table-cell>
          <table:table-cell table:formula="of:=[.C287]/([.D287]-[.D286])" office:value-type="float" office:value="59933.1169202041" calcext:value-type="float">
            <text:p>59933.116920204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00486.68684" calcext:value-type="float">
            <text:p>1442700486.68684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6.55491471290588" calcext:value-type="float">
            <text:p>6.5549147129</text:p>
          </table:table-cell>
          <table:table-cell table:formula="of:=[.C288]/([.D288]-[.D287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00486.73268" calcext:value-type="float">
            <text:p>1442700486.73268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6.60074996948242" calcext:value-type="float">
            <text:p>6.6007499695</text:p>
          </table:table-cell>
          <table:table-cell table:formula="of:=[.C289]/([.D289]-[.D288])" office:value-type="float" office:value="176632.588201636" calcext:value-type="float">
            <text:p>176632.5882016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00486.73509" calcext:value-type="float">
            <text:p>1442700486.73509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6.60316205024719" calcext:value-type="float">
            <text:p>6.6031620502</text:p>
          </table:table-cell>
          <table:table-cell table:formula="of:=[.C290]/([.D290]-[.D289])" office:value-type="float" office:value="3356438.19155876" calcext:value-type="float">
            <text:p>3356438.191558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00486.7375" calcext:value-type="float">
            <text:p>1442700486.7375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6.60556578636169" calcext:value-type="float">
            <text:p>6.6055657864</text:p>
          </table:table-cell>
          <table:table-cell table:formula="of:=[.C291]/([.D291]-[.D290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00486.80623" calcext:value-type="float">
            <text:p>1442700486.80623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6.67430067062378" calcext:value-type="float">
            <text:p>6.6743006706</text:p>
          </table:table-cell>
          <table:table-cell table:formula="of:=[.C292]/([.D292]-[.D291])" office:value-type="float" office:value="117785.897029085" calcext:value-type="float">
            <text:p>117785.8970290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00486.80867" calcext:value-type="float">
            <text:p>1442700486.80867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6.67673945426941" calcext:value-type="float">
            <text:p>6.6767394543</text:p>
          </table:table-cell>
          <table:table-cell table:formula="of:=[.C293]/([.D293]-[.D292])" office:value-type="float" office:value="3319687.67074005" calcext:value-type="float">
            <text:p>3319687.670740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00486.81108" calcext:value-type="float">
            <text:p>1442700486.81108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6.67914748191834" calcext:value-type="float">
            <text:p>6.6791474819</text:p>
          </table:table-cell>
          <table:table-cell table:formula="of:=[.C294]/([.D294]-[.D293])" office:value-type="float" office:value="3362087.6419802" calcext:value-type="float">
            <text:p>3362087.64198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00486.83305" calcext:value-type="float">
            <text:p>1442700486.83305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6.70111680030823" calcext:value-type="float">
            <text:p>6.7011168003</text:p>
          </table:table-cell>
          <table:table-cell table:formula="of:=[.C295]/([.D295]-[.D294])" office:value-type="float" office:value="368513.93640527" calcext:value-type="float">
            <text:p>368513.936405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00486.83546" calcext:value-type="float">
            <text:p>1442700486.83546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6.70352792739868" calcext:value-type="float">
            <text:p>6.7035279274</text:p>
          </table:table-cell>
          <table:table-cell table:formula="of:=[.C296]/([.D296]-[.D295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00486.83786" calcext:value-type="float">
            <text:p>1442700486.83786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6.70593094825745" calcext:value-type="float">
            <text:p>6.7059309483</text:p>
          </table:table-cell>
          <table:table-cell table:formula="of:=[.C297]/([.D297]-[.D296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00486.86003" calcext:value-type="float">
            <text:p>1442700486.86003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6.72810363769531" calcext:value-type="float">
            <text:p>6.7281036377</text:p>
          </table:table-cell>
          <table:table-cell table:formula="of:=[.C298]/([.D298]-[.D297])" office:value-type="float" office:value="365133.874385746" calcext:value-type="float">
            <text:p>365133.8743857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00486.86244" calcext:value-type="float">
            <text:p>1442700486.86244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6.73050546646118" calcext:value-type="float">
            <text:p>6.7305054665</text:p>
          </table:table-cell>
          <table:table-cell table:formula="of:=[.C299]/([.D299]-[.D298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00486.86484" calcext:value-type="float">
            <text:p>1442700486.86484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6.73290967941284" calcext:value-type="float">
            <text:p>6.7329096794</text:p>
          </table:table-cell>
          <table:table-cell table:formula="of:=[.C300]/([.D300]-[.D299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00486.88057" calcext:value-type="float">
            <text:p>1442700486.88057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6.74863719940186" calcext:value-type="float">
            <text:p>6.7486371994</text:p>
          </table:table-cell>
          <table:table-cell table:formula="of:=[.C301]/([.D301]-[.D300])" office:value-type="float" office:value="514766.473395386" calcext:value-type="float">
            <text:p>514766.4733953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00486.88295" calcext:value-type="float">
            <text:p>1442700486.88295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6.75102162361145" calcext:value-type="float">
            <text:p>6.7510216236</text:p>
          </table:table-cell>
          <table:table-cell table:formula="of:=[.C302]/([.D302]-[.D301])" office:value-type="float" office:value="3395368.98150185" calcext:value-type="float">
            <text:p>3395368.981501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00486.88534" calcext:value-type="float">
            <text:p>1442700486.88534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6.7534065246582" calcext:value-type="float">
            <text:p>6.7534065247</text:p>
          </table:table-cell>
          <table:table-cell table:formula="of:=[.C303]/([.D303]-[.D302])" office:value-type="float" office:value="3394690.11136659" calcext:value-type="float">
            <text:p>3394690.111366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00486.90689" calcext:value-type="float">
            <text:p>1442700486.90689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6.77496528625488" calcext:value-type="float">
            <text:p>6.7749652863</text:p>
          </table:table-cell>
          <table:table-cell table:formula="of:=[.C304]/([.D304]-[.D303])" office:value-type="float" office:value="375531.774573122" calcext:value-type="float">
            <text:p>375531.7745731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00486.9093" calcext:value-type="float">
            <text:p>1442700486.9093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6.7773711681366" calcext:value-type="float">
            <text:p>6.7773711681</text:p>
          </table:table-cell>
          <table:table-cell table:formula="of:=[.C305]/([.D305]-[.D304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00486.91169" calcext:value-type="float">
            <text:p>1442700486.91169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6.77976322174072" calcext:value-type="float">
            <text:p>6.7797632217</text:p>
          </table:table-cell>
          <table:table-cell table:formula="of:=[.C306]/([.D306]-[.D305])" office:value-type="float" office:value="3384539.53792485" calcext:value-type="float">
            <text:p>3384539.5379248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00486.9141" calcext:value-type="float">
            <text:p>1442700486.9141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6.78217458724976" calcext:value-type="float">
            <text:p>6.7821745872</text:p>
          </table:table-cell>
          <table:table-cell table:formula="of:=[.C307]/([.D307]-[.D306])" office:value-type="float" office:value="3357433.77338343" calcext:value-type="float">
            <text:p>3357433.7733834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00486.91652" calcext:value-type="float">
            <text:p>1442700486.91652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6.78458738327026" calcext:value-type="float">
            <text:p>6.7845873833</text:p>
          </table:table-cell>
          <table:table-cell table:formula="of:=[.C308]/([.D308]-[.D307])" office:value-type="float" office:value="3355443.2" calcext:value-type="float">
            <text:p>3355443.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00486.92189" calcext:value-type="float">
            <text:p>1442700486.92189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6.78995966911316" calcext:value-type="float">
            <text:p>6.7899596691</text:p>
          </table:table-cell>
          <table:table-cell table:formula="of:=[.C309]/([.D309]-[.D308])" office:value-type="float" office:value="1506993.52878001" calcext:value-type="float">
            <text:p>1506993.52878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00486.9243" calcext:value-type="float">
            <text:p>1442700486.9243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6.79236793518066" calcext:value-type="float">
            <text:p>6.7923679352</text:p>
          </table:table-cell>
          <table:table-cell table:formula="of:=[.C310]/([.D310]-[.D309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00486.96104" calcext:value-type="float">
            <text:p>1442700486.96104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6.82910752296448" calcext:value-type="float">
            <text:p>6.829107523</text:p>
          </table:table-cell>
          <table:table-cell table:formula="of:=[.C311]/([.D311]-[.D310])" office:value-type="float" office:value="220361.753856337" calcext:value-type="float">
            <text:p>220361.7538563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00486.96346" calcext:value-type="float">
            <text:p>1442700486.96346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6.83152961730957" calcext:value-type="float">
            <text:p>6.8315296173</text:p>
          </table:table-cell>
          <table:table-cell table:formula="of:=[.C312]/([.D312]-[.D311])" office:value-type="float" office:value="3342561.78600256" calcext:value-type="float">
            <text:p>3342561.786002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00486.96586" calcext:value-type="float">
            <text:p>1442700486.96586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6.83392572402954" calcext:value-type="float">
            <text:p>6.833925724</text:p>
          </table:table-cell>
          <table:table-cell table:formula="of:=[.C313]/([.D313]-[.D312])" office:value-type="float" office:value="3378814.44616915" calcext:value-type="float">
            <text:p>3378814.446169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00486.9683" calcext:value-type="float">
            <text:p>1442700486.9683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6.83636569976807" calcext:value-type="float">
            <text:p>6.8363656998</text:p>
          </table:table-cell>
          <table:table-cell table:formula="of:=[.C314]/([.D314]-[.D313])" office:value-type="float" office:value="3318065.77916748" calcext:value-type="float">
            <text:p>3318065.779167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00486.9707" calcext:value-type="float">
            <text:p>1442700486.9707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6.83876824378967" calcext:value-type="float">
            <text:p>6.8387682438</text:p>
          </table:table-cell>
          <table:table-cell table:formula="of:=[.C315]/([.D315]-[.D314])" office:value-type="float" office:value="3369761.35595911" calcext:value-type="float">
            <text:p>3369761.355959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00486.97312" calcext:value-type="float">
            <text:p>1442700486.97312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6.84118819236755" calcext:value-type="float">
            <text:p>6.8411881924</text:p>
          </table:table-cell>
          <table:table-cell table:formula="of:=[.C316]/([.D316]-[.D315])" office:value-type="float" office:value="3345525.63389163" calcext:value-type="float">
            <text:p>3345525.633891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00486.98123" calcext:value-type="float">
            <text:p>1442700486.98123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6.84930181503296" calcext:value-type="float">
            <text:p>6.849301815</text:p>
          </table:table-cell>
          <table:table-cell table:formula="of:=[.C317]/([.D317]-[.D316])" office:value-type="float" office:value="997828.015162646" calcext:value-type="float">
            <text:p>997828.0151626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00486.98364" calcext:value-type="float">
            <text:p>1442700486.98364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6.85171294212341" calcext:value-type="float">
            <text:p>6.8517129421</text:p>
          </table:table-cell>
          <table:table-cell table:formula="of:=[.C318]/([.D318]-[.D317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00487.02243" calcext:value-type="float">
            <text:p>1442700487.02243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6.89050340652466" calcext:value-type="float">
            <text:p>6.8905034065</text:p>
          </table:table-cell>
          <table:table-cell table:formula="of:=[.C319]/([.D319]-[.D318])" office:value-type="float" office:value="208711.087247002" calcext:value-type="float">
            <text:p>208711.0872470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00490.00358" calcext:value-type="float">
            <text:p>1442700490.00358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9.87165522575378" calcext:value-type="float">
            <text:p>9.8716552258</text:p>
          </table:table-cell>
          <table:table-cell table:formula="of:=[.C320]/([.D320]-[.D319])" office:value-type="float" office:value="2715.72884942622" calcext:value-type="float">
            <text:p>2715.72884942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00490.00722" calcext:value-type="float">
            <text:p>1442700490.00722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9.87528705596924" calcext:value-type="float">
            <text:p>9.875287056</text:p>
          </table:table-cell>
          <table:table-cell table:formula="of:=[.C321]/([.D321]-[.D320])" office:value-type="float" office:value="2229179.09696055" calcext:value-type="float">
            <text:p>2229179.096960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00490.01076" calcext:value-type="float">
            <text:p>1442700490.01076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9.8788332939148" calcext:value-type="float">
            <text:p>9.8788332939</text:p>
          </table:table-cell>
          <table:table-cell table:formula="of:=[.C322]/([.D322]-[.D321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00490.01431" calcext:value-type="float">
            <text:p>1442700490.01431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9.88238048553467" calcext:value-type="float">
            <text:p>9.8823804855</text:p>
          </table:table-cell>
          <table:table-cell table:formula="of:=[.C323]/([.D323]-[.D322])" office:value-type="float" office:value="2282368.94636376" calcext:value-type="float">
            <text:p>2282368.946363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00490.01786" calcext:value-type="float">
            <text:p>1442700490.01786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9.88592624664307" calcext:value-type="float">
            <text:p>9.8859262466</text:p>
          </table:table-cell>
          <table:table-cell table:formula="of:=[.C324]/([.D324]-[.D323])" office:value-type="float" office:value="2283289.75147929" calcext:value-type="float">
            <text:p>2283289.751479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00490.02146" calcext:value-type="float">
            <text:p>1442700490.02146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9.8895308971405" calcext:value-type="float">
            <text:p>9.8895308971</text:p>
          </table:table-cell>
          <table:table-cell table:formula="of:=[.C325]/([.D325]-[.D324])" office:value-type="float" office:value="2245987.51134334" calcext:value-type="float">
            <text:p>2245987.511343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00490.025" calcext:value-type="float">
            <text:p>1442700490.025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9.89307475090027" calcext:value-type="float">
            <text:p>9.8930747509</text:p>
          </table:table-cell>
          <table:table-cell table:formula="of:=[.C326]/([.D326]-[.D325])" office:value-type="float" office:value="2284518.64800861" calcext:value-type="float">
            <text:p>2284518.648008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00490.02853" calcext:value-type="float">
            <text:p>1442700490.02853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9.89660286903381" calcext:value-type="float">
            <text:p>9.896602869</text:p>
          </table:table-cell>
          <table:table-cell table:formula="of:=[.C327]/([.D327]-[.D326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00490.03209" calcext:value-type="float">
            <text:p>1442700490.03209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9.90015602111816" calcext:value-type="float">
            <text:p>9.9001560211</text:p>
          </table:table-cell>
          <table:table-cell table:formula="of:=[.C328]/([.D328]-[.D327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00490.03565" calcext:value-type="float">
            <text:p>1442700490.03565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9.90372443199158" calcext:value-type="float">
            <text:p>9.903724432</text:p>
          </table:table-cell>
          <table:table-cell table:formula="of:=[.C329]/([.D329]-[.D328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00490.0392" calcext:value-type="float">
            <text:p>1442700490.0392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9.90727472305298" calcext:value-type="float">
            <text:p>9.9072747231</text:p>
          </table:table-cell>
          <table:table-cell table:formula="of:=[.C330]/([.D330]-[.D329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00490.04281" calcext:value-type="float">
            <text:p>1442700490.04281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9.91088199615479" calcext:value-type="float">
            <text:p>9.9108819962</text:p>
          </table:table-cell>
          <table:table-cell table:formula="of:=[.C331]/([.D331]-[.D330])" office:value-type="float" office:value="2244354.60568407" calcext:value-type="float">
            <text:p>2244354.605684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00490.04636" calcext:value-type="float">
            <text:p>1442700490.04636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9.91442584991455" calcext:value-type="float">
            <text:p>9.9144258499</text:p>
          </table:table-cell>
          <table:table-cell table:formula="of:=[.C332]/([.D332]-[.D331])" office:value-type="float" office:value="2284518.64800861" calcext:value-type="float">
            <text:p>2284518.6480086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00490.04991" calcext:value-type="float">
            <text:p>1442700490.04991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9.91798329353333" calcext:value-type="float">
            <text:p>9.9179832935</text:p>
          </table:table-cell>
          <table:table-cell table:formula="of:=[.C333]/([.D333]-[.D332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00490.05347" calcext:value-type="float">
            <text:p>1442700490.05347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9.92153644561768" calcext:value-type="float">
            <text:p>9.9215364456</text:p>
          </table:table-cell>
          <table:table-cell table:formula="of:=[.C334]/([.D334]-[.D333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00490.05701" calcext:value-type="float">
            <text:p>1442700490.05701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9.92508101463318" calcext:value-type="float">
            <text:p>9.9250810146</text:p>
          </table:table-cell>
          <table:table-cell table:formula="of:=[.C335]/([.D335]-[.D334])" office:value-type="float" office:value="2284057.65682384" calcext:value-type="float">
            <text:p>2284057.656823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00490.06062" calcext:value-type="float">
            <text:p>1442700490.06062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9.92869091033936" calcext:value-type="float">
            <text:p>9.9286909103</text:p>
          </table:table-cell>
          <table:table-cell table:formula="of:=[.C336]/([.D336]-[.D335])" office:value-type="float" office:value="2242724.07265042" calcext:value-type="float">
            <text:p>2242724.072650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00490.06417" calcext:value-type="float">
            <text:p>1442700490.06417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9.93224310874939" calcext:value-type="float">
            <text:p>9.9322431087</text:p>
          </table:table-cell>
          <table:table-cell table:formula="of:=[.C337]/([.D337]-[.D336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00490.06775" calcext:value-type="float">
            <text:p>1442700490.06775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9.93582057952881" calcext:value-type="float">
            <text:p>9.9358205795</text:p>
          </table:table-cell>
          <table:table-cell table:formula="of:=[.C338]/([.D338]-[.D337])" office:value-type="float" office:value="2263051.3284905" calcext:value-type="float">
            <text:p>2263051.32849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00490.07127" calcext:value-type="float">
            <text:p>1442700490.07127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9.93933773040772" calcext:value-type="float">
            <text:p>9.9393377304</text:p>
          </table:table-cell>
          <table:table-cell table:formula="of:=[.C339]/([.D339]-[.D338])" office:value-type="float" office:value="2301863.14967462" calcext:value-type="float">
            <text:p>2301863.1496746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00490.0748" calcext:value-type="float">
            <text:p>1442700490.0748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9.94286775588989" calcext:value-type="float">
            <text:p>9.9428677559</text:p>
          </table:table-cell>
          <table:table-cell table:formula="of:=[.C340]/([.D340]-[.D339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00490.0783" calcext:value-type="float">
            <text:p>1442700490.0783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9.94637537002564" calcext:value-type="float">
            <text:p>9.94637537</text:p>
          </table:table-cell>
          <table:table-cell table:formula="of:=[.C341]/([.D341]-[.D340])" office:value-type="float" office:value="2308121.61392061" calcext:value-type="float">
            <text:p>2308121.6139206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00490.08184" calcext:value-type="float">
            <text:p>1442700490.08184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9.94991064071655" calcext:value-type="float">
            <text:p>9.9499106407</text:p>
          </table:table-cell>
          <table:table-cell table:formula="of:=[.C342]/([.D342]-[.D341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00490.08538" calcext:value-type="float">
            <text:p>1442700490.08538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9.95345306396484" calcext:value-type="float">
            <text:p>9.953453064</text:p>
          </table:table-cell>
          <table:table-cell table:formula="of:=[.C343]/([.D343]-[.D342])" office:value-type="float" office:value="2285441.18885449" calcext:value-type="float">
            <text:p>2285441.188854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00490.08892" calcext:value-type="float">
            <text:p>1442700490.08892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9.95698857307434" calcext:value-type="float">
            <text:p>9.9569885731</text:p>
          </table:table-cell>
          <table:table-cell table:formula="of:=[.C344]/([.D344]-[.D343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00490.09245" calcext:value-type="float">
            <text:p>1442700490.09245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9.96052050590515" calcext:value-type="float">
            <text:p>9.9605205059</text:p>
          </table:table-cell>
          <table:table-cell table:formula="of:=[.C345]/([.D345]-[.D344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00490.09598" calcext:value-type="float">
            <text:p>1442700490.09598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9.96405529975891" calcext:value-type="float">
            <text:p>9.9640552998</text:p>
          </table:table-cell>
          <table:table-cell table:formula="of:=[.C346]/([.D346]-[.D345])" office:value-type="float" office:value="2290374.01753676" calcext:value-type="float">
            <text:p>2290374.017536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00490.09952" calcext:value-type="float">
            <text:p>1442700490.09952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9.96758818626404" calcext:value-type="float">
            <text:p>9.9675881863</text:p>
          </table:table-cell>
          <table:table-cell table:formula="of:=[.C347]/([.D347]-[.D346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00490.10305" calcext:value-type="float">
            <text:p>1442700490.10305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9.97111558914185" calcext:value-type="float">
            <text:p>9.9711155891</text:p>
          </table:table-cell>
          <table:table-cell table:formula="of:=[.C348]/([.D348]-[.D347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00490.10658" calcext:value-type="float">
            <text:p>1442700490.10658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9.97464895248413" calcext:value-type="float">
            <text:p>9.9746489525</text:p>
          </table:table-cell>
          <table:table-cell table:formula="of:=[.C349]/([.D349]-[.D348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00490.11009" calcext:value-type="float">
            <text:p>1442700490.11009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9.97816157341003" calcext:value-type="float">
            <text:p>9.9781615734</text:p>
          </table:table-cell>
          <table:table-cell table:formula="of:=[.C350]/([.D350]-[.D349])" office:value-type="float" office:value="2304831.68288875" calcext:value-type="float">
            <text:p>2304831.68288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00490.11362" calcext:value-type="float">
            <text:p>1442700490.11362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9.98169541358948" calcext:value-type="float">
            <text:p>9.9816954136</text:p>
          </table:table-cell>
          <table:table-cell table:formula="of:=[.C351]/([.D351]-[.D350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00490.11716" calcext:value-type="float">
            <text:p>1442700490.11716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9.98522758483887" calcext:value-type="float">
            <text:p>9.9852275848</text:p>
          </table:table-cell>
          <table:table-cell table:formula="of:=[.C352]/([.D352]-[.D351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00490.12069" calcext:value-type="float">
            <text:p>1442700490.12069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9.98875951766968" calcext:value-type="float">
            <text:p>9.9887595177</text:p>
          </table:table-cell>
          <table:table-cell table:formula="of:=[.C353]/([.D353]-[.D352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00490.12422" calcext:value-type="float">
            <text:p>1442700490.12422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9.99229454994202" calcext:value-type="float">
            <text:p>9.9922945499</text:p>
          </table:table-cell>
          <table:table-cell table:formula="of:=[.C354]/([.D354]-[.D353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00490.12781" calcext:value-type="float">
            <text:p>1442700490.12781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9.99588012695313" calcext:value-type="float">
            <text:p>9.995880127</text:p>
          </table:table-cell>
          <table:table-cell table:formula="of:=[.C355]/([.D355]-[.D354])" office:value-type="float" office:value="2257935.04780903" calcext:value-type="float">
            <text:p>2257935.047809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00490.13133" calcext:value-type="float">
            <text:p>1442700490.13133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9.99940323829651" calcext:value-type="float">
            <text:p>9.9994032383</text:p>
          </table:table-cell>
          <table:table-cell table:formula="of:=[.C356]/([.D356]-[.D355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00490.13486" calcext:value-type="float">
            <text:p>1442700490.13486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0.0029304027557" calcext:value-type="float">
            <text:p>10.0029304028</text:p>
          </table:table-cell>
          <table:table-cell table:formula="of:=[.C357]/([.D357]-[.D35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00490.13839" calcext:value-type="float">
            <text:p>1442700490.13839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0.0064601898193" calcext:value-type="float">
            <text:p>10.0064601898</text:p>
          </table:table-cell>
          <table:table-cell table:formula="of:=[.C358]/([.D358]-[.D357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00490.14189" calcext:value-type="float">
            <text:p>1442700490.14189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0.0099580287933" calcext:value-type="float">
            <text:p>10.0099580288</text:p>
          </table:table-cell>
          <table:table-cell table:formula="of:=[.C359]/([.D359]-[.D358])" office:value-type="float" office:value="2314571.95719447" calcext:value-type="float">
            <text:p>2314571.957194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00490.14541" calcext:value-type="float">
            <text:p>1442700490.14541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0.0134847164154" calcext:value-type="float">
            <text:p>10.0134847164</text:p>
          </table:table-cell>
          <table:table-cell table:formula="of:=[.C360]/([.D360]-[.D359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00490.14895" calcext:value-type="float">
            <text:p>1442700490.14895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0.0170199871063" calcext:value-type="float">
            <text:p>10.0170199871</text:p>
          </table:table-cell>
          <table:table-cell table:formula="of:=[.C361]/([.D361]-[.D360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00490.15252" calcext:value-type="float">
            <text:p>1442700490.15252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0.0205910205841" calcext:value-type="float">
            <text:p>10.0205910206</text:p>
          </table:table-cell>
          <table:table-cell table:formula="of:=[.C362]/([.D362]-[.D361])" office:value-type="float" office:value="2267130.8041127" calcext:value-type="float">
            <text:p>2267130.80411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00490.15606" calcext:value-type="float">
            <text:p>1442700490.15606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0.0241265296936" calcext:value-type="float">
            <text:p>10.0241265297</text:p>
          </table:table-cell>
          <table:table-cell table:formula="of:=[.C363]/([.D363]-[.D362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00490.15957" calcext:value-type="float">
            <text:p>1442700490.15957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0.027637720108" calcext:value-type="float">
            <text:p>10.0276377201</text:p>
          </table:table-cell>
          <table:table-cell table:formula="of:=[.C364]/([.D364]-[.D363])" office:value-type="float" office:value="2305770.7057785" calcext:value-type="float">
            <text:p>2305770.70577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00490.16306" calcext:value-type="float">
            <text:p>1442700490.16306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0.0311312675476" calcext:value-type="float">
            <text:p>10.0311312675</text:p>
          </table:table-cell>
          <table:table-cell table:formula="of:=[.C365]/([.D365]-[.D364])" office:value-type="float" office:value="2317415.21763461" calcext:value-type="float">
            <text:p>2317415.217634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00490.16657" calcext:value-type="float">
            <text:p>1442700490.16657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0.034645318985" calcext:value-type="float">
            <text:p>10.034645319</text:p>
          </table:table-cell>
          <table:table-cell table:formula="of:=[.C366]/([.D366]-[.D365])" office:value-type="float" office:value="2303893.42451998" calcext:value-type="float">
            <text:p>2303893.424519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00490.1701" calcext:value-type="float">
            <text:p>1442700490.1701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0.0381724834442" calcext:value-type="float">
            <text:p>10.0381724834</text:p>
          </table:table-cell>
          <table:table-cell table:formula="of:=[.C367]/([.D367]-[.D36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00490.17363" calcext:value-type="float">
            <text:p>1442700490.17363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0.0417008399963" calcext:value-type="float">
            <text:p>10.04170084</text:p>
          </table:table-cell>
          <table:table-cell table:formula="of:=[.C368]/([.D368]-[.D367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00490.17716" calcext:value-type="float">
            <text:p>1442700490.17716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0.0452306270599" calcext:value-type="float">
            <text:p>10.0452306271</text:p>
          </table:table-cell>
          <table:table-cell table:formula="of:=[.C369]/([.D369]-[.D368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00490.18073" calcext:value-type="float">
            <text:p>1442700490.18073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0.0488007068634" calcext:value-type="float">
            <text:p>10.0488007069</text:p>
          </table:table-cell>
          <table:table-cell table:formula="of:=[.C370]/([.D370]-[.D369])" office:value-type="float" office:value="2267736.42206491" calcext:value-type="float">
            <text:p>2267736.4220649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00490.18425" calcext:value-type="float">
            <text:p>1442700490.18425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0.0523245334625" calcext:value-type="float">
            <text:p>10.0523245335</text:p>
          </table:table-cell>
          <table:table-cell table:formula="of:=[.C371]/([.D371]-[.D370])" office:value-type="float" office:value="2297502.38051421" calcext:value-type="float">
            <text:p>2297502.380514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00490.1878" calcext:value-type="float">
            <text:p>1442700490.1878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0.0558748245239" calcext:value-type="float">
            <text:p>10.0558748245</text:p>
          </table:table-cell>
          <table:table-cell table:formula="of:=[.C372]/([.D372]-[.D371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00490.19134" calcext:value-type="float">
            <text:p>1442700490.19134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0.0594110488892" calcext:value-type="float">
            <text:p>10.0594110489</text:p>
          </table:table-cell>
          <table:table-cell table:formula="of:=[.C373]/([.D373]-[.D372])" office:value-type="float" office:value="2289447.49083064" calcext:value-type="float">
            <text:p>2289447.4908306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00490.19487" calcext:value-type="float">
            <text:p>1442700490.19487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0.0629394054413" calcext:value-type="float">
            <text:p>10.0629394054</text:p>
          </table:table-cell>
          <table:table-cell table:formula="of:=[.C374]/([.D374]-[.D373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00490.1984" calcext:value-type="float">
            <text:p>1442700490.1984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0.0664660930634" calcext:value-type="float">
            <text:p>10.0664660931</text:p>
          </table:table-cell>
          <table:table-cell table:formula="of:=[.C375]/([.D375]-[.D374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00490.20193" calcext:value-type="float">
            <text:p>1442700490.20193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0.0699987411499" calcext:value-type="float">
            <text:p>10.0699987411</text:p>
          </table:table-cell>
          <table:table-cell table:formula="of:=[.C376]/([.D376]-[.D375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00490.20546" calcext:value-type="float">
            <text:p>1442700490.20546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0.0735287666321" calcext:value-type="float">
            <text:p>10.0735287666</text:p>
          </table:table-cell>
          <table:table-cell table:formula="of:=[.C377]/([.D377]-[.D376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00490.20899" calcext:value-type="float">
            <text:p>1442700490.20899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0.0770599842072" calcext:value-type="float">
            <text:p>10.0770599842</text:p>
          </table:table-cell>
          <table:table-cell table:formula="of:=[.C378]/([.D378]-[.D377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00490.21252" calcext:value-type="float">
            <text:p>1442700490.21252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0.0805888175964" calcext:value-type="float">
            <text:p>10.0805888176</text:p>
          </table:table-cell>
          <table:table-cell table:formula="of:=[.C379]/([.D379]-[.D378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00490.21605" calcext:value-type="float">
            <text:p>1442700490.21605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0.0841162204742" calcext:value-type="float">
            <text:p>10.0841162205</text:p>
          </table:table-cell>
          <table:table-cell table:formula="of:=[.C380]/([.D380]-[.D379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00490.21957" calcext:value-type="float">
            <text:p>1442700490.21957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0.0876436233521" calcext:value-type="float">
            <text:p>10.0876436234</text:p>
          </table:table-cell>
          <table:table-cell table:formula="of:=[.C381]/([.D381]-[.D380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00490.22306" calcext:value-type="float">
            <text:p>1442700490.22306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0.0911340713501" calcext:value-type="float">
            <text:p>10.0911340714</text:p>
          </table:table-cell>
          <table:table-cell table:formula="of:=[.C382]/([.D382]-[.D381])" office:value-type="float" office:value="2319473.03169399" calcext:value-type="float">
            <text:p>2319473.031693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00490.22659" calcext:value-type="float">
            <text:p>1442700490.22659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0.0946629047394" calcext:value-type="float">
            <text:p>10.0946629047</text:p>
          </table:table-cell>
          <table:table-cell table:formula="of:=[.C383]/([.D383]-[.D382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00490.38195" calcext:value-type="float">
            <text:p>1442700490.38195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0.2500231266022" calcext:value-type="float">
            <text:p>10.2500231266</text:p>
          </table:table-cell>
          <table:table-cell table:formula="of:=[.C384]/([.D384]-[.D383])" office:value-type="float" office:value="52111.1511230334" calcext:value-type="float">
            <text:p>52111.151123033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00490.38549" calcext:value-type="float">
            <text:p>1442700490.38549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0.2535579204559" calcext:value-type="float">
            <text:p>10.2535579205</text:p>
          </table:table-cell>
          <table:table-cell table:formula="of:=[.C385]/([.D385]-[.D384])" office:value-type="float" office:value="2290374.01753676" calcext:value-type="float">
            <text:p>2290374.0175367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00490.38898" calcext:value-type="float">
            <text:p>1442700490.38898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0.2570514678955" calcext:value-type="float">
            <text:p>10.2570514679</text:p>
          </table:table-cell>
          <table:table-cell table:formula="of:=[.C386]/([.D386]-[.D385])" office:value-type="float" office:value="2317415.21763461" calcext:value-type="float">
            <text:p>2317415.2176346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00490.39249" calcext:value-type="float">
            <text:p>1442700490.39249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0.260559797287" calcext:value-type="float">
            <text:p>10.2605597973</text:p>
          </table:table-cell>
          <table:table-cell table:formula="of:=[.C387]/([.D387]-[.D386])" office:value-type="float" office:value="2307651.04886171" calcext:value-type="float">
            <text:p>2307651.048861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00490.39604" calcext:value-type="float">
            <text:p>1442700490.39604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0.2641072273254" calcext:value-type="float">
            <text:p>10.2641072273</text:p>
          </table:table-cell>
          <table:table-cell table:formula="of:=[.C388]/([.D388]-[.D38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00490.40353" calcext:value-type="float">
            <text:p>1442700490.40353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0.271605014801" calcext:value-type="float">
            <text:p>10.2716050148</text:p>
          </table:table-cell>
          <table:table-cell table:formula="of:=[.C389]/([.D389]-[.D388])" office:value-type="float" office:value="1079785.2068176" calcext:value-type="float">
            <text:p>1079785.20681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00490.40706" calcext:value-type="float">
            <text:p>1442700490.40706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0.2751340866089" calcext:value-type="float">
            <text:p>10.2751340866</text:p>
          </table:table-cell>
          <table:table-cell table:formula="of:=[.C390]/([.D390]-[.D389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00490.4106" calcext:value-type="float">
            <text:p>1442700490.4106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0.2786753177643" calcext:value-type="float">
            <text:p>10.2786753178</text:p>
          </table:table-cell>
          <table:table-cell table:formula="of:=[.C391]/([.D391]-[.D390])" office:value-type="float" office:value="2286210.54224736" calcext:value-type="float">
            <text:p>2286210.542247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00490.43052" calcext:value-type="float">
            <text:p>1442700490.43052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0.2985887527466" calcext:value-type="float">
            <text:p>10.2985887527</text:p>
          </table:table-cell>
          <table:table-cell table:formula="of:=[.C392]/([.D392]-[.D391])" office:value-type="float" office:value="406559.692348215" calcext:value-type="float">
            <text:p>406559.6923482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00490.43412" calcext:value-type="float">
            <text:p>1442700490.43412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0.3021879196167" calcext:value-type="float">
            <text:p>10.3021879196</text:p>
          </table:table-cell>
          <table:table-cell table:formula="of:=[.C393]/([.D393]-[.D392])" office:value-type="float" office:value="2249409.45839958" calcext:value-type="float">
            <text:p>2249409.458399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00490.43765" calcext:value-type="float">
            <text:p>1442700490.43765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0.3057217597961" calcext:value-type="float">
            <text:p>10.3057217598</text:p>
          </table:table-cell>
          <table:table-cell table:formula="of:=[.C394]/([.D394]-[.D393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00490.4826" calcext:value-type="float">
            <text:p>1442700490.4826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0.3506715297699" calcext:value-type="float">
            <text:p>10.3506715298</text:p>
          </table:table-cell>
          <table:table-cell table:formula="of:=[.C395]/([.D395]-[.D394])" office:value-type="float" office:value="180112.156407632" calcext:value-type="float">
            <text:p>180112.1564076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00490.48612" calcext:value-type="float">
            <text:p>1442700490.48612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0.3541946411133" calcext:value-type="float">
            <text:p>10.3541946411</text:p>
          </table:table-cell>
          <table:table-cell table:formula="of:=[.C396]/([.D396]-[.D395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00490.48963" calcext:value-type="float">
            <text:p>1442700490.48963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0.3576998710632" calcext:value-type="float">
            <text:p>10.3576998711</text:p>
          </table:table-cell>
          <table:table-cell table:formula="of:=[.C397]/([.D397]-[.D396])" office:value-type="float" office:value="2309691.55108149" calcext:value-type="float">
            <text:p>2309691.551081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00490.49312" calcext:value-type="float">
            <text:p>1442700490.49312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0.3611862659454" calcext:value-type="float">
            <text:p>10.3611862659</text:p>
          </table:table-cell>
          <table:table-cell table:formula="of:=[.C398]/([.D398]-[.D397])" office:value-type="float" office:value="2322169.54003966" calcext:value-type="float">
            <text:p>2322169.5400396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00490.49662" calcext:value-type="float">
            <text:p>1442700490.49662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0.3646898269653" calcext:value-type="float">
            <text:p>10.364689827</text:p>
          </table:table-cell>
          <table:table-cell table:formula="of:=[.C399]/([.D399]-[.D398])" office:value-type="float" office:value="2310791.77842804" calcext:value-type="float">
            <text:p>2310791.7784280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00490.50011" calcext:value-type="float">
            <text:p>1442700490.50011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0.3681840896606" calcext:value-type="float">
            <text:p>10.3681840897</text:p>
          </table:table-cell>
          <table:table-cell table:formula="of:=[.C400]/([.D400]-[.D399])" office:value-type="float" office:value="2316940.8558952" calcext:value-type="float">
            <text:p>2316940.85589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00490.5039" calcext:value-type="float">
            <text:p>1442700490.5039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0.371967792511" calcext:value-type="float">
            <text:p>10.3719677925</text:p>
          </table:table-cell>
          <table:table-cell table:formula="of:=[.C401]/([.D401]-[.D400])" office:value-type="float" office:value="2139702.91014493" calcext:value-type="float">
            <text:p>2139702.910144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00490.50745" calcext:value-type="float">
            <text:p>1442700490.50745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0.3755156993866" calcext:value-type="float">
            <text:p>10.3755156994</text:p>
          </table:table-cell>
          <table:table-cell table:formula="of:=[.C402]/([.D402]-[.D401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00490.58293" calcext:value-type="float">
            <text:p>1442700490.58293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0.451004743576" calcext:value-type="float">
            <text:p>10.4510047436</text:p>
          </table:table-cell>
          <table:table-cell table:formula="of:=[.C403]/([.D403]-[.D402])" office:value-type="float" office:value="107247.350750417" calcext:value-type="float">
            <text:p>107247.35075041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00490.58645" calcext:value-type="float">
            <text:p>1442700490.58645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0.4545180797577" calcext:value-type="float">
            <text:p>10.4545180798</text:p>
          </table:table-cell>
          <table:table-cell table:formula="of:=[.C404]/([.D404]-[.D403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00490.58993" calcext:value-type="float">
            <text:p>1442700490.58993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0.4580025672913" calcext:value-type="float">
            <text:p>10.4580025673</text:p>
          </table:table-cell>
          <table:table-cell table:formula="of:=[.C405]/([.D405]-[.D404])" office:value-type="float" office:value="2323440.65576463" calcext:value-type="float">
            <text:p>2323440.6557646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00490.59342" calcext:value-type="float">
            <text:p>1442700490.59342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0.4614925384521" calcext:value-type="float">
            <text:p>10.4614925385</text:p>
          </table:table-cell>
          <table:table-cell table:formula="of:=[.C406]/([.D406]-[.D405])" office:value-type="float" office:value="2319789.94288837" calcext:value-type="float">
            <text:p>2319789.9428883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00490.59693" calcext:value-type="float">
            <text:p>1442700490.59693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0.4650027751923" calcext:value-type="float">
            <text:p>10.4650027752</text:p>
          </table:table-cell>
          <table:table-cell table:formula="of:=[.C407]/([.D407]-[.D406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00490.60044" calcext:value-type="float">
            <text:p>1442700490.60044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0.4685142040253" calcext:value-type="float">
            <text:p>10.468514204</text:p>
          </table:table-cell>
          <table:table-cell table:formula="of:=[.C408]/([.D408]-[.D407])" office:value-type="float" office:value="2305614.14883216" calcext:value-type="float">
            <text:p>2305614.148832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00490.60412" calcext:value-type="float">
            <text:p>1442700490.60412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0.4721903800964" calcext:value-type="float">
            <text:p>10.4721903801</text:p>
          </table:table-cell>
          <table:table-cell table:formula="of:=[.C409]/([.D409]-[.D408])" office:value-type="float" office:value="2202288.42233608" calcext:value-type="float">
            <text:p>2202288.422336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00490.60768" calcext:value-type="float">
            <text:p>1442700490.60768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0.4757463932037" calcext:value-type="float">
            <text:p>10.4757463932</text:p>
          </table:table-cell>
          <table:table-cell table:formula="of:=[.C410]/([.D410]-[.D409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00490.61117" calcext:value-type="float">
            <text:p>1442700490.61117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0.4792394638062" calcext:value-type="float">
            <text:p>10.4792394638</text:p>
          </table:table-cell>
          <table:table-cell table:formula="of:=[.C411]/([.D411]-[.D410])" office:value-type="float" office:value="2317731.56671899" calcext:value-type="float">
            <text:p>2317731.566718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00490.63136" calcext:value-type="float">
            <text:p>1442700490.63136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0.4994311332703" calcext:value-type="float">
            <text:p>10.4994311333</text:p>
          </table:table-cell>
          <table:table-cell table:formula="of:=[.C412]/([.D412]-[.D411])" office:value-type="float" office:value="400957.435163538" calcext:value-type="float">
            <text:p>400957.4351635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00490.63489" calcext:value-type="float">
            <text:p>1442700490.63489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0.5029604434967" calcext:value-type="float">
            <text:p>10.5029604435</text:p>
          </table:table-cell>
          <table:table-cell table:formula="of:=[.C413]/([.D413]-[.D412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00490.63842" calcext:value-type="float">
            <text:p>1442700490.63842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0.5064926147461" calcext:value-type="float">
            <text:p>10.5064926147</text:p>
          </table:table-cell>
          <table:table-cell table:formula="of:=[.C414]/([.D414]-[.D413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00490.68329" calcext:value-type="float">
            <text:p>1442700490.68329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0.55135679245" calcext:value-type="float">
            <text:p>10.5513567925</text:p>
          </table:table-cell>
          <table:table-cell table:formula="of:=[.C415]/([.D415]-[.D414])" office:value-type="float" office:value="180455.775952044" calcext:value-type="float">
            <text:p>180455.7759520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00490.68682" calcext:value-type="float">
            <text:p>1442700490.68682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0.5548870563507" calcext:value-type="float">
            <text:p>10.5548870564</text:p>
          </table:table-cell>
          <table:table-cell table:formula="of:=[.C416]/([.D416]-[.D415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00490.69037" calcext:value-type="float">
            <text:p>1442700490.69037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0.5584361553192" calcext:value-type="float">
            <text:p>10.5584361553</text:p>
          </table:table-cell>
          <table:table-cell table:formula="of:=[.C417]/([.D417]-[.D416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00490.69384" calcext:value-type="float">
            <text:p>1442700490.69384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0.5619142055511" calcext:value-type="float">
            <text:p>10.5619142056</text:p>
          </table:table-cell>
          <table:table-cell table:formula="of:=[.C418]/([.D418]-[.D417])" office:value-type="float" office:value="2327740.96408007" calcext:value-type="float">
            <text:p>2327740.964080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00490.69735" calcext:value-type="float">
            <text:p>1442700490.69735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0.5654239654541" calcext:value-type="float">
            <text:p>10.5654239655</text:p>
          </table:table-cell>
          <table:table-cell table:formula="of:=[.C419]/([.D419]-[.D418])" office:value-type="float" office:value="2306710.49412404" calcext:value-type="float">
            <text:p>2306710.494124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00490.70089" calcext:value-type="float">
            <text:p>1442700490.70089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0.5689558982849" calcext:value-type="float">
            <text:p>10.5689558983</text:p>
          </table:table-cell>
          <table:table-cell table:formula="of:=[.C420]/([.D420]-[.D419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00490.73196" calcext:value-type="float">
            <text:p>1442700490.73196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0.6000282764435" calcext:value-type="float">
            <text:p>10.6000282764</text:p>
          </table:table-cell>
          <table:table-cell table:formula="of:=[.C421]/([.D421]-[.D420])" office:value-type="float" office:value="260552.956670529" calcext:value-type="float">
            <text:p>260552.9566705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00490.73562" calcext:value-type="float">
            <text:p>1442700490.73562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0.6036930084229" calcext:value-type="float">
            <text:p>10.6036930084</text:p>
          </table:table-cell>
          <table:table-cell table:formula="of:=[.C422]/([.D422]-[.D421])" office:value-type="float" office:value="2209165.64855897" calcext:value-type="float">
            <text:p>2209165.6485589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00490.78388" calcext:value-type="float">
            <text:p>1442700490.78388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0.6519551277161" calcext:value-type="float">
            <text:p>10.6519551277</text:p>
          </table:table-cell>
          <table:table-cell table:formula="of:=[.C423]/([.D423]-[.D422])" office:value-type="float" office:value="167750.611008467" calcext:value-type="float">
            <text:p>167750.61100846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00490.78742" calcext:value-type="float">
            <text:p>1442700490.78742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0.655490398407" calcext:value-type="float">
            <text:p>10.6554903984</text:p>
          </table:table-cell>
          <table:table-cell table:formula="of:=[.C424]/([.D424]-[.D423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00490.791" calcext:value-type="float">
            <text:p>1442700490.791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0.6590690612793" calcext:value-type="float">
            <text:p>10.6590690613</text:p>
          </table:table-cell>
          <table:table-cell table:formula="of:=[.C425]/([.D425]-[.D424])" office:value-type="float" office:value="2262297.48061292" calcext:value-type="float">
            <text:p>2262297.4806129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00490.7945" calcext:value-type="float">
            <text:p>1442700490.7945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0.6625699996948" calcext:value-type="float">
            <text:p>10.6625699997</text:p>
          </table:table-cell>
          <table:table-cell table:formula="of:=[.C426]/([.D426]-[.D425])" office:value-type="float" office:value="2312522.8264778" calcext:value-type="float">
            <text:p>2312522.826477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00490.79803" calcext:value-type="float">
            <text:p>1442700490.79803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0.6661033630371" calcext:value-type="float">
            <text:p>10.666103363</text:p>
          </table:table-cell>
          <table:table-cell table:formula="of:=[.C427]/([.D427]-[.D426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00490.80156" calcext:value-type="float">
            <text:p>1442700490.80156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0.6696336269379" calcext:value-type="float">
            <text:p>10.6696336269</text:p>
          </table:table-cell>
          <table:table-cell table:formula="of:=[.C428]/([.D428]-[.D427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00490.83246" calcext:value-type="float">
            <text:p>1442700490.83246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0.7005288600922" calcext:value-type="float">
            <text:p>10.7005288601</text:p>
          </table:table-cell>
          <table:table-cell table:formula="of:=[.C429]/([.D429]-[.D428])" office:value-type="float" office:value="262046.897641684" calcext:value-type="float">
            <text:p>262046.89764168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00490.83599" calcext:value-type="float">
            <text:p>1442700490.83599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0.7040610313416" calcext:value-type="float">
            <text:p>10.7040610313</text:p>
          </table:table-cell>
          <table:table-cell table:formula="of:=[.C430]/([.D430]-[.D429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00490.83952" calcext:value-type="float">
            <text:p>1442700490.83952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0.7075886726379" calcext:value-type="float">
            <text:p>10.7075886726</text:p>
          </table:table-cell>
          <table:table-cell table:formula="of:=[.C431]/([.D431]-[.D430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00490.84302" calcext:value-type="float">
            <text:p>1442700490.84302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0.7110884189606" calcext:value-type="float">
            <text:p>10.711088419</text:p>
          </table:table-cell>
          <table:table-cell table:formula="of:=[.C432]/([.D432]-[.D431])" office:value-type="float" office:value="2313310.52415015" calcext:value-type="float">
            <text:p>2313310.524150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00490.84655" calcext:value-type="float">
            <text:p>1442700490.84655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0.7146236896515" calcext:value-type="float">
            <text:p>10.7146236897</text:p>
          </table:table-cell>
          <table:table-cell table:formula="of:=[.C433]/([.D433]-[.D432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00490.85012" calcext:value-type="float">
            <text:p>1442700490.85012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0.7181913852692" calcext:value-type="float">
            <text:p>10.7181913853</text:p>
          </table:table-cell>
          <table:table-cell table:formula="of:=[.C434]/([.D434]-[.D433])" office:value-type="float" office:value="2269251.88345362" calcext:value-type="float">
            <text:p>2269251.8834536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00490.88435" calcext:value-type="float">
            <text:p>1442700490.88435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0.7524185180664" calcext:value-type="float">
            <text:p>10.7524185181</text:p>
          </table:table-cell>
          <table:table-cell table:formula="of:=[.C435]/([.D435]-[.D434])" office:value-type="float" office:value="236537.487611365" calcext:value-type="float">
            <text:p>236537.48761136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00490.8879" calcext:value-type="float">
            <text:p>1442700490.8879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0.7559719085693" calcext:value-type="float">
            <text:p>10.7559719086</text:p>
          </table:table-cell>
          <table:table-cell table:formula="of:=[.C436]/([.D436]-[.D435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00490.89146" calcext:value-type="float">
            <text:p>1442700490.89146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0.759535074234" calcext:value-type="float">
            <text:p>10.7595350742</text:p>
          </table:table-cell>
          <table:table-cell table:formula="of:=[.C437]/([.D437]-[.D436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00490.89496" calcext:value-type="float">
            <text:p>1442700490.89496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0.7630333900452" calcext:value-type="float">
            <text:p>10.76303339</text:p>
          </table:table-cell>
          <table:table-cell table:formula="of:=[.C438]/([.D438]-[.D437])" office:value-type="float" office:value="2314256.46997887" calcext:value-type="float">
            <text:p>2314256.469978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00490.93295" calcext:value-type="float">
            <text:p>1442700490.93295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0.8010234832764" calcext:value-type="float">
            <text:p>10.8010234833</text:p>
          </table:table-cell>
          <table:table-cell table:formula="of:=[.C439]/([.D439]-[.D438])" office:value-type="float" office:value="213108.189830679" calcext:value-type="float">
            <text:p>213108.1898306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00490.93648" calcext:value-type="float">
            <text:p>1442700490.93648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0.8045494556427" calcext:value-type="float">
            <text:p>10.8045494556</text:p>
          </table:table-cell>
          <table:table-cell table:formula="of:=[.C440]/([.D440]-[.D439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00490.93998" calcext:value-type="float">
            <text:p>1442700490.93998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0.8080523014069" calcext:value-type="float">
            <text:p>10.8080523014</text:p>
          </table:table-cell>
          <table:table-cell table:formula="of:=[.C441]/([.D441]-[.D440])" office:value-type="float" office:value="2311263.62537435" calcext:value-type="float">
            <text:p>2311263.625374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00490.94347" calcext:value-type="float">
            <text:p>1442700490.94347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0.811544418335" calcext:value-type="float">
            <text:p>10.8115444183</text:p>
          </table:table-cell>
          <table:table-cell table:formula="of:=[.C442]/([.D442]-[.D441])" office:value-type="float" office:value="2318364.52406636" calcext:value-type="float">
            <text:p>2318364.524066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00490.947" calcext:value-type="float">
            <text:p>1442700490.947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0.8150696754456" calcext:value-type="float">
            <text:p>10.8150696754</text:p>
          </table:table-cell>
          <table:table-cell table:formula="of:=[.C443]/([.D443]-[.D442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00490.95052" calcext:value-type="float">
            <text:p>1442700490.95052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0.8185939788818" calcext:value-type="float">
            <text:p>10.8185939789</text:p>
          </table:table-cell>
          <table:table-cell table:formula="of:=[.C444]/([.D444]-[.D443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00490.98491" calcext:value-type="float">
            <text:p>1442700490.98491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0.8529777526855" calcext:value-type="float">
            <text:p>10.8529777527</text:p>
          </table:table-cell>
          <table:table-cell table:formula="of:=[.C445]/([.D445]-[.D444])" office:value-type="float" office:value="235459.901703001" calcext:value-type="float">
            <text:p>235459.9017030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00490.98844" calcext:value-type="float">
            <text:p>1442700490.98844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0.856507062912" calcext:value-type="float">
            <text:p>10.8565070629</text:p>
          </table:table-cell>
          <table:table-cell table:formula="of:=[.C446]/([.D446]-[.D445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00490.99197" calcext:value-type="float">
            <text:p>1442700490.99197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0.8600420951843" calcext:value-type="float">
            <text:p>10.8600420952</text:p>
          </table:table-cell>
          <table:table-cell table:formula="of:=[.C447]/([.D447]-[.D446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00490.99546" calcext:value-type="float">
            <text:p>1442700490.99546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0.863532781601" calcext:value-type="float">
            <text:p>10.8635327816</text:p>
          </table:table-cell>
          <table:table-cell table:formula="of:=[.C448]/([.D448]-[.D447])" office:value-type="float" office:value="2319314.60856499" calcext:value-type="float">
            <text:p>2319314.608564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00490.99899" calcext:value-type="float">
            <text:p>1442700490.99899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0.8670599460602" calcext:value-type="float">
            <text:p>10.8670599461</text:p>
          </table:table-cell>
          <table:table-cell table:formula="of:=[.C449]/([.D449]-[.D448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00491.00244" calcext:value-type="float">
            <text:p>1442700491.00244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0.8705139160156" calcext:value-type="float">
            <text:p>10.870513916</text:p>
          </table:table-cell>
          <table:table-cell table:formula="of:=[.C450]/([.D450]-[.D449])" office:value-type="float" office:value="2343969.43356112" calcext:value-type="float">
            <text:p>2343969.433561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00491.02142" calcext:value-type="float">
            <text:p>1442700491.02142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0.8894860744476" calcext:value-type="float">
            <text:p>10.8894860744</text:p>
          </table:table-cell>
          <table:table-cell table:formula="of:=[.C451]/([.D451]-[.D450])" office:value-type="float" office:value="426730.570958216" calcext:value-type="float">
            <text:p>426730.5709582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00491.02483" calcext:value-type="float">
            <text:p>1442700491.02483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0.892897605896" calcext:value-type="float">
            <text:p>10.8928976059</text:p>
          </table:table-cell>
          <table:table-cell table:formula="of:=[.C452]/([.D452]-[.D451])" office:value-type="float" office:value="2373127.76462366" calcext:value-type="float">
            <text:p>2373127.764623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00491.02823" calcext:value-type="float">
            <text:p>1442700491.02823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0.8963027000427" calcext:value-type="float">
            <text:p>10.8963027</text:p>
          </table:table-cell>
          <table:table-cell table:formula="of:=[.C453]/([.D453]-[.D452])" office:value-type="float" office:value="2377614.14255707" calcext:value-type="float">
            <text:p>2377614.142557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00491.03166" calcext:value-type="float">
            <text:p>1442700491.03166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0.8997294902802" calcext:value-type="float">
            <text:p>10.8997294903</text:p>
          </table:table-cell>
          <table:table-cell table:formula="of:=[.C454]/([.D454]-[.D453])" office:value-type="float" office:value="2362560.71689974" calcext:value-type="float">
            <text:p>2362560.716899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00491.03506" calcext:value-type="float">
            <text:p>1442700491.03506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0.9031336307526" calcext:value-type="float">
            <text:p>10.9031336308</text:p>
          </table:table-cell>
          <table:table-cell table:formula="of:=[.C455]/([.D455]-[.D454])" office:value-type="float" office:value="2378280.23420647" calcext:value-type="float">
            <text:p>2378280.2342064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00491.03851" calcext:value-type="float">
            <text:p>1442700491.03851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0.9065761566162" calcext:value-type="float">
            <text:p>10.9065761566</text:p>
          </table:table-cell>
          <table:table-cell table:formula="of:=[.C456]/([.D456]-[.D455])" office:value-type="float" office:value="2351761.56132696" calcext:value-type="float">
            <text:p>2351761.5613269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00491.04193" calcext:value-type="float">
            <text:p>1442700491.04193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0.9100034236908" calcext:value-type="float">
            <text:p>10.9100034237</text:p>
          </table:table-cell>
          <table:table-cell table:formula="of:=[.C457]/([.D457]-[.D456])" office:value-type="float" office:value="2362232.0128" calcext:value-type="float">
            <text:p>2362232.012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00491.04536" calcext:value-type="float">
            <text:p>1442700491.04536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0.9134290218353" calcext:value-type="float">
            <text:p>10.9134290218</text:p>
          </table:table-cell>
          <table:table-cell table:formula="of:=[.C458]/([.D458]-[.D457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00491.07357" calcext:value-type="float">
            <text:p>1442700491.07357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0.9416427612305" calcext:value-type="float">
            <text:p>10.9416427612</text:p>
          </table:table-cell>
          <table:table-cell table:formula="of:=[.C459]/([.D459]-[.D458])" office:value-type="float" office:value="286952.391762509" calcext:value-type="float">
            <text:p>286952.3917625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00491.077" calcext:value-type="float">
            <text:p>1442700491.077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0.9450664520264" calcext:value-type="float">
            <text:p>10.945066452</text:p>
          </table:table-cell>
          <table:table-cell table:formula="of:=[.C460]/([.D460]-[.D459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00491.08041" calcext:value-type="float">
            <text:p>1442700491.08041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0.9484851360321" calcext:value-type="float">
            <text:p>10.948485136</text:p>
          </table:table-cell>
          <table:table-cell table:formula="of:=[.C461]/([.D461]-[.D460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00491.10031" calcext:value-type="float">
            <text:p>1442700491.10031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0.968380689621" calcext:value-type="float">
            <text:p>10.9683806896</text:p>
          </table:table-cell>
          <table:table-cell table:formula="of:=[.C462]/([.D462]-[.D461])" office:value-type="float" office:value="406925.093279647" calcext:value-type="float">
            <text:p>406925.0932796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00491.10376" calcext:value-type="float">
            <text:p>1442700491.10376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0.9718255996704" calcext:value-type="float">
            <text:p>10.9718255997</text:p>
          </table:table-cell>
          <table:table-cell table:formula="of:=[.C463]/([.D463]-[.D462])" office:value-type="float" office:value="2350133.93203682" calcext:value-type="float">
            <text:p>2350133.9320368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00491.10718" calcext:value-type="float">
            <text:p>1442700491.10718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0.9752459526062" calcext:value-type="float">
            <text:p>10.9752459526</text:p>
          </table:table-cell>
          <table:table-cell table:formula="of:=[.C464]/([.D464]-[.D463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00491.12177" calcext:value-type="float">
            <text:p>1442700491.12177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0.9898438453674" calcext:value-type="float">
            <text:p>10.9898438454</text:p>
          </table:table-cell>
          <table:table-cell table:formula="of:=[.C465]/([.D465]-[.D464])" office:value-type="float" office:value="554600.59423793" calcext:value-type="float">
            <text:p>554600.594237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00491.1252" calcext:value-type="float">
            <text:p>1442700491.1252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0.9932663440704" calcext:value-type="float">
            <text:p>10.9932663441</text:p>
          </table:table-cell>
          <table:table-cell table:formula="of:=[.C466]/([.D466]-[.D465])" office:value-type="float" office:value="2365523.17547893" calcext:value-type="float">
            <text:p>2365523.1754789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00491.12863" calcext:value-type="float">
            <text:p>1442700491.12863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0.9966995716095" calcext:value-type="float">
            <text:p>10.9966995716</text:p>
          </table:table-cell>
          <table:table-cell table:formula="of:=[.C467]/([.D467]-[.D466])" office:value-type="float" office:value="2358130.91555556" calcext:value-type="float">
            <text:p>2358130.9155555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00491.16326" calcext:value-type="float">
            <text:p>1442700491.16326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1.0313320159912" calcext:value-type="float">
            <text:p>11.031332016</text:p>
          </table:table-cell>
          <table:table-cell table:formula="of:=[.C468]/([.D468]-[.D467])" office:value-type="float" office:value="233769.234154166" calcext:value-type="float">
            <text:p>233769.2341541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00491.16669" calcext:value-type="float">
            <text:p>1442700491.16669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1.0347590446472" calcext:value-type="float">
            <text:p>11.0347590446</text:p>
          </table:table-cell>
          <table:table-cell table:formula="of:=[.C469]/([.D469]-[.D468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00491.17401" calcext:value-type="float">
            <text:p>1442700491.17401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1.0420792102814" calcext:value-type="float">
            <text:p>11.0420792103</text:p>
          </table:table-cell>
          <table:table-cell table:formula="of:=[.C470]/([.D470]-[.D469])" office:value-type="float" office:value="1105985.9031365" calcext:value-type="float">
            <text:p>1105985.90313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00491.17743" calcext:value-type="float">
            <text:p>1442700491.17743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1.0454976558685" calcext:value-type="float">
            <text:p>11.0454976559</text:p>
          </table:table-cell>
          <table:table-cell table:formula="of:=[.C471]/([.D471]-[.D470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00491.18084" calcext:value-type="float">
            <text:p>1442700491.18084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1.0489146709442" calcext:value-type="float">
            <text:p>11.0489146709</text:p>
          </table:table-cell>
          <table:table-cell table:formula="of:=[.C472]/([.D472]-[.D471])" office:value-type="float" office:value="2369319.36812727" calcext:value-type="float">
            <text:p>2369319.368127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00491.22221" calcext:value-type="float">
            <text:p>1442700491.22221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1.0902845859528" calcext:value-type="float">
            <text:p>11.090284586</text:p>
          </table:table-cell>
          <table:table-cell table:formula="of:=[.C473]/([.D473]-[.D472])" office:value-type="float" office:value="195697.767286391" calcext:value-type="float">
            <text:p>195697.7672863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00491.22564" calcext:value-type="float">
            <text:p>1442700491.22564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1.0937082767487" calcext:value-type="float">
            <text:p>11.0937082767</text:p>
          </table:table-cell>
          <table:table-cell table:formula="of:=[.C474]/([.D474]-[.D473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00491.22904" calcext:value-type="float">
            <text:p>1442700491.22904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1.0971057415009" calcext:value-type="float">
            <text:p>11.0971057415</text:p>
          </table:table-cell>
          <table:table-cell table:formula="of:=[.C475]/([.D475]-[.D474])" office:value-type="float" office:value="2382953.34624561" calcext:value-type="float">
            <text:p>2382953.346245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00491.26384" calcext:value-type="float">
            <text:p>1442700491.26384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1.1319100856781" calcext:value-type="float">
            <text:p>11.1319100857</text:p>
          </table:table-cell>
          <table:table-cell table:formula="of:=[.C476]/([.D476]-[.D475])" office:value-type="float" office:value="232614.640252089" calcext:value-type="float">
            <text:p>232614.6402520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00491.26727" calcext:value-type="float">
            <text:p>1442700491.26727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1.1353363990784" calcext:value-type="float">
            <text:p>11.1353363991</text:p>
          </table:table-cell>
          <table:table-cell table:formula="of:=[.C477]/([.D477]-[.D476])" office:value-type="float" office:value="2362889.51249043" calcext:value-type="float">
            <text:p>2362889.512490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00491.27069" calcext:value-type="float">
            <text:p>1442700491.27069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1.1387634277344" calcext:value-type="float">
            <text:p>11.1387634277</text:p>
          </table:table-cell>
          <table:table-cell table:formula="of:=[.C478]/([.D478]-[.D477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00491.32287" calcext:value-type="float">
            <text:p>1442700491.32287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1.190943479538" calcext:value-type="float">
            <text:p>11.1909434795</text:p>
          </table:table-cell>
          <table:table-cell table:formula="of:=[.C479]/([.D479]-[.D478])" office:value-type="float" office:value="155155.077853778" calcext:value-type="float">
            <text:p>155155.07785377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00491.32629" calcext:value-type="float">
            <text:p>1442700491.32629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1.194361448288" calcext:value-type="float">
            <text:p>11.1943614483</text:p>
          </table:table-cell>
          <table:table-cell table:formula="of:=[.C480]/([.D480]-[.D479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00491.32971" calcext:value-type="float">
            <text:p>1442700491.32971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1.1977801322937" calcext:value-type="float">
            <text:p>11.1977801323</text:p>
          </table:table-cell>
          <table:table-cell table:formula="of:=[.C481]/([.D481]-[.D480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00491.33313" calcext:value-type="float">
            <text:p>1442700491.33313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1.2012031078339" calcext:value-type="float">
            <text:p>11.2012031078</text:p>
          </table:table-cell>
          <table:table-cell table:formula="of:=[.C482]/([.D482]-[.D481])" office:value-type="float" office:value="2365193.64658355" calcext:value-type="float">
            <text:p>2365193.646583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00491.33656" calcext:value-type="float">
            <text:p>1442700491.33656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1.2046337127686" calcext:value-type="float">
            <text:p>11.2046337128</text:p>
          </table:table-cell>
          <table:table-cell table:formula="of:=[.C483]/([.D483]-[.D482])" office:value-type="float" office:value="2359933.64264369" calcext:value-type="float">
            <text:p>2359933.6426436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00491.33999" calcext:value-type="float">
            <text:p>1442700491.33999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1.2080588340759" calcext:value-type="float">
            <text:p>11.2080588341</text:p>
          </table:table-cell>
          <table:table-cell table:formula="of:=[.C484]/([.D484]-[.D483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00491.36448" calcext:value-type="float">
            <text:p>1442700491.36448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1.2325520515442" calcext:value-type="float">
            <text:p>11.2325520515</text:p>
          </table:table-cell>
          <table:table-cell table:formula="of:=[.C485]/([.D485]-[.D484])" office:value-type="float" office:value="330540.485768796" calcext:value-type="float">
            <text:p>330540.4857687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00491.36791" calcext:value-type="float">
            <text:p>1442700491.36791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1.235976934433" calcext:value-type="float">
            <text:p>11.2359769344</text:p>
          </table:table-cell>
          <table:table-cell table:formula="of:=[.C486]/([.D486]-[.D485])" office:value-type="float" office:value="2363876.44859032" calcext:value-type="float">
            <text:p>2363876.448590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00491.37133" calcext:value-type="float">
            <text:p>1442700491.37133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1.2394051551819" calcext:value-type="float">
            <text:p>11.2394051552</text:p>
          </table:table-cell>
          <table:table-cell table:formula="of:=[.C487]/([.D487]-[.D486])" office:value-type="float" office:value="2361574.87892065" calcext:value-type="float">
            <text:p>2361574.8789206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00491.40071" calcext:value-type="float">
            <text:p>1442700491.40071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1.2687840461731" calcext:value-type="float">
            <text:p>11.2687840462</text:p>
          </table:table-cell>
          <table:table-cell table:formula="of:=[.C488]/([.D488]-[.D487])" office:value-type="float" office:value="275572.008569759" calcext:value-type="float">
            <text:p>275572.0085697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00491.4041" calcext:value-type="float">
            <text:p>1442700491.4041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1.2721750736237" calcext:value-type="float">
            <text:p>11.2721750736</text:p>
          </table:table-cell>
          <table:table-cell table:formula="of:=[.C489]/([.D489]-[.D488])" office:value-type="float" office:value="2387476.98685228" calcext:value-type="float">
            <text:p>2387476.9868522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00491.42345" calcext:value-type="float">
            <text:p>1442700491.42345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1.2915222644806" calcext:value-type="float">
            <text:p>11.2915222645</text:p>
          </table:table-cell>
          <table:table-cell table:formula="of:=[.C490]/([.D490]-[.D489])" office:value-type="float" office:value="418458.682703209" calcext:value-type="float">
            <text:p>418458.6827032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00491.42689" calcext:value-type="float">
            <text:p>1442700491.42689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1.2949650287628" calcext:value-type="float">
            <text:p>11.2949650288</text:p>
          </table:table-cell>
          <table:table-cell table:formula="of:=[.C491]/([.D491]-[.D490])" office:value-type="float" office:value="2351598.69695291" calcext:value-type="float">
            <text:p>2351598.696952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00491.43032" calcext:value-type="float">
            <text:p>1442700491.43032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1.2983934879303" calcext:value-type="float">
            <text:p>11.2983934879</text:p>
          </table:table-cell>
          <table:table-cell table:formula="of:=[.C492]/([.D492]-[.D491])" office:value-type="float" office:value="2361410.65257302" calcext:value-type="float">
            <text:p>2361410.652573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00491.45641" calcext:value-type="float">
            <text:p>1442700491.45641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1.3244779109955" calcext:value-type="float">
            <text:p>11.324477911</text:p>
          </table:table-cell>
          <table:table-cell table:formula="of:=[.C493]/([.D493]-[.D492])" office:value-type="float" office:value="310376.809169515" calcext:value-type="float">
            <text:p>310376.8091695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00491.45985" calcext:value-type="float">
            <text:p>1442700491.45985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1.3279221057892" calcext:value-type="float">
            <text:p>11.3279221058</text:p>
          </table:table-cell>
          <table:table-cell table:formula="of:=[.C494]/([.D494]-[.D493])" office:value-type="float" office:value="2350621.98421708" calcext:value-type="float">
            <text:p>2350621.984217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00491.46328" calcext:value-type="float">
            <text:p>1442700491.46328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1.3313472270966" calcext:value-type="float">
            <text:p>11.3313472271</text:p>
          </table:table-cell>
          <table:table-cell table:formula="of:=[.C495]/([.D495]-[.D494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00491.4667" calcext:value-type="float">
            <text:p>1442700491.4667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1.3347697257996" calcext:value-type="float">
            <text:p>11.3347697258</text:p>
          </table:table-cell>
          <table:table-cell table:formula="of:=[.C496]/([.D496]-[.D495])" office:value-type="float" office:value="2365523.17547893" calcext:value-type="float">
            <text:p>2365523.175478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00491.47012" calcext:value-type="float">
            <text:p>1442700491.47012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1.3381886482239" calcext:value-type="float">
            <text:p>11.3381886482</text:p>
          </table:table-cell>
          <table:table-cell table:formula="of:=[.C497]/([.D497]-[.D496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00491.47353" calcext:value-type="float">
            <text:p>1442700491.47353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1.341605424881" calcext:value-type="float">
            <text:p>11.3416054249</text:p>
          </table:table-cell>
          <table:table-cell table:formula="of:=[.C498]/([.D498]-[.D497])" office:value-type="float" office:value="2369484.69639244" calcext:value-type="float">
            <text:p>2369484.6963924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00491.49822" calcext:value-type="float">
            <text:p>1442700491.49822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1.3662955760956" calcext:value-type="float">
            <text:p>11.3662955761</text:p>
          </table:table-cell>
          <table:table-cell table:formula="of:=[.C499]/([.D499]-[.D498])" office:value-type="float" office:value="327904.02657448" calcext:value-type="float">
            <text:p>327904.0265744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00491.50165" calcext:value-type="float">
            <text:p>1442700491.50165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1.3697192668915" calcext:value-type="float">
            <text:p>11.3697192669</text:p>
          </table:table-cell>
          <table:table-cell table:formula="of:=[.C500]/([.D500]-[.D499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00491.50507" calcext:value-type="float">
            <text:p>1442700491.50507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1.3731365203857" calcext:value-type="float">
            <text:p>11.3731365204</text:p>
          </table:table-cell>
          <table:table-cell table:formula="of:=[.C501]/([.D501]-[.D500])" office:value-type="float" office:value="2369154.0629317" calcext:value-type="float">
            <text:p>2369154.06293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00491.52393" calcext:value-type="float">
            <text:p>1442700491.52393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1.3919961452484" calcext:value-type="float">
            <text:p>11.3919961452</text:p>
          </table:table-cell>
          <table:table-cell table:formula="of:=[.C502]/([.D502]-[.D501])" office:value-type="float" office:value="429276.831270622" calcext:value-type="float">
            <text:p>429276.8312706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00491.55379" calcext:value-type="float">
            <text:p>1442700491.55379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1.4218575954437" calcext:value-type="float">
            <text:p>11.4218575954</text:p>
          </table:table-cell>
          <table:table-cell table:formula="of:=[.C503]/([.D503]-[.D502])" office:value-type="float" office:value="271118.781808891" calcext:value-type="float">
            <text:p>271118.78180889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00491.55721" calcext:value-type="float">
            <text:p>1442700491.55721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1.4252774715424" calcext:value-type="float">
            <text:p>11.4252774715</text:p>
          </table:table-cell>
          <table:table-cell table:formula="of:=[.C504]/([.D504]-[.D503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00491.56062" calcext:value-type="float">
            <text:p>1442700491.56062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1.4286949634552" calcext:value-type="float">
            <text:p>11.4286949635</text:p>
          </table:table-cell>
          <table:table-cell table:formula="of:=[.C505]/([.D505]-[.D504])" office:value-type="float" office:value="2368988.78080089" calcext:value-type="float">
            <text:p>2368988.7808008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00491.56557" calcext:value-type="float">
            <text:p>1442700491.56557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1.4336359500885" calcext:value-type="float">
            <text:p>11.4336359501</text:p>
          </table:table-cell>
          <table:table-cell table:formula="of:=[.C506]/([.D506]-[.D505])" office:value-type="float" office:value="1638539.14225053" calcext:value-type="float">
            <text:p>1638539.142250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00491.56904" calcext:value-type="float">
            <text:p>1442700491.56904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1.4371120929718" calcext:value-type="float">
            <text:p>11.437112093</text:p>
          </table:table-cell>
          <table:table-cell table:formula="of:=[.C507]/([.D507]-[.D506])" office:value-type="float" office:value="2329018.18820302" calcext:value-type="float">
            <text:p>2329018.188203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00491.57246" calcext:value-type="float">
            <text:p>1442700491.57246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1.4405298233032" calcext:value-type="float">
            <text:p>11.4405298233</text:p>
          </table:table-cell>
          <table:table-cell table:formula="of:=[.C508]/([.D508]-[.D507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00491.59866" calcext:value-type="float">
            <text:p>1442700491.59866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1.4667325019836" calcext:value-type="float">
            <text:p>11.466732502</text:p>
          </table:table-cell>
          <table:table-cell table:formula="of:=[.C509]/([.D509]-[.D508])" office:value-type="float" office:value="308976.043966443" calcext:value-type="float">
            <text:p>308976.0439664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00491.60217" calcext:value-type="float">
            <text:p>1442700491.60217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1.470244884491" calcext:value-type="float">
            <text:p>11.4702448845</text:p>
          </table:table-cell>
          <table:table-cell table:formula="of:=[.C510]/([.D510]-[.D509])" office:value-type="float" office:value="2304988.13358675" calcext:value-type="float">
            <text:p>2304988.133586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00491.6056" calcext:value-type="float">
            <text:p>1442700491.6056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1.473671913147" calcext:value-type="float">
            <text:p>11.4736719131</text:p>
          </table:table-cell>
          <table:table-cell table:formula="of:=[.C511]/([.D511]-[.D510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00491.62447" calcext:value-type="float">
            <text:p>1442700491.62447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1.4925396442413" calcext:value-type="float">
            <text:p>11.4925396442</text:p>
          </table:table-cell>
          <table:table-cell table:formula="of:=[.C512]/([.D512]-[.D511])" office:value-type="float" office:value="429092.399054804" calcext:value-type="float">
            <text:p>429092.3990548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00491.6279" calcext:value-type="float">
            <text:p>1442700491.6279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1.4959695339203" calcext:value-type="float">
            <text:p>11.4959695339</text:p>
          </table:table-cell>
          <table:table-cell table:formula="of:=[.C513]/([.D513]-[.D512])" office:value-type="float" office:value="2360425.77394689" calcext:value-type="float">
            <text:p>2360425.773946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00491.63132" calcext:value-type="float">
            <text:p>1442700491.63132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1.499388217926" calcext:value-type="float">
            <text:p>11.4993882179</text:p>
          </table:table-cell>
          <table:table-cell table:formula="of:=[.C514]/([.D514]-[.D513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00491.65421" calcext:value-type="float">
            <text:p>1442700491.65421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1.5222814083099" calcext:value-type="float">
            <text:p>11.5222814083</text:p>
          </table:table-cell>
          <table:table-cell table:formula="of:=[.C515]/([.D515]-[.D514])" office:value-type="float" office:value="353642.278085002" calcext:value-type="float">
            <text:p>353642.2780850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00491.65761" calcext:value-type="float">
            <text:p>1442700491.65761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1.5256817340851" calcext:value-type="float">
            <text:p>11.5256817341</text:p>
          </table:table-cell>
          <table:table-cell table:formula="of:=[.C516]/([.D516]-[.D515])" office:value-type="float" office:value="2380948.33711962" calcext:value-type="float">
            <text:p>2380948.337119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00491.69279" calcext:value-type="float">
            <text:p>1442700491.69279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1.56085896492" calcext:value-type="float">
            <text:p>11.5608589649</text:p>
          </table:table-cell>
          <table:table-cell table:formula="of:=[.C517]/([.D517]-[.D516])" office:value-type="float" office:value="230148.872092393" calcext:value-type="float">
            <text:p>230148.87209239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00491.69619" calcext:value-type="float">
            <text:p>1442700491.69619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1.5642592906952" calcext:value-type="float">
            <text:p>11.5642592907</text:p>
          </table:table-cell>
          <table:table-cell table:formula="of:=[.C518]/([.D518]-[.D517])" office:value-type="float" office:value="2380948.33711962" calcext:value-type="float">
            <text:p>2380948.3371196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00491.69961" calcext:value-type="float">
            <text:p>1442700491.69961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1.5676763057709" calcext:value-type="float">
            <text:p>11.5676763058</text:p>
          </table:table-cell>
          <table:table-cell table:formula="of:=[.C519]/([.D519]-[.D518])" office:value-type="float" office:value="2369319.36812727" calcext:value-type="float">
            <text:p>2369319.368127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00491.72077" calcext:value-type="float">
            <text:p>1442700491.72077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1.5888438224793" calcext:value-type="float">
            <text:p>11.5888438225</text:p>
          </table:table-cell>
          <table:table-cell table:formula="of:=[.C520]/([.D520]-[.D519])" office:value-type="float" office:value="382472.829077639" calcext:value-type="float">
            <text:p>382472.82907763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00491.72419" calcext:value-type="float">
            <text:p>1442700491.72419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1.5922627449036" calcext:value-type="float">
            <text:p>11.5922627449</text:p>
          </table:table-cell>
          <table:table-cell table:formula="of:=[.C521]/([.D521]-[.D520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00491.72761" calcext:value-type="float">
            <text:p>1442700491.72761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1.5956826210022" calcext:value-type="float">
            <text:p>11.595682621</text:p>
          </table:table-cell>
          <table:table-cell table:formula="of:=[.C522]/([.D522]-[.D521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00491.74853" calcext:value-type="float">
            <text:p>1442700491.74853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1.6166005134583" calcext:value-type="float">
            <text:p>11.6166005135</text:p>
          </table:table-cell>
          <table:table-cell table:formula="of:=[.C523]/([.D523]-[.D522])" office:value-type="float" office:value="387037.079237713" calcext:value-type="float">
            <text:p>387037.0792377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00491.75195" calcext:value-type="float">
            <text:p>1442700491.75195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1.6200199127197" calcext:value-type="float">
            <text:p>11.6200199127</text:p>
          </table:table-cell>
          <table:table-cell table:formula="of:=[.C524]/([.D524]-[.D523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00491.75537" calcext:value-type="float">
            <text:p>1442700491.75537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1.6234447956085" calcext:value-type="float">
            <text:p>11.6234447956</text:p>
          </table:table-cell>
          <table:table-cell table:formula="of:=[.C525]/([.D525]-[.D524])" office:value-type="float" office:value="2363876.44859032" calcext:value-type="float">
            <text:p>2363876.4485903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00491.77634" calcext:value-type="float">
            <text:p>1442700491.77634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1.6444129943848" calcext:value-type="float">
            <text:p>11.6444129944</text:p>
          </table:table-cell>
          <table:table-cell table:formula="of:=[.C526]/([.D526]-[.D525])" office:value-type="float" office:value="386108.510625718" calcext:value-type="float">
            <text:p>386108.5106257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00491.7798" calcext:value-type="float">
            <text:p>1442700491.7798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1.6478748321533" calcext:value-type="float">
            <text:p>11.6478748322</text:p>
          </table:table-cell>
          <table:table-cell table:formula="of:=[.C527]/([.D527]-[.D526])" office:value-type="float" office:value="2338642.23030303" calcext:value-type="float">
            <text:p>2338642.2303030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00491.78323" calcext:value-type="float">
            <text:p>1442700491.78323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1.6513004302979" calcext:value-type="float">
            <text:p>11.6513004303</text:p>
          </table:table-cell>
          <table:table-cell table:formula="of:=[.C528]/([.D528]-[.D527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00491.79333" calcext:value-type="float">
            <text:p>1442700491.79333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1.6613955497742" calcext:value-type="float">
            <text:p>11.6613955498</text:p>
          </table:table-cell>
          <table:table-cell table:formula="of:=[.C529]/([.D529]-[.D528])" office:value-type="float" office:value="801971.68730811" calcext:value-type="float">
            <text:p>801971.687308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00491.79675" calcext:value-type="float">
            <text:p>1442700491.79675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1.6648168563843" calcext:value-type="float">
            <text:p>11.6648168564</text:p>
          </table:table-cell>
          <table:table-cell table:formula="of:=[.C530]/([.D530]-[.D529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00491.80016" calcext:value-type="float">
            <text:p>1442700491.80016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1.6682345867157" calcext:value-type="float">
            <text:p>11.6682345867</text:p>
          </table:table-cell>
          <table:table-cell table:formula="of:=[.C531]/([.D531]-[.D530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00491.8213" calcext:value-type="float">
            <text:p>1442700491.8213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1.6893744468689" calcext:value-type="float">
            <text:p>11.6893744469</text:p>
          </table:table-cell>
          <table:table-cell table:formula="of:=[.C532]/([.D532]-[.D531])" office:value-type="float" office:value="382973.205183439" calcext:value-type="float">
            <text:p>382973.20518343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00491.82472" calcext:value-type="float">
            <text:p>1442700491.82472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1.6927931308746" calcext:value-type="float">
            <text:p>11.6927931309</text:p>
          </table:table-cell>
          <table:table-cell table:formula="of:=[.C533]/([.D533]-[.D532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00491.82814" calcext:value-type="float">
            <text:p>1442700491.82814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1.6962134838104" calcext:value-type="float">
            <text:p>11.6962134838</text:p>
          </table:table-cell>
          <table:table-cell table:formula="of:=[.C534]/([.D534]-[.D533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00491.84917" calcext:value-type="float">
            <text:p>1442700491.84917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1.71724152565" calcext:value-type="float">
            <text:p>11.7172415257</text:p>
          </table:table-cell>
          <table:table-cell table:formula="of:=[.C535]/([.D535]-[.D534])" office:value-type="float" office:value="385009.696183587" calcext:value-type="float">
            <text:p>385009.69618358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00491.85262" calcext:value-type="float">
            <text:p>1442700491.85262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1.7206885814667" calcext:value-type="float">
            <text:p>11.7206885815</text:p>
          </table:table-cell>
          <table:table-cell table:formula="of:=[.C536]/([.D536]-[.D535])" office:value-type="float" office:value="2348670.99073177" calcext:value-type="float">
            <text:p>2348670.990731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00491.87694" calcext:value-type="float">
            <text:p>1442700491.87694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1.7450129985809" calcext:value-type="float">
            <text:p>11.7450129986</text:p>
          </table:table-cell>
          <table:table-cell table:formula="of:=[.C537]/([.D537]-[.D536])" office:value-type="float" office:value="332834.285893515" calcext:value-type="float">
            <text:p>332834.2858935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00491.88038" calcext:value-type="float">
            <text:p>1442700491.88038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1.7484514713287" calcext:value-type="float">
            <text:p>11.7484514713</text:p>
          </table:table-cell>
          <table:table-cell table:formula="of:=[.C538]/([.D538]-[.D537])" office:value-type="float" office:value="2354533.71127444" calcext:value-type="float">
            <text:p>2354533.711274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00491.88383" calcext:value-type="float">
            <text:p>1442700491.88383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1.7518956661224" calcext:value-type="float">
            <text:p>11.7518956661</text:p>
          </table:table-cell>
          <table:table-cell table:formula="of:=[.C539]/([.D539]-[.D538])" office:value-type="float" office:value="2350621.98421708" calcext:value-type="float">
            <text:p>2350621.984217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00491.9153" calcext:value-type="float">
            <text:p>1442700491.9153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1.7833700180054" calcext:value-type="float">
            <text:p>11.783370018</text:p>
          </table:table-cell>
          <table:table-cell table:formula="of:=[.C540]/([.D540]-[.D539])" office:value-type="float" office:value="257225.312537402" calcext:value-type="float">
            <text:p>257225.31253740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00491.91872" calcext:value-type="float">
            <text:p>1442700491.91872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1.7867910861969" calcext:value-type="float">
            <text:p>11.7867910862</text:p>
          </table:table-cell>
          <table:table-cell table:formula="of:=[.C541]/([.D541]-[.D540])" office:value-type="float" office:value="2366512.31333194" calcext:value-type="float">
            <text:p>2366512.313331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00491.92214" calcext:value-type="float">
            <text:p>1442700491.92214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1.7902097702026" calcext:value-type="float">
            <text:p>11.7902097702</text:p>
          </table:table-cell>
          <table:table-cell table:formula="of:=[.C542]/([.D542]-[.D541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00491.9432" calcext:value-type="float">
            <text:p>1442700491.9432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1.8112654685974" calcext:value-type="float">
            <text:p>11.8112654686</text:p>
          </table:table-cell>
          <table:table-cell table:formula="of:=[.C543]/([.D543]-[.D542])" office:value-type="float" office:value="384503.987861494" calcext:value-type="float">
            <text:p>384503.9878614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00491.94661" calcext:value-type="float">
            <text:p>1442700491.94661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1.8146848678589" calcext:value-type="float">
            <text:p>11.8146848679</text:p>
          </table:table-cell>
          <table:table-cell table:formula="of:=[.C544]/([.D544]-[.D543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00491.95003" calcext:value-type="float">
            <text:p>1442700491.95003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1.8181042671204" calcext:value-type="float">
            <text:p>11.8181042671</text:p>
          </table:table-cell>
          <table:table-cell table:formula="of:=[.C545]/([.D545]-[.D544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00491.97107" calcext:value-type="float">
            <text:p>1442700491.97107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1.8391389846802" calcext:value-type="float">
            <text:p>11.8391389847</text:p>
          </table:table-cell>
          <table:table-cell table:formula="of:=[.C546]/([.D546]-[.D545])" office:value-type="float" office:value="384887.506902727" calcext:value-type="float">
            <text:p>384887.5069027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00491.97448" calcext:value-type="float">
            <text:p>1442700491.97448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1.842554807663" calcext:value-type="float">
            <text:p>11.8425548077</text:p>
          </table:table-cell>
          <table:table-cell table:formula="of:=[.C547]/([.D547]-[.D546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00491.97792" calcext:value-type="float">
            <text:p>1442700491.97792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1.8459858894348" calcext:value-type="float">
            <text:p>11.8459858894</text:p>
          </table:table-cell>
          <table:table-cell table:formula="of:=[.C548]/([.D548]-[.D547])" office:value-type="float" office:value="2359605.66909874" calcext:value-type="float">
            <text:p>2359605.6690987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00491.99879" calcext:value-type="float">
            <text:p>1442700491.99879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1.8668649196625" calcext:value-type="float">
            <text:p>11.8668649197</text:p>
          </table:table-cell>
          <table:table-cell table:formula="of:=[.C549]/([.D549]-[.D548])" office:value-type="float" office:value="387757.473011088" calcext:value-type="float">
            <text:p>387757.47301108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00492.00202" calcext:value-type="float">
            <text:p>1442700492.00202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1.8700923919678" calcext:value-type="float">
            <text:p>11.870092392</text:p>
          </table:table-cell>
          <table:table-cell table:formula="of:=[.C550]/([.D550]-[.D549])" office:value-type="float" office:value="2508464.59215483" calcext:value-type="float">
            <text:p>2508464.5921548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00492.00512" calcext:value-type="float">
            <text:p>1442700492.00512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1.8731868267059" calcext:value-type="float">
            <text:p>11.8731868267</text:p>
          </table:table-cell>
          <table:table-cell table:formula="of:=[.C551]/([.D551]-[.D550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00492.01585" calcext:value-type="float">
            <text:p>1442700492.01585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1.8839192390442" calcext:value-type="float">
            <text:p>11.883919239</text:p>
          </table:table-cell>
          <table:table-cell table:formula="of:=[.C552]/([.D552]-[.D551])" office:value-type="float" office:value="754350.442830168" calcext:value-type="float">
            <text:p>754350.44283016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00492.01892" calcext:value-type="float">
            <text:p>1442700492.01892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1.8869934082031" calcext:value-type="float">
            <text:p>11.8869934082</text:p>
          </table:table-cell>
          <table:table-cell table:formula="of:=[.C553]/([.D553]-[.D552])" office:value-type="float" office:value="2633557.09508298" calcext:value-type="float">
            <text:p>2633557.0950829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00492.02201" calcext:value-type="float">
            <text:p>1442700492.02201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1.8900771141052" calcext:value-type="float">
            <text:p>11.8900771141</text:p>
          </table:table-cell>
          <table:table-cell table:formula="of:=[.C554]/([.D554]-[.D553])" office:value-type="float" office:value="2625412.49296428" calcext:value-type="float">
            <text:p>2625412.492964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00492.0251" calcext:value-type="float">
            <text:p>1442700492.0251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1.8931710720062" calcext:value-type="float">
            <text:p>11.893171072</text:p>
          </table:table-cell>
          <table:table-cell table:formula="of:=[.C555]/([.D555]-[.D554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00492.02826" calcext:value-type="float">
            <text:p>1442700492.02826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1.8963296413422" calcext:value-type="float">
            <text:p>11.8963296413</text:p>
          </table:table-cell>
          <table:table-cell table:formula="of:=[.C556]/([.D556]-[.D555])" office:value-type="float" office:value="2563185.77777778" calcext:value-type="float">
            <text:p>2563185.777777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00492.03136" calcext:value-type="float">
            <text:p>1442700492.03136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1.8994269371033" calcext:value-type="float">
            <text:p>11.8994269371</text:p>
          </table:table-cell>
          <table:table-cell table:formula="of:=[.C557]/([.D557]-[.D556])" office:value-type="float" office:value="2613893.09398815" calcext:value-type="float">
            <text:p>2613893.0939881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00492.03446" calcext:value-type="float">
            <text:p>1442700492.03446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1.9025337696075" calcext:value-type="float">
            <text:p>11.9025337696</text:p>
          </table:table-cell>
          <table:table-cell table:formula="of:=[.C558]/([.D558]-[.D557])" office:value-type="float" office:value="2605869.47924181" calcext:value-type="float">
            <text:p>2605869.4792418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00492.03756" calcext:value-type="float">
            <text:p>1442700492.03756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1.9056279659271" calcext:value-type="float">
            <text:p>11.9056279659</text:p>
          </table:table-cell>
          <table:table-cell table:formula="of:=[.C559]/([.D559]-[.D558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00492.0546" calcext:value-type="float">
            <text:p>1442700492.0546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1.9226670265198" calcext:value-type="float">
            <text:p>11.9226670265</text:p>
          </table:table-cell>
          <table:table-cell table:formula="of:=[.C560]/([.D560]-[.D559])" office:value-type="float" office:value="475143.565337848" calcext:value-type="float">
            <text:p>475143.56533784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00492.05768" calcext:value-type="float">
            <text:p>1442700492.05768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1.9257502555847" calcext:value-type="float">
            <text:p>11.9257502556</text:p>
          </table:table-cell>
          <table:table-cell table:formula="of:=[.C561]/([.D561]-[.D560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00492.06077" calcext:value-type="float">
            <text:p>1442700492.06077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1.9288437366486" calcext:value-type="float">
            <text:p>11.9288437366</text:p>
          </table:table-cell>
          <table:table-cell table:formula="of:=[.C562]/([.D562]-[.D561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00492.08219" calcext:value-type="float">
            <text:p>1442700492.08219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1.9502601623535" calcext:value-type="float">
            <text:p>11.9502601624</text:p>
          </table:table-cell>
          <table:table-cell table:formula="of:=[.C563]/([.D563]-[.D562])" office:value-type="float" office:value="378027.599541341" calcext:value-type="float">
            <text:p>378027.59954134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00492.08528" calcext:value-type="float">
            <text:p>1442700492.08528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1.953351020813" calcext:value-type="float">
            <text:p>11.9533510208</text:p>
          </table:table-cell>
          <table:table-cell table:formula="of:=[.C564]/([.D564]-[.D563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00492.08837" calcext:value-type="float">
            <text:p>1442700492.08837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1.9564392566681" calcext:value-type="float">
            <text:p>11.9564392567</text:p>
          </table:table-cell>
          <table:table-cell table:formula="of:=[.C565]/([.D565]-[.D564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00492.09613" calcext:value-type="float">
            <text:p>1442700492.09613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1.9642040729523" calcext:value-type="float">
            <text:p>11.964204073</text:p>
          </table:table-cell>
          <table:table-cell table:formula="of:=[.C566]/([.D566]-[.D565])" office:value-type="float" office:value="1042651.84180791" calcext:value-type="float">
            <text:p>1042651.8418079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00492.11622" calcext:value-type="float">
            <text:p>1442700492.11622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1.9842898845673" calcext:value-type="float">
            <text:p>11.9842898846</text:p>
          </table:table-cell>
          <table:table-cell table:formula="of:=[.C567]/([.D567]-[.D566])" office:value-type="float" office:value="403070.593072668" calcext:value-type="float">
            <text:p>403070.59307266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00492.1193" calcext:value-type="float">
            <text:p>1442700492.1193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1.9873700141907" calcext:value-type="float">
            <text:p>11.9873700142</text:p>
          </table:table-cell>
          <table:table-cell table:formula="of:=[.C568]/([.D568]-[.D567])" office:value-type="float" office:value="2628460.8084217" calcext:value-type="float">
            <text:p>2628460.80842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00492.12239" calcext:value-type="float">
            <text:p>1442700492.12239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1.9904570579529" calcext:value-type="float">
            <text:p>11.990457058</text:p>
          </table:table-cell>
          <table:table-cell table:formula="of:=[.C569]/([.D569]-[.D568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00492.15511" calcext:value-type="float">
            <text:p>1442700492.15511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2.0231807231903" calcext:value-type="float">
            <text:p>12.0231807232</text:p>
          </table:table-cell>
          <table:table-cell table:formula="of:=[.C570]/([.D570]-[.D569])" office:value-type="float" office:value="247405.048953393" calcext:value-type="float">
            <text:p>247405.04895339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00492.15821" calcext:value-type="float">
            <text:p>1442700492.15821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2.0262784957886" calcext:value-type="float">
            <text:p>12.0262784958</text:p>
          </table:table-cell>
          <table:table-cell table:formula="of:=[.C571]/([.D571]-[.D570])" office:value-type="float" office:value="2613490.73993689" calcext:value-type="float">
            <text:p>2613490.739936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00492.1613" calcext:value-type="float">
            <text:p>1442700492.1613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2.0293660163879" calcext:value-type="float">
            <text:p>12.0293660164</text:p>
          </table:table-cell>
          <table:table-cell table:formula="of:=[.C572]/([.D572]-[.D571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00492.18258" calcext:value-type="float">
            <text:p>1442700492.18258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2.0506455898285" calcext:value-type="float">
            <text:p>12.0506455898</text:p>
          </table:table-cell>
          <table:table-cell table:formula="of:=[.C573]/([.D573]-[.D572])" office:value-type="float" office:value="380458.75414832" calcext:value-type="float">
            <text:p>380458.7541483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00492.18568" calcext:value-type="float">
            <text:p>1442700492.18568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2.0537509918213" calcext:value-type="float">
            <text:p>12.0537509918</text:p>
          </table:table-cell>
          <table:table-cell table:formula="of:=[.C574]/([.D574]-[.D573])" office:value-type="float" office:value="2607069.87976967" calcext:value-type="float">
            <text:p>2607069.8797696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00492.18876" calcext:value-type="float">
            <text:p>1442700492.18876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2.0568342208862" calcext:value-type="float">
            <text:p>12.0568342209</text:p>
          </table:table-cell>
          <table:table-cell table:formula="of:=[.C575]/([.D575]-[.D574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00492.19676" calcext:value-type="float">
            <text:p>1442700492.19676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2.0648288726807" calcext:value-type="float">
            <text:p>12.0648288727</text:p>
          </table:table-cell>
          <table:table-cell table:formula="of:=[.C576]/([.D576]-[.D575])" office:value-type="float" office:value="1012677.00059645" calcext:value-type="float">
            <text:p>1012677.000596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00492.19986" calcext:value-type="float">
            <text:p>1442700492.19986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2.0679309368134" calcext:value-type="float">
            <text:p>12.0679309368</text:p>
          </table:table-cell>
          <table:table-cell table:formula="of:=[.C577]/([.D577]-[.D576])" office:value-type="float" office:value="2609875.11982169" calcext:value-type="float">
            <text:p>2609875.1198216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00492.20294" calcext:value-type="float">
            <text:p>1442700492.20294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2.0710144042969" calcext:value-type="float">
            <text:p>12.0710144043</text:p>
          </table:table-cell>
          <table:table-cell table:formula="of:=[.C578]/([.D578]-[.D577])" office:value-type="float" office:value="2625615.49400758" calcext:value-type="float">
            <text:p>2625615.494007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00492.23458" calcext:value-type="float">
            <text:p>1442700492.23458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2.1026475429535" calcext:value-type="float">
            <text:p>12.102647543</text:p>
          </table:table-cell>
          <table:table-cell table:formula="of:=[.C579]/([.D579]-[.D578])" office:value-type="float" office:value="255934.135650706" calcext:value-type="float">
            <text:p>255934.1356507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00492.23765" calcext:value-type="float">
            <text:p>1442700492.23765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2.1057209968567" calcext:value-type="float">
            <text:p>12.1057209969</text:p>
          </table:table-cell>
          <table:table-cell table:formula="of:=[.C580]/([.D580]-[.D579])" office:value-type="float" office:value="2634169.97781398" calcext:value-type="float">
            <text:p>2634169.9778139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00492.24074" calcext:value-type="float">
            <text:p>1442700492.24074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2.1088078022003" calcext:value-type="float">
            <text:p>12.1088078022</text:p>
          </table:table-cell>
          <table:table-cell table:formula="of:=[.C581]/([.D581]-[.D580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00492.25553" calcext:value-type="float">
            <text:p>1442700492.25553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2.1235992908478" calcext:value-type="float">
            <text:p>12.1235992908</text:p>
          </table:table-cell>
          <table:table-cell table:formula="of:=[.C582]/([.D582]-[.D581])" office:value-type="float" office:value="547341.79858156" calcext:value-type="float">
            <text:p>547341.7985815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00492.25862" calcext:value-type="float">
            <text:p>1442700492.25862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2.12668633461" calcext:value-type="float">
            <text:p>12.1266863346</text:p>
          </table:table-cell>
          <table:table-cell table:formula="of:=[.C583]/([.D583]-[.D582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00492.28301" calcext:value-type="float">
            <text:p>1442700492.28301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2.151079416275" calcext:value-type="float">
            <text:p>12.1510794163</text:p>
          </table:table-cell>
          <table:table-cell table:formula="of:=[.C584]/([.D584]-[.D583])" office:value-type="float" office:value="331897.384314645" calcext:value-type="float">
            <text:p>331897.3843146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00492.2861" calcext:value-type="float">
            <text:p>1442700492.2861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2.1541659832001" calcext:value-type="float">
            <text:p>12.1541659832</text:p>
          </table:table-cell>
          <table:table-cell table:formula="of:=[.C585]/([.D585]-[.D584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00492.28918" calcext:value-type="float">
            <text:p>1442700492.28918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2.1572544574738" calcext:value-type="float">
            <text:p>12.1572544575</text:p>
          </table:table-cell>
          <table:table-cell table:formula="of:=[.C586]/([.D586]-[.D585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00492.312" calcext:value-type="float">
            <text:p>1442700492.312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2.1800742149353" calcext:value-type="float">
            <text:p>12.1800742149</text:p>
          </table:table-cell>
          <table:table-cell table:formula="of:=[.C587]/([.D587]-[.D586])" office:value-type="float" office:value="354780.282553049" calcext:value-type="float">
            <text:p>354780.2825530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00492.31509" calcext:value-type="float">
            <text:p>1442700492.31509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2.1831574440002" calcext:value-type="float">
            <text:p>12.183157444</text:p>
          </table:table-cell>
          <table:table-cell table:formula="of:=[.C588]/([.D588]-[.D587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00492.31817" calcext:value-type="float">
            <text:p>1442700492.31817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2.1862442493439" calcext:value-type="float">
            <text:p>12.1862442493</text:p>
          </table:table-cell>
          <table:table-cell table:formula="of:=[.C589]/([.D589]-[.D588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00492.335" calcext:value-type="float">
            <text:p>1442700492.335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2.2030684947968" calcext:value-type="float">
            <text:p>12.2030684948</text:p>
          </table:table-cell>
          <table:table-cell table:formula="of:=[.C590]/([.D590]-[.D589])" office:value-type="float" office:value="481210.288014058" calcext:value-type="float">
            <text:p>481210.2880140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00492.33808" calcext:value-type="float">
            <text:p>1442700492.33808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2.2061502933502" calcext:value-type="float">
            <text:p>12.2061502934</text:p>
          </table:table-cell>
          <table:table-cell table:formula="of:=[.C591]/([.D591]-[.D590])" office:value-type="float" office:value="2627037.38078292" calcext:value-type="float">
            <text:p>2627037.3807829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00492.34116" calcext:value-type="float">
            <text:p>1442700492.34116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2.2092351913452" calcext:value-type="float">
            <text:p>12.2092351913</text:p>
          </table:table-cell>
          <table:table-cell table:formula="of:=[.C592]/([.D592]-[.D591])" office:value-type="float" office:value="2624397.95842028" calcext:value-type="float">
            <text:p>2624397.9584202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00492.3561" calcext:value-type="float">
            <text:p>1442700492.3561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2.224170923233" calcext:value-type="float">
            <text:p>12.2241709232</text:p>
          </table:table-cell>
          <table:table-cell table:formula="of:=[.C593]/([.D593]-[.D592])" office:value-type="float" office:value="542055.793503073" calcext:value-type="float">
            <text:p>542055.79350307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00492.35919" calcext:value-type="float">
            <text:p>1442700492.35919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2.2272608280182" calcext:value-type="float">
            <text:p>12.227260828</text:p>
          </table:table-cell>
          <table:table-cell table:formula="of:=[.C594]/([.D594]-[.D593])" office:value-type="float" office:value="2620145.46172839" calcext:value-type="float">
            <text:p>2620145.4617283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00492.36227" calcext:value-type="float">
            <text:p>1442700492.36227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2.2303392887115" calcext:value-type="float">
            <text:p>12.2303392887</text:p>
          </table:table-cell>
          <table:table-cell table:formula="of:=[.C595]/([.D595]-[.D594])" office:value-type="float" office:value="2629885.77942999" calcext:value-type="float">
            <text:p>2629885.7794299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00492.38354" calcext:value-type="float">
            <text:p>1442700492.38354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2.2516057491303" calcext:value-type="float">
            <text:p>12.2516057491</text:p>
          </table:table-cell>
          <table:table-cell table:formula="of:=[.C596]/([.D596]-[.D595])" office:value-type="float" office:value="380693.347205094" calcext:value-type="float">
            <text:p>380693.3472050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00492.38662" calcext:value-type="float">
            <text:p>1442700492.38662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2.2546949386597" calcext:value-type="float">
            <text:p>12.2546949387</text:p>
          </table:table-cell>
          <table:table-cell table:formula="of:=[.C597]/([.D597]-[.D596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00492.38971" calcext:value-type="float">
            <text:p>1442700492.38971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2.2577826976776" calcext:value-type="float">
            <text:p>12.2577826977</text:p>
          </table:table-cell>
          <table:table-cell table:formula="of:=[.C598]/([.D598]-[.D597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00492.41249" calcext:value-type="float">
            <text:p>1442700492.41249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2.2805581092834" calcext:value-type="float">
            <text:p>12.2805581093</text:p>
          </table:table-cell>
          <table:table-cell table:formula="of:=[.C599]/([.D599]-[.D598])" office:value-type="float" office:value="355471.07293226" calcext:value-type="float">
            <text:p>355471.0729322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00492.41559" calcext:value-type="float">
            <text:p>1442700492.41559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2.2836563587189" calcext:value-type="float">
            <text:p>12.2836563587</text:p>
          </table:table-cell>
          <table:table-cell table:formula="of:=[.C600]/([.D600]-[.D599])" office:value-type="float" office:value="2613088.50973451" calcext:value-type="float">
            <text:p>2613088.509734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00492.41867" calcext:value-type="float">
            <text:p>1442700492.41867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2.2867441177368" calcext:value-type="float">
            <text:p>12.2867441177</text:p>
          </table:table-cell>
          <table:table-cell table:formula="of:=[.C601]/([.D601]-[.D600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00492.43551" calcext:value-type="float">
            <text:p>1442700492.43551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2.3035759925842" calcext:value-type="float">
            <text:p>12.3035759926</text:p>
          </table:table-cell>
          <table:table-cell table:formula="of:=[.C602]/([.D602]-[.D601])" office:value-type="float" office:value="480992.169523216" calcext:value-type="float">
            <text:p>480992.1695232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00492.43862" calcext:value-type="float">
            <text:p>1442700492.43862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2.3066897392273" calcext:value-type="float">
            <text:p>12.3066897392</text:p>
          </table:table-cell>
          <table:table-cell table:formula="of:=[.C603]/([.D603]-[.D602])" office:value-type="float" office:value="2600083.09218989" calcext:value-type="float">
            <text:p>2600083.0921898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00492.46624" calcext:value-type="float">
            <text:p>1442700492.46624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2.3343107700348" calcext:value-type="float">
            <text:p>12.33431077</text:p>
          </table:table-cell>
          <table:table-cell table:formula="of:=[.C604]/([.D604]-[.D603])" office:value-type="float" office:value="293109.987691086" calcext:value-type="float">
            <text:p>293109.9876910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00492.46934" calcext:value-type="float">
            <text:p>1442700492.46934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2.3374094963074" calcext:value-type="float">
            <text:p>12.3374094963</text:p>
          </table:table-cell>
          <table:table-cell table:formula="of:=[.C605]/([.D605]-[.D604])" office:value-type="float" office:value="2612686.40332384" calcext:value-type="float">
            <text:p>2612686.403323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00492.47243" calcext:value-type="float">
            <text:p>1442700492.47243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2.3404982089996" calcext:value-type="float">
            <text:p>12.340498209</text:p>
          </table:table-cell>
          <table:table-cell table:formula="of:=[.C606]/([.D606]-[.D605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00492.49214" calcext:value-type="float">
            <text:p>1442700492.49214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2.3602089881897" calcext:value-type="float">
            <text:p>12.3602089882</text:p>
          </table:table-cell>
          <table:table-cell table:formula="of:=[.C607]/([.D607]-[.D606])" office:value-type="float" office:value="410739.723779227" calcext:value-type="float">
            <text:p>410739.7237792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00492.49523" calcext:value-type="float">
            <text:p>1442700492.49523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2.3632991313934" calcext:value-type="float">
            <text:p>12.3632991314</text:p>
          </table:table-cell>
          <table:table-cell table:formula="of:=[.C608]/([.D608]-[.D607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00492.49832" calcext:value-type="float">
            <text:p>1442700492.49832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2.3663856983185" calcext:value-type="float">
            <text:p>12.3663856983</text:p>
          </table:table-cell>
          <table:table-cell table:formula="of:=[.C609]/([.D609]-[.D608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00492.51293" calcext:value-type="float">
            <text:p>1442700492.51293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2.3810017108917" calcext:value-type="float">
            <text:p>12.3810017109</text:p>
          </table:table-cell>
          <table:table-cell table:formula="of:=[.C610]/([.D610]-[.D609])" office:value-type="float" office:value="553913.042933577" calcext:value-type="float">
            <text:p>553913.04293357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00492.51604" calcext:value-type="float">
            <text:p>1442700492.51604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2.3841104507446" calcext:value-type="float">
            <text:p>12.3841104507</text:p>
          </table:table-cell>
          <table:table-cell table:formula="of:=[.C611]/([.D611]-[.D610])" office:value-type="float" office:value="2604270.6637012" calcext:value-type="float">
            <text:p>2604270.66370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00492.51913" calcext:value-type="float">
            <text:p>1442700492.51913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2.3872020244598" calcext:value-type="float">
            <text:p>12.3872020245</text:p>
          </table:table-cell>
          <table:table-cell table:formula="of:=[.C612]/([.D612]-[.D611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00492.54354" calcext:value-type="float">
            <text:p>1442700492.54354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2.4116065502167" calcext:value-type="float">
            <text:p>12.4116065502</text:p>
          </table:table-cell>
          <table:table-cell table:formula="of:=[.C613]/([.D613]-[.D612])" office:value-type="float" office:value="331741.746619773" calcext:value-type="float">
            <text:p>331741.74661977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00492.54662" calcext:value-type="float">
            <text:p>1442700492.54662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2.4146950244904" calcext:value-type="float">
            <text:p>12.4146950245</text:p>
          </table:table-cell>
          <table:table-cell table:formula="of:=[.C614]/([.D614]-[.D613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00492.54971" calcext:value-type="float">
            <text:p>1442700492.54971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2.4177823066711" calcext:value-type="float">
            <text:p>12.4177823067</text:p>
          </table:table-cell>
          <table:table-cell table:formula="of:=[.C615]/([.D615]-[.D614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00492.5668" calcext:value-type="float">
            <text:p>1442700492.5668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2.4348661899567" calcext:value-type="float">
            <text:p>12.43486619</text:p>
          </table:table-cell>
          <table:table-cell table:formula="of:=[.C616]/([.D616]-[.D615])" office:value-type="float" office:value="473896.939278487" calcext:value-type="float">
            <text:p>473896.93927848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00492.56986" calcext:value-type="float">
            <text:p>1442700492.56986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2.4379329681396" calcext:value-type="float">
            <text:p>12.4379329681</text:p>
          </table:table-cell>
          <table:table-cell table:formula="of:=[.C617]/([.D617]-[.D616])" office:value-type="float" office:value="2639904.00248776" calcext:value-type="float">
            <text:p>2639904.0024877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00492.57296" calcext:value-type="float">
            <text:p>1442700492.57296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2.4410305023193" calcext:value-type="float">
            <text:p>12.4410305023</text:p>
          </table:table-cell>
          <table:table-cell table:formula="of:=[.C618]/([.D618]-[.D617])" office:value-type="float" office:value="2613691.90147783" calcext:value-type="float">
            <text:p>2613691.9014778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00492.59264" calcext:value-type="float">
            <text:p>1442700492.59264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2.4607090950012" calcext:value-type="float">
            <text:p>12.460709095</text:p>
          </table:table-cell>
          <table:table-cell table:formula="of:=[.C619]/([.D619]-[.D618])" office:value-type="float" office:value="411411.533887422" calcext:value-type="float">
            <text:p>411411.53388742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00492.59576" calcext:value-type="float">
            <text:p>1442700492.59576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2.4638271331787" calcext:value-type="float">
            <text:p>12.4638271332</text:p>
          </table:table-cell>
          <table:table-cell table:formula="of:=[.C620]/([.D620]-[.D619])" office:value-type="float" office:value="2596504.44899832" calcext:value-type="float">
            <text:p>2596504.448998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00492.59885" calcext:value-type="float">
            <text:p>1442700492.59885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2.4669210910797" calcext:value-type="float">
            <text:p>12.4669210911</text:p>
          </table:table-cell>
          <table:table-cell table:formula="of:=[.C621]/([.D621]-[.D620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00492.62074" calcext:value-type="float">
            <text:p>1442700492.62074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2.4888114929199" calcext:value-type="float">
            <text:p>12.4888114929</text:p>
          </table:table-cell>
          <table:table-cell table:formula="of:=[.C622]/([.D622]-[.D621])" office:value-type="float" office:value="369842.456940587" calcext:value-type="float">
            <text:p>369842.4569405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00492.62383" calcext:value-type="float">
            <text:p>1442700492.62383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2.4918954372406" calcext:value-type="float">
            <text:p>12.4918954372</text:p>
          </table:table-cell>
          <table:table-cell table:formula="of:=[.C623]/([.D623]-[.D622])" office:value-type="float" office:value="2625209.52330885" calcext:value-type="float">
            <text:p>2625209.523308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00492.6439" calcext:value-type="float">
            <text:p>1442700492.6439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2.511967420578" calcext:value-type="float">
            <text:p>12.5119674206</text:p>
          </table:table-cell>
          <table:table-cell table:formula="of:=[.C624]/([.D624]-[.D623])" office:value-type="float" office:value="403348.282225495" calcext:value-type="float">
            <text:p>403348.28222549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00492.64704" calcext:value-type="float">
            <text:p>1442700492.64704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2.5151121616364" calcext:value-type="float">
            <text:p>12.5151121616</text:p>
          </table:table-cell>
          <table:table-cell table:formula="of:=[.C625]/([.D625]-[.D624])" office:value-type="float" office:value="2574456.79939348" calcext:value-type="float">
            <text:p>2574456.799393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00492.65013" calcext:value-type="float">
            <text:p>1442700492.65013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2.5182011127472" calcext:value-type="float">
            <text:p>12.5182011127</text:p>
          </table:table-cell>
          <table:table-cell table:formula="of:=[.C626]/([.D626]-[.D625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00492.68511" calcext:value-type="float">
            <text:p>1442700492.68511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2.553181886673" calcext:value-type="float">
            <text:p>12.5531818867</text:p>
          </table:table-cell>
          <table:table-cell table:formula="of:=[.C627]/([.D627]-[.D626])" office:value-type="float" office:value="231441.420283533" calcext:value-type="float">
            <text:p>231441.4202835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00492.6882" calcext:value-type="float">
            <text:p>1442700492.6882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2.5562720298767" calcext:value-type="float">
            <text:p>12.5562720299</text:p>
          </table:table-cell>
          <table:table-cell table:formula="of:=[.C628]/([.D628]-[.D627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00492.69129" calcext:value-type="float">
            <text:p>1442700492.69129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2.5593597888947" calcext:value-type="float">
            <text:p>12.5593597889</text:p>
          </table:table-cell>
          <table:table-cell table:formula="of:=[.C629]/([.D629]-[.D628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00492.69435" calcext:value-type="float">
            <text:p>1442700492.69435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2.5624217987061" calcext:value-type="float">
            <text:p>12.5624217987</text:p>
          </table:table-cell>
          <table:table-cell table:formula="of:=[.C630]/([.D630]-[.D629])" office:value-type="float" office:value="2644015.04196839" calcext:value-type="float">
            <text:p>2644015.0419683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00492.69745" calcext:value-type="float">
            <text:p>1442700492.69745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2.5655198097229" calcext:value-type="float">
            <text:p>12.5655198097</text:p>
          </table:table-cell>
          <table:table-cell table:formula="of:=[.C631]/([.D631]-[.D630])" office:value-type="float" office:value="2613289.60935817" calcext:value-type="float">
            <text:p>2613289.609358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00492.71092" calcext:value-type="float">
            <text:p>1442700492.71092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2.5789954662323" calcext:value-type="float">
            <text:p>12.5789954662</text:p>
          </table:table-cell>
          <table:table-cell table:formula="of:=[.C632]/([.D632]-[.D631])" office:value-type="float" office:value="600787.055855346" calcext:value-type="float">
            <text:p>600787.05585534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00492.71401" calcext:value-type="float">
            <text:p>1442700492.71401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2.5820846557617" calcext:value-type="float">
            <text:p>12.5820846558</text:p>
          </table:table-cell>
          <table:table-cell table:formula="of:=[.C633]/([.D633]-[.D632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00492.73665" calcext:value-type="float">
            <text:p>1442700492.73665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2.6047210693359" calcext:value-type="float">
            <text:p>12.6047210693</text:p>
          </table:table-cell>
          <table:table-cell table:formula="of:=[.C634]/([.D634]-[.D633])" office:value-type="float" office:value="357653.829457364" calcext:value-type="float">
            <text:p>357653.8294573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00492.73977" calcext:value-type="float">
            <text:p>1442700492.73977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2.6078372001648" calcext:value-type="float">
            <text:p>12.6078372002</text:p>
          </table:table-cell>
          <table:table-cell table:formula="of:=[.C635]/([.D635]-[.D634])" office:value-type="float" office:value="2598093.74016832" calcext:value-type="float">
            <text:p>2598093.740168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00492.74286" calcext:value-type="float">
            <text:p>1442700492.74286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2.6109261512756" calcext:value-type="float">
            <text:p>12.6109261513</text:p>
          </table:table-cell>
          <table:table-cell table:formula="of:=[.C636]/([.D636]-[.D635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00492.76235" calcext:value-type="float">
            <text:p>1442700492.76235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2.6304173469543" calcext:value-type="float">
            <text:p>12.630417347</text:p>
          </table:table-cell>
          <table:table-cell table:formula="of:=[.C637]/([.D637]-[.D636])" office:value-type="float" office:value="415367.026910657" calcext:value-type="float">
            <text:p>415367.0269106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00492.76543" calcext:value-type="float">
            <text:p>1442700492.76543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2.6334969997406" calcext:value-type="float">
            <text:p>12.6334969997</text:p>
          </table:table-cell>
          <table:table-cell table:formula="of:=[.C638]/([.D638]-[.D637])" office:value-type="float" office:value="2628867.78539909" calcext:value-type="float">
            <text:p>2628867.7853990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00492.76851" calcext:value-type="float">
            <text:p>1442700492.76851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2.63658452034" calcext:value-type="float">
            <text:p>12.6365845203</text:p>
          </table:table-cell>
          <table:table-cell table:formula="of:=[.C639]/([.D639]-[.D638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00492.78808" calcext:value-type="float">
            <text:p>1442700492.78808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2.6561546325684" calcext:value-type="float">
            <text:p>12.6561546326</text:p>
          </table:table-cell>
          <table:table-cell table:formula="of:=[.C640]/([.D640]-[.D639])" office:value-type="float" office:value="413692.05784389" calcext:value-type="float">
            <text:p>413692.0578438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00492.79117" calcext:value-type="float">
            <text:p>1442700492.79117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2.6592447757721" calcext:value-type="float">
            <text:p>12.6592447758</text:p>
          </table:table-cell>
          <table:table-cell table:formula="of:=[.C641]/([.D641]-[.D640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00492.79424" calcext:value-type="float">
            <text:p>1442700492.79424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2.6623141765594" calcext:value-type="float">
            <text:p>12.6623141766</text:p>
          </table:table-cell>
          <table:table-cell table:formula="of:=[.C642]/([.D642]-[.D641])" office:value-type="float" office:value="2637648.37533012" calcext:value-type="float">
            <text:p>2637648.375330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00492.81388" calcext:value-type="float">
            <text:p>1442700492.81388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2.6819489002228" calcext:value-type="float">
            <text:p>12.6819489002</text:p>
          </table:table-cell>
          <table:table-cell table:formula="of:=[.C643]/([.D643]-[.D642])" office:value-type="float" office:value="412330.732982005" calcext:value-type="float">
            <text:p>412330.7329820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00492.81697" calcext:value-type="float">
            <text:p>1442700492.81697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2.685037612915" calcext:value-type="float">
            <text:p>12.6850376129</text:p>
          </table:table-cell>
          <table:table-cell table:formula="of:=[.C644]/([.D644]-[.D643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00492.82005" calcext:value-type="float">
            <text:p>1442700492.82005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2.6881246566772" calcext:value-type="float">
            <text:p>12.6881246567</text:p>
          </table:table-cell>
          <table:table-cell table:formula="of:=[.C645]/([.D645]-[.D644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00492.83954" calcext:value-type="float">
            <text:p>1442700492.83954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2.7076089382172" calcext:value-type="float">
            <text:p>12.7076089382</text:p>
          </table:table-cell>
          <table:table-cell table:formula="of:=[.C646]/([.D646]-[.D645])" office:value-type="float" office:value="415514.422916437" calcext:value-type="float">
            <text:p>415514.42291643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00492.84263" calcext:value-type="float">
            <text:p>1442700492.84263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2.7107005119324" calcext:value-type="float">
            <text:p>12.7107005119</text:p>
          </table:table-cell>
          <table:table-cell table:formula="of:=[.C647]/([.D647]-[.D646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00492.84572" calcext:value-type="float">
            <text:p>1442700492.84572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2.7137897014618" calcext:value-type="float">
            <text:p>12.7137897015</text:p>
          </table:table-cell>
          <table:table-cell table:formula="of:=[.C648]/([.D648]-[.D647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00492.88856" calcext:value-type="float">
            <text:p>1442700492.88856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2.7566268444061" calcext:value-type="float">
            <text:p>12.7566268444</text:p>
          </table:table-cell>
          <table:table-cell table:formula="of:=[.C649]/([.D649]-[.D648])" office:value-type="float" office:value="188994.863885302" calcext:value-type="float">
            <text:p>188994.8638853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00492.89166" calcext:value-type="float">
            <text:p>1442700492.89166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2.7597274780273" calcext:value-type="float">
            <text:p>12.759727478</text:p>
          </table:table-cell>
          <table:table-cell table:formula="of:=[.C650]/([.D650]-[.D649])" office:value-type="float" office:value="2611079.21445598" calcext:value-type="float">
            <text:p>2611079.2144559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00492.91438" calcext:value-type="float">
            <text:p>1442700492.91438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2.7824509143829" calcext:value-type="float">
            <text:p>12.7824509144</text:p>
          </table:table-cell>
          <table:table-cell table:formula="of:=[.C651]/([.D651]-[.D650])" office:value-type="float" office:value="356284.140889108" calcext:value-type="float">
            <text:p>356284.1408891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00492.91746" calcext:value-type="float">
            <text:p>1442700492.91746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2.7855343818665" calcext:value-type="float">
            <text:p>12.7855343819</text:p>
          </table:table-cell>
          <table:table-cell table:formula="of:=[.C652]/([.D652]-[.D651])" office:value-type="float" office:value="2625615.49400758" calcext:value-type="float">
            <text:p>2625615.4940075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00492.92056" calcext:value-type="float">
            <text:p>1442700492.92056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2.7886276245117" calcext:value-type="float">
            <text:p>12.7886276245</text:p>
          </table:table-cell>
          <table:table-cell table:formula="of:=[.C653]/([.D653]-[.D652])" office:value-type="float" office:value="2617318.11191614" calcext:value-type="float">
            <text:p>2617318.111916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00492.94005" calcext:value-type="float">
            <text:p>1442700492.94005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2.8081245422363" calcext:value-type="float">
            <text:p>12.8081245422</text:p>
          </table:table-cell>
          <table:table-cell table:formula="of:=[.C654]/([.D654]-[.D653])" office:value-type="float" office:value="415245.123067893" calcext:value-type="float">
            <text:p>415245.12306789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00492.94315" calcext:value-type="float">
            <text:p>1442700492.94315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2.8112254142761" calcext:value-type="float">
            <text:p>12.8112254143</text:p>
          </table:table-cell>
          <table:table-cell table:formula="of:=[.C655]/([.D655]-[.D654])" office:value-type="float" office:value="2610878.45486698" calcext:value-type="float">
            <text:p>2610878.4548669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00492.94625" calcext:value-type="float">
            <text:p>1442700492.94625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2.8143198490143" calcext:value-type="float">
            <text:p>12.814319849</text:p>
          </table:table-cell>
          <table:table-cell table:formula="of:=[.C656]/([.D656]-[.D655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00492.96815" calcext:value-type="float">
            <text:p>1442700492.96815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2.836220741272" calcext:value-type="float">
            <text:p>12.8362207413</text:p>
          </table:table-cell>
          <table:table-cell table:formula="of:=[.C657]/([.D657]-[.D656])" office:value-type="float" office:value="369665.304259789" calcext:value-type="float">
            <text:p>369665.30425978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00492.97125" calcext:value-type="float">
            <text:p>1442700492.97125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2.8393156528473" calcext:value-type="float">
            <text:p>12.8393156528</text:p>
          </table:table-cell>
          <table:table-cell table:formula="of:=[.C658]/([.D658]-[.D657])" office:value-type="float" office:value="2615906.7239812" calcext:value-type="float">
            <text:p>2615906.72398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00492.97434" calcext:value-type="float">
            <text:p>1442700492.97434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2.8424115180969" calcext:value-type="float">
            <text:p>12.8424115181</text:p>
          </table:table-cell>
          <table:table-cell table:formula="of:=[.C659]/([.D659]-[.D658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00492.98898" calcext:value-type="float">
            <text:p>1442700492.98898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2.8570487499237" calcext:value-type="float">
            <text:p>12.8570487499</text:p>
          </table:table-cell>
          <table:table-cell table:formula="of:=[.C660]/([.D660]-[.D659])" office:value-type="float" office:value="553110.048116235" calcext:value-type="float">
            <text:p>553110.04811623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00492.99211" calcext:value-type="float">
            <text:p>1442700492.99211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2.8601820468903" calcext:value-type="float">
            <text:p>12.8601820469</text:p>
          </table:table-cell>
          <table:table-cell table:formula="of:=[.C661]/([.D661]-[.D660])" office:value-type="float" office:value="2583859.77659413" calcext:value-type="float">
            <text:p>2583859.776594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00492.9952" calcext:value-type="float">
            <text:p>1442700492.9952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2.8632690906525" calcext:value-type="float">
            <text:p>12.8632690907</text:p>
          </table:table-cell>
          <table:table-cell table:formula="of:=[.C662]/([.D662]-[.D661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00493.015" calcext:value-type="float">
            <text:p>1442700493.015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2.8830740451813" calcext:value-type="float">
            <text:p>12.8830740452</text:p>
          </table:table-cell>
          <table:table-cell table:formula="of:=[.C663]/([.D663]-[.D662])" office:value-type="float" office:value="408786.598738383" calcext:value-type="float">
            <text:p>408786.59873838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00493.01784" calcext:value-type="float">
            <text:p>1442700493.01784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2.8859128952026" calcext:value-type="float">
            <text:p>12.8859128952</text:p>
          </table:table-cell>
          <table:table-cell table:formula="of:=[.C664]/([.D664]-[.D663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00493.02068" calcext:value-type="float">
            <text:p>1442700493.02068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2.8887538909912" calcext:value-type="float">
            <text:p>12.888753891</text:p>
          </table:table-cell>
          <table:table-cell table:formula="of:=[.C665]/([.D665]-[.D664])" office:value-type="float" office:value="2849705.03390399" calcext:value-type="float">
            <text:p>2849705.033903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00493.02351" calcext:value-type="float">
            <text:p>1442700493.02351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2.8915836811066" calcext:value-type="float">
            <text:p>12.8915836811</text:p>
          </table:table-cell>
          <table:table-cell table:formula="of:=[.C666]/([.D666]-[.D665])" office:value-type="float" office:value="2860989.56811863" calcext:value-type="float">
            <text:p>2860989.568118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00493.02632" calcext:value-type="float">
            <text:p>1442700493.02632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2.8943891525269" calcext:value-type="float">
            <text:p>12.8943891525</text:p>
          </table:table-cell>
          <table:table-cell table:formula="of:=[.C667]/([.D667]-[.D666])" office:value-type="float" office:value="2885789.51168522" calcext:value-type="float">
            <text:p>2885789.5116852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00493.02915" calcext:value-type="float">
            <text:p>1442700493.02915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2.8972206115723" calcext:value-type="float">
            <text:p>12.8972206116</text:p>
          </table:table-cell>
          <table:table-cell table:formula="of:=[.C668]/([.D668]-[.D667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00493.04066" calcext:value-type="float">
            <text:p>1442700493.04066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2.9087281227112" calcext:value-type="float">
            <text:p>12.9087281227</text:p>
          </table:table-cell>
          <table:table-cell table:formula="of:=[.C669]/([.D669]-[.D668])" office:value-type="float" office:value="703540.487796793" calcext:value-type="float">
            <text:p>703540.48779679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00493.04349" calcext:value-type="float">
            <text:p>1442700493.04349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2.9115602970123" calcext:value-type="float">
            <text:p>12.911560297</text:p>
          </table:table-cell>
          <table:table-cell table:formula="of:=[.C670]/([.D670]-[.D669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00493.06879" calcext:value-type="float">
            <text:p>1442700493.06879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2.9368622303009" calcext:value-type="float">
            <text:p>12.9368622303</text:p>
          </table:table-cell>
          <table:table-cell table:formula="of:=[.C671]/([.D671]-[.D670])" office:value-type="float" office:value="319975.549206589" calcext:value-type="float">
            <text:p>319975.54920658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00493.07163" calcext:value-type="float">
            <text:p>1442700493.07163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2.9396967887878" calcext:value-type="float">
            <text:p>12.9396967888</text:p>
          </table:table-cell>
          <table:table-cell table:formula="of:=[.C672]/([.D672]-[.D671])" office:value-type="float" office:value="2856176.73345109" calcext:value-type="float">
            <text:p>2856176.7334510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00493.07447" calcext:value-type="float">
            <text:p>1442700493.07447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2.9425354003906" calcext:value-type="float">
            <text:p>12.9425354004</text:p>
          </table:table-cell>
          <table:table-cell table:formula="of:=[.C673]/([.D673]-[.D672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00493.08946" calcext:value-type="float">
            <text:p>1442700493.08946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2.9575347900391" calcext:value-type="float">
            <text:p>12.95753479</text:p>
          </table:table-cell>
          <table:table-cell table:formula="of:=[.C674]/([.D674]-[.D673])" office:value-type="float" office:value="539755.296032553" calcext:value-type="float">
            <text:p>539755.29603255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00493.09229" calcext:value-type="float">
            <text:p>1442700493.09229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2.9603595733643" calcext:value-type="float">
            <text:p>12.9603595734</text:p>
          </table:table-cell>
          <table:table-cell table:formula="of:=[.C675]/([.D675]-[.D674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00493.09512" calcext:value-type="float">
            <text:p>1442700493.09512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2.9631907939911" calcext:value-type="float">
            <text:p>12.963190794</text:p>
          </table:table-cell>
          <table:table-cell table:formula="of:=[.C676]/([.D676]-[.D675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00493.11552" calcext:value-type="float">
            <text:p>1442700493.11552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2.9835891723633" calcext:value-type="float">
            <text:p>12.9835891724</text:p>
          </table:table-cell>
          <table:table-cell table:formula="of:=[.C677]/([.D677]-[.D676])" office:value-type="float" office:value="396894.294844373" calcext:value-type="float">
            <text:p>396894.29484437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00493.11836" calcext:value-type="float">
            <text:p>1442700493.11836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2.986428976059" calcext:value-type="float">
            <text:p>12.9864289761</text:p>
          </table:table-cell>
          <table:table-cell table:formula="of:=[.C678]/([.D678]-[.D677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00493.1212" calcext:value-type="float">
            <text:p>1442700493.1212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2.989271402359" calcext:value-type="float">
            <text:p>12.9892714024</text:p>
          </table:table-cell>
          <table:table-cell table:formula="of:=[.C679]/([.D679]-[.D678])" office:value-type="float" office:value="2848270.8592518" calcext:value-type="float">
            <text:p>2848270.85925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00493.12403" calcext:value-type="float">
            <text:p>1442700493.12403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2.9921050071716" calcext:value-type="float">
            <text:p>12.9921050072</text:p>
          </table:table-cell>
          <table:table-cell table:formula="of:=[.C680]/([.D680]-[.D679])" office:value-type="float" office:value="2857138.00454354" calcext:value-type="float">
            <text:p>2857138.0045435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00493.12686" calcext:value-type="float">
            <text:p>1442700493.12686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2.9949297904968" calcext:value-type="float">
            <text:p>12.9949297905</text:p>
          </table:table-cell>
          <table:table-cell table:formula="of:=[.C681]/([.D681]-[.D680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00493.12969" calcext:value-type="float">
            <text:p>1442700493.12969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2.9977583885193" calcext:value-type="float">
            <text:p>12.9977583885</text:p>
          </table:table-cell>
          <table:table-cell table:formula="of:=[.C682]/([.D682]-[.D681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00493.14853" calcext:value-type="float">
            <text:p>1442700493.14853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3.0166015625" calcext:value-type="float">
            <text:p>13.0166015625</text:p>
          </table:table-cell>
          <table:table-cell table:formula="of:=[.C683]/([.D683]-[.D682])" office:value-type="float" office:value="429651.607966192" calcext:value-type="float">
            <text:p>429651.60796619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00493.15136" calcext:value-type="float">
            <text:p>1442700493.15136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3.0194299221039" calcext:value-type="float">
            <text:p>13.0194299221</text:p>
          </table:table-cell>
          <table:table-cell table:formula="of:=[.C684]/([.D684]-[.D683])" office:value-type="float" office:value="2862436.58298913" calcext:value-type="float">
            <text:p>2862436.5829891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00493.15422" calcext:value-type="float">
            <text:p>1442700493.15422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3.0222909450531" calcext:value-type="float">
            <text:p>13.0222909451</text:p>
          </table:table-cell>
          <table:table-cell table:formula="of:=[.C685]/([.D685]-[.D684])" office:value-type="float" office:value="2829757.09866667" calcext:value-type="float">
            <text:p>2829757.0986666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00493.18995" calcext:value-type="float">
            <text:p>1442700493.18995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3.0580248832703" calcext:value-type="float">
            <text:p>13.0580248833</text:p>
          </table:table-cell>
          <table:table-cell table:formula="of:=[.C686]/([.D686]-[.D685])" office:value-type="float" office:value="226563.328978709" calcext:value-type="float">
            <text:p>226563.32897870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00493.19279" calcext:value-type="float">
            <text:p>1442700493.19279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3.0608625411987" calcext:value-type="float">
            <text:p>13.0608625412</text:p>
          </table:table-cell>
          <table:table-cell table:formula="of:=[.C687]/([.D687]-[.D686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00493.19562" calcext:value-type="float">
            <text:p>1442700493.19562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3.0636920928955" calcext:value-type="float">
            <text:p>13.0636920929</text:p>
          </table:table-cell>
          <table:table-cell table:formula="of:=[.C688]/([.D688]-[.D687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00493.21593" calcext:value-type="float">
            <text:p>1442700493.21593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3.0840036869049" calcext:value-type="float">
            <text:p>13.0840036869</text:p>
          </table:table-cell>
          <table:table-cell table:formula="of:=[.C689]/([.D689]-[.D688])" office:value-type="float" office:value="398590.085852124" calcext:value-type="float">
            <text:p>398590.0858521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00493.21877" calcext:value-type="float">
            <text:p>1442700493.21877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3.086841583252" calcext:value-type="float">
            <text:p>13.0868415833</text:p>
          </table:table-cell>
          <table:table-cell table:formula="of:=[.C690]/([.D690]-[.D689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00493.22298" calcext:value-type="float">
            <text:p>1442700493.22298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3.0910487174988" calcext:value-type="float">
            <text:p>13.0910487175</text:p>
          </table:table-cell>
          <table:table-cell table:formula="of:=[.C691]/([.D691]-[.D690])" office:value-type="float" office:value="1924350.28811062" calcext:value-type="float">
            <text:p>1924350.2881106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00493.22582" calcext:value-type="float">
            <text:p>1442700493.22582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3.0938861370087" calcext:value-type="float">
            <text:p>13.093886137</text:p>
          </table:table-cell>
          <table:table-cell table:formula="of:=[.C692]/([.D692]-[.D691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00493.22865" calcext:value-type="float">
            <text:p>1442700493.22865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3.0967235565186" calcext:value-type="float">
            <text:p>13.0967235565</text:p>
          </table:table-cell>
          <table:table-cell table:formula="of:=[.C693]/([.D693]-[.D692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00493.24034" calcext:value-type="float">
            <text:p>1442700493.24034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3.1084108352661" calcext:value-type="float">
            <text:p>13.1084108353</text:p>
          </table:table-cell>
          <table:table-cell table:formula="of:=[.C694]/([.D694]-[.D693])" office:value-type="float" office:value="692718.996001632" calcext:value-type="float">
            <text:p>692718.99600163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00493.24316" calcext:value-type="float">
            <text:p>1442700493.24316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3.1112344264984" calcext:value-type="float">
            <text:p>13.1112344265</text:p>
          </table:table-cell>
          <table:table-cell table:formula="of:=[.C695]/([.D695]-[.D694])" office:value-type="float" office:value="2867270.55509584" calcext:value-type="float">
            <text:p>2867270.5550958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00493.26465" calcext:value-type="float">
            <text:p>1442700493.26465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3.1327242851257" calcext:value-type="float">
            <text:p>13.1327242851</text:p>
          </table:table-cell>
          <table:table-cell table:formula="of:=[.C696]/([.D696]-[.D695])" office:value-type="float" office:value="376735.842724802" calcext:value-type="float">
            <text:p>376735.8427248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00493.26749" calcext:value-type="float">
            <text:p>1442700493.26749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3.1355593204498" calcext:value-type="float">
            <text:p>13.1355593204</text:p>
          </table:table-cell>
          <table:table-cell table:formula="of:=[.C697]/([.D697]-[.D696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00493.28882" calcext:value-type="float">
            <text:p>1442700493.28882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3.1568896770477" calcext:value-type="float">
            <text:p>13.156889677</text:p>
          </table:table-cell>
          <table:table-cell table:formula="of:=[.C698]/([.D698]-[.D697])" office:value-type="float" office:value="379552.960722509" calcext:value-type="float">
            <text:p>379552.96072250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00493.29164" calcext:value-type="float">
            <text:p>1442700493.29164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3.1597139835358" calcext:value-type="float">
            <text:p>13.1597139835</text:p>
          </table:table-cell>
          <table:table-cell table:formula="of:=[.C699]/([.D699]-[.D698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00493.29448" calcext:value-type="float">
            <text:p>1442700493.29448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3.1625511646271" calcext:value-type="float">
            <text:p>13.1625511646</text:p>
          </table:table-cell>
          <table:table-cell table:formula="of:=[.C700]/([.D700]-[.D699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00493.31312" calcext:value-type="float">
            <text:p>1442700493.31312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3.1811919212341" calcext:value-type="float">
            <text:p>13.1811919212</text:p>
          </table:table-cell>
          <table:table-cell table:formula="of:=[.C701]/([.D701]-[.D700])" office:value-type="float" office:value="434317.134795677" calcext:value-type="float">
            <text:p>434317.1347956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00493.31596" calcext:value-type="float">
            <text:p>1442700493.31596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3.1840295791626" calcext:value-type="float">
            <text:p>13.1840295792</text:p>
          </table:table-cell>
          <table:table-cell table:formula="of:=[.C702]/([.D702]-[.D701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00493.3188" calcext:value-type="float">
            <text:p>1442700493.3188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3.1868679523468" calcext:value-type="float">
            <text:p>13.1868679523</text:p>
          </table:table-cell>
          <table:table-cell table:formula="of:=[.C703]/([.D703]-[.D702])" office:value-type="float" office:value="2852338.10869383" calcext:value-type="float">
            <text:p>2852338.1086938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00493.33715" calcext:value-type="float">
            <text:p>1442700493.33715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3.2052216529846" calcext:value-type="float">
            <text:p>13.205221653</text:p>
          </table:table-cell>
          <table:table-cell table:formula="of:=[.C704]/([.D704]-[.D703])" office:value-type="float" office:value="441109.951598446" calcext:value-type="float">
            <text:p>441109.95159844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00493.33998" calcext:value-type="float">
            <text:p>1442700493.33998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3.20805311203" calcext:value-type="float">
            <text:p>13.208053112</text:p>
          </table:table-cell>
          <table:table-cell table:formula="of:=[.C705]/([.D705]-[.D704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00493.34282" calcext:value-type="float">
            <text:p>1442700493.34282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3.2108900547028" calcext:value-type="float">
            <text:p>13.2108900547</text:p>
          </table:table-cell>
          <table:table-cell table:formula="of:=[.C706]/([.D706]-[.D705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00493.36141" calcext:value-type="float">
            <text:p>1442700493.36141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3.2294788360596" calcext:value-type="float">
            <text:p>13.2294788361</text:p>
          </table:table-cell>
          <table:table-cell table:formula="of:=[.C707]/([.D707]-[.D706])" office:value-type="float" office:value="435531.509279567" calcext:value-type="float">
            <text:p>435531.50927956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00493.36423" calcext:value-type="float">
            <text:p>1442700493.36423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3.2323017120361" calcext:value-type="float">
            <text:p>13.232301712</text:p>
          </table:table-cell>
          <table:table-cell table:formula="of:=[.C708]/([.D708]-[.D707])" office:value-type="float" office:value="2867997.05945946" calcext:value-type="float">
            <text:p>2867997.059459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00493.36707" calcext:value-type="float">
            <text:p>1442700493.36707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3.2351422309875" calcext:value-type="float">
            <text:p>13.235142231</text:p>
          </table:table-cell>
          <table:table-cell table:formula="of:=[.C709]/([.D709]-[.D708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00493.38564" calcext:value-type="float">
            <text:p>1442700493.38564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3.2537071704865" calcext:value-type="float">
            <text:p>13.2537071705</text:p>
          </table:table-cell>
          <table:table-cell table:formula="of:=[.C710]/([.D710]-[.D709])" office:value-type="float" office:value="436090.836734432" calcext:value-type="float">
            <text:p>436090.8367344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00493.38847" calcext:value-type="float">
            <text:p>1442700493.38847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3.2565376758575" calcext:value-type="float">
            <text:p>13.2565376759</text:p>
          </table:table-cell>
          <table:table-cell table:formula="of:=[.C711]/([.D711]-[.D710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00493.3913" calcext:value-type="float">
            <text:p>1442700493.3913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3.259373664856" calcext:value-type="float">
            <text:p>13.2593736649</text:p>
          </table:table-cell>
          <table:table-cell table:formula="of:=[.C712]/([.D712]-[.D711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00493.40978" calcext:value-type="float">
            <text:p>1442700493.40978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3.2778506278992" calcext:value-type="float">
            <text:p>13.2778506279</text:p>
          </table:table-cell>
          <table:table-cell table:formula="of:=[.C713]/([.D713]-[.D712])" office:value-type="float" office:value="438167.245399881" calcext:value-type="float">
            <text:p>438167.24539988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00493.41262" calcext:value-type="float">
            <text:p>1442700493.41262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3.2806885242462" calcext:value-type="float">
            <text:p>13.2806885242</text:p>
          </table:table-cell>
          <table:table-cell table:formula="of:=[.C714]/([.D714]-[.D713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00493.41546" calcext:value-type="float">
            <text:p>1442700493.41546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3.2835352420807" calcext:value-type="float">
            <text:p>13.2835352421</text:p>
          </table:table-cell>
          <table:table-cell table:formula="of:=[.C715]/([.D715]-[.D714])" office:value-type="float" office:value="2843976.98358459" calcext:value-type="float">
            <text:p>2843976.983584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00493.43401" calcext:value-type="float">
            <text:p>1442700493.43401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3.3020801544189" calcext:value-type="float">
            <text:p>13.3020801544</text:p>
          </table:table-cell>
          <table:table-cell table:formula="of:=[.C716]/([.D716]-[.D715])" office:value-type="float" office:value="436561.783217413" calcext:value-type="float">
            <text:p>436561.7832174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00493.43685" calcext:value-type="float">
            <text:p>1442700493.43685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3.3049173355103" calcext:value-type="float">
            <text:p>13.3049173355</text:p>
          </table:table-cell>
          <table:table-cell table:formula="of:=[.C717]/([.D717]-[.D716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00493.46184" calcext:value-type="float">
            <text:p>1442700493.46184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3.3299136161804" calcext:value-type="float">
            <text:p>13.3299136162</text:p>
          </table:table-cell>
          <table:table-cell table:formula="of:=[.C718]/([.D718]-[.D717])" office:value-type="float" office:value="323888.185879705" calcext:value-type="float">
            <text:p>323888.18587970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00493.4647" calcext:value-type="float">
            <text:p>1442700493.4647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3.3327684402466" calcext:value-type="float">
            <text:p>13.3327684402</text:p>
          </table:table-cell>
          <table:table-cell table:formula="of:=[.C719]/([.D719]-[.D718])" office:value-type="float" office:value="2835901.5520294" calcext:value-type="float">
            <text:p>2835901.552029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00493.46753" calcext:value-type="float">
            <text:p>1442700493.46753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3.3356034755707" calcext:value-type="float">
            <text:p>13.3356034756</text:p>
          </table:table-cell>
          <table:table-cell table:formula="of:=[.C720]/([.D720]-[.D719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00493.48618" calcext:value-type="float">
            <text:p>1442700493.48618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3.3542490005493" calcext:value-type="float">
            <text:p>13.3542490005</text:p>
          </table:table-cell>
          <table:table-cell table:formula="of:=[.C721]/([.D721]-[.D720])" office:value-type="float" office:value="434206.063346333" calcext:value-type="float">
            <text:p>434206.06334633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00493.48902" calcext:value-type="float">
            <text:p>1442700493.48902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3.3570902347565" calcext:value-type="float">
            <text:p>13.3570902348</text:p>
          </table:table-cell>
          <table:table-cell table:formula="of:=[.C722]/([.D722]-[.D721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00493.49182" calcext:value-type="float">
            <text:p>1442700493.49182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3.3598940372467" calcext:value-type="float">
            <text:p>13.3598940372</text:p>
          </table:table-cell>
          <table:table-cell table:formula="of:=[.C723]/([.D723]-[.D722])" office:value-type="float" office:value="2887507.24353741" calcext:value-type="float">
            <text:p>2887507.2435374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00493.51016" calcext:value-type="float">
            <text:p>1442700493.51016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3.3782308101654" calcext:value-type="float">
            <text:p>13.3782308102</text:p>
          </table:table-cell>
          <table:table-cell table:formula="of:=[.C724]/([.D724]-[.D723])" office:value-type="float" office:value="441517.165310103" calcext:value-type="float">
            <text:p>441517.1653101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00493.51298" calcext:value-type="float">
            <text:p>1442700493.51298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3.3810472488403" calcext:value-type="float">
            <text:p>13.3810472488</text:p>
          </table:table-cell>
          <table:table-cell table:formula="of:=[.C725]/([.D725]-[.D724])" office:value-type="float" office:value="2874552.20384322" calcext:value-type="float">
            <text:p>2874552.2038432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00493.51579" calcext:value-type="float">
            <text:p>1442700493.51579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3.3838567733765" calcext:value-type="float">
            <text:p>13.3838567734</text:p>
          </table:table-cell>
          <table:table-cell table:formula="of:=[.C726]/([.D726]-[.D725])" office:value-type="float" office:value="2881626.37338764" calcext:value-type="float">
            <text:p>2881626.3733876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00493.53449" calcext:value-type="float">
            <text:p>1442700493.53449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3.4025621414185" calcext:value-type="float">
            <text:p>13.4025621414</text:p>
          </table:table-cell>
          <table:table-cell table:formula="of:=[.C727]/([.D727]-[.D726])" office:value-type="float" office:value="432816.931579484" calcext:value-type="float">
            <text:p>432816.93157948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00493.53733" calcext:value-type="float">
            <text:p>1442700493.53733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3.4054033756256" calcext:value-type="float">
            <text:p>13.4054033756</text:p>
          </table:table-cell>
          <table:table-cell table:formula="of:=[.C728]/([.D728]-[.D727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00493.54016" calcext:value-type="float">
            <text:p>1442700493.54016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3.4082343578339" calcext:value-type="float">
            <text:p>13.4082343578</text:p>
          </table:table-cell>
          <table:table-cell table:formula="of:=[.C729]/([.D729]-[.D728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00493.56228" calcext:value-type="float">
            <text:p>1442700493.56228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3.4303455352783" calcext:value-type="float">
            <text:p>13.4303455353</text:p>
          </table:table-cell>
          <table:table-cell table:formula="of:=[.C730]/([.D730]-[.D729])" office:value-type="float" office:value="366149.655319654" calcext:value-type="float">
            <text:p>366149.65531965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00493.56511" calcext:value-type="float">
            <text:p>1442700493.56511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3.4331827163696" calcext:value-type="float">
            <text:p>13.4331827164</text:p>
          </table:table-cell>
          <table:table-cell table:formula="of:=[.C731]/([.D731]-[.D730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00493.56795" calcext:value-type="float">
            <text:p>1442700493.56795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3.4360198974609" calcext:value-type="float">
            <text:p>13.4360198975</text:p>
          </table:table-cell>
          <table:table-cell table:formula="of:=[.C732]/([.D732]-[.D731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00493.58661" calcext:value-type="float">
            <text:p>1442700493.58661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3.4546761512756" calcext:value-type="float">
            <text:p>13.4546761513</text:p>
          </table:table-cell>
          <table:table-cell table:formula="of:=[.C733]/([.D733]-[.D732])" office:value-type="float" office:value="433956.360178914" calcext:value-type="float">
            <text:p>433956.3601789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00493.58944" calcext:value-type="float">
            <text:p>1442700493.58944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3.4575135707855" calcext:value-type="float">
            <text:p>13.4575135708</text:p>
          </table:table-cell>
          <table:table-cell table:formula="of:=[.C734]/([.D734]-[.D733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00493.59225" calcext:value-type="float">
            <text:p>1442700493.59225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3.4603223800659" calcext:value-type="float">
            <text:p>13.4603223801</text:p>
          </table:table-cell>
          <table:table-cell table:formula="of:=[.C735]/([.D735]-[.D734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00493.61052" calcext:value-type="float">
            <text:p>1442700493.61052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3.4785890579224" calcext:value-type="float">
            <text:p>13.4785890579</text:p>
          </table:table-cell>
          <table:table-cell table:formula="of:=[.C736]/([.D736]-[.D735])" office:value-type="float" office:value="443211.407330062" calcext:value-type="float">
            <text:p>443211.40733006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00493.61336" calcext:value-type="float">
            <text:p>1442700493.61336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3.4814260005951" calcext:value-type="float">
            <text:p>13.4814260006</text:p>
          </table:table-cell>
          <table:table-cell table:formula="of:=[.C737]/([.D737]-[.D736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00493.63505" calcext:value-type="float">
            <text:p>1442700493.63505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3.5031213760376" calcext:value-type="float">
            <text:p>13.503121376</text:p>
          </table:table-cell>
          <table:table-cell table:formula="of:=[.C738]/([.D738]-[.D737])" office:value-type="float" office:value="373167.084453334" calcext:value-type="float">
            <text:p>373167.08445333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00493.63789" calcext:value-type="float">
            <text:p>1442700493.63789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3.5059635639191" calcext:value-type="float">
            <text:p>13.5059635639</text:p>
          </table:table-cell>
          <table:table-cell table:formula="of:=[.C739]/([.D739]-[.D738])" office:value-type="float" office:value="2848509.78810502" calcext:value-type="float">
            <text:p>2848509.7881050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00493.64073" calcext:value-type="float">
            <text:p>1442700493.64073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3.508800983429" calcext:value-type="float">
            <text:p>13.5088009834</text:p>
          </table:table-cell>
          <table:table-cell table:formula="of:=[.C740]/([.D740]-[.D739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00493.66273" calcext:value-type="float">
            <text:p>1442700493.66273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3.5308051109314" calcext:value-type="float">
            <text:p>13.5308051109</text:p>
          </table:table-cell>
          <table:table-cell table:formula="of:=[.C741]/([.D741]-[.D740])" office:value-type="float" office:value="367930.971091752" calcext:value-type="float">
            <text:p>367930.97109175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00493.66557" calcext:value-type="float">
            <text:p>1442700493.66557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3.533637046814" calcext:value-type="float">
            <text:p>13.5336370468</text:p>
          </table:table-cell>
          <table:table-cell table:formula="of:=[.C742]/([.D742]-[.D741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00493.6684" calcext:value-type="float">
            <text:p>1442700493.6684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3.5364663600922" calcext:value-type="float">
            <text:p>13.5364663601</text:p>
          </table:table-cell>
          <table:table-cell table:formula="of:=[.C743]/([.D743]-[.D742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00493.68711" calcext:value-type="float">
            <text:p>1442700493.68711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3.5551826953888" calcext:value-type="float">
            <text:p>13.5551826954</text:p>
          </table:table-cell>
          <table:table-cell table:formula="of:=[.C744]/([.D744]-[.D743])" office:value-type="float" office:value="432563.312832794" calcext:value-type="float">
            <text:p>432563.3128327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00493.68995" calcext:value-type="float">
            <text:p>1442700493.68995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3.5580155849457" calcext:value-type="float">
            <text:p>13.5580155849</text:p>
          </table:table-cell>
          <table:table-cell table:formula="of:=[.C745]/([.D745]-[.D744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00493.69278" calcext:value-type="float">
            <text:p>1442700493.69278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3.5608470439911" calcext:value-type="float">
            <text:p>13.560847044</text:p>
          </table:table-cell>
          <table:table-cell table:formula="of:=[.C746]/([.D746]-[.D745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00493.71106" calcext:value-type="float">
            <text:p>1442700493.71106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3.5791323184967" calcext:value-type="float">
            <text:p>13.5791323185</text:p>
          </table:table-cell>
          <table:table-cell table:formula="of:=[.C747]/([.D747]-[.D746])" office:value-type="float" office:value="442760.648603541" calcext:value-type="float">
            <text:p>442760.64860354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00493.71391" calcext:value-type="float">
            <text:p>1442700493.71391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3.5819835662842" calcext:value-type="float">
            <text:p>13.5819835663</text:p>
          </table:table-cell>
          <table:table-cell table:formula="of:=[.C748]/([.D748]-[.D747])" office:value-type="float" office:value="2839458.5821557" calcext:value-type="float">
            <text:p>2839458.58215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00493.71675" calcext:value-type="float">
            <text:p>1442700493.71675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3.5848209857941" calcext:value-type="float">
            <text:p>13.5848209858</text:p>
          </table:table-cell>
          <table:table-cell table:formula="of:=[.C749]/([.D749]-[.D748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00493.73551" calcext:value-type="float">
            <text:p>1442700493.73551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3.6035780906677" calcext:value-type="float">
            <text:p>13.6035780907</text:p>
          </table:table-cell>
          <table:table-cell table:formula="of:=[.C750]/([.D750]-[.D749])" office:value-type="float" office:value="431623.11319004" calcext:value-type="float">
            <text:p>431623.1131900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00493.73834" calcext:value-type="float">
            <text:p>1442700493.73834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3.6064093112946" calcext:value-type="float">
            <text:p>13.6064093113</text:p>
          </table:table-cell>
          <table:table-cell table:formula="of:=[.C751]/([.D751]-[.D750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00493.74117" calcext:value-type="float">
            <text:p>1442700493.74117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3.6092400550842" calcext:value-type="float">
            <text:p>13.6092400551</text:p>
          </table:table-cell>
          <table:table-cell table:formula="of:=[.C752]/([.D752]-[.D751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00493.76325" calcext:value-type="float">
            <text:p>1442700493.76325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3.6313169002533" calcext:value-type="float">
            <text:p>13.6313169003</text:p>
          </table:table-cell>
          <table:table-cell table:formula="of:=[.C753]/([.D753]-[.D752])" office:value-type="float" office:value="366719.064159746" calcext:value-type="float">
            <text:p>366719.06415974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00493.76606" calcext:value-type="float">
            <text:p>1442700493.76606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3.634131193161" calcext:value-type="float">
            <text:p>13.6341311932</text:p>
          </table:table-cell>
          <table:table-cell table:formula="of:=[.C754]/([.D754]-[.D753])" office:value-type="float" office:value="2876743.91596069" calcext:value-type="float">
            <text:p>2876743.9159606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00493.76889" calcext:value-type="float">
            <text:p>1442700493.76889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3.6369633674622" calcext:value-type="float">
            <text:p>13.6369633675</text:p>
          </table:table-cell>
          <table:table-cell table:formula="of:=[.C755]/([.D755]-[.D754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00493.78763" calcext:value-type="float">
            <text:p>1442700493.78763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3.6556990146637" calcext:value-type="float">
            <text:p>13.6556990147</text:p>
          </table:table-cell>
          <table:table-cell table:formula="of:=[.C756]/([.D756]-[.D755])" office:value-type="float" office:value="432117.445045366" calcext:value-type="float">
            <text:p>432117.44504536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00493.79047" calcext:value-type="float">
            <text:p>1442700493.79047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3.6585376262665" calcext:value-type="float">
            <text:p>13.6585376263</text:p>
          </table:table-cell>
          <table:table-cell table:formula="of:=[.C757]/([.D757]-[.D756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00493.81155" calcext:value-type="float">
            <text:p>1442700493.81155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3.6796159744263" calcext:value-type="float">
            <text:p>13.6796159744</text:p>
          </table:table-cell>
          <table:table-cell table:formula="of:=[.C758]/([.D758]-[.D757])" office:value-type="float" office:value="384090.818627063" calcext:value-type="float">
            <text:p>384090.81862706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00493.81437" calcext:value-type="float">
            <text:p>1442700493.81437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3.68244099617" calcext:value-type="float">
            <text:p>13.6824409962</text:p>
          </table:table-cell>
          <table:table-cell table:formula="of:=[.C759]/([.D759]-[.D758])" office:value-type="float" office:value="2865818.65001266" calcext:value-type="float">
            <text:p>2865818.650012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00493.83594" calcext:value-type="float">
            <text:p>1442700493.83594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3.70401263237" calcext:value-type="float">
            <text:p>13.7040126324</text:p>
          </table:table-cell>
          <table:table-cell table:formula="of:=[.C760]/([.D760]-[.D759])" office:value-type="float" office:value="375307.645880767" calcext:value-type="float">
            <text:p>375307.64588076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00493.83878" calcext:value-type="float">
            <text:p>1442700493.83878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3.7068471908569" calcext:value-type="float">
            <text:p>13.7068471909</text:p>
          </table:table-cell>
          <table:table-cell table:formula="of:=[.C761]/([.D761]-[.D760])" office:value-type="float" office:value="2856176.73345109" calcext:value-type="float">
            <text:p>2856176.7334510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00493.84161" calcext:value-type="float">
            <text:p>1442700493.84161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3.7096779346466" calcext:value-type="float">
            <text:p>13.7096779346</text:p>
          </table:table-cell>
          <table:table-cell table:formula="of:=[.C762]/([.D762]-[.D761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00493.86384" calcext:value-type="float">
            <text:p>1442700493.86384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3.7319135665894" calcext:value-type="float">
            <text:p>13.7319135666</text:p>
          </table:table-cell>
          <table:table-cell table:formula="of:=[.C763]/([.D763]-[.D762])" office:value-type="float" office:value="364100.288260082" calcext:value-type="float">
            <text:p>364100.28826008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00493.86668" calcext:value-type="float">
            <text:p>1442700493.86668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3.7347486019135" calcext:value-type="float">
            <text:p>13.7347486019</text:p>
          </table:table-cell>
          <table:table-cell table:formula="of:=[.C764]/([.D764]-[.D763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00493.86951" calcext:value-type="float">
            <text:p>1442700493.86951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3.7375855445862" calcext:value-type="float">
            <text:p>13.7375855446</text:p>
          </table:table-cell>
          <table:table-cell table:formula="of:=[.C765]/([.D765]-[.D764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00493.87235" calcext:value-type="float">
            <text:p>1442700493.87235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3.7404246330261" calcext:value-type="float">
            <text:p>13.740424633</text:p>
          </table:table-cell>
          <table:table-cell table:formula="of:=[.C766]/([.D766]-[.D765])" office:value-type="float" office:value="2851619.51494793" calcext:value-type="float">
            <text:p>2851619.5149479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00493.87519" calcext:value-type="float">
            <text:p>1442700493.87519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3.7432601451874" calcext:value-type="float">
            <text:p>13.7432601452</text:p>
          </table:table-cell>
          <table:table-cell table:formula="of:=[.C767]/([.D767]-[.D766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00493.88812" calcext:value-type="float">
            <text:p>1442700493.88812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3.7561867237091" calcext:value-type="float">
            <text:p>13.7561867237</text:p>
          </table:table-cell>
          <table:table-cell table:formula="of:=[.C768]/([.D768]-[.D767])" office:value-type="float" office:value="626306.488324911" calcext:value-type="float">
            <text:p>626306.48832491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00493.89095" calcext:value-type="float">
            <text:p>1442700493.89095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3.7590246200562" calcext:value-type="float">
            <text:p>13.7590246201</text:p>
          </table:table-cell>
          <table:table-cell table:formula="of:=[.C769]/([.D769]-[.D768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00493.89378" calcext:value-type="float">
            <text:p>1442700493.89378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3.7618525028229" calcext:value-type="float">
            <text:p>13.7618525028</text:p>
          </table:table-cell>
          <table:table-cell table:formula="of:=[.C770]/([.D770]-[.D769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00493.93653" calcext:value-type="float">
            <text:p>1442700493.93653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3.8046002388" calcext:value-type="float">
            <text:p>13.8046002388</text:p>
          </table:table-cell>
          <table:table-cell table:formula="of:=[.C771]/([.D771]-[.D770])" office:value-type="float" office:value="189390.14698517" calcext:value-type="float">
            <text:p>189390.146985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00493.93938" calcext:value-type="float">
            <text:p>1442700493.93938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3.8074531555176" calcext:value-type="float">
            <text:p>13.8074531555</text:p>
          </table:table-cell>
          <table:table-cell table:formula="of:=[.C772]/([.D772]-[.D771])" office:value-type="float" office:value="2837797.52498746" calcext:value-type="float">
            <text:p>2837797.5249874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00493.94222" calcext:value-type="float">
            <text:p>1442700493.94222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3.8102946281433" calcext:value-type="float">
            <text:p>13.8102946281</text:p>
          </table:table-cell>
          <table:table-cell table:formula="of:=[.C773]/([.D773]-[.D772])" office:value-type="float" office:value="2849226.81523746" calcext:value-type="float">
            <text:p>2849226.8152374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00493.96429" calcext:value-type="float">
            <text:p>1442700493.96429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3.8323562145233" calcext:value-type="float">
            <text:p>13.8323562145</text:p>
          </table:table-cell>
          <table:table-cell table:formula="of:=[.C774]/([.D774]-[.D773])" office:value-type="float" office:value="366972.703619249" calcext:value-type="float">
            <text:p>366972.70361924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00493.96712" calcext:value-type="float">
            <text:p>1442700493.9671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3.8351933956146" calcext:value-type="float">
            <text:p>13.8351933956</text:p>
          </table:table-cell>
          <table:table-cell table:formula="of:=[.C775]/([.D775]-[.D774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00493.96996" calcext:value-type="float">
            <text:p>1442700493.96996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3.8380312919617" calcext:value-type="float">
            <text:p>13.838031292</text:p>
          </table:table-cell>
          <table:table-cell table:formula="of:=[.C776]/([.D776]-[.D775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00493.97282" calcext:value-type="float">
            <text:p>1442700493.97282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3.8408932685852" calcext:value-type="float">
            <text:p>13.8408932686</text:p>
          </table:table-cell>
          <table:table-cell table:formula="of:=[.C777]/([.D777]-[.D776])" office:value-type="float" office:value="2828814.16061313" calcext:value-type="float">
            <text:p>2828814.160613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00493.97566" calcext:value-type="float">
            <text:p>1442700493.97566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3.8437278270721" calcext:value-type="float">
            <text:p>13.8437278271</text:p>
          </table:table-cell>
          <table:table-cell table:formula="of:=[.C778]/([.D778]-[.D777])" office:value-type="float" office:value="2856176.73345109" calcext:value-type="float">
            <text:p>2856176.7334510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00493.97849" calcext:value-type="float">
            <text:p>1442700493.97849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3.8465645313263" calcext:value-type="float">
            <text:p>13.8465645313</text:p>
          </table:table-cell>
          <table:table-cell table:formula="of:=[.C779]/([.D779]-[.D778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00493.98854" calcext:value-type="float">
            <text:p>1442700493.98854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3.8566086292267" calcext:value-type="float">
            <text:p>13.8566086292</text:p>
          </table:table-cell>
          <table:table-cell table:formula="of:=[.C780]/([.D780]-[.D779])" office:value-type="float" office:value="806045.508545386" calcext:value-type="float">
            <text:p>806045.50854538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00493.99137" calcext:value-type="float">
            <text:p>1442700493.99137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3.8594443798065" calcext:value-type="float">
            <text:p>13.8594443798</text:p>
          </table:table-cell>
          <table:table-cell table:formula="of:=[.C781]/([.D781]-[.D780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00493.99421" calcext:value-type="float">
            <text:p>1442700493.99421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3.8622810840607" calcext:value-type="float">
            <text:p>13.8622810841</text:p>
          </table:table-cell>
          <table:table-cell table:formula="of:=[.C782]/([.D782]-[.D781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00494.03693" calcext:value-type="float">
            <text:p>1442700494.03693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3.9049983024597" calcext:value-type="float">
            <text:p>13.9049983025</text:p>
          </table:table-cell>
          <table:table-cell table:formula="of:=[.C783]/([.D783]-[.D782])" office:value-type="float" office:value="189525.44906764" calcext:value-type="float">
            <text:p>189525.449067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00494.0398" calcext:value-type="float">
            <text:p>1442700494.0398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3.9078731536865" calcext:value-type="float">
            <text:p>13.9078731537</text:p>
          </table:table-cell>
          <table:table-cell table:formula="of:=[.C784]/([.D784]-[.D783])" office:value-type="float" office:value="2816145.72764969" calcext:value-type="float">
            <text:p>2816145.7276496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00494.04262" calcext:value-type="float">
            <text:p>1442700494.04262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3.9106903076172" calcext:value-type="float">
            <text:p>13.9106903076</text:p>
          </table:table-cell>
          <table:table-cell table:formula="of:=[.C785]/([.D785]-[.D784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00494.04543" calcext:value-type="float">
            <text:p>1442700494.04543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3.9135046005249" calcext:value-type="float">
            <text:p>13.9135046005</text:p>
          </table:table-cell>
          <table:table-cell table:formula="of:=[.C786]/([.D786]-[.D785])" office:value-type="float" office:value="2876743.91596069" calcext:value-type="float">
            <text:p>2876743.9159606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00494.04825" calcext:value-type="float">
            <text:p>1442700494.04825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3.9163217544556" calcext:value-type="float">
            <text:p>13.9163217545</text:p>
          </table:table-cell>
          <table:table-cell table:formula="of:=[.C787]/([.D787]-[.D786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00494.06481" calcext:value-type="float">
            <text:p>1442700494.06481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3.9328808784485" calcext:value-type="float">
            <text:p>13.9328808784</text:p>
          </table:table-cell>
          <table:table-cell table:formula="of:=[.C788]/([.D788]-[.D787])" office:value-type="float" office:value="488914.751979728" calcext:value-type="float">
            <text:p>488914.75197972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00494.06762" calcext:value-type="float">
            <text:p>1442700494.06762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3.9356954097748" calcext:value-type="float">
            <text:p>13.9356954098</text:p>
          </table:table-cell>
          <table:table-cell table:formula="of:=[.C789]/([.D789]-[.D788])" office:value-type="float" office:value="2876500.22736129" calcext:value-type="float">
            <text:p>2876500.2273612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00494.07044" calcext:value-type="float">
            <text:p>1442700494.07044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13.9385123252869" calcext:value-type="float">
            <text:p>13.9385123253</text:p>
          </table:table-cell>
          <table:table-cell table:formula="of:=[.C790]/([.D790]-[.D789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00494.07326" calcext:value-type="float">
            <text:p>1442700494.07326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13.9413268566132" calcext:value-type="float">
            <text:p>13.9413268566</text:p>
          </table:table-cell>
          <table:table-cell table:formula="of:=[.C791]/([.D791]-[.D790])" office:value-type="float" office:value="2876500.22736129" calcext:value-type="float">
            <text:p>2876500.227361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00500.13108" calcext:value-type="float">
            <text:p>1442700500.13108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19.999146938324" calcext:value-type="float">
            <text:p>19.9991469383</text:p>
          </table:table-cell>
          <table:table-cell table:formula="of:=[.C792]/([.D792]-[.D791])" office:value-type="float" office:value="1336.45435004626" calcext:value-type="float">
            <text:p>1336.45435004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00500.15212" calcext:value-type="float">
            <text:p>1442700500.15212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201859474182" calcext:value-type="float">
            <text:p>20.0201859474</text:p>
          </table:table-cell>
          <table:table-cell table:formula="of:=[.C793]/([.D793]-[.D792])" office:value-type="float" office:value="384808.99759757" calcext:value-type="float">
            <text:p>384808.997597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00500.16289" calcext:value-type="float">
            <text:p>1442700500.16289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309615135193" calcext:value-type="float">
            <text:p>20.0309615135</text:p>
          </table:table-cell>
          <table:table-cell table:formula="of:=[.C794]/([.D794]-[.D793])" office:value-type="float" office:value="751329.435879281" calcext:value-type="float">
            <text:p>751329.43587928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00500.18397" calcext:value-type="float">
            <text:p>1442700500.18397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0520362854004" calcext:value-type="float">
            <text:p>20.0520362854</text:p>
          </table:table-cell>
          <table:table-cell table:formula="of:=[.C795]/([.D795]-[.D794])" office:value-type="float" office:value="384155.996832364" calcext:value-type="float">
            <text:p>384155.99683236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00500.18752" calcext:value-type="float">
            <text:p>1442700500.18752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0555877685547" calcext:value-type="float">
            <text:p>20.0555877686</text:p>
          </table:table-cell>
          <table:table-cell table:formula="of:=[.C796]/([.D796]-[.D795])" office:value-type="float" office:value="2279610.98174006" calcext:value-type="float">
            <text:p>2279610.981740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00500.19441" calcext:value-type="float">
            <text:p>1442700500.19441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062477350235" calcext:value-type="float">
            <text:p>20.0624773502</text:p>
          </table:table-cell>
          <table:table-cell table:formula="of:=[.C797]/([.D797]-[.D796])" office:value-type="float" office:value="1175107.62999619" calcext:value-type="float">
            <text:p>1175107.6299961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00500.21554" calcext:value-type="float">
            <text:p>1442700500.21554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0836095809937" calcext:value-type="float">
            <text:p>20.083609581</text:p>
          </table:table-cell>
          <table:table-cell table:formula="of:=[.C798]/([.D798]-[.D797])" office:value-type="float" office:value="383111.470457494" calcext:value-type="float">
            <text:p>383111.47045749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00500.21907" calcext:value-type="float">
            <text:p>1442700500.21907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0871384143829" calcext:value-type="float">
            <text:p>20.0871384144</text:p>
          </table:table-cell>
          <table:table-cell table:formula="of:=[.C799]/([.D799]-[.D798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00500.23149" calcext:value-type="float">
            <text:p>1442700500.23149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0995624065399" calcext:value-type="float">
            <text:p>20.0995624065</text:p>
          </table:table-cell>
          <table:table-cell table:formula="of:=[.C800]/([.D800]-[.D799])" office:value-type="float" office:value="651642.394626751" calcext:value-type="float">
            <text:p>651642.3946267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00500.32206" calcext:value-type="float">
            <text:p>1442700500.32206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1901268959045" calcext:value-type="float">
            <text:p>20.1901268959</text:p>
          </table:table-cell>
          <table:table-cell table:formula="of:=[.C801]/([.D801]-[.D800])" office:value-type="float" office:value="89394.8616814311" calcext:value-type="float">
            <text:p>89394.86168143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00500.49032" calcext:value-type="float">
            <text:p>1442700500.49032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3583900928497" calcext:value-type="float">
            <text:p>20.3583900928</text:p>
          </table:table-cell>
          <table:table-cell table:formula="of:=[.C802]/([.D802]-[.D801])" office:value-type="float" office:value="48115.0967471346" calcext:value-type="float">
            <text:p>48115.096747134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00500.49385" calcext:value-type="float">
            <text:p>1442700500.49385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3619241714478" calcext:value-type="float">
            <text:p>20.3619241714</text:p>
          </table:table-cell>
          <table:table-cell table:formula="of:=[.C803]/([.D803]-[.D802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00500.66871" calcext:value-type="float">
            <text:p>1442700500.66871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5367813110352" calcext:value-type="float">
            <text:p>20.536781311</text:p>
          </table:table-cell>
          <table:table-cell table:formula="of:=[.C804]/([.D804]-[.D803])" office:value-type="float" office:value="46300.6544605702" calcext:value-type="float">
            <text:p>46300.654460570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00500.70001" calcext:value-type="float">
            <text:p>1442700500.70001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5680756568909" calcext:value-type="float">
            <text:p>20.5680756569</text:p>
          </table:table-cell>
          <table:table-cell table:formula="of:=[.C805]/([.D805]-[.D804])" office:value-type="float" office:value="258704.880342531" calcext:value-type="float">
            <text:p>258704.88034253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00500.70356" calcext:value-type="float">
            <text:p>1442700500.70356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5716264247894" calcext:value-type="float">
            <text:p>20.5716264248</text:p>
          </table:table-cell>
          <table:table-cell table:formula="of:=[.C806]/([.D806]-[.D805])" office:value-type="float" office:value="2280070.17954744" calcext:value-type="float">
            <text:p>2280070.1795474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00500.72086" calcext:value-type="float">
            <text:p>1442700500.72086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5889294147491" calcext:value-type="float">
            <text:p>20.5889294147</text:p>
          </table:table-cell>
          <table:table-cell table:formula="of:=[.C807]/([.D807]-[.D806])" office:value-type="float" office:value="467896.012125555" calcext:value-type="float">
            <text:p>467896.01212555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00500.7418" calcext:value-type="float">
            <text:p>1442700500.7418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609870672226" calcext:value-type="float">
            <text:p>20.6098706722</text:p>
          </table:table-cell>
          <table:table-cell table:formula="of:=[.C808]/([.D808]-[.D807])" office:value-type="float" office:value="386605.246077829" calcext:value-type="float">
            <text:p>386605.2460778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00500.74532" calcext:value-type="float">
            <text:p>1442700500.74532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6133875846863" calcext:value-type="float">
            <text:p>20.6133875847</text:p>
          </table:table-cell>
          <table:table-cell table:formula="of:=[.C809]/([.D809]-[.D808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00500.75796" calcext:value-type="float">
            <text:p>1442700500.75796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6260294914246" calcext:value-type="float">
            <text:p>20.6260294914</text:p>
          </table:table-cell>
          <table:table-cell table:formula="of:=[.C810]/([.D810]-[.D809])" office:value-type="float" office:value="640409.723596862" calcext:value-type="float">
            <text:p>640409.72359686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00500.76248" calcext:value-type="float">
            <text:p>1442700500.76248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6305513381958" calcext:value-type="float">
            <text:p>20.6305513382</text:p>
          </table:table-cell>
          <table:table-cell table:formula="of:=[.C811]/([.D811]-[.D810])" office:value-type="float" office:value="1790418.91722029" calcext:value-type="float">
            <text:p>1790418.9172202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00500.90836" calcext:value-type="float">
            <text:p>1442700500.90836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7764298915863" calcext:value-type="float">
            <text:p>20.7764298916</text:p>
          </table:table-cell>
          <table:table-cell table:formula="of:=[.C812]/([.D812]-[.D811])" office:value-type="float" office:value="55498.2196617195" calcext:value-type="float">
            <text:p>55498.219661719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00500.92902" calcext:value-type="float">
            <text:p>1442700500.92902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7970860004425" calcext:value-type="float">
            <text:p>20.7970860004</text:p>
          </table:table-cell>
          <table:table-cell table:formula="of:=[.C813]/([.D813]-[.D812])" office:value-type="float" office:value="391942.16376186" calcext:value-type="float">
            <text:p>391942.1637618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00500.93254" calcext:value-type="float">
            <text:p>1442700500.93254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800612449646" calcext:value-type="float">
            <text:p>20.8006124496</text:p>
          </table:table-cell>
          <table:table-cell table:formula="of:=[.C814]/([.D814]-[.D813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00500.9395" calcext:value-type="float">
            <text:p>1442700500.9395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8075692653656" calcext:value-type="float">
            <text:p>20.8075692654</text:p>
          </table:table-cell>
          <table:table-cell table:formula="of:=[.C815]/([.D815]-[.D814])" office:value-type="float" office:value="1163750.82024744" calcext:value-type="float">
            <text:p>1163750.8202474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00500.94992" calcext:value-type="float">
            <text:p>1442700500.94992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8179929256439" calcext:value-type="float">
            <text:p>20.8179929256</text:p>
          </table:table-cell>
          <table:table-cell table:formula="of:=[.C816]/([.D816]-[.D815])" office:value-type="float" office:value="776694.537602928" calcext:value-type="float">
            <text:p>776694.53760292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00500.95344" calcext:value-type="float">
            <text:p>1442700500.95344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82151055336" calcext:value-type="float">
            <text:p>20.8215105534</text:p>
          </table:table-cell>
          <table:table-cell table:formula="of:=[.C817]/([.D817]-[.D816])" office:value-type="float" office:value="2301551.11725634" calcext:value-type="float">
            <text:p>2301551.1172563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00500.96701" calcext:value-type="float">
            <text:p>1442700500.96701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8350775241852" calcext:value-type="float">
            <text:p>20.8350775242</text:p>
          </table:table-cell>
          <table:table-cell table:formula="of:=[.C818]/([.D818]-[.D817])" office:value-type="float" office:value="596743.378040208" calcext:value-type="float">
            <text:p>596743.3780402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00500.99236" calcext:value-type="float">
            <text:p>1442700500.99236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8604333400726" calcext:value-type="float">
            <text:p>20.8604333401</text:p>
          </table:table-cell>
          <table:table-cell table:formula="of:=[.C819]/([.D819]-[.D818])" office:value-type="float" office:value="319295.582360132" calcext:value-type="float">
            <text:p>319295.58236013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00500.9959" calcext:value-type="float">
            <text:p>1442700500.9959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8639698028564" calcext:value-type="float">
            <text:p>20.8639698029</text:p>
          </table:table-cell>
          <table:table-cell table:formula="of:=[.C820]/([.D820]-[.D819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00500.99943" calcext:value-type="float">
            <text:p>1442700500.99943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8674969673157" calcext:value-type="float">
            <text:p>20.8674969673</text:p>
          </table:table-cell>
          <table:table-cell table:formula="of:=[.C821]/([.D821]-[.D820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00501.16813" calcext:value-type="float">
            <text:p>1442700501.16813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1.0361988544464" calcext:value-type="float">
            <text:p>21.0361988544</text:p>
          </table:table-cell>
          <table:table-cell table:formula="of:=[.C822]/([.D822]-[.D821])" office:value-type="float" office:value="47989.9788775091" calcext:value-type="float">
            <text:p>47989.978877509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00501.19807" calcext:value-type="float">
            <text:p>1442700501.19807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1.066136598587" calcext:value-type="float">
            <text:p>21.0661365986</text:p>
          </table:table-cell>
          <table:table-cell table:formula="of:=[.C823]/([.D823]-[.D822])" office:value-type="float" office:value="270427.857288481" calcext:value-type="float">
            <text:p>270427.85728848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00501.20147" calcext:value-type="float">
            <text:p>1442700501.20147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1.0695450305939" calcext:value-type="float">
            <text:p>21.0695450306</text:p>
          </table:table-cell>
          <table:table-cell table:formula="of:=[.C824]/([.D824]-[.D823])" office:value-type="float" office:value="2375285.75713486" calcext:value-type="float">
            <text:p>2375285.7571348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00501.2049" calcext:value-type="float">
            <text:p>1442700501.2049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1.0729727745056" calcext:value-type="float">
            <text:p>21.0729727745</text:p>
          </table:table-cell>
          <table:table-cell table:formula="of:=[.C825]/([.D825]-[.D824])" office:value-type="float" office:value="2361903.40015302" calcext:value-type="float">
            <text:p>2361903.4001530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00501.22502" calcext:value-type="float">
            <text:p>1442700501.22502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1.093094587326" calcext:value-type="float">
            <text:p>21.0930945873</text:p>
          </table:table-cell>
          <table:table-cell table:formula="of:=[.C826]/([.D826]-[.D825])" office:value-type="float" office:value="402349.434032015" calcext:value-type="float">
            <text:p>402349.4340320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00501.22844" calcext:value-type="float">
            <text:p>1442700501.22844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1.0965111255646" calcext:value-type="float">
            <text:p>21.0965111256</text:p>
          </table:table-cell>
          <table:table-cell table:formula="of:=[.C827]/([.D827]-[.D826])" office:value-type="float" office:value="2369650.04773203" calcext:value-type="float">
            <text:p>2369650.0477320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00501.23188" calcext:value-type="float">
            <text:p>1442700501.23188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1.0999455451965" calcext:value-type="float">
            <text:p>21.0999455452</text:p>
          </table:table-cell>
          <table:table-cell table:formula="of:=[.C828]/([.D828]-[.D827])" office:value-type="float" office:value="2357312.40430406" calcext:value-type="float">
            <text:p>2357312.4043040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00501.26847" calcext:value-type="float">
            <text:p>1442700501.26847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1.1365392208099" calcext:value-type="float">
            <text:p>21.1365392208</text:p>
          </table:table-cell>
          <table:table-cell table:formula="of:=[.C829]/([.D829]-[.D828])" office:value-type="float" office:value="221240.415571554" calcext:value-type="float">
            <text:p>221240.41557155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00501.49099" calcext:value-type="float">
            <text:p>1442700501.49099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1.3590564727783" calcext:value-type="float">
            <text:p>21.3590564728</text:p>
          </table:table-cell>
          <table:table-cell table:formula="of:=[.C830]/([.D830]-[.D829])" office:value-type="float" office:value="36383.6957736217" calcext:value-type="float">
            <text:p>36383.69577362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00501.49439" calcext:value-type="float">
            <text:p>1442700501.49439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1.3624637126923" calcext:value-type="float">
            <text:p>21.3624637127</text:p>
          </table:table-cell>
          <table:table-cell table:formula="of:=[.C831]/([.D831]-[.D830])" office:value-type="float" office:value="2376116.79966412" calcext:value-type="float">
            <text:p>2376116.799664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00501.49781" calcext:value-type="float">
            <text:p>1442700501.49781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1.3658764362335" calcext:value-type="float">
            <text:p>21.3658764362</text:p>
          </table:table-cell>
          <table:table-cell table:formula="of:=[.C832]/([.D832]-[.D831])" office:value-type="float" office:value="2372298.81123376" calcext:value-type="float">
            <text:p>2372298.8112337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00501.51847" calcext:value-type="float">
            <text:p>1442700501.51847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1.3865432739258" calcext:value-type="float">
            <text:p>21.3865432739</text:p>
          </table:table-cell>
          <table:table-cell table:formula="of:=[.C833]/([.D833]-[.D832])" office:value-type="float" office:value="391738.693676961" calcext:value-type="float">
            <text:p>391738.69367696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00501.52189" calcext:value-type="float">
            <text:p>1442700501.52189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1.38995885849" calcext:value-type="float">
            <text:p>21.3899588585</text:p>
          </table:table-cell>
          <table:table-cell table:formula="of:=[.C834]/([.D834]-[.D833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00501.5253" calcext:value-type="float">
            <text:p>1442700501.5253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1.3933746814728" calcext:value-type="float">
            <text:p>21.3933746815</text:p>
          </table:table-cell>
          <table:table-cell table:formula="of:=[.C835]/([.D835]-[.D834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00501.56372" calcext:value-type="float">
            <text:p>1442700501.56372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1.4317941665649" calcext:value-type="float">
            <text:p>21.4317941666</text:p>
          </table:table-cell>
          <table:table-cell table:formula="of:=[.C836]/([.D836]-[.D835])" office:value-type="float" office:value="210726.405639711" calcext:value-type="float">
            <text:p>210726.4056397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00501.56714" calcext:value-type="float">
            <text:p>1442700501.56714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1.4352090358734" calcext:value-type="float">
            <text:p>21.4352090359</text:p>
          </table:table-cell>
          <table:table-cell table:formula="of:=[.C837]/([.D837]-[.D836])" office:value-type="float" office:value="2370808.15359911" calcext:value-type="float">
            <text:p>2370808.153599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00501.57053" calcext:value-type="float">
            <text:p>1442700501.57053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1.4386012554169" calcext:value-type="float">
            <text:p>21.4386012554</text:p>
          </table:table-cell>
          <table:table-cell table:formula="of:=[.C838]/([.D838]-[.D837])" office:value-type="float" office:value="2386637.98032049" calcext:value-type="float">
            <text:p>2386637.9803204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00501.57395" calcext:value-type="float">
            <text:p>1442700501.57395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1.4420244693756" calcext:value-type="float">
            <text:p>21.4420244694</text:p>
          </table:table-cell>
          <table:table-cell table:formula="of:=[.C839]/([.D839]-[.D838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00501.76482" calcext:value-type="float">
            <text:p>1442700501.76482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1.6328887939453" calcext:value-type="float">
            <text:p>21.6328887939</text:p>
          </table:table-cell>
          <table:table-cell table:formula="of:=[.C840]/([.D840]-[.D839])" office:value-type="float" office:value="42417.5655573779" calcext:value-type="float">
            <text:p>42417.56555737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00501.76825" calcext:value-type="float">
            <text:p>1442700501.76825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1.6363213062286" calcext:value-type="float">
            <text:p>21.6363213062</text:p>
          </table:table-cell>
          <table:table-cell table:formula="of:=[.C841]/([.D841]-[.D840])" office:value-type="float" office:value="2358622.29520039" calcext:value-type="float">
            <text:p>2358622.295200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00501.77167" calcext:value-type="float">
            <text:p>1442700501.77167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1.6397421360016" calcext:value-type="float">
            <text:p>21.639742136</text:p>
          </table:table-cell>
          <table:table-cell table:formula="of:=[.C842]/([.D842]-[.D841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00501.77508" calcext:value-type="float">
            <text:p>1442700501.77508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1.6431503295898" calcext:value-type="float">
            <text:p>21.6431503296</text:p>
          </table:table-cell>
          <table:table-cell table:formula="of:=[.C843]/([.D843]-[.D842])" office:value-type="float" office:value="2375451.91913256" calcext:value-type="float">
            <text:p>2375451.91913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00501.77851" calcext:value-type="float">
            <text:p>1442700501.77851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1.6465756893158" calcext:value-type="float">
            <text:p>21.6465756893</text:p>
          </table:table-cell>
          <table:table-cell table:formula="of:=[.C844]/([.D844]-[.D843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00501.80079" calcext:value-type="float">
            <text:p>1442700501.80079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1.6688580513" calcext:value-type="float">
            <text:p>21.6688580513</text:p>
          </table:table-cell>
          <table:table-cell table:formula="of:=[.C845]/([.D845]-[.D844])" office:value-type="float" office:value="363336.705764025" calcext:value-type="float">
            <text:p>363336.70576402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00501.8042" calcext:value-type="float">
            <text:p>1442700501.8042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1.672271490097" calcext:value-type="float">
            <text:p>21.6722714901</text:p>
          </table:table-cell>
          <table:table-cell table:formula="of:=[.C846]/([.D846]-[.D845])" office:value-type="float" office:value="2371801.71711951" calcext:value-type="float">
            <text:p>2371801.7171195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00501.80762" calcext:value-type="float">
            <text:p>1442700501.80762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1.67569231987" calcext:value-type="float">
            <text:p>21.6756923199</text:p>
          </table:table-cell>
          <table:table-cell table:formula="of:=[.C847]/([.D847]-[.D846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00501.90107" calcext:value-type="float">
            <text:p>1442700501.90107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1.7691416740417" calcext:value-type="float">
            <text:p>21.769141674</text:p>
          </table:table-cell>
          <table:table-cell table:formula="of:=[.C848]/([.D848]-[.D847])" office:value-type="float" office:value="86635.162669184" calcext:value-type="float">
            <text:p>86635.16266918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00502.00148" calcext:value-type="float">
            <text:p>1442700502.00148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1.8695538043976" calcext:value-type="float">
            <text:p>21.8695538044</text:p>
          </table:table-cell>
          <table:table-cell table:formula="of:=[.C849]/([.D849]-[.D848])" office:value-type="float" office:value="80627.7087370803" calcext:value-type="float">
            <text:p>80627.708737080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00502.03006" calcext:value-type="float">
            <text:p>1442700502.03006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1.89812707901" calcext:value-type="float">
            <text:p>21.898127079</text:p>
          </table:table-cell>
          <table:table-cell table:formula="of:=[.C850]/([.D850]-[.D849])" office:value-type="float" office:value="283341.692886645" calcext:value-type="float">
            <text:p>283341.69288664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00502.03314" calcext:value-type="float">
            <text:p>1442700502.03314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1.9012057781219" calcext:value-type="float">
            <text:p>21.9012057781</text:p>
          </table:table-cell>
          <table:table-cell table:formula="of:=[.C851]/([.D851]-[.D850])" office:value-type="float" office:value="2629682.11755595" calcext:value-type="float">
            <text:p>2629682.117555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00502.03623" calcext:value-type="float">
            <text:p>1442700502.03623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1.9042987823486" calcext:value-type="float">
            <text:p>21.9042987823</text:p>
          </table:table-cell>
          <table:table-cell table:formula="of:=[.C852]/([.D852]-[.D851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00502.0393" calcext:value-type="float">
            <text:p>1442700502.0393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1.9073693752289" calcext:value-type="float">
            <text:p>21.9073693752</text:p>
          </table:table-cell>
          <table:table-cell table:formula="of:=[.C853]/([.D853]-[.D852])" office:value-type="float" office:value="2636624.36400342" calcext:value-type="float">
            <text:p>2636624.364003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00502.04235" calcext:value-type="float">
            <text:p>1442700502.04235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1.9104235172272" calcext:value-type="float">
            <text:p>21.9104235172</text:p>
          </table:table-cell>
          <table:table-cell table:formula="of:=[.C854]/([.D854]-[.D853])" office:value-type="float" office:value="2650826.32193599" calcext:value-type="float">
            <text:p>2650826.3219359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00502.04545" calcext:value-type="float">
            <text:p>1442700502.04545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1.913516998291" calcext:value-type="float">
            <text:p>21.9135169983</text:p>
          </table:table-cell>
          <table:table-cell table:formula="of:=[.C855]/([.D855]-[.D854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00502.04854" calcext:value-type="float">
            <text:p>1442700502.04854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1.9166114330292" calcext:value-type="float">
            <text:p>21.916611433</text:p>
          </table:table-cell>
          <table:table-cell table:formula="of:=[.C856]/([.D856]-[.D855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00502.05163" calcext:value-type="float">
            <text:p>1442700502.05163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1.9197027683258" calcext:value-type="float">
            <text:p>21.9197027683</text:p>
          </table:table-cell>
          <table:table-cell table:formula="of:=[.C857]/([.D857]-[.D856])" office:value-type="float" office:value="2618932.99275027" calcext:value-type="float">
            <text:p>2618932.9927502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00502.05765" calcext:value-type="float">
            <text:p>1442700502.05765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1.9257183074951" calcext:value-type="float">
            <text:p>21.9257183075</text:p>
          </table:table-cell>
          <table:table-cell table:formula="of:=[.C858]/([.D858]-[.D857])" office:value-type="float" office:value="1345847.7739289" calcext:value-type="float">
            <text:p>1345847.773928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00502.06075" calcext:value-type="float">
            <text:p>1442700502.06075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1.9288175106049" calcext:value-type="float">
            <text:p>21.9288175106</text:p>
          </table:table-cell>
          <table:table-cell table:formula="of:=[.C859]/([.D859]-[.D858])" office:value-type="float" office:value="2612284.42064774" calcext:value-type="float">
            <text:p>2612284.4206477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00502.0894" calcext:value-type="float">
            <text:p>1442700502.0894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1.9574737548828" calcext:value-type="float">
            <text:p>21.9574737549</text:p>
          </table:table-cell>
          <table:table-cell table:formula="of:=[.C860]/([.D860]-[.D859])" office:value-type="float" office:value="282521.321408069" calcext:value-type="float">
            <text:p>282521.32140806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00502.0925" calcext:value-type="float">
            <text:p>1442700502.0925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1.9605674743652" calcext:value-type="float">
            <text:p>21.9605674744</text:p>
          </table:table-cell>
          <table:table-cell table:formula="of:=[.C861]/([.D861]-[.D860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00502.09556" calcext:value-type="float">
            <text:p>1442700502.09556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1.9636299610138" calcext:value-type="float">
            <text:p>21.963629961</text:p>
          </table:table-cell>
          <table:table-cell table:formula="of:=[.C862]/([.D862]-[.D861])" office:value-type="float" office:value="2643603.36193071" calcext:value-type="float">
            <text:p>2643603.3619307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00502.18969" calcext:value-type="float">
            <text:p>1442700502.18969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2.0577564239502" calcext:value-type="float">
            <text:p>22.057756424</text:p>
          </table:table-cell>
          <table:table-cell table:formula="of:=[.C863]/([.D863]-[.D862])" office:value-type="float" office:value="86011.943373143" calcext:value-type="float">
            <text:p>86011.94337314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00502.19278" calcext:value-type="float">
            <text:p>1442700502.19278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2.0608487129211" calcext:value-type="float">
            <text:p>22.0608487129</text:p>
          </table:table-cell>
          <table:table-cell table:formula="of:=[.C864]/([.D864]-[.D863])" office:value-type="float" office:value="2618125.30331534" calcext:value-type="float">
            <text:p>2618125.303315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00502.19587" calcext:value-type="float">
            <text:p>1442700502.19587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2.0639410018921" calcext:value-type="float">
            <text:p>22.0639410019</text:p>
          </table:table-cell>
          <table:table-cell table:formula="of:=[.C865]/([.D865]-[.D864])" office:value-type="float" office:value="2618125.30331534" calcext:value-type="float">
            <text:p>2618125.303315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00502.33923" calcext:value-type="float">
            <text:p>1442700502.33923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2.2072999477386" calcext:value-type="float">
            <text:p>22.2072999477</text:p>
          </table:table-cell>
          <table:table-cell table:formula="of:=[.C866]/([.D866]-[.D865])" office:value-type="float" office:value="56473.6295470912" calcext:value-type="float">
            <text:p>56473.629547091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00502.34233" calcext:value-type="float">
            <text:p>1442700502.34233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2.2103998661041" calcext:value-type="float">
            <text:p>22.2103998661</text:p>
          </table:table-cell>
          <table:table-cell table:formula="of:=[.C867]/([.D867]-[.D866])" office:value-type="float" office:value="2611681.678511" calcext:value-type="float">
            <text:p>2611681.67851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00502.34542" calcext:value-type="float">
            <text:p>1442700502.34542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2.2134928703308" calcext:value-type="float">
            <text:p>22.2134928703</text:p>
          </table:table-cell>
          <table:table-cell table:formula="of:=[.C868]/([.D868]-[.D867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00502.39056" calcext:value-type="float">
            <text:p>1442700502.39056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2.2586288452148" calcext:value-type="float">
            <text:p>22.2586288452</text:p>
          </table:table-cell>
          <table:table-cell table:formula="of:=[.C869]/([.D869]-[.D868])" office:value-type="float" office:value="179369.117888799" calcext:value-type="float">
            <text:p>179369.11788879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00502.39365" calcext:value-type="float">
            <text:p>1442700502.39365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2.2617223262787" calcext:value-type="float">
            <text:p>22.2617223263</text:p>
          </table:table-cell>
          <table:table-cell table:formula="of:=[.C870]/([.D870]-[.D869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00502.39673" calcext:value-type="float">
            <text:p>1442700502.39673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2.2647976875305" calcext:value-type="float">
            <text:p>22.2647976875</text:p>
          </table:table-cell>
          <table:table-cell table:formula="of:=[.C871]/([.D871]-[.D870])" office:value-type="float" office:value="2632536.25738429" calcext:value-type="float">
            <text:p>2632536.2573842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00502.39985" calcext:value-type="float">
            <text:p>1442700502.39985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2.2679193019867" calcext:value-type="float">
            <text:p>22.267919302</text:p>
          </table:table-cell>
          <table:table-cell table:formula="of:=[.C872]/([.D872]-[.D871])" office:value-type="float" office:value="2593529.762774" calcext:value-type="float">
            <text:p>2593529.76277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00502.41635" calcext:value-type="float">
            <text:p>1442700502.41635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2.284419298172" calcext:value-type="float">
            <text:p>22.2844192982</text:p>
          </table:table-cell>
          <table:table-cell table:formula="of:=[.C873]/([.D873]-[.D872])" office:value-type="float" office:value="490666.780105771" calcext:value-type="float">
            <text:p>490666.7801057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00502.41944" calcext:value-type="float">
            <text:p>1442700502.41944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2.2875134944916" calcext:value-type="float">
            <text:p>22.2875134945</text:p>
          </table:table-cell>
          <table:table-cell table:formula="of:=[.C874]/([.D874]-[.D873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00502.42254" calcext:value-type="float">
            <text:p>1442700502.42254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2.2906062602997" calcext:value-type="float">
            <text:p>22.2906062603</text:p>
          </table:table-cell>
          <table:table-cell table:formula="of:=[.C875]/([.D875]-[.D874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00503.27438" calcext:value-type="float">
            <text:p>1442700503.27438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3.1424477100372" calcext:value-type="float">
            <text:p>23.14244771</text:p>
          </table:table-cell>
          <table:table-cell table:formula="of:=[.C876]/([.D876]-[.D875])" office:value-type="float" office:value="9504.11605644967" calcext:value-type="float">
            <text:p>9504.116056449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00503.27721" calcext:value-type="float">
            <text:p>1442700503.27721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3.1452841758728" calcext:value-type="float">
            <text:p>23.1452841759</text:p>
          </table:table-cell>
          <table:table-cell table:formula="of:=[.C877]/([.D877]-[.D876])" office:value-type="float" office:value="2854256.13045306" calcext:value-type="float">
            <text:p>2854256.130453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00503.28006" calcext:value-type="float">
            <text:p>1442700503.28006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3.14812707901" calcext:value-type="float">
            <text:p>23.148127079</text:p>
          </table:table-cell>
          <table:table-cell table:formula="of:=[.C878]/([.D878]-[.D877])" office:value-type="float" office:value="2847793.12177122" calcext:value-type="float">
            <text:p>2847793.121771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00503.31796" calcext:value-type="float">
            <text:p>1442700503.31796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3.1860265731812" calcext:value-type="float">
            <text:p>23.1860265732</text:p>
          </table:table-cell>
          <table:table-cell table:formula="of:=[.C879]/([.D879]-[.D878])" office:value-type="float" office:value="213617.626753564" calcext:value-type="float">
            <text:p>213617.62675356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00503.32079" calcext:value-type="float">
            <text:p>1442700503.32079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3.1888628005981" calcext:value-type="float">
            <text:p>23.1888628006</text:p>
          </table:table-cell>
          <table:table-cell table:formula="of:=[.C880]/([.D880]-[.D879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00503.32364" calcext:value-type="float">
            <text:p>1442700503.32364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3.1917123794556" calcext:value-type="float">
            <text:p>23.1917123795</text:p>
          </table:table-cell>
          <table:table-cell table:formula="of:=[.C881]/([.D881]-[.D880])" office:value-type="float" office:value="2841121.58500669" calcext:value-type="float">
            <text:p>2841121.5850066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00503.34352" calcext:value-type="float">
            <text:p>1442700503.34352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3.2115883827209" calcext:value-type="float">
            <text:p>23.2115883827</text:p>
          </table:table-cell>
          <table:table-cell table:formula="of:=[.C882]/([.D882]-[.D881])" office:value-type="float" office:value="407325.350670537" calcext:value-type="float">
            <text:p>407325.35067053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00503.34635" calcext:value-type="float">
            <text:p>1442700503.34635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3.2144219875336" calcext:value-type="float">
            <text:p>23.2144219875</text:p>
          </table:table-cell>
          <table:table-cell table:formula="of:=[.C883]/([.D883]-[.D882])" office:value-type="float" office:value="2857138.00454354" calcext:value-type="float">
            <text:p>2857138.004543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00503.34918" calcext:value-type="float">
            <text:p>1442700503.34918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3.2172546386719" calcext:value-type="float">
            <text:p>23.2172546387</text:p>
          </table:table-cell>
          <table:table-cell table:formula="of:=[.C884]/([.D884]-[.D883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00503.79722" calcext:value-type="float">
            <text:p>1442700503.79722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3.6652948856354" calcext:value-type="float">
            <text:p>23.6652948856</text:p>
          </table:table-cell>
          <table:table-cell table:formula="of:=[.C885]/([.D885]-[.D884])" office:value-type="float" office:value="18069.8052348398" calcext:value-type="float">
            <text:p>18069.805234839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00503.80003" calcext:value-type="float">
            <text:p>1442700503.80003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3.6681032180786" calcext:value-type="float">
            <text:p>23.6681032181</text:p>
          </table:table-cell>
          <table:table-cell table:formula="of:=[.C886]/([.D886]-[.D885])" office:value-type="float" office:value="2882849.57840224" calcext:value-type="float">
            <text:p>2882849.578402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00503.8203" calcext:value-type="float">
            <text:p>1442700503.8203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3.6883699893951" calcext:value-type="float">
            <text:p>23.6883699894</text:p>
          </table:table-cell>
          <table:table-cell table:formula="of:=[.C887]/([.D887]-[.D886])" office:value-type="float" office:value="399471.621481089" calcext:value-type="float">
            <text:p>399471.62148108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00503.82314" calcext:value-type="float">
            <text:p>1442700503.82314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3.6912143230438" calcext:value-type="float">
            <text:p>23.691214323</text:p>
          </table:table-cell>
          <table:table-cell table:formula="of:=[.C888]/([.D888]-[.D887])" office:value-type="float" office:value="2846360.87041073" calcext:value-type="float">
            <text:p>2846360.8704107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00503.82596" calcext:value-type="float">
            <text:p>1442700503.82596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3.6940293312073" calcext:value-type="float">
            <text:p>23.6940293312</text:p>
          </table:table-cell>
          <table:table-cell table:formula="of:=[.C889]/([.D889]-[.D888])" office:value-type="float" office:value="2876012.97399848" calcext:value-type="float">
            <text:p>2876012.9739984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00503.84549" calcext:value-type="float">
            <text:p>1442700503.84549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3.71355676651" calcext:value-type="float">
            <text:p>23.7135567665</text:p>
          </table:table-cell>
          <table:table-cell table:formula="of:=[.C890]/([.D890]-[.D889])" office:value-type="float" office:value="414596.175815589" calcext:value-type="float">
            <text:p>414596.17581558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00503.84832" calcext:value-type="float">
            <text:p>1442700503.84832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3.7163863182068" calcext:value-type="float">
            <text:p>23.7163863182</text:p>
          </table:table-cell>
          <table:table-cell table:formula="of:=[.C891]/([.D891]-[.D890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00503.85115" calcext:value-type="float">
            <text:p>1442700503.85115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3.7192192077637" calcext:value-type="float">
            <text:p>23.7192192078</text:p>
          </table:table-cell>
          <table:table-cell table:formula="of:=[.C892]/([.D892]-[.D891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00503.87353" calcext:value-type="float">
            <text:p>1442700503.87353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3.7416026592255" calcext:value-type="float">
            <text:p>23.7416026592</text:p>
          </table:table-cell>
          <table:table-cell table:formula="of:=[.C893]/([.D893]-[.D892])" office:value-type="float" office:value="361695.782878689" calcext:value-type="float">
            <text:p>361695.78287868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00503.87634" calcext:value-type="float">
            <text:p>1442700503.87634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3.7444109916687" calcext:value-type="float">
            <text:p>23.7444109917</text:p>
          </table:table-cell>
          <table:table-cell table:formula="of:=[.C894]/([.D894]-[.D893])" office:value-type="float" office:value="2882849.57840224" calcext:value-type="float">
            <text:p>2882849.5784022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00503.87923" calcext:value-type="float">
            <text:p>1442700503.87923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3.7472965717316" calcext:value-type="float">
            <text:p>23.7472965717</text:p>
          </table:table-cell>
          <table:table-cell table:formula="of:=[.C895]/([.D895]-[.D894])" office:value-type="float" office:value="2805675.05444931" calcext:value-type="float">
            <text:p>2805675.0544493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00503.89762" calcext:value-type="float">
            <text:p>1442700503.89762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3.7656910419464" calcext:value-type="float">
            <text:p>23.7656910419</text:p>
          </table:table-cell>
          <table:table-cell table:formula="of:=[.C896]/([.D896]-[.D895])" office:value-type="float" office:value="440132.273745334" calcext:value-type="float">
            <text:p>440132.27374533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00503.90047" calcext:value-type="float">
            <text:p>1442700503.90047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3.7685360908508" calcext:value-type="float">
            <text:p>23.7685360909</text:p>
          </table:table-cell>
          <table:table-cell table:formula="of:=[.C897]/([.D897]-[.D896])" office:value-type="float" office:value="2845645.28484036" calcext:value-type="float">
            <text:p>2845645.2848403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00503.9033" calcext:value-type="float">
            <text:p>1442700503.9033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3.7713737487793" calcext:value-type="float">
            <text:p>23.7713737488</text:p>
          </table:table-cell>
          <table:table-cell table:formula="of:=[.C898]/([.D898]-[.D897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00503.92085" calcext:value-type="float">
            <text:p>1442700503.92085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3.7889242172241" calcext:value-type="float">
            <text:p>23.7889242172</text:p>
          </table:table-cell>
          <table:table-cell table:formula="of:=[.C899]/([.D899]-[.D898])" office:value-type="float" office:value="461298.228332337" calcext:value-type="float">
            <text:p>461298.22833233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00503.92368" calcext:value-type="float">
            <text:p>1442700503.92368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3.7917461395264" calcext:value-type="float">
            <text:p>23.7917461395</text:p>
          </table:table-cell>
          <table:table-cell table:formula="of:=[.C900]/([.D900]-[.D899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00503.92651" calcext:value-type="float">
            <text:p>1442700503.92651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3.7945840358734" calcext:value-type="float">
            <text:p>23.7945840359</text:p>
          </table:table-cell>
          <table:table-cell table:formula="of:=[.C901]/([.D901]-[.D900])" office:value-type="float" office:value="2852817.37242712" calcext:value-type="float">
            <text:p>2852817.372427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00503.94603" calcext:value-type="float">
            <text:p>1442700503.94603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3.8140976428986" calcext:value-type="float">
            <text:p>23.8140976429</text:p>
          </table:table-cell>
          <table:table-cell table:formula="of:=[.C902]/([.D902]-[.D901])" office:value-type="float" office:value="414889.978545072" calcext:value-type="float">
            <text:p>414889.97854507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00503.94887" calcext:value-type="float">
            <text:p>1442700503.94887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3.8169357776642" calcext:value-type="float">
            <text:p>23.8169357777</text:p>
          </table:table-cell>
          <table:table-cell table:formula="of:=[.C903]/([.D903]-[.D902])" office:value-type="float" office:value="2852577.72043011" calcext:value-type="float">
            <text:p>2852577.720430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00503.9517" calcext:value-type="float">
            <text:p>1442700503.9517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3.819771528244" calcext:value-type="float">
            <text:p>23.8197715282</text:p>
          </table:table-cell>
          <table:table-cell table:formula="of:=[.C904]/([.D904]-[.D903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00504.24705" calcext:value-type="float">
            <text:p>1442700504.24705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4.1151185035706" calcext:value-type="float">
            <text:p>24.1151185036</text:p>
          </table:table-cell>
          <table:table-cell table:formula="of:=[.C905]/([.D905]-[.D904])" office:value-type="float" office:value="27411.8263478033" calcext:value-type="float">
            <text:p>27411.82634780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00504.24987" calcext:value-type="float">
            <text:p>1442700504.24987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4.1179397106171" calcext:value-type="float">
            <text:p>24.1179397106</text:p>
          </table:table-cell>
          <table:table-cell table:formula="of:=[.C906]/([.D906]-[.D905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00504.29961" calcext:value-type="float">
            <text:p>1442700504.29961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4.167676448822" calcext:value-type="float">
            <text:p>24.1676764488</text:p>
          </table:table-cell>
          <table:table-cell table:formula="of:=[.C907]/([.D907]-[.D906])" office:value-type="float" office:value="162777.059618141" calcext:value-type="float">
            <text:p>162777.05961814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00504.30243" calcext:value-type="float">
            <text:p>1442700504.30243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4.1704969406128" calcext:value-type="float">
            <text:p>24.1704969406</text:p>
          </table:table-cell>
          <table:table-cell table:formula="of:=[.C908]/([.D908]-[.D907])" office:value-type="float" office:value="2870421.40185968" calcext:value-type="float">
            <text:p>2870421.4018596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00504.30524" calcext:value-type="float">
            <text:p>1442700504.30524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4.1733131408691" calcext:value-type="float">
            <text:p>24.1733131409</text:p>
          </table:table-cell>
          <table:table-cell table:formula="of:=[.C909]/([.D909]-[.D908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00504.30806" calcext:value-type="float">
            <text:p>1442700504.30806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4.1761300563812" calcext:value-type="float">
            <text:p>24.1761300564</text:p>
          </table:table-cell>
          <table:table-cell table:formula="of:=[.C910]/([.D910]-[.D909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00504.31089" calcext:value-type="float">
            <text:p>1442700504.31089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4.1789557933807" calcext:value-type="float">
            <text:p>24.1789557934</text:p>
          </table:table-cell>
          <table:table-cell table:formula="of:=[.C911]/([.D911]-[.D910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00504.3137" calcext:value-type="float">
            <text:p>1442700504.3137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4.1817669868469" calcext:value-type="float">
            <text:p>24.1817669868</text:p>
          </table:table-cell>
          <table:table-cell table:formula="of:=[.C912]/([.D912]-[.D911])" office:value-type="float" office:value="2879915.62920872" calcext:value-type="float">
            <text:p>2879915.6292087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00504.32372" calcext:value-type="float">
            <text:p>1442700504.32372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4.191793680191" calcext:value-type="float">
            <text:p>24.1917936802</text:p>
          </table:table-cell>
          <table:table-cell table:formula="of:=[.C913]/([.D913]-[.D912])" office:value-type="float" office:value="807444.660183094" calcext:value-type="float">
            <text:p>807444.66018309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00504.32655" calcext:value-type="float">
            <text:p>1442700504.32655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4.1946213245392" calcext:value-type="float">
            <text:p>24.1946213245</text:p>
          </table:table-cell>
          <table:table-cell table:formula="of:=[.C914]/([.D914]-[.D913])" office:value-type="float" office:value="2863160.63946037" calcext:value-type="float">
            <text:p>2863160.6394603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00504.32935" calcext:value-type="float">
            <text:p>1442700504.32935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4.1974191665649" calcext:value-type="float">
            <text:p>24.1974191666</text:p>
          </table:table-cell>
          <table:table-cell table:formula="of:=[.C915]/([.D915]-[.D914])" office:value-type="float" office:value="2893658.72893055" calcext:value-type="float">
            <text:p>2893658.7289305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00504.36594" calcext:value-type="float">
            <text:p>1442700504.36594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4.2340061664581" calcext:value-type="float">
            <text:p>24.2340061665</text:p>
          </table:table-cell>
          <table:table-cell table:formula="of:=[.C916]/([.D916]-[.D915])" office:value-type="float" office:value="221280.783437706" calcext:value-type="float">
            <text:p>221280.7834377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00504.36881" calcext:value-type="float">
            <text:p>1442700504.36881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4.2368786334991" calcext:value-type="float">
            <text:p>24.2368786335</text:p>
          </table:table-cell>
          <table:table-cell table:formula="of:=[.C917]/([.D917]-[.D916])" office:value-type="float" office:value="2818483.16600266" calcext:value-type="float">
            <text:p>2818483.166002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00504.37163" calcext:value-type="float">
            <text:p>1442700504.37163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4.2397010326385" calcext:value-type="float">
            <text:p>24.2397010326</text:p>
          </table:table-cell>
          <table:table-cell table:formula="of:=[.C918]/([.D918]-[.D917])" office:value-type="float" office:value="2868481.60027032" calcext:value-type="float">
            <text:p>2868481.6002703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00504.6016" calcext:value-type="float">
            <text:p>1442700504.6016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4.4696745872498" calcext:value-type="float">
            <text:p>24.4696745872</text:p>
          </table:table-cell>
          <table:table-cell table:formula="of:=[.C919]/([.D919]-[.D918])" office:value-type="float" office:value="35204.0477596962" calcext:value-type="float">
            <text:p>35204.047759696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00504.60443" calcext:value-type="float">
            <text:p>1442700504.60443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4.4725015163422" calcext:value-type="float">
            <text:p>24.4725015163</text:p>
          </table:table-cell>
          <table:table-cell table:formula="of:=[.C920]/([.D920]-[.D919])" office:value-type="float" office:value="2863885.06232605" calcext:value-type="float">
            <text:p>2863885.0623260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00504.60726" calcext:value-type="float">
            <text:p>1442700504.60726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4.4753255844116" calcext:value-type="float">
            <text:p>24.4753255844</text:p>
          </table:table-cell>
          <table:table-cell table:formula="of:=[.C921]/([.D921]-[.D920])" office:value-type="float" office:value="2866786.42330097" calcext:value-type="float">
            <text:p>2866786.4233009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00504.65787" calcext:value-type="float">
            <text:p>1442700504.65787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4.5259363651276" calcext:value-type="float">
            <text:p>24.5259363651</text:p>
          </table:table-cell>
          <table:table-cell table:formula="of:=[.C922]/([.D922]-[.D921])" office:value-type="float" office:value="159965.91804105" calcext:value-type="float">
            <text:p>159965.9180410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00504.6607" calcext:value-type="float">
            <text:p>1442700504.6607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4.5287706851959" calcext:value-type="float">
            <text:p>24.5287706852</text:p>
          </table:table-cell>
          <table:table-cell table:formula="of:=[.C923]/([.D923]-[.D922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00504.66352" calcext:value-type="float">
            <text:p>1442700504.66352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4.5315873622894" calcext:value-type="float">
            <text:p>24.5315873623</text:p>
          </table:table-cell>
          <table:table-cell table:formula="of:=[.C924]/([.D924]-[.D923])" office:value-type="float" office:value="2874308.88640596" calcext:value-type="float">
            <text:p>2874308.8864059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00504.66634" calcext:value-type="float">
            <text:p>1442700504.66634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4.5344085693359" calcext:value-type="float">
            <text:p>24.5344085693</text:p>
          </table:table-cell>
          <table:table-cell table:formula="of:=[.C925]/([.D925]-[.D924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00504.66912" calcext:value-type="float">
            <text:p>1442700504.66912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4.5371942520142" calcext:value-type="float">
            <text:p>24.537194252</text:p>
          </table:table-cell>
          <table:table-cell table:formula="of:=[.C926]/([.D926]-[.D925])" office:value-type="float" office:value="2906289.38582677" calcext:value-type="float">
            <text:p>2906289.3858267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00504.67195" calcext:value-type="float">
            <text:p>1442700504.67195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4.540018081665" calcext:value-type="float">
            <text:p>24.5400180817</text:p>
          </table:table-cell>
          <table:table-cell table:formula="of:=[.C927]/([.D927]-[.D926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00504.67478" calcext:value-type="float">
            <text:p>1442700504.67478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4.5428483486176" calcext:value-type="float">
            <text:p>24.5428483486</text:p>
          </table:table-cell>
          <table:table-cell table:formula="of:=[.C928]/([.D928]-[.D927])" office:value-type="float" office:value="2860507.55488164" calcext:value-type="float">
            <text:p>2860507.554881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00504.67756" calcext:value-type="float">
            <text:p>1442700504.67756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4.5456259250641" calcext:value-type="float">
            <text:p>24.5456259251</text:p>
          </table:table-cell>
          <table:table-cell table:formula="of:=[.C929]/([.D929]-[.D928])" office:value-type="float" office:value="2914771.26042918" calcext:value-type="float">
            <text:p>2914771.260429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00504.85894" calcext:value-type="float">
            <text:p>1442700504.85894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4.7270083427429" calcext:value-type="float">
            <text:p>24.7270083427</text:p>
          </table:table-cell>
          <table:table-cell table:formula="of:=[.C930]/([.D930]-[.D929])" office:value-type="float" office:value="44634.9767723092" calcext:value-type="float">
            <text:p>44634.976772309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00504.86173" calcext:value-type="float">
            <text:p>1442700504.86173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4.7297966480255" calcext:value-type="float">
            <text:p>24.729796648</text:p>
          </table:table-cell>
          <table:table-cell table:formula="of:=[.C931]/([.D931]-[.D930])" office:value-type="float" office:value="2903555.80880718" calcext:value-type="float">
            <text:p>2903555.808807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00504.86455" calcext:value-type="float">
            <text:p>1442700504.86455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4.7326188087463" calcext:value-type="float">
            <text:p>24.7326188087</text:p>
          </table:table-cell>
          <table:table-cell table:formula="of:=[.C932]/([.D932]-[.D931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00504.90305" calcext:value-type="float">
            <text:p>1442700504.90305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4.7711215019226" calcext:value-type="float">
            <text:p>24.7711215019</text:p>
          </table:table-cell>
          <table:table-cell table:formula="of:=[.C933]/([.D933]-[.D932])" office:value-type="float" office:value="210271.005275803" calcext:value-type="float">
            <text:p>210271.00527580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00504.90587" calcext:value-type="float">
            <text:p>1442700504.90587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4.7739396095276" calcext:value-type="float">
            <text:p>24.7739396095</text:p>
          </table:table-cell>
          <table:table-cell table:formula="of:=[.C934]/([.D934]-[.D933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00504.90867" calcext:value-type="float">
            <text:p>1442700504.90867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4.776741027832" calcext:value-type="float">
            <text:p>24.7767410278</text:p>
          </table:table-cell>
          <table:table-cell table:formula="of:=[.C935]/([.D935]-[.D934])" office:value-type="float" office:value="2889964.69651064" calcext:value-type="float">
            <text:p>2889964.6965106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00504.92167" calcext:value-type="float">
            <text:p>1442700504.92167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4.7897417545319" calcext:value-type="float">
            <text:p>24.7897417545</text:p>
          </table:table-cell>
          <table:table-cell table:formula="of:=[.C936]/([.D936]-[.D935])" office:value-type="float" office:value="622734.419923344" calcext:value-type="float">
            <text:p>622734.41992334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00504.9245" calcext:value-type="float">
            <text:p>1442700504.9245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4.7925672531128" calcext:value-type="float">
            <text:p>24.7925672531</text:p>
          </table:table-cell>
          <table:table-cell table:formula="of:=[.C937]/([.D937]-[.D936])" office:value-type="float" office:value="2865335.00835373" calcext:value-type="float">
            <text:p>2865335.0083537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00504.92732" calcext:value-type="float">
            <text:p>1442700504.92732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4.7953917980194" calcext:value-type="float">
            <text:p>24.795391798</text:p>
          </table:table-cell>
          <table:table-cell table:formula="of:=[.C938]/([.D938]-[.D937])" office:value-type="float" office:value="2866302.4549675" calcext:value-type="float">
            <text:p>2866302.454967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00505.05999" calcext:value-type="float">
            <text:p>1442700505.05999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4.9280622005463" calcext:value-type="float">
            <text:p>24.9280622005</text:p>
          </table:table-cell>
          <table:table-cell table:formula="of:=[.C939]/([.D939]-[.D938])" office:value-type="float" office:value="61023.4072242389" calcext:value-type="float">
            <text:p>61023.407224238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00505.06259" calcext:value-type="float">
            <text:p>1442700505.06259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4.9306588172913" calcext:value-type="float">
            <text:p>24.9306588173</text:p>
          </table:table-cell>
          <table:table-cell table:formula="of:=[.C940]/([.D940]-[.D939])" office:value-type="float" office:value="3117903.33155817" calcext:value-type="float">
            <text:p>3117903.3315581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00505.0652" calcext:value-type="float">
            <text:p>1442700505.0652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4.9332687854767" calcext:value-type="float">
            <text:p>24.9332687855</text:p>
          </table:table-cell>
          <table:table-cell table:formula="of:=[.C941]/([.D941]-[.D940])" office:value-type="float" office:value="3101953.52005116" calcext:value-type="float">
            <text:p>3101953.520051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00505.13505" calcext:value-type="float">
            <text:p>1442700505.13505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5.0031199455261" calcext:value-type="float">
            <text:p>25.0031199455</text:p>
          </table:table-cell>
          <table:table-cell table:formula="of:=[.C942]/([.D942]-[.D941])" office:value-type="float" office:value="115903.586916379" calcext:value-type="float">
            <text:p>115903.58691637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00505.44645" calcext:value-type="float">
            <text:p>1442700505.44645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5.3145253658295" calcext:value-type="float">
            <text:p>25.3145253658</text:p>
          </table:table-cell>
          <table:table-cell table:formula="of:=[.C943]/([.D943]-[.D942])" office:value-type="float" office:value="25998.2629464624" calcext:value-type="float">
            <text:p>25998.262946462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00505.49094" calcext:value-type="float">
            <text:p>1442700505.49094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5.3590126037598" calcext:value-type="float">
            <text:p>25.3590126038</text:p>
          </table:table-cell>
          <table:table-cell table:formula="of:=[.C944]/([.D944]-[.D943])" office:value-type="float" office:value="181984.775334552" calcext:value-type="float">
            <text:p>181984.77533455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00505.49362" calcext:value-type="float">
            <text:p>1442700505.49362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5.3616886138916" calcext:value-type="float">
            <text:p>25.3616886139</text:p>
          </table:table-cell>
          <table:table-cell table:formula="of:=[.C945]/([.D945]-[.D944])" office:value-type="float" office:value="3025399.60655738" calcext:value-type="float">
            <text:p>3025399.606557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00505.49623" calcext:value-type="float">
            <text:p>1442700505.49623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5.3643021583557" calcext:value-type="float">
            <text:p>25.3643021584</text:p>
          </table:table-cell>
          <table:table-cell table:formula="of:=[.C946]/([.D946]-[.D945])" office:value-type="float" office:value="3097708.92027002" calcext:value-type="float">
            <text:p>3097708.920270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00505.50595" calcext:value-type="float">
            <text:p>1442700505.50595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5.3740239143372" calcext:value-type="float">
            <text:p>25.3740239143</text:p>
          </table:table-cell>
          <table:table-cell table:formula="of:=[.C947]/([.D947]-[.D946])" office:value-type="float" office:value="832771.365116735" calcext:value-type="float">
            <text:p>832771.36511673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00505.50854" calcext:value-type="float">
            <text:p>1442700505.50854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5.3766095638275" calcext:value-type="float">
            <text:p>25.3766095638</text:p>
          </table:table-cell>
          <table:table-cell table:formula="of:=[.C948]/([.D948]-[.D947])" office:value-type="float" office:value="3131128.18662978" calcext:value-type="float">
            <text:p>3131128.1866297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00505.51113" calcext:value-type="float">
            <text:p>1442700505.51113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5.3792009353638" calcext:value-type="float">
            <text:p>25.3792009354</text:p>
          </table:table-cell>
          <table:table-cell table:formula="of:=[.C949]/([.D949]-[.D948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00505.54698" calcext:value-type="float">
            <text:p>1442700505.54698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5.4150531291962" calcext:value-type="float">
            <text:p>25.4150531292</text:p>
          </table:table-cell>
          <table:table-cell table:formula="of:=[.C950]/([.D950]-[.D949])" office:value-type="float" office:value="225816.027823774" calcext:value-type="float">
            <text:p>225816.02782377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00505.54955" calcext:value-type="float">
            <text:p>1442700505.54955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5.4176249504089" calcext:value-type="float">
            <text:p>25.4176249504</text:p>
          </table:table-cell>
          <table:table-cell table:formula="of:=[.C951]/([.D951]-[.D950])" office:value-type="float" office:value="3147963.76972281" calcext:value-type="float">
            <text:p>3147963.769722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00505.55212" calcext:value-type="float">
            <text:p>1442700505.55212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5.4201927185059" calcext:value-type="float">
            <text:p>25.4201927185</text:p>
          </table:table-cell>
          <table:table-cell table:formula="of:=[.C952]/([.D952]-[.D951])" office:value-type="float" office:value="3152932.70046425" calcext:value-type="float">
            <text:p>3152932.700464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00505.55471" calcext:value-type="float">
            <text:p>1442700505.55471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5.4227812290192" calcext:value-type="float">
            <text:p>25.422781229</text:p>
          </table:table-cell>
          <table:table-cell table:formula="of:=[.C953]/([.D953]-[.D952])" office:value-type="float" office:value="3127667.42046606" calcext:value-type="float">
            <text:p>3127667.4204660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00505.55726" calcext:value-type="float">
            <text:p>1442700505.55726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5.4253256320953" calcext:value-type="float">
            <text:p>25.4253256321</text:p>
          </table:table-cell>
          <table:table-cell table:formula="of:=[.C954]/([.D954]-[.D953])" office:value-type="float" office:value="3181885.79310345" calcext:value-type="float">
            <text:p>3181885.7931034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00505.55982" calcext:value-type="float">
            <text:p>1442700505.55982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5.4278881549835" calcext:value-type="float">
            <text:p>25.427888155</text:p>
          </table:table-cell>
          <table:table-cell table:formula="of:=[.C955]/([.D955]-[.D954])" office:value-type="float" office:value="3159386.41458876" calcext:value-type="float">
            <text:p>3159386.4145887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00505.90048" calcext:value-type="float">
            <text:p>1442700505.90048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5.7685480117798" calcext:value-type="float">
            <text:p>25.7685480118</text:p>
          </table:table-cell>
          <table:table-cell table:formula="of:=[.C956]/([.D956]-[.D955])" office:value-type="float" office:value="23765.6414117555" calcext:value-type="float">
            <text:p>23765.64141175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00505.90306" calcext:value-type="float">
            <text:p>1442700505.90306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5.7711315155029" calcext:value-type="float">
            <text:p>25.7711315155</text:p>
          </table:table-cell>
          <table:table-cell table:formula="of:=[.C957]/([.D957]-[.D956])" office:value-type="float" office:value="3133728.79143595" calcext:value-type="float">
            <text:p>3133728.7914359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00505.90566" calcext:value-type="float">
            <text:p>1442700505.90566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5.7737326622009" calcext:value-type="float">
            <text:p>25.7737326622</text:p>
          </table:table-cell>
          <table:table-cell table:formula="of:=[.C958]/([.D958]-[.D957])" office:value-type="float" office:value="3112473.43574702" calcext:value-type="float">
            <text:p>3112473.4357470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00505.92237" calcext:value-type="float">
            <text:p>1442700505.92237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5.790442943573" calcext:value-type="float">
            <text:p>25.7904429436</text:p>
          </table:table-cell>
          <table:table-cell table:formula="of:=[.C959]/([.D959]-[.D958])" office:value-type="float" office:value="484492.141079785" calcext:value-type="float">
            <text:p>484492.14107978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00505.92496" calcext:value-type="float">
            <text:p>1442700505.92496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5.7930290699005" calcext:value-type="float">
            <text:p>25.7930290699</text:p>
          </table:table-cell>
          <table:table-cell table:formula="of:=[.C960]/([.D960]-[.D959])" office:value-type="float" office:value="3130550.86051443" calcext:value-type="float">
            <text:p>3130550.8605144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00505.92766" calcext:value-type="float">
            <text:p>1442700505.92766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5.7957310676575" calcext:value-type="float">
            <text:p>25.7957310677</text:p>
          </table:table-cell>
          <table:table-cell table:formula="of:=[.C961]/([.D961]-[.D960])" office:value-type="float" office:value="2996301.52510368" calcext:value-type="float">
            <text:p>2996301.5251036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00505.95685" calcext:value-type="float">
            <text:p>1442700505.95685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5.8249216079712" calcext:value-type="float">
            <text:p>25.824921608</text:p>
          </table:table-cell>
          <table:table-cell table:formula="of:=[.C962]/([.D962]-[.D961])" office:value-type="float" office:value="277350.124834605" calcext:value-type="float">
            <text:p>277350.12483460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00505.95944" calcext:value-type="float">
            <text:p>1442700505.95944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5.8275141716003" calcext:value-type="float">
            <text:p>25.8275141716</text:p>
          </table:table-cell>
          <table:table-cell table:formula="of:=[.C963]/([.D963]-[.D962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00505.96204" calcext:value-type="float">
            <text:p>1442700505.96204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5.8301124572754" calcext:value-type="float">
            <text:p>25.8301124573</text:p>
          </table:table-cell>
          <table:table-cell table:formula="of:=[.C964]/([.D964]-[.D963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00505.96464" calcext:value-type="float">
            <text:p>1442700505.96464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5.8327057361603" calcext:value-type="float">
            <text:p>25.8327057362</text:p>
          </table:table-cell>
          <table:table-cell table:formula="of:=[.C965]/([.D965]-[.D964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00505.96718" calcext:value-type="float">
            <text:p>1442700505.96718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5.8352513313293" calcext:value-type="float">
            <text:p>25.8352513313</text:p>
          </table:table-cell>
          <table:table-cell table:formula="of:=[.C966]/([.D966]-[.D965])" office:value-type="float" office:value="3180395.72763885" calcext:value-type="float">
            <text:p>3180395.7276388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00505.97873" calcext:value-type="float">
            <text:p>1442700505.97873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5.8467993736267" calcext:value-type="float">
            <text:p>25.8467993736</text:p>
          </table:table-cell>
          <table:table-cell table:formula="of:=[.C967]/([.D967]-[.D966])" office:value-type="float" office:value="701071.211165249" calcext:value-type="float">
            <text:p>701071.21116524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00505.98132" calcext:value-type="float">
            <text:p>1442700505.98132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5.8493945598602" calcext:value-type="float">
            <text:p>25.8493945599</text:p>
          </table:table-cell>
          <table:table-cell table:formula="of:=[.C968]/([.D968]-[.D967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00505.98391" calcext:value-type="float">
            <text:p>1442700505.98391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5.8519842624664" calcext:value-type="float">
            <text:p>25.8519842625</text:p>
          </table:table-cell>
          <table:table-cell table:formula="of:=[.C969]/([.D969]-[.D968])" office:value-type="float" office:value="3126227.69140122" calcext:value-type="float">
            <text:p>3126227.691401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00506.00086" calcext:value-type="float">
            <text:p>1442700506.00086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5.8689267635345" calcext:value-type="float">
            <text:p>25.8689267635</text:p>
          </table:table-cell>
          <table:table-cell table:formula="of:=[.C970]/([.D970]-[.D969])" office:value-type="float" office:value="477851.526610565" calcext:value-type="float">
            <text:p>477851.52661056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00506.00326" calcext:value-type="float">
            <text:p>1442700506.00326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5.8713295459747" calcext:value-type="float">
            <text:p>25.871329546</text:p>
          </table:table-cell>
          <table:table-cell table:formula="of:=[.C971]/([.D971]-[.D970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00506.00569" calcext:value-type="float">
            <text:p>1442700506.00569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5.8737585544586" calcext:value-type="float">
            <text:p>25.8737585545</text:p>
          </table:table-cell>
          <table:table-cell table:formula="of:=[.C972]/([.D972]-[.D971])" office:value-type="float" office:value="3333047.23046722" calcext:value-type="float">
            <text:p>3333047.230467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00506.07922" calcext:value-type="float">
            <text:p>1442700506.07922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5.9472935199738" calcext:value-type="float">
            <text:p>25.94729352</text:p>
          </table:table-cell>
          <table:table-cell table:formula="of:=[.C973]/([.D973]-[.D972])" office:value-type="float" office:value="110097.284241379" calcext:value-type="float">
            <text:p>110097.28424137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00506.08161" calcext:value-type="float">
            <text:p>1442700506.08161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5.9496853351593" calcext:value-type="float">
            <text:p>25.9496853352</text:p>
          </table:table-cell>
          <table:table-cell table:formula="of:=[.C974]/([.D974]-[.D973])" office:value-type="float" office:value="3384876.9122807" calcext:value-type="float">
            <text:p>3384876.91228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00506.08402" calcext:value-type="float">
            <text:p>1442700506.08402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5.9520905017853" calcext:value-type="float">
            <text:p>25.9520905018</text:p>
          </table:table-cell>
          <table:table-cell table:formula="of:=[.C975]/([.D975]-[.D974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00506.17963" calcext:value-type="float">
            <text:p>1442700506.17963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6.0477032661438" calcext:value-type="float">
            <text:p>26.0477032661</text:p>
          </table:table-cell>
          <table:table-cell table:formula="of:=[.C976]/([.D976]-[.D975])" office:value-type="float" office:value="84674.8868136718" calcext:value-type="float">
            <text:p>84674.88681367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00506.18204" calcext:value-type="float">
            <text:p>1442700506.18204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6.0501108169556" calcext:value-type="float">
            <text:p>26.050110817</text:p>
          </table:table-cell>
          <table:table-cell table:formula="of:=[.C977]/([.D977]-[.D976])" office:value-type="float" office:value="3362753.53376906" calcext:value-type="float">
            <text:p>3362753.5337690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00506.18444" calcext:value-type="float">
            <text:p>1442700506.18444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6.0525133609772" calcext:value-type="float">
            <text:p>26.052513361</text:p>
          </table:table-cell>
          <table:table-cell table:formula="of:=[.C978]/([.D978]-[.D977])" office:value-type="float" office:value="3369761.35595911" calcext:value-type="float">
            <text:p>3369761.3559591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00506.22389" calcext:value-type="float">
            <text:p>1442700506.22389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6.0919630527496" calcext:value-type="float">
            <text:p>26.0919630527</text:p>
          </table:table-cell>
          <table:table-cell table:formula="of:=[.C979]/([.D979]-[.D978])" office:value-type="float" office:value="205223.403181357" calcext:value-type="float">
            <text:p>205223.40318135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00506.22629" calcext:value-type="float">
            <text:p>1442700506.22629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6.0943651199341" calcext:value-type="float">
            <text:p>26.0943651199</text:p>
          </table:table-cell>
          <table:table-cell table:formula="of:=[.C980]/([.D980]-[.D979])" office:value-type="float" office:value="3370430.29121588" calcext:value-type="float">
            <text:p>3370430.2912158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00506.22869" calcext:value-type="float">
            <text:p>1442700506.22869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6.0967605113983" calcext:value-type="float">
            <text:p>26.0967605114</text:p>
          </table:table-cell>
          <table:table-cell table:formula="of:=[.C981]/([.D981]-[.D980])" office:value-type="float" office:value="3379823.34866129" calcext:value-type="float">
            <text:p>3379823.3486612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00506.24531" calcext:value-type="float">
            <text:p>1442700506.24531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6.1133809089661" calcext:value-type="float">
            <text:p>26.113380909</text:p>
          </table:table-cell>
          <table:table-cell table:formula="of:=[.C982]/([.D982]-[.D981])" office:value-type="float" office:value="487112.294817174" calcext:value-type="float">
            <text:p>487112.29481717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00506.2477" calcext:value-type="float">
            <text:p>1442700506.2477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6.1157743930817" calcext:value-type="float">
            <text:p>26.1157743931</text:p>
          </table:table-cell>
          <table:table-cell table:formula="of:=[.C983]/([.D983]-[.D982])" office:value-type="float" office:value="3382516.7032573" calcext:value-type="float">
            <text:p>3382516.703257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00506.26333" calcext:value-type="float">
            <text:p>1442700506.26333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6.1314041614532" calcext:value-type="float">
            <text:p>26.1314041615</text:p>
          </table:table-cell>
          <table:table-cell table:formula="of:=[.C984]/([.D984]-[.D983])" office:value-type="float" office:value="517985.923241198" calcext:value-type="float">
            <text:p>517985.92324119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00506.26574" calcext:value-type="float">
            <text:p>1442700506.26574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6.1338074207306" calcext:value-type="float">
            <text:p>26.1338074207</text:p>
          </table:table-cell>
          <table:table-cell table:formula="of:=[.C985]/([.D985]-[.D984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00506.26815" calcext:value-type="float">
            <text:p>1442700506.26815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6.1362199783325" calcext:value-type="float">
            <text:p>26.1362199783</text:p>
          </table:table-cell>
          <table:table-cell table:formula="of:=[.C986]/([.D986]-[.D985])" office:value-type="float" office:value="3355774.79830023" calcext:value-type="float">
            <text:p>3355774.798300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00506.481" calcext:value-type="float">
            <text:p>1442700506.481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6.3490726947784" calcext:value-type="float">
            <text:p>26.3490726948</text:p>
          </table:table-cell>
          <table:table-cell table:formula="of:=[.C987]/([.D987]-[.D986])" office:value-type="float" office:value="38035.6902894254" calcext:value-type="float">
            <text:p>38035.690289425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00506.48339" calcext:value-type="float">
            <text:p>1442700506.48339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6.3514561653137" calcext:value-type="float">
            <text:p>26.3514561653</text:p>
          </table:table-cell>
          <table:table-cell table:formula="of:=[.C988]/([.D988]-[.D987])" office:value-type="float" office:value="3396727.536661" calcext:value-type="float">
            <text:p>3396727.53666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00506.4858" calcext:value-type="float">
            <text:p>1442700506.4858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6.3538663387299" calcext:value-type="float">
            <text:p>26.3538663387</text:p>
          </table:table-cell>
          <table:table-cell table:formula="of:=[.C989]/([.D989]-[.D988])" office:value-type="float" office:value="3359094.38955386" calcext:value-type="float">
            <text:p>3359094.3895538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00506.53909" calcext:value-type="float">
            <text:p>1442700506.53909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6.4071617126465" calcext:value-type="float">
            <text:p>26.4071617126</text:p>
          </table:table-cell>
          <table:table-cell table:formula="of:=[.C990]/([.D990]-[.D989])" office:value-type="float" office:value="151908.118942278" calcext:value-type="float">
            <text:p>151908.11894227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00506.5415" calcext:value-type="float">
            <text:p>1442700506.5415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6.4095687866211" calcext:value-type="float">
            <text:p>26.4095687866</text:p>
          </table:table-cell>
          <table:table-cell table:formula="of:=[.C991]/([.D991]-[.D990])" office:value-type="float" office:value="3363419.68938193" calcext:value-type="float">
            <text:p>3363419.6893819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00506.5439" calcext:value-type="float">
            <text:p>1442700506.5439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6.4119744300842" calcext:value-type="float">
            <text:p>26.4119744301</text:p>
          </table:table-cell>
          <table:table-cell table:formula="of:=[.C992]/([.D992]-[.D991])" office:value-type="float" office:value="3365419.7407334" calcext:value-type="float">
            <text:p>3365419.740733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00506.66402" calcext:value-type="float">
            <text:p>1442700506.66402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6.53209233284" calcext:value-type="float">
            <text:p>26.5320923328</text:p>
          </table:table-cell>
          <table:table-cell table:formula="of:=[.C993]/([.D993]-[.D992])" office:value-type="float" office:value="67400.4441824414" calcext:value-type="float">
            <text:p>67400.44418244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00506.66643" calcext:value-type="float">
            <text:p>1442700506.66643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6.5344984531403" calcext:value-type="float">
            <text:p>26.5344984531</text:p>
          </table:table-cell>
          <table:table-cell table:formula="of:=[.C994]/([.D994]-[.D993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00506.66881" calcext:value-type="float">
            <text:p>1442700506.66881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6.5368797779083" calcext:value-type="float">
            <text:p>26.5368797779</text:p>
          </table:table-cell>
          <table:table-cell table:formula="of:=[.C995]/([.D995]-[.D994])" office:value-type="float" office:value="3399788.26431718" calcext:value-type="float">
            <text:p>3399788.264317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00506.72496" calcext:value-type="float">
            <text:p>1442700506.72496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6.5930337905884" calcext:value-type="float">
            <text:p>26.5930337906</text:p>
          </table:table-cell>
          <table:table-cell table:formula="of:=[.C996]/([.D996]-[.D995])" office:value-type="float" office:value="144174.914909968" calcext:value-type="float">
            <text:p>144174.91490996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00506.72738" calcext:value-type="float">
            <text:p>1442700506.72738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6.5954508781433" calcext:value-type="float">
            <text:p>26.5954508781</text:p>
          </table:table-cell>
          <table:table-cell table:formula="of:=[.C997]/([.D997]-[.D996])" office:value-type="float" office:value="3349485.61688696" calcext:value-type="float">
            <text:p>3349485.6168869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00506.72978" calcext:value-type="float">
            <text:p>1442700506.72978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6.5978543758392" calcext:value-type="float">
            <text:p>26.5978543758</text:p>
          </table:table-cell>
          <table:table-cell table:formula="of:=[.C998]/([.D998]-[.D997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00506.75171" calcext:value-type="float">
            <text:p>1442700506.75171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6.6197764873505" calcext:value-type="float">
            <text:p>26.6197764874</text:p>
          </table:table-cell>
          <table:table-cell table:formula="of:=[.C999]/([.D999]-[.D998])" office:value-type="float" office:value="369307.491016662" calcext:value-type="float">
            <text:p>369307.4910166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00506.75413" calcext:value-type="float">
            <text:p>1442700506.75413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6.6221961975098" calcext:value-type="float">
            <text:p>26.6221961975</text:p>
          </table:table-cell>
          <table:table-cell table:formula="of:=[.C1000]/([.D1000]-[.D999])" office:value-type="float" office:value="3345855.2748054" calcext:value-type="float">
            <text:p>3345855.274805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00506.76451" calcext:value-type="float">
            <text:p>1442700506.76451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6.6325855255127" calcext:value-type="float">
            <text:p>26.6325855255</text:p>
          </table:table-cell>
          <table:table-cell table:formula="of:=[.C1001]/([.D1001]-[.D1000])" office:value-type="float" office:value="779261.180099137" calcext:value-type="float">
            <text:p>779261.1800991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00506.76692" calcext:value-type="float">
            <text:p>1442700506.76692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6.6349868774414" calcext:value-type="float">
            <text:p>26.6349868774</text:p>
          </table:table-cell>
          <table:table-cell table:formula="of:=[.C1002]/([.D1002]-[.D1001])" office:value-type="float" office:value="3371434.19221604" calcext:value-type="float">
            <text:p>3371434.1922160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00506.76932" calcext:value-type="float">
            <text:p>1442700506.76932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6.6373910903931" calcext:value-type="float">
            <text:p>26.6373910904</text:p>
          </table:table-cell>
          <table:table-cell table:formula="of:=[.C1003]/([.D1003]-[.D1002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00506.78231" calcext:value-type="float">
            <text:p>1442700506.78231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6.6503818035126" calcext:value-type="float">
            <text:p>26.6503818035</text:p>
          </table:table-cell>
          <table:table-cell table:formula="of:=[.C1004]/([.D1004]-[.D1003])" office:value-type="float" office:value="623214.439848037" calcext:value-type="float">
            <text:p>623214.43984803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00506.78472" calcext:value-type="float">
            <text:p>1442700506.78472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6.6527862548828" calcext:value-type="float">
            <text:p>26.6527862549</text:p>
          </table:table-cell>
          <table:table-cell table:formula="of:=[.C1005]/([.D1005]-[.D1004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00506.78712" calcext:value-type="float">
            <text:p>1442700506.78712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6.6551921367645" calcext:value-type="float">
            <text:p>26.6551921368</text:p>
          </table:table-cell>
          <table:table-cell table:formula="of:=[.C1006]/([.D1006]-[.D1005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00506.82542" calcext:value-type="float">
            <text:p>1442700506.82542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6.6934931278229" calcext:value-type="float">
            <text:p>26.6934931278</text:p>
          </table:table-cell>
          <table:table-cell table:formula="of:=[.C1007]/([.D1007]-[.D1006])" office:value-type="float" office:value="211378.342342791" calcext:value-type="float">
            <text:p>211378.34234279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00506.82785" calcext:value-type="float">
            <text:p>1442700506.82785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6.6959211826324" calcext:value-type="float">
            <text:p>26.6959211826</text:p>
          </table:table-cell>
          <table:table-cell table:formula="of:=[.C1008]/([.D1008]-[.D1007])" office:value-type="float" office:value="3334356.36135114" calcext:value-type="float">
            <text:p>3334356.3613511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00506.83025" calcext:value-type="float">
            <text:p>1442700506.83025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6.6983206272125" calcext:value-type="float">
            <text:p>26.6983206272</text:p>
          </table:table-cell>
          <table:table-cell table:formula="of:=[.C1009]/([.D1009]-[.D1008])" office:value-type="float" office:value="3374114.18759936" calcext:value-type="float">
            <text:p>3374114.1875993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00506.83265" calcext:value-type="float">
            <text:p>1442700506.83265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6.7007224559784" calcext:value-type="float">
            <text:p>26.700722456</text:p>
          </table:table-cell>
          <table:table-cell table:formula="of:=[.C1010]/([.D1010]-[.D1009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00506.83505" calcext:value-type="float">
            <text:p>1442700506.83505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6.7031247615814" calcext:value-type="float">
            <text:p>26.7031247616</text:p>
          </table:table-cell>
          <table:table-cell table:formula="of:=[.C1011]/([.D1011]-[.D1010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00506.83746" calcext:value-type="float">
            <text:p>1442700506.83746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6.7055332660675" calcext:value-type="float">
            <text:p>26.7055332661</text:p>
          </table:table-cell>
          <table:table-cell table:formula="of:=[.C1012]/([.D1012]-[.D1011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00506.83988" calcext:value-type="float">
            <text:p>1442700506.83988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6.7079527378082" calcext:value-type="float">
            <text:p>26.7079527378</text:p>
          </table:table-cell>
          <table:table-cell table:formula="of:=[.C1013]/([.D1013]-[.D1012])" office:value-type="float" office:value="3346184.98068585" calcext:value-type="float">
            <text:p>3346184.9806858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00506.84229" calcext:value-type="float">
            <text:p>1442700506.84229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6.7103564739227" calcext:value-type="float">
            <text:p>26.7103564739</text:p>
          </table:table-cell>
          <table:table-cell table:formula="of:=[.C1014]/([.D1014]-[.D1013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00506.84469" calcext:value-type="float">
            <text:p>1442700506.84469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6.7127594947815" calcext:value-type="float">
            <text:p>26.7127594948</text:p>
          </table:table-cell>
          <table:table-cell table:formula="of:=[.C1015]/([.D1015]-[.D1014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00506.8649" calcext:value-type="float">
            <text:p>1442700506.8649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6.732973575592" calcext:value-type="float">
            <text:p>26.7329735756</text:p>
          </table:table-cell>
          <table:table-cell table:formula="of:=[.C1016]/([.D1016]-[.D1015])" office:value-type="float" office:value="400512.893753538" calcext:value-type="float">
            <text:p>400512.89375353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00506.8673" calcext:value-type="float">
            <text:p>1442700506.8673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6.7353751659393" calcext:value-type="float">
            <text:p>26.7353751659</text:p>
          </table:table-cell>
          <table:table-cell table:formula="of:=[.C1017]/([.D1017]-[.D1016])" office:value-type="float" office:value="3371099.49210761" calcext:value-type="float">
            <text:p>3371099.4921076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00506.86971" calcext:value-type="float">
            <text:p>1442700506.86971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26.7377805709839" calcext:value-type="float">
            <text:p>26.737780571</text:p>
          </table:table-cell>
          <table:table-cell table:formula="of:=[.C1018]/([.D1018]-[.D1017])" office:value-type="float" office:value="3365753.31390623" calcext:value-type="float">
            <text:p>3365753.3139062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00506.88271" calcext:value-type="float">
            <text:p>1442700506.88271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26.7507848739624" calcext:value-type="float">
            <text:p>26.750784874</text:p>
          </table:table-cell>
          <table:table-cell table:formula="of:=[.C1019]/([.D1019]-[.D1018])" office:value-type="float" office:value="622563.163391024" calcext:value-type="float">
            <text:p>622563.16339102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00506.88512" calcext:value-type="float">
            <text:p>1442700506.88512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26.7531886100769" calcext:value-type="float">
            <text:p>26.7531886101</text:p>
          </table:table-cell>
          <table:table-cell table:formula="of:=[.C1020]/([.D1020]-[.D1019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00506.92595" calcext:value-type="float">
            <text:p>1442700506.92595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26.794022321701" calcext:value-type="float">
            <text:p>26.7940223217</text:p>
          </table:table-cell>
          <table:table-cell table:formula="of:=[.C1021]/([.D1021]-[.D1020])" office:value-type="float" office:value="198267.550952011" calcext:value-type="float">
            <text:p>198267.55095201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00506.92835" calcext:value-type="float">
            <text:p>1442700506.92835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26.796418428421" calcext:value-type="float">
            <text:p>26.7964184284</text:p>
          </table:table-cell>
          <table:table-cell table:formula="of:=[.C1022]/([.D1022]-[.D1021])" office:value-type="float" office:value="3378814.44616915" calcext:value-type="float">
            <text:p>3378814.4461691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00506.93075" calcext:value-type="float">
            <text:p>1442700506.93075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26.7988193035126" calcext:value-type="float">
            <text:p>26.7988193035</text:p>
          </table:table-cell>
          <table:table-cell table:formula="of:=[.C1023]/([.D1023]-[.D1022])" office:value-type="float" office:value="3372103.791857" calcext:value-type="float">
            <text:p>3372103.79185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00508.86186" calcext:value-type="float">
            <text:p>1442700508.86186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28.7299301624298" calcext:value-type="float">
            <text:p>28.7299301624</text:p>
          </table:table-cell>
          <table:table-cell table:formula="of:=[.C1024]/([.D1024]-[.D1023])" office:value-type="float" office:value="4192.40561079926" calcext:value-type="float">
            <text:p>4192.405610799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00510.00357" calcext:value-type="float">
            <text:p>1442700510.00357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29.8716397285461" calcext:value-type="float">
            <text:p>29.8716397285</text:p>
          </table:table-cell>
          <table:table-cell table:formula="of:=[.C1025]/([.D1025]-[.D1024])" office:value-type="float" office:value="7091.12040423691" calcext:value-type="float">
            <text:p>7091.12040423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00510.00715" calcext:value-type="float">
            <text:p>1442700510.00715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29.8752222061157" calcext:value-type="float">
            <text:p>29.8752222061</text:p>
          </table:table-cell>
          <table:table-cell table:formula="of:=[.C1026]/([.D1026]-[.D1025])" office:value-type="float" office:value="2259888.53879941" calcext:value-type="float">
            <text:p>2259888.5387994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00510.01068" calcext:value-type="float">
            <text:p>1442700510.01068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29.878755569458" calcext:value-type="float">
            <text:p>29.8787555695</text:p>
          </table:table-cell>
          <table:table-cell table:formula="of:=[.C1027]/([.D1027]-[.D1026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00510.01422" calcext:value-type="float">
            <text:p>1442700510.01422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29.8822891712189" calcext:value-type="float">
            <text:p>29.8822891712</text:p>
          </table:table-cell>
          <table:table-cell table:formula="of:=[.C1028]/([.D1028]-[.D1027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00510.01778" calcext:value-type="float">
            <text:p>1442700510.01778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29.8858485221863" calcext:value-type="float">
            <text:p>29.8858485222</text:p>
          </table:table-cell>
          <table:table-cell table:formula="of:=[.C1029]/([.D1029]-[.D1028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00510.02134" calcext:value-type="float">
            <text:p>1442700510.02134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29.8894059658051" calcext:value-type="float">
            <text:p>29.8894059658</text:p>
          </table:table-cell>
          <table:table-cell table:formula="of:=[.C1030]/([.D1030]-[.D1029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00510.0249" calcext:value-type="float">
            <text:p>1442700510.0249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29.8929672241211" calcext:value-type="float">
            <text:p>29.8929672241</text:p>
          </table:table-cell>
          <table:table-cell table:formula="of:=[.C1031]/([.D1031]-[.D1030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00510.02844" calcext:value-type="float">
            <text:p>1442700510.02844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29.8965139389038" calcext:value-type="float">
            <text:p>29.8965139389</text:p>
          </table:table-cell>
          <table:table-cell table:formula="of:=[.C1032]/([.D1032]-[.D1031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00510.03202" calcext:value-type="float">
            <text:p>1442700510.03202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29.9000861644745" calcext:value-type="float">
            <text:p>29.9000861645</text:p>
          </table:table-cell>
          <table:table-cell table:formula="of:=[.C1033]/([.D1033]-[.D1032])" office:value-type="float" office:value="2266374.23640125" calcext:value-type="float">
            <text:p>2266374.2364012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00510.03559" calcext:value-type="float">
            <text:p>1442700510.03559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29.9036614894867" calcext:value-type="float">
            <text:p>29.9036614895</text:p>
          </table:table-cell>
          <table:table-cell table:formula="of:=[.C1034]/([.D1034]-[.D1033])" office:value-type="float" office:value="2264409.52147239" calcext:value-type="float">
            <text:p>2264409.5214723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00510.03914" calcext:value-type="float">
            <text:p>1442700510.03914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29.9072139263153" calcext:value-type="float">
            <text:p>29.9072139263</text:p>
          </table:table-cell>
          <table:table-cell table:formula="of:=[.C1035]/([.D1035]-[.D1034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00510.04271" calcext:value-type="float">
            <text:p>1442700510.04271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29.9107766151428" calcext:value-type="float">
            <text:p>29.9107766151</text:p>
          </table:table-cell>
          <table:table-cell table:formula="of:=[.C1036]/([.D1036]-[.D1035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00510.04624" calcext:value-type="float">
            <text:p>1442700510.04624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29.9143121242523" calcext:value-type="float">
            <text:p>29.9143121243</text:p>
          </table:table-cell>
          <table:table-cell table:formula="of:=[.C1037]/([.D1037]-[.D1036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00510.04982" calcext:value-type="float">
            <text:p>1442700510.04982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29.9178860187531" calcext:value-type="float">
            <text:p>29.9178860188</text:p>
          </table:table-cell>
          <table:table-cell table:formula="of:=[.C1038]/([.D1038]-[.D1037])" office:value-type="float" office:value="2265315.88952635" calcext:value-type="float">
            <text:p>2265315.8895263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00510.05338" calcext:value-type="float">
            <text:p>1442700510.05338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29.9214498996735" calcext:value-type="float">
            <text:p>29.9214498997</text:p>
          </table:table-cell>
          <table:table-cell table:formula="of:=[.C1039]/([.D1039]-[.D1038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00510.05696" calcext:value-type="float">
            <text:p>1442700510.05696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29.9250295162201" calcext:value-type="float">
            <text:p>29.9250295162</text:p>
          </table:table-cell>
          <table:table-cell table:formula="of:=[.C1040]/([.D1040]-[.D1039])" office:value-type="float" office:value="2261694.76382043" calcext:value-type="float">
            <text:p>2261694.7638204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00510.06052" calcext:value-type="float">
            <text:p>1442700510.06052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29.9285895824432" calcext:value-type="float">
            <text:p>29.9285895824</text:p>
          </table:table-cell>
          <table:table-cell table:formula="of:=[.C1041]/([.D1041]-[.D1040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00510.06408" calcext:value-type="float">
            <text:p>1442700510.06408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29.9321551322937" calcext:value-type="float">
            <text:p>29.9321551323</text:p>
          </table:table-cell>
          <table:table-cell table:formula="of:=[.C1042]/([.D1042]-[.D1041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00510.06765" calcext:value-type="float">
            <text:p>1442700510.06765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29.935715675354" calcext:value-type="float">
            <text:p>29.9357156754</text:p>
          </table:table-cell>
          <table:table-cell table:formula="of:=[.C1043]/([.D1043]-[.D1042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00510.07126" calcext:value-type="float">
            <text:p>1442700510.07126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29.9393332004547" calcext:value-type="float">
            <text:p>29.9393332005</text:p>
          </table:table-cell>
          <table:table-cell table:formula="of:=[.C1044]/([.D1044]-[.D1043])" office:value-type="float" office:value="2237994.14644434" calcext:value-type="float">
            <text:p>2237994.1464443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00510.07482" calcext:value-type="float">
            <text:p>1442700510.07482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29.9428935050964" calcext:value-type="float">
            <text:p>29.9428935051</text:p>
          </table:table-cell>
          <table:table-cell table:formula="of:=[.C1045]/([.D1045]-[.D1044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00510.07836" calcext:value-type="float">
            <text:p>1442700510.07836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29.9464285373688" calcext:value-type="float">
            <text:p>29.9464285374</text:p>
          </table:table-cell>
          <table:table-cell table:formula="of:=[.C1046]/([.D1046]-[.D1045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00510.08189" calcext:value-type="float">
            <text:p>1442700510.08189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29.9499614238739" calcext:value-type="float">
            <text:p>29.9499614239</text:p>
          </table:table-cell>
          <table:table-cell table:formula="of:=[.C1047]/([.D1047]-[.D1046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00510.08545" calcext:value-type="float">
            <text:p>1442700510.08545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29.9535205364227" calcext:value-type="float">
            <text:p>29.9535205364</text:p>
          </table:table-cell>
          <table:table-cell table:formula="of:=[.C1048]/([.D1048]-[.D1047])" office:value-type="float" office:value="2274724.35584137" calcext:value-type="float">
            <text:p>2274724.3558413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00510.089" calcext:value-type="float">
            <text:p>1442700510.089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29.9570727348328" calcext:value-type="float">
            <text:p>29.9570727348</text:p>
          </table:table-cell>
          <table:table-cell table:formula="of:=[.C1049]/([.D1049]-[.D1048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00510.09256" calcext:value-type="float">
            <text:p>1442700510.09256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29.9606328010559" calcext:value-type="float">
            <text:p>29.9606328011</text:p>
          </table:table-cell>
          <table:table-cell table:formula="of:=[.C1050]/([.D1050]-[.D1049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00510.09615" calcext:value-type="float">
            <text:p>1442700510.09615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29.9642202854156" calcext:value-type="float">
            <text:p>29.9642202854</text:p>
          </table:table-cell>
          <table:table-cell table:formula="of:=[.C1051]/([.D1051]-[.D1050])" office:value-type="float" office:value="2256734.57725793" calcext:value-type="float">
            <text:p>2256734.5772579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00510.09968" calcext:value-type="float">
            <text:p>1442700510.09968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29.9677472114563" calcext:value-type="float">
            <text:p>29.9677472115</text:p>
          </table:table-cell>
          <table:table-cell table:formula="of:=[.C1052]/([.D1052]-[.D1051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00510.10323" calcext:value-type="float">
            <text:p>1442700510.10323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29.9712955951691" calcext:value-type="float">
            <text:p>29.9712955952</text:p>
          </table:table-cell>
          <table:table-cell table:formula="of:=[.C1053]/([.D1053]-[.D1052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00510.10679" calcext:value-type="float">
            <text:p>1442700510.10679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29.9748578071594" calcext:value-type="float">
            <text:p>29.9748578072</text:p>
          </table:table-cell>
          <table:table-cell table:formula="of:=[.C1054]/([.D1054]-[.D1053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00510.11035" calcext:value-type="float">
            <text:p>1442700510.11035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29.9784162044525" calcext:value-type="float">
            <text:p>29.9784162045</text:p>
          </table:table-cell>
          <table:table-cell table:formula="of:=[.C1055]/([.D1055]-[.D1054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00510.11391" calcext:value-type="float">
            <text:p>1442700510.11391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29.9819760322571" calcext:value-type="float">
            <text:p>29.9819760323</text:p>
          </table:table-cell>
          <table:table-cell table:formula="of:=[.C1056]/([.D1056]-[.D1055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00510.11747" calcext:value-type="float">
            <text:p>1442700510.11747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29.9855453968048" calcext:value-type="float">
            <text:p>29.9855453968</text:p>
          </table:table-cell>
          <table:table-cell table:formula="of:=[.C1057]/([.D1057]-[.D1056])" office:value-type="float" office:value="2268190.84790595" calcext:value-type="float">
            <text:p>2268190.8479059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00510.12104" calcext:value-type="float">
            <text:p>1442700510.12104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29.9891078472137" calcext:value-type="float">
            <text:p>29.9891078472</text:p>
          </table:table-cell>
          <table:table-cell table:formula="of:=[.C1058]/([.D1058]-[.D1057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00510.12463" calcext:value-type="float">
            <text:p>1442700510.12463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29.9926974773407" calcext:value-type="float">
            <text:p>29.9926974773</text:p>
          </table:table-cell>
          <table:table-cell table:formula="of:=[.C1059]/([.D1059]-[.D1058])" office:value-type="float" office:value="2255385.5727949" calcext:value-type="float">
            <text:p>2255385.572794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00510.12818" calcext:value-type="float">
            <text:p>1442700510.12818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29.9962513446808" calcext:value-type="float">
            <text:p>29.9962513447</text:p>
          </table:table-cell>
          <table:table-cell table:formula="of:=[.C1060]/([.D1060]-[.D1059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00510.13174" calcext:value-type="float">
            <text:p>1442700510.13174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29.9998104572296" calcext:value-type="float">
            <text:p>29.9998104572</text:p>
          </table:table-cell>
          <table:table-cell table:formula="of:=[.C1061]/([.D1061]-[.D1060])" office:value-type="float" office:value="2274724.35584137" calcext:value-type="float">
            <text:p>2274724.3558413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00510.1353" calcext:value-type="float">
            <text:p>1442700510.1353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0.0033676624298" calcext:value-type="float">
            <text:p>30.0033676624</text:p>
          </table:table-cell>
          <table:table-cell table:formula="of:=[.C1062]/([.D1062]-[.D1061])" office:value-type="float" office:value="2275944.04718499" calcext:value-type="float">
            <text:p>2275944.0471849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00510.13888" calcext:value-type="float">
            <text:p>1442700510.13888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0.0069525241852" calcext:value-type="float">
            <text:p>30.0069525242</text:p>
          </table:table-cell>
          <table:table-cell table:formula="of:=[.C1063]/([.D1063]-[.D1062])" office:value-type="float" office:value="2258385.55360468" calcext:value-type="float">
            <text:p>2258385.5536046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00510.14249" calcext:value-type="float">
            <text:p>1442700510.14249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0.0105605125427" calcext:value-type="float">
            <text:p>30.0105605125</text:p>
          </table:table-cell>
          <table:table-cell table:formula="of:=[.C1064]/([.D1064]-[.D1063])" office:value-type="float" office:value="2243909.67977268" calcext:value-type="float">
            <text:p>2243909.6797726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00510.14602" calcext:value-type="float">
            <text:p>1442700510.14602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0.014089345932" calcext:value-type="float">
            <text:p>30.0140893459</text:p>
          </table:table-cell>
          <table:table-cell table:formula="of:=[.C1065]/([.D1065]-[.D1064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00510.14958" calcext:value-type="float">
            <text:p>1442700510.14958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0.0176515579224" calcext:value-type="float">
            <text:p>30.0176515579</text:p>
          </table:table-cell>
          <table:table-cell table:formula="of:=[.C1066]/([.D1066]-[.D1065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00510.15315" calcext:value-type="float">
            <text:p>1442700510.15315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0.0212223529816" calcext:value-type="float">
            <text:p>30.021222353</text:p>
          </table:table-cell>
          <table:table-cell table:formula="of:=[.C1067]/([.D1067]-[.D1066])" office:value-type="float" office:value="2267282.17827335" calcext:value-type="float">
            <text:p>2267282.1782733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00510.15668" calcext:value-type="float">
            <text:p>1442700510.15668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0.0247480869293" calcext:value-type="float">
            <text:p>30.0247480869</text:p>
          </table:table-cell>
          <table:table-cell table:formula="of:=[.C1068]/([.D1068]-[.D1067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00510.16024" calcext:value-type="float">
            <text:p>1442700510.16024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0.0283102989197" calcext:value-type="float">
            <text:p>30.0283102989</text:p>
          </table:table-cell>
          <table:table-cell table:formula="of:=[.C1069]/([.D1069]-[.D1068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00510.16384" calcext:value-type="float">
            <text:p>1442700510.16384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0.0319087505341" calcext:value-type="float">
            <text:p>30.0319087505</text:p>
          </table:table-cell>
          <table:table-cell table:formula="of:=[.C1070]/([.D1070]-[.D1069])" office:value-type="float" office:value="2249856.56821043" calcext:value-type="float">
            <text:p>2249856.5682104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00510.16739" calcext:value-type="float">
            <text:p>1442700510.16739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0.0354611873627" calcext:value-type="float">
            <text:p>30.0354611874</text:p>
          </table:table-cell>
          <table:table-cell table:formula="of:=[.C1071]/([.D1071]-[.D1070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00510.17097" calcext:value-type="float">
            <text:p>1442700510.17097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0.0390379428863" calcext:value-type="float">
            <text:p>30.0390379429</text:p>
          </table:table-cell>
          <table:table-cell table:formula="of:=[.C1072]/([.D1072]-[.D1071])" office:value-type="float" office:value="2263503.87841621" calcext:value-type="float">
            <text:p>2263503.8784162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00510.17453" calcext:value-type="float">
            <text:p>1442700510.17453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0.0425982475281" calcext:value-type="float">
            <text:p>30.0425982475</text:p>
          </table:table-cell>
          <table:table-cell table:formula="of:=[.C1073]/([.D1073]-[.D1072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00510.17809" calcext:value-type="float">
            <text:p>1442700510.17809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0.0461642742157" calcext:value-type="float">
            <text:p>30.0461642742</text:p>
          </table:table-cell>
          <table:table-cell table:formula="of:=[.C1074]/([.D1074]-[.D1073])" office:value-type="float" office:value="2270313.91214816" calcext:value-type="float">
            <text:p>2270313.9121481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00510.18162" calcext:value-type="float">
            <text:p>1442700510.18162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0.0496881008148" calcext:value-type="float">
            <text:p>30.0496881008</text:p>
          </table:table-cell>
          <table:table-cell table:formula="of:=[.C1075]/([.D1075]-[.D1074])" office:value-type="float" office:value="2297502.38051421" calcext:value-type="float">
            <text:p>2297502.3805142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00510.18517" calcext:value-type="float">
            <text:p>1442700510.18517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0.0532383918762" calcext:value-type="float">
            <text:p>30.0532383919</text:p>
          </table:table-cell>
          <table:table-cell table:formula="of:=[.C1076]/([.D1076]-[.D1075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00510.18873" calcext:value-type="float">
            <text:p>1442700510.18873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0.0567986965179" calcext:value-type="float">
            <text:p>30.0567986965</text:p>
          </table:table-cell>
          <table:table-cell table:formula="of:=[.C1077]/([.D1077]-[.D1076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00510.19229" calcext:value-type="float">
            <text:p>1442700510.19229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0.0603566169739" calcext:value-type="float">
            <text:p>30.060356617</text:p>
          </table:table-cell>
          <table:table-cell table:formula="of:=[.C1078]/([.D1078]-[.D1077])" office:value-type="float" office:value="2275486.50968304" calcext:value-type="float">
            <text:p>2275486.5096830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00510.19586" calcext:value-type="float">
            <text:p>1442700510.19586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0.0639345645905" calcext:value-type="float">
            <text:p>30.0639345646</text:p>
          </table:table-cell>
          <table:table-cell table:formula="of:=[.C1079]/([.D1079]-[.D1078])" office:value-type="float" office:value="2262749.72905977" calcext:value-type="float">
            <text:p>2262749.7290597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00510.19942" calcext:value-type="float">
            <text:p>1442700510.19942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0.0674910545349" calcext:value-type="float">
            <text:p>30.0674910545</text:p>
          </table:table-cell>
          <table:table-cell table:formula="of:=[.C1080]/([.D1080]-[.D1079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00510.20298" calcext:value-type="float">
            <text:p>1442700510.20298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0.071049451828" calcext:value-type="float">
            <text:p>30.0710494518</text:p>
          </table:table-cell>
          <table:table-cell table:formula="of:=[.C1081]/([.D1081]-[.D1080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00510.20654" calcext:value-type="float">
            <text:p>1442700510.20654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0.0746068954468" calcext:value-type="float">
            <text:p>30.0746068954</text:p>
          </table:table-cell>
          <table:table-cell table:formula="of:=[.C1082]/([.D1082]-[.D1081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00510.2101" calcext:value-type="float">
            <text:p>1442700510.2101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0.0781705379486" calcext:value-type="float">
            <text:p>30.0781705379</text:p>
          </table:table-cell>
          <table:table-cell table:formula="of:=[.C1083]/([.D1083]-[.D1082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00510.21366" calcext:value-type="float">
            <text:p>1442700510.21366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0.0817317962646" calcext:value-type="float">
            <text:p>30.0817317963</text:p>
          </table:table-cell>
          <table:table-cell table:formula="of:=[.C1084]/([.D1084]-[.D1083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00510.21721" calcext:value-type="float">
            <text:p>1442700510.21721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0.0852770805359" calcext:value-type="float">
            <text:p>30.0852770805</text:p>
          </table:table-cell>
          <table:table-cell table:formula="of:=[.C1085]/([.D1085]-[.D1084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00510.22074" calcext:value-type="float">
            <text:p>1442700510.22074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0.088814496994" calcext:value-type="float">
            <text:p>30.088814497</text:p>
          </table:table-cell>
          <table:table-cell table:formula="of:=[.C1086]/([.D1086]-[.D1085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00510.2243" calcext:value-type="float">
            <text:p>1442700510.2243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0.0923721790314" calcext:value-type="float">
            <text:p>30.092372179</text:p>
          </table:table-cell>
          <table:table-cell table:formula="of:=[.C1087]/([.D1087]-[.D108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00510.22789" calcext:value-type="float">
            <text:p>1442700510.22789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0.0959606170654" calcext:value-type="float">
            <text:p>30.0959606171</text:p>
          </table:table-cell>
          <table:table-cell table:formula="of:=[.C1088]/([.D1088]-[.D1087])" office:value-type="float" office:value="2256134.82054349" calcext:value-type="float">
            <text:p>2256134.8205434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00510.23145" calcext:value-type="float">
            <text:p>1442700510.23145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0.0995211601257" calcext:value-type="float">
            <text:p>30.0995211601</text:p>
          </table:table-cell>
          <table:table-cell table:formula="of:=[.C1089]/([.D1089]-[.D1088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00510.23502" calcext:value-type="float">
            <text:p>1442700510.23502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0.1030948162079" calcext:value-type="float">
            <text:p>30.1030948162</text:p>
          </table:table-cell>
          <table:table-cell table:formula="of:=[.C1090]/([.D1090]-[.D1089])" office:value-type="float" office:value="2265467.0214157" calcext:value-type="float">
            <text:p>2265467.02141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00510.23859" calcext:value-type="float">
            <text:p>1442700510.23859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0.1066629886627" calcext:value-type="float">
            <text:p>30.1066629887</text:p>
          </table:table-cell>
          <table:table-cell table:formula="of:=[.C1091]/([.D1091]-[.D1090])" office:value-type="float" office:value="2268948.62915943" calcext:value-type="float">
            <text:p>2268948.6291594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00510.24215" calcext:value-type="float">
            <text:p>1442700510.24215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0.1102247238159" calcext:value-type="float">
            <text:p>30.1102247238</text:p>
          </table:table-cell>
          <table:table-cell table:formula="of:=[.C1092]/([.D1092]-[.D1091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00510.24573" calcext:value-type="float">
            <text:p>1442700510.24573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0.1137971878052" calcext:value-type="float">
            <text:p>30.1137971878</text:p>
          </table:table-cell>
          <table:table-cell table:formula="of:=[.C1093]/([.D1093]-[.D1092])" office:value-type="float" office:value="2266222.98344901" calcext:value-type="float">
            <text:p>2266222.9834490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00510.24929" calcext:value-type="float">
            <text:p>1442700510.24929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0.1173596382141" calcext:value-type="float">
            <text:p>30.1173596382</text:p>
          </table:table-cell>
          <table:table-cell table:formula="of:=[.C1094]/([.D1094]-[.D1093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00510.25284" calcext:value-type="float">
            <text:p>1442700510.25284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0.1209111213684" calcext:value-type="float">
            <text:p>30.1209111214</text:p>
          </table:table-cell>
          <table:table-cell table:formula="of:=[.C1095]/([.D1095]-[.D1094])" office:value-type="float" office:value="2279610.98174006" calcext:value-type="float">
            <text:p>2279610.9817400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00510.25641" calcext:value-type="float">
            <text:p>1442700510.25641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0.1244761943817" calcext:value-type="float">
            <text:p>30.1244761944</text:p>
          </table:table-cell>
          <table:table-cell table:formula="of:=[.C1096]/([.D1096]-[.D1095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00510.25998" calcext:value-type="float">
            <text:p>1442700510.25998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0.1280479431152" calcext:value-type="float">
            <text:p>30.1280479431</text:p>
          </table:table-cell>
          <table:table-cell table:formula="of:=[.C1097]/([.D1097]-[.D1096])" office:value-type="float" office:value="2266676.80288365" calcext:value-type="float">
            <text:p>2266676.8028836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00510.26354" calcext:value-type="float">
            <text:p>1442700510.26354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0.1316072940826" calcext:value-type="float">
            <text:p>30.1316072941</text:p>
          </table:table-cell>
          <table:table-cell table:formula="of:=[.C1098]/([.D1098]-[.D1097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00510.26706" calcext:value-type="float">
            <text:p>1442700510.26706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0.1351325511932" calcext:value-type="float">
            <text:p>30.1351325512</text:p>
          </table:table-cell>
          <table:table-cell table:formula="of:=[.C1099]/([.D1099]-[.D1098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00510.27062" calcext:value-type="float">
            <text:p>1442700510.27062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0.138694524765" calcext:value-type="float">
            <text:p>30.1386945248</text:p>
          </table:table-cell>
          <table:table-cell table:formula="of:=[.C1100]/([.D1100]-[.D1099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00510.27418" calcext:value-type="float">
            <text:p>1442700510.27418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0.142246723175" calcext:value-type="float">
            <text:p>30.1422467232</text:p>
          </table:table-cell>
          <table:table-cell table:formula="of:=[.C1101]/([.D1101]-[.D1100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00510.27774" calcext:value-type="float">
            <text:p>1442700510.27774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0.1458089351654" calcext:value-type="float">
            <text:p>30.1458089352</text:p>
          </table:table-cell>
          <table:table-cell table:formula="of:=[.C1102]/([.D1102]-[.D1101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00510.2813" calcext:value-type="float">
            <text:p>1442700510.2813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0.1493670940399" calcext:value-type="float">
            <text:p>30.149367094</text:p>
          </table:table-cell>
          <table:table-cell table:formula="of:=[.C1103]/([.D1103]-[.D1102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00510.28486" calcext:value-type="float">
            <text:p>1442700510.28486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0.1529281139374" calcext:value-type="float">
            <text:p>30.1529281139</text:p>
          </table:table-cell>
          <table:table-cell table:formula="of:=[.C1104]/([.D1104]-[.D1103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00510.28842" calcext:value-type="float">
            <text:p>1442700510.28842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0.1564946174622" calcext:value-type="float">
            <text:p>30.1564946175</text:p>
          </table:table-cell>
          <table:table-cell table:formula="of:=[.C1105]/([.D1105]-[.D1104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00510.29199" calcext:value-type="float">
            <text:p>1442700510.29199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0.1600601673126" calcext:value-type="float">
            <text:p>30.1600601673</text:p>
          </table:table-cell>
          <table:table-cell table:formula="of:=[.C1106]/([.D1106]-[.D1105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00510.29556" calcext:value-type="float">
            <text:p>1442700510.29556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0.1636295318603" calcext:value-type="float">
            <text:p>30.1636295319</text:p>
          </table:table-cell>
          <table:table-cell table:formula="of:=[.C1107]/([.D1107]-[.D1106])" office:value-type="float" office:value="2268190.84790595" calcext:value-type="float">
            <text:p>2268190.8479059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00510.29912" calcext:value-type="float">
            <text:p>1442700510.29912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0.1671934127808" calcext:value-type="float">
            <text:p>30.1671934128</text:p>
          </table:table-cell>
          <table:table-cell table:formula="of:=[.C1108]/([.D1108]-[.D1107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00510.30273" calcext:value-type="float">
            <text:p>1442700510.30273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0.1708035469055" calcext:value-type="float">
            <text:p>30.1708035469</text:p>
          </table:table-cell>
          <table:table-cell table:formula="of:=[.C1109]/([.D1109]-[.D1108])" office:value-type="float" office:value="2242575.95984678" calcext:value-type="float">
            <text:p>2242575.9598467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00510.3063" calcext:value-type="float">
            <text:p>1442700510.3063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0.1743674278259" calcext:value-type="float">
            <text:p>30.1743674278</text:p>
          </table:table-cell>
          <table:table-cell table:formula="of:=[.C1110]/([.D1110]-[.D1109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00510.30988" calcext:value-type="float">
            <text:p>1442700510.30988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0.177953004837" calcext:value-type="float">
            <text:p>30.1779530048</text:p>
          </table:table-cell>
          <table:table-cell table:formula="of:=[.C1111]/([.D1111]-[.D1110])" office:value-type="float" office:value="2257935.04780903" calcext:value-type="float">
            <text:p>2257935.0478090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00510.31344" calcext:value-type="float">
            <text:p>1442700510.31344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0.1815152168274" calcext:value-type="float">
            <text:p>30.1815152168</text:p>
          </table:table-cell>
          <table:table-cell table:formula="of:=[.C1112]/([.D1112]-[.D1111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00510.31701" calcext:value-type="float">
            <text:p>1442700510.31701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0.185076713562" calcext:value-type="float">
            <text:p>30.1850767136</text:p>
          </table:table-cell>
          <table:table-cell table:formula="of:=[.C1113]/([.D1113]-[.D1112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00510.32057" calcext:value-type="float">
            <text:p>1442700510.32057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0.1886386871338" calcext:value-type="float">
            <text:p>30.1886386871</text:p>
          </table:table-cell>
          <table:table-cell table:formula="of:=[.C1114]/([.D1114]-[.D1113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00510.32413" calcext:value-type="float">
            <text:p>1442700510.32413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0.192202091217" calcext:value-type="float">
            <text:p>30.1922020912</text:p>
          </table:table-cell>
          <table:table-cell table:formula="of:=[.C1115]/([.D1115]-[.D1114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00510.32766" calcext:value-type="float">
            <text:p>1442700510.32766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0.1957337856293" calcext:value-type="float">
            <text:p>30.1957337856</text:p>
          </table:table-cell>
          <table:table-cell table:formula="of:=[.C1116]/([.D1116]-[.D1115])" office:value-type="float" office:value="2292384.0669682" calcext:value-type="float">
            <text:p>2292384.066968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00510.33123" calcext:value-type="float">
            <text:p>1442700510.33123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0.1992971897125" calcext:value-type="float">
            <text:p>30.1992971897</text:p>
          </table:table-cell>
          <table:table-cell table:formula="of:=[.C1117]/([.D1117]-[.D1116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00510.33479" calcext:value-type="float">
            <text:p>1442700510.33479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0.2028567790985" calcext:value-type="float">
            <text:p>30.2028567791</text:p>
          </table:table-cell>
          <table:table-cell table:formula="of:=[.C1118]/([.D1118]-[.D1117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00510.33835" calcext:value-type="float">
            <text:p>1442700510.33835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0.2064232826233" calcext:value-type="float">
            <text:p>30.2064232826</text:p>
          </table:table-cell>
          <table:table-cell table:formula="of:=[.C1119]/([.D1119]-[.D1118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00510.34193" calcext:value-type="float">
            <text:p>1442700510.34193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0.2099993228912" calcext:value-type="float">
            <text:p>30.2099993229</text:p>
          </table:table-cell>
          <table:table-cell table:formula="of:=[.C1120]/([.D1120]-[.D1119])" office:value-type="float" office:value="2263956.60937396" calcext:value-type="float">
            <text:p>2263956.6093739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00510.34549" calcext:value-type="float">
            <text:p>1442700510.34549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0.2135605812073" calcext:value-type="float">
            <text:p>30.2135605812</text:p>
          </table:table-cell>
          <table:table-cell table:formula="of:=[.C1121]/([.D1121]-[.D1120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00510.34909" calcext:value-type="float">
            <text:p>1442700510.34909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0.2171649932861" calcext:value-type="float">
            <text:p>30.2171649933</text:p>
          </table:table-cell>
          <table:table-cell table:formula="of:=[.C1122]/([.D1122]-[.D1121])" office:value-type="float" office:value="2246136.07514221" calcext:value-type="float">
            <text:p>2246136.0751422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00510.35265" calcext:value-type="float">
            <text:p>1442700510.35265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0.2207252979279" calcext:value-type="float">
            <text:p>30.2207252979</text:p>
          </table:table-cell>
          <table:table-cell table:formula="of:=[.C1123]/([.D1123]-[.D1122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00510.35622" calcext:value-type="float">
            <text:p>1442700510.35622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0.2242877483368" calcext:value-type="float">
            <text:p>30.2242877483</text:p>
          </table:table-cell>
          <table:table-cell table:formula="of:=[.C1124]/([.D1124]-[.D1123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00510.35981" calcext:value-type="float">
            <text:p>1442700510.35981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0.2278759479523" calcext:value-type="float">
            <text:p>30.227875948</text:p>
          </table:table-cell>
          <table:table-cell table:formula="of:=[.C1125]/([.D1125]-[.D1124])" office:value-type="float" office:value="2256284.72983389" calcext:value-type="float">
            <text:p>2256284.7298338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00510.36337" calcext:value-type="float">
            <text:p>1442700510.36337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0.2314381599426" calcext:value-type="float">
            <text:p>30.2314381599</text:p>
          </table:table-cell>
          <table:table-cell table:formula="of:=[.C1126]/([.D1126]-[.D1125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00510.36693" calcext:value-type="float">
            <text:p>1442700510.36693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0.23499584198" calcext:value-type="float">
            <text:p>30.234995842</text:p>
          </table:table-cell>
          <table:table-cell table:formula="of:=[.C1127]/([.D1127]-[.D112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00510.37049" calcext:value-type="float">
            <text:p>1442700510.37049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0.2385566234589" calcext:value-type="float">
            <text:p>30.2385566235</text:p>
          </table:table-cell>
          <table:table-cell table:formula="of:=[.C1128]/([.D1128]-[.D1127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00510.37419" calcext:value-type="float">
            <text:p>1442700510.37419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0.2422609329224" calcext:value-type="float">
            <text:p>30.2422609329</text:p>
          </table:table-cell>
          <table:table-cell table:formula="of:=[.C1129]/([.D1129]-[.D1128])" office:value-type="float" office:value="2185562.54000129" calcext:value-type="float">
            <text:p>2185562.5400012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00510.37775" calcext:value-type="float">
            <text:p>1442700510.37775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0.2458212375641" calcext:value-type="float">
            <text:p>30.2458212376</text:p>
          </table:table-cell>
          <table:table-cell table:formula="of:=[.C1130]/([.D1130]-[.D1129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00510.38133" calcext:value-type="float">
            <text:p>1442700510.38133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0.2494037151337" calcext:value-type="float">
            <text:p>30.2494037151</text:p>
          </table:table-cell>
          <table:table-cell table:formula="of:=[.C1131]/([.D1131]-[.D1130])" office:value-type="float" office:value="2259888.53879941" calcext:value-type="float">
            <text:p>2259888.5387994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00510.3849" calcext:value-type="float">
            <text:p>1442700510.3849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0.252965927124" calcext:value-type="float">
            <text:p>30.2529659271</text:p>
          </table:table-cell>
          <table:table-cell table:formula="of:=[.C1132]/([.D1132]-[.D1131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00510.38846" calcext:value-type="float">
            <text:p>1442700510.38846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0.2565259933472" calcext:value-type="float">
            <text:p>30.2565259933</text:p>
          </table:table-cell>
          <table:table-cell table:formula="of:=[.C1133]/([.D1133]-[.D1132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00510.39201" calcext:value-type="float">
            <text:p>1442700510.39201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0.2600772380829" calcext:value-type="float">
            <text:p>30.2600772381</text:p>
          </table:table-cell>
          <table:table-cell table:formula="of:=[.C1134]/([.D1134]-[.D1133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00510.39557" calcext:value-type="float">
            <text:p>1442700510.39557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0.263637304306" calcext:value-type="float">
            <text:p>30.2636373043</text:p>
          </table:table-cell>
          <table:table-cell table:formula="of:=[.C1135]/([.D1135]-[.D1134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00510.39913" calcext:value-type="float">
            <text:p>1442700510.39913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0.2672023773193" calcext:value-type="float">
            <text:p>30.2672023773</text:p>
          </table:table-cell>
          <table:table-cell table:formula="of:=[.C1136]/([.D1136]-[.D1135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00510.40273" calcext:value-type="float">
            <text:p>1442700510.40273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0.2707970142364" calcext:value-type="float">
            <text:p>30.2707970142</text:p>
          </table:table-cell>
          <table:table-cell table:formula="of:=[.C1137]/([.D1137]-[.D1136])" office:value-type="float" office:value="2252244.15891756" calcext:value-type="float">
            <text:p>2252244.1589175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00510.40628" calcext:value-type="float">
            <text:p>1442700510.40628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0.2743520736694" calcext:value-type="float">
            <text:p>30.2743520737</text:p>
          </table:table-cell>
          <table:table-cell table:formula="of:=[.C1138]/([.D1138]-[.D1137])" office:value-type="float" office:value="2277317.76433505" calcext:value-type="float">
            <text:p>2277317.7643350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00510.40986" calcext:value-type="float">
            <text:p>1442700510.40986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0.2779285907745" calcext:value-type="float">
            <text:p>30.2779285908</text:p>
          </table:table-cell>
          <table:table-cell table:formula="of:=[.C1139]/([.D1139]-[.D1138])" office:value-type="float" office:value="2263654.76861543" calcext:value-type="float">
            <text:p>2263654.7686154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00510.41338" calcext:value-type="float">
            <text:p>1442700510.41338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0.2814531326294" calcext:value-type="float">
            <text:p>30.2814531326</text:p>
          </table:table-cell>
          <table:table-cell table:formula="of:=[.C1140]/([.D1140]-[.D1139])" office:value-type="float" office:value="2297036.13501995" calcext:value-type="float">
            <text:p>2297036.1350199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00510.41692" calcext:value-type="float">
            <text:p>1442700510.41692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0.2849938869476" calcext:value-type="float">
            <text:p>30.2849938869</text:p>
          </table:table-cell>
          <table:table-cell table:formula="of:=[.C1141]/([.D1141]-[.D1140])" office:value-type="float" office:value="2286518.428658" calcext:value-type="float">
            <text:p>2286518.42865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00510.42049" calcext:value-type="float">
            <text:p>1442700510.42049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0.2885584831238" calcext:value-type="float">
            <text:p>30.2885584831</text:p>
          </table:table-cell>
          <table:table-cell table:formula="of:=[.C1142]/([.D1142]-[.D1141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00510.424" calcext:value-type="float">
            <text:p>1442700510.424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0.2920670509338" calcext:value-type="float">
            <text:p>30.2920670509</text:p>
          </table:table-cell>
          <table:table-cell table:formula="of:=[.C1143]/([.D1143]-[.D1142])" office:value-type="float" office:value="2307494.2364773" calcext:value-type="float">
            <text:p>2307494.236477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00510.42755" calcext:value-type="float">
            <text:p>1442700510.42755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0.2956216335297" calcext:value-type="float">
            <text:p>30.2956216335</text:p>
          </table:table-cell>
          <table:table-cell table:formula="of:=[.C1144]/([.D1144]-[.D1143])" office:value-type="float" office:value="2277623.26004427" calcext:value-type="float">
            <text:p>2277623.2600442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00510.43106" calcext:value-type="float">
            <text:p>1442700510.43106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0.2991323471069" calcext:value-type="float">
            <text:p>30.2991323471</text:p>
          </table:table-cell>
          <table:table-cell table:formula="of:=[.C1145]/([.D1145]-[.D1144])" office:value-type="float" office:value="2306083.8834635" calcext:value-type="float">
            <text:p>2306083.883463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00510.4346" calcext:value-type="float">
            <text:p>1442700510.4346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0.3026657104492" calcext:value-type="float">
            <text:p>30.3026657104</text:p>
          </table:table-cell>
          <table:table-cell table:formula="of:=[.C1146]/([.D1146]-[.D1145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00510.43813" calcext:value-type="float">
            <text:p>1442700510.43813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0.3061969280243" calcext:value-type="float">
            <text:p>30.306196928</text:p>
          </table:table-cell>
          <table:table-cell table:formula="of:=[.C1147]/([.D1147]-[.D1146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00510.44165" calcext:value-type="float">
            <text:p>1442700510.44165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0.3097202777863" calcext:value-type="float">
            <text:p>30.3097202778</text:p>
          </table:table-cell>
          <table:table-cell table:formula="of:=[.C1148]/([.D1148]-[.D1147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00510.44518" calcext:value-type="float">
            <text:p>1442700510.44518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0.3132464885712" calcext:value-type="float">
            <text:p>30.3132464886</text:p>
          </table:table-cell>
          <table:table-cell table:formula="of:=[.C1149]/([.D1149]-[.D1148])" office:value-type="float" office:value="2295948.96443543" calcext:value-type="float">
            <text:p>2295948.9644354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00510.4487" calcext:value-type="float">
            <text:p>1442700510.4487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0.3167695999146" calcext:value-type="float">
            <text:p>30.3167695999</text:p>
          </table:table-cell>
          <table:table-cell table:formula="of:=[.C1150]/([.D1150]-[.D1149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00510.45222" calcext:value-type="float">
            <text:p>1442700510.45222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0.3202941417694" calcext:value-type="float">
            <text:p>30.3202941418</text:p>
          </table:table-cell>
          <table:table-cell table:formula="of:=[.C1151]/([.D1151]-[.D1150])" office:value-type="float" office:value="2297036.13501995" calcext:value-type="float">
            <text:p>2297036.1350199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00510.45575" calcext:value-type="float">
            <text:p>1442700510.45575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0.3238203525543" calcext:value-type="float">
            <text:p>30.3238203526</text:p>
          </table:table-cell>
          <table:table-cell table:formula="of:=[.C1152]/([.D1152]-[.D1151])" office:value-type="float" office:value="2295948.96443543" calcext:value-type="float">
            <text:p>2295948.9644354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00510.45926" calcext:value-type="float">
            <text:p>1442700510.45926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0.3273339271545" calcext:value-type="float">
            <text:p>30.3273339272</text:p>
          </table:table-cell>
          <table:table-cell table:formula="of:=[.C1153]/([.D1153]-[.D1152])" office:value-type="float" office:value="2304206.09242044" calcext:value-type="float">
            <text:p>2304206.0924204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00510.4628" calcext:value-type="float">
            <text:p>1442700510.4628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0.3308715820312" calcext:value-type="float">
            <text:p>30.330871582</text:p>
          </table:table-cell>
          <table:table-cell table:formula="of:=[.C1154]/([.D1154]-[.D1153])" office:value-type="float" office:value="2288521.71343847" calcext:value-type="float">
            <text:p>2288521.7134384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00510.46633" calcext:value-type="float">
            <text:p>1442700510.46633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0.3343961238861" calcext:value-type="float">
            <text:p>30.3343961239</text:p>
          </table:table-cell>
          <table:table-cell table:formula="of:=[.C1155]/([.D1155]-[.D1154])" office:value-type="float" office:value="2297036.13501995" calcext:value-type="float">
            <text:p>2297036.1350199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00510.46986" calcext:value-type="float">
            <text:p>1442700510.46986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0.3379328250885" calcext:value-type="float">
            <text:p>30.3379328251</text:p>
          </table:table-cell>
          <table:table-cell table:formula="of:=[.C1156]/([.D1156]-[.D1155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00510.47336" calcext:value-type="float">
            <text:p>1442700510.47336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0.3414330482483" calcext:value-type="float">
            <text:p>30.3414330482</text:p>
          </table:table-cell>
          <table:table-cell table:formula="of:=[.C1157]/([.D1157]-[.D1156])" office:value-type="float" office:value="2312995.38069614" calcext:value-type="float">
            <text:p>2312995.3806961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00510.47689" calcext:value-type="float">
            <text:p>1442700510.47689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0.3449640274048" calcext:value-type="float">
            <text:p>30.3449640274</text:p>
          </table:table-cell>
          <table:table-cell table:formula="of:=[.C1158]/([.D1158]-[.D1157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00510.48042" calcext:value-type="float">
            <text:p>1442700510.48042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0.3484933376312" calcext:value-type="float">
            <text:p>30.3484933376</text:p>
          </table:table-cell>
          <table:table-cell table:formula="of:=[.C1159]/([.D1159]-[.D1158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00510.48401" calcext:value-type="float">
            <text:p>1442700510.48401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0.3520774841309" calcext:value-type="float">
            <text:p>30.3520774841</text:p>
          </table:table-cell>
          <table:table-cell table:formula="of:=[.C1160]/([.D1160]-[.D1159])" office:value-type="float" office:value="2258836.23920708" calcext:value-type="float">
            <text:p>2258836.2392070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00510.48759" calcext:value-type="float">
            <text:p>1442700510.48759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0.3556592464447" calcext:value-type="float">
            <text:p>30.3556592464</text:p>
          </table:table-cell>
          <table:table-cell table:formula="of:=[.C1161]/([.D1161]-[.D1160])" office:value-type="float" office:value="2260339.82453571" calcext:value-type="float">
            <text:p>2260339.8245357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00510.49112" calcext:value-type="float">
            <text:p>1442700510.49112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0.3591952323914" calcext:value-type="float">
            <text:p>30.3591952324</text:p>
          </table:table-cell>
          <table:table-cell table:formula="of:=[.C1162]/([.D1162]-[.D1161])" office:value-type="float" office:value="2289601.85988807" calcext:value-type="float">
            <text:p>2289601.8598880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00510.49466" calcext:value-type="float">
            <text:p>1442700510.49466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0.3627274036407" calcext:value-type="float">
            <text:p>30.3627274036</text:p>
          </table:table-cell>
          <table:table-cell table:formula="of:=[.C1163]/([.D1163]-[.D1162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00510.49817" calcext:value-type="float">
            <text:p>1442700510.49817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0.3662424087524" calcext:value-type="float">
            <text:p>30.3662424088</text:p>
          </table:table-cell>
          <table:table-cell table:formula="of:=[.C1164]/([.D1164]-[.D1163])" office:value-type="float" office:value="2303268.34321373" calcext:value-type="float">
            <text:p>2303268.3432137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00510.5017" calcext:value-type="float">
            <text:p>1442700510.5017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0.3697752952576" calcext:value-type="float">
            <text:p>30.3697752953</text:p>
          </table:table-cell>
          <table:table-cell table:formula="of:=[.C1165]/([.D1165]-[.D1164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00510.50525" calcext:value-type="float">
            <text:p>1442700510.50525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0.3733177185059" calcext:value-type="float">
            <text:p>30.3733177185</text:p>
          </table:table-cell>
          <table:table-cell table:formula="of:=[.C1166]/([.D1166]-[.D1165])" office:value-type="float" office:value="2285441.18885449" calcext:value-type="float">
            <text:p>2285441.1888544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00510.50878" calcext:value-type="float">
            <text:p>1442700510.50878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0.3768503665924" calcext:value-type="float">
            <text:p>30.3768503666</text:p>
          </table:table-cell>
          <table:table-cell table:formula="of:=[.C1167]/([.D1167]-[.D1166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00510.51231" calcext:value-type="float">
            <text:p>1442700510.51231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0.3803782463074" calcext:value-type="float">
            <text:p>30.3803782463</text:p>
          </table:table-cell>
          <table:table-cell table:formula="of:=[.C1168]/([.D1168]-[.D1167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00510.51585" calcext:value-type="float">
            <text:p>1442700510.51585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0.3839201927185" calcext:value-type="float">
            <text:p>30.3839201927</text:p>
          </table:table-cell>
          <table:table-cell table:formula="of:=[.C1169]/([.D1169]-[.D1168])" office:value-type="float" office:value="2285748.86806677" calcext:value-type="float">
            <text:p>2285748.8680667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00510.51938" calcext:value-type="float">
            <text:p>1442700510.51938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0.3874485492706" calcext:value-type="float">
            <text:p>30.3874485493</text:p>
          </table:table-cell>
          <table:table-cell table:formula="of:=[.C1170]/([.D1170]-[.D1169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00510.52291" calcext:value-type="float">
            <text:p>1442700510.52291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0.3909783363342" calcext:value-type="float">
            <text:p>30.3909783363</text:p>
          </table:table-cell>
          <table:table-cell table:formula="of:=[.C1171]/([.D1171]-[.D1170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00510.52643" calcext:value-type="float">
            <text:p>1442700510.52643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0.3944964408875" calcext:value-type="float">
            <text:p>30.3944964409</text:p>
          </table:table-cell>
          <table:table-cell table:formula="of:=[.C1172]/([.D1172]-[.D1171])" office:value-type="float" office:value="2301239.16942261" calcext:value-type="float">
            <text:p>2301239.1694226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00510.52997" calcext:value-type="float">
            <text:p>1442700510.52997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0.3980367183685" calcext:value-type="float">
            <text:p>30.3980367184</text:p>
          </table:table-cell>
          <table:table-cell table:formula="of:=[.C1173]/([.D1173]-[.D1172])" office:value-type="float" office:value="2286826.3980066" calcext:value-type="float">
            <text:p>2286826.398006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00510.5335" calcext:value-type="float">
            <text:p>1442700510.5335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0.4015712738037" calcext:value-type="float">
            <text:p>30.4015712738</text:p>
          </table:table-cell>
          <table:table-cell table:formula="of:=[.C1174]/([.D1174]-[.D1173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00510.53701" calcext:value-type="float">
            <text:p>1442700510.53701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0.4050848484039" calcext:value-type="float">
            <text:p>30.4050848484</text:p>
          </table:table-cell>
          <table:table-cell table:formula="of:=[.C1175]/([.D1175]-[.D1174])" office:value-type="float" office:value="2304206.09242044" calcext:value-type="float">
            <text:p>2304206.0924204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00510.54055" calcext:value-type="float">
            <text:p>1442700510.54055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0.4086182117462" calcext:value-type="float">
            <text:p>30.4086182117</text:p>
          </table:table-cell>
          <table:table-cell table:formula="of:=[.C1176]/([.D1176]-[.D1175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00510.54409" calcext:value-type="float">
            <text:p>1442700510.54409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0.4121611118317" calcext:value-type="float">
            <text:p>30.4121611118</text:p>
          </table:table-cell>
          <table:table-cell table:formula="of:=[.C1177]/([.D1177]-[.D1176])" office:value-type="float" office:value="2285133.59246299" calcext:value-type="float">
            <text:p>2285133.5924629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00510.54788" calcext:value-type="float">
            <text:p>1442700510.54788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0.4159529209137" calcext:value-type="float">
            <text:p>30.4159529209</text:p>
          </table:table-cell>
          <table:table-cell table:formula="of:=[.C1178]/([.D1178]-[.D1177])" office:value-type="float" office:value="2135128.59557344" calcext:value-type="float">
            <text:p>2135128.5955734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00510.55142" calcext:value-type="float">
            <text:p>1442700510.55142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0.419486284256" calcext:value-type="float">
            <text:p>30.4194862843</text:p>
          </table:table-cell>
          <table:table-cell table:formula="of:=[.C1179]/([.D1179]-[.D1178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00510.55495" calcext:value-type="float">
            <text:p>1442700510.55495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0.4230213165283" calcext:value-type="float">
            <text:p>30.4230213165</text:p>
          </table:table-cell>
          <table:table-cell table:formula="of:=[.C1180]/([.D1180]-[.D1179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00510.55846" calcext:value-type="float">
            <text:p>1442700510.55846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0.4265315532684" calcext:value-type="float">
            <text:p>30.4265315533</text:p>
          </table:table-cell>
          <table:table-cell table:formula="of:=[.C1181]/([.D1181]-[.D1180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00510.56199" calcext:value-type="float">
            <text:p>1442700510.56199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0.4300649166107" calcext:value-type="float">
            <text:p>30.4300649166</text:p>
          </table:table-cell>
          <table:table-cell table:formula="of:=[.C1182]/([.D1182]-[.D1181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00510.56553" calcext:value-type="float">
            <text:p>1442700510.56553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0.4335968494415" calcext:value-type="float">
            <text:p>30.4335968494</text:p>
          </table:table-cell>
          <table:table-cell table:formula="of:=[.C1183]/([.D1183]-[.D1182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00510.56906" calcext:value-type="float">
            <text:p>1442700510.56906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0.437132358551" calcext:value-type="float">
            <text:p>30.4371323586</text:p>
          </table:table-cell>
          <table:table-cell table:formula="of:=[.C1184]/([.D1184]-[.D1183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00510.57263" calcext:value-type="float">
            <text:p>1442700510.57263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0.440699338913" calcext:value-type="float">
            <text:p>30.4406993389</text:p>
          </table:table-cell>
          <table:table-cell table:formula="of:=[.C1185]/([.D1185]-[.D1184])" office:value-type="float" office:value="2269706.91691732" calcext:value-type="float">
            <text:p>2269706.9169173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00510.57615" calcext:value-type="float">
            <text:p>1442700510.57615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0.444224357605" calcext:value-type="float">
            <text:p>30.4442243576</text:p>
          </table:table-cell>
          <table:table-cell table:formula="of:=[.C1186]/([.D1186]-[.D1185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00510.57968" calcext:value-type="float">
            <text:p>1442700510.57968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0.4477515220642" calcext:value-type="float">
            <text:p>30.4477515221</text:p>
          </table:table-cell>
          <table:table-cell table:formula="of:=[.C1187]/([.D1187]-[.D118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00510.5832" calcext:value-type="float">
            <text:p>1442700510.5832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0.4512691497803" calcext:value-type="float">
            <text:p>30.4512691498</text:p>
          </table:table-cell>
          <table:table-cell table:formula="of:=[.C1188]/([.D1188]-[.D1187])" office:value-type="float" office:value="2301551.11725634" calcext:value-type="float">
            <text:p>2301551.1172563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00510.58672" calcext:value-type="float">
            <text:p>1442700510.58672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0.454790353775" calcext:value-type="float">
            <text:p>30.4547903538</text:p>
          </table:table-cell>
          <table:table-cell table:formula="of:=[.C1189]/([.D1189]-[.D1188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00510.59024" calcext:value-type="float">
            <text:p>1442700510.59024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0.4583067893982" calcext:value-type="float">
            <text:p>30.4583067894</text:p>
          </table:table-cell>
          <table:table-cell table:formula="of:=[.C1190]/([.D1190]-[.D1189])" office:value-type="float" office:value="2302331.35697335" calcext:value-type="float">
            <text:p>2302331.3569733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00510.59376" calcext:value-type="float">
            <text:p>1442700510.59376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0.4618303775787" calcext:value-type="float">
            <text:p>30.4618303776</text:p>
          </table:table-cell>
          <table:table-cell table:formula="of:=[.C1191]/([.D1191]-[.D1190])" office:value-type="float" office:value="2297657.83774274" calcext:value-type="float">
            <text:p>2297657.8377427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00510.59728" calcext:value-type="float">
            <text:p>1442700510.59728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0.4653487205505" calcext:value-type="float">
            <text:p>30.4653487206</text:p>
          </table:table-cell>
          <table:table-cell table:formula="of:=[.C1192]/([.D1192]-[.D1191])" office:value-type="float" office:value="2301083.2272142" calcext:value-type="float">
            <text:p>2301083.227214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00510.60081" calcext:value-type="float">
            <text:p>1442700510.60081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0.4688766002655" calcext:value-type="float">
            <text:p>30.4688766003</text:p>
          </table:table-cell>
          <table:table-cell table:formula="of:=[.C1193]/([.D1193]-[.D1192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00510.6043" calcext:value-type="float">
            <text:p>1442700510.6043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0.4723665714264" calcext:value-type="float">
            <text:p>30.4723665714</text:p>
          </table:table-cell>
          <table:table-cell table:formula="of:=[.C1194]/([.D1194]-[.D1193])" office:value-type="float" office:value="2319789.94288837" calcext:value-type="float">
            <text:p>2319789.9428883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00510.60785" calcext:value-type="float">
            <text:p>1442700510.60785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0.4759228229523" calcext:value-type="float">
            <text:p>30.475922823</text:p>
          </table:table-cell>
          <table:table-cell table:formula="of:=[.C1195]/([.D1195]-[.D1194])" office:value-type="float" office:value="2276554.38348083" calcext:value-type="float">
            <text:p>2276554.3834808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00510.61135" calcext:value-type="float">
            <text:p>1442700510.61135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0.4794223308563" calcext:value-type="float">
            <text:p>30.4794223309</text:p>
          </table:table-cell>
          <table:table-cell table:formula="of:=[.C1196]/([.D1196]-[.D1195])" office:value-type="float" office:value="2313468.12808284" calcext:value-type="float">
            <text:p>2313468.1280828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00510.61485" calcext:value-type="float">
            <text:p>1442700510.61485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0.4829168319702" calcext:value-type="float">
            <text:p>30.482916832</text:p>
          </table:table-cell>
          <table:table-cell table:formula="of:=[.C1197]/([.D1197]-[.D1196])" office:value-type="float" office:value="2316782.77846763" calcext:value-type="float">
            <text:p>2316782.7784676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00510.61837" calcext:value-type="float">
            <text:p>1442700510.61837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0.4864451885223" calcext:value-type="float">
            <text:p>30.4864451885</text:p>
          </table:table-cell>
          <table:table-cell table:formula="of:=[.C1198]/([.D1198]-[.D1197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00510.6219" calcext:value-type="float">
            <text:p>1442700510.6219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0.4899694919586" calcext:value-type="float">
            <text:p>30.489969492</text:p>
          </table:table-cell>
          <table:table-cell table:formula="of:=[.C1199]/([.D1199]-[.D1198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00510.62544" calcext:value-type="float">
            <text:p>1442700510.62544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0.4935071468353" calcext:value-type="float">
            <text:p>30.4935071468</text:p>
          </table:table-cell>
          <table:table-cell table:formula="of:=[.C1200]/([.D1200]-[.D1199])" office:value-type="float" office:value="2288521.71343847" calcext:value-type="float">
            <text:p>2288521.7134384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00510.62897" calcext:value-type="float">
            <text:p>1442700510.62897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0.497040271759" calcext:value-type="float">
            <text:p>30.4970402718</text:p>
          </table:table-cell>
          <table:table-cell table:formula="of:=[.C1201]/([.D1201]-[.D1200])" office:value-type="float" office:value="2291455.9136244" calcext:value-type="float">
            <text:p>2291455.91362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00510.63251" calcext:value-type="float">
            <text:p>1442700510.63251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0.5005803108215" calcext:value-type="float">
            <text:p>30.5005803108</text:p>
          </table:table-cell>
          <table:table-cell table:formula="of:=[.C1202]/([.D1202]-[.D1201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00510.63605" calcext:value-type="float">
            <text:p>1442700510.63605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0.5041196346283" calcext:value-type="float">
            <text:p>30.5041196346</text:p>
          </table:table-cell>
          <table:table-cell table:formula="of:=[.C1203]/([.D1203]-[.D1202])" office:value-type="float" office:value="2287442.58565173" calcext:value-type="float">
            <text:p>2287442.5856517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00510.63958" calcext:value-type="float">
            <text:p>1442700510.63958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0.5076551437378" calcext:value-type="float">
            <text:p>30.5076551437</text:p>
          </table:table-cell>
          <table:table-cell table:formula="of:=[.C1204]/([.D1204]-[.D1203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00510.64312" calcext:value-type="float">
            <text:p>1442700510.64312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0.5111861228943" calcext:value-type="float">
            <text:p>30.5111861229</text:p>
          </table:table-cell>
          <table:table-cell table:formula="of:=[.C1205]/([.D1205]-[.D1204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00510.64665" calcext:value-type="float">
            <text:p>1442700510.64665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0.5147187709808" calcext:value-type="float">
            <text:p>30.514718771</text:p>
          </table:table-cell>
          <table:table-cell table:formula="of:=[.C1206]/([.D1206]-[.D1205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00510.65019" calcext:value-type="float">
            <text:p>1442700510.65019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0.5182635784149" calcext:value-type="float">
            <text:p>30.5182635784</text:p>
          </table:table-cell>
          <table:table-cell table:formula="of:=[.C1207]/([.D1207]-[.D1206])" office:value-type="float" office:value="2283904.03443637" calcext:value-type="float">
            <text:p>2283904.0344363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00510.65373" calcext:value-type="float">
            <text:p>1442700510.65373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0.5217981338501" calcext:value-type="float">
            <text:p>30.5217981339</text:p>
          </table:table-cell>
          <table:table-cell table:formula="of:=[.C1208]/([.D1208]-[.D1207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00510.65725" calcext:value-type="float">
            <text:p>1442700510.65725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0.5253231525421" calcext:value-type="float">
            <text:p>30.5253231525</text:p>
          </table:table-cell>
          <table:table-cell table:formula="of:=[.C1209]/([.D1209]-[.D1208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00510.66078" calcext:value-type="float">
            <text:p>1442700510.66078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0.5288536548615" calcext:value-type="float">
            <text:p>30.5288536549</text:p>
          </table:table-cell>
          <table:table-cell table:formula="of:=[.C1210]/([.D1210]-[.D1209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00510.67852" calcext:value-type="float">
            <text:p>1442700510.67852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0.5465922355652" calcext:value-type="float">
            <text:p>30.5465922356</text:p>
          </table:table-cell>
          <table:table-cell table:formula="of:=[.C1211]/([.D1211]-[.D1210])" office:value-type="float" office:value="456406.300775527" calcext:value-type="float">
            <text:p>456406.30077552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00510.68206" calcext:value-type="float">
            <text:p>1442700510.68206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0.5501296520233" calcext:value-type="float">
            <text:p>30.550129652</text:p>
          </table:table-cell>
          <table:table-cell table:formula="of:=[.C1212]/([.D1212]-[.D1211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00510.68561" calcext:value-type="float">
            <text:p>1442700510.68561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0.5536820888519" calcext:value-type="float">
            <text:p>30.5536820889</text:p>
          </table:table-cell>
          <table:table-cell table:formula="of:=[.C1213]/([.D1213]-[.D1212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00510.7316" calcext:value-type="float">
            <text:p>1442700510.7316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0.5996699333191" calcext:value-type="float">
            <text:p>30.5996699333</text:p>
          </table:table-cell>
          <table:table-cell table:formula="of:=[.C1214]/([.D1214]-[.D1213])" office:value-type="float" office:value="176046.520418691" calcext:value-type="float">
            <text:p>176046.52041869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00510.73514" calcext:value-type="float">
            <text:p>1442700510.73514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0.6032059192657" calcext:value-type="float">
            <text:p>30.6032059193</text:p>
          </table:table-cell>
          <table:table-cell table:formula="of:=[.C1215]/([.D1215]-[.D1214])" office:value-type="float" office:value="2289601.85988807" calcext:value-type="float">
            <text:p>2289601.8598880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00510.73872" calcext:value-type="float">
            <text:p>1442700510.73872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0.6067862510681" calcext:value-type="float">
            <text:p>30.6067862511</text:p>
          </table:table-cell>
          <table:table-cell table:formula="of:=[.C1216]/([.D1216]-[.D1215])" office:value-type="float" office:value="2261242.93693814" calcext:value-type="float">
            <text:p>2261242.9369381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00510.75212" calcext:value-type="float">
            <text:p>1442700510.75212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0.6201887130737" calcext:value-type="float">
            <text:p>30.6201887131</text:p>
          </table:table-cell>
          <table:table-cell table:formula="of:=[.C1217]/([.D1217]-[.D1216])" office:value-type="float" office:value="604068.117977728" calcext:value-type="float">
            <text:p>604068.11797772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00510.75564" calcext:value-type="float">
            <text:p>1442700510.7556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0.6237146854401" calcext:value-type="float">
            <text:p>30.6237146854</text:p>
          </table:table-cell>
          <table:table-cell table:formula="of:=[.C1218]/([.D1218]-[.D1217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00510.75918" calcext:value-type="float">
            <text:p>1442700510.75918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0.6272459030151" calcext:value-type="float">
            <text:p>30.627245903</text:p>
          </table:table-cell>
          <table:table-cell table:formula="of:=[.C1219]/([.D1219]-[.D1218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00510.77894" calcext:value-type="float">
            <text:p>1442700510.77894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0.6470141410828" calcext:value-type="float">
            <text:p>30.6470141411</text:p>
          </table:table-cell>
          <table:table-cell table:formula="of:=[.C1220]/([.D1220]-[.D1219])" office:value-type="float" office:value="409545.856960224" calcext:value-type="float">
            <text:p>409545.85696022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00510.78245" calcext:value-type="float">
            <text:p>1442700510.78245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0.6505212783813" calcext:value-type="float">
            <text:p>30.6505212784</text:p>
          </table:table-cell>
          <table:table-cell table:formula="of:=[.C1221]/([.D1221]-[.D1220])" office:value-type="float" office:value="2308435.43059143" calcext:value-type="float">
            <text:p>2308435.4305914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00510.81305" calcext:value-type="float">
            <text:p>1442700510.81305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0.681122303009" calcext:value-type="float">
            <text:p>30.681122303</text:p>
          </table:table-cell>
          <table:table-cell table:formula="of:=[.C1222]/([.D1222]-[.D1221])" office:value-type="float" office:value="264566.304511102" calcext:value-type="float">
            <text:p>264566.30451110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00510.81661" calcext:value-type="float">
            <text:p>1442700510.81661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0.6846799850464" calcext:value-type="float">
            <text:p>30.684679985</text:p>
          </table:table-cell>
          <table:table-cell table:formula="of:=[.C1223]/([.D1223]-[.D1222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00510.82012" calcext:value-type="float">
            <text:p>1442700510.82012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0.6881928443909" calcext:value-type="float">
            <text:p>30.6881928444</text:p>
          </table:table-cell>
          <table:table-cell table:formula="of:=[.C1224]/([.D1224]-[.D1223])" office:value-type="float" office:value="2304675.25342745" calcext:value-type="float">
            <text:p>2304675.2534274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00510.83204" calcext:value-type="float">
            <text:p>1442700510.83204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0.7001128196716" calcext:value-type="float">
            <text:p>30.7001128197</text:p>
          </table:table-cell>
          <table:table-cell table:formula="of:=[.C1225]/([.D1225]-[.D1224])" office:value-type="float" office:value="679196.039363149" calcext:value-type="float">
            <text:p>679196.03936314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00510.83557" calcext:value-type="float">
            <text:p>1442700510.83557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0.7036395072937" calcext:value-type="float">
            <text:p>30.7036395073</text:p>
          </table:table-cell>
          <table:table-cell table:formula="of:=[.C1226]/([.D1226]-[.D1225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00510.8391" calcext:value-type="float">
            <text:p>1442700510.8391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0.7071673870087" calcext:value-type="float">
            <text:p>30.707167387</text:p>
          </table:table-cell>
          <table:table-cell table:formula="of:=[.C1227]/([.D1227]-[.D1226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00510.85257" calcext:value-type="float">
            <text:p>1442700510.85257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0.7206408977509" calcext:value-type="float">
            <text:p>30.7206408978</text:p>
          </table:table-cell>
          <table:table-cell table:formula="of:=[.C1228]/([.D1228]-[.D1227])" office:value-type="float" office:value="600882.73612684" calcext:value-type="float">
            <text:p>600882.7361268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00510.8561" calcext:value-type="float">
            <text:p>1442700510.8561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0.7241711616516" calcext:value-type="float">
            <text:p>30.7241711617</text:p>
          </table:table-cell>
          <table:table-cell table:formula="of:=[.C1229]/([.D1229]-[.D1228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00510.85967" calcext:value-type="float">
            <text:p>1442700510.85967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0.7277412414551" calcext:value-type="float">
            <text:p>30.7277412415</text:p>
          </table:table-cell>
          <table:table-cell table:formula="of:=[.C1230]/([.D1230]-[.D1229])" office:value-type="float" office:value="2267736.42206491" calcext:value-type="float">
            <text:p>2267736.4220649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00510.87953" calcext:value-type="float">
            <text:p>1442700510.87953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0.7475998401642" calcext:value-type="float">
            <text:p>30.7475998402</text:p>
          </table:table-cell>
          <table:table-cell table:formula="of:=[.C1231]/([.D1231]-[.D1230])" office:value-type="float" office:value="407682.340460783" calcext:value-type="float">
            <text:p>407682.34046078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00510.88306" calcext:value-type="float">
            <text:p>1442700510.88306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0.7511277198792" calcext:value-type="float">
            <text:p>30.7511277199</text:p>
          </table:table-cell>
          <table:table-cell table:formula="of:=[.C1232]/([.D1232]-[.D1231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00510.88659" calcext:value-type="float">
            <text:p>1442700510.88659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0.75466132164" calcext:value-type="float">
            <text:p>30.7546613216</text:p>
          </table:table-cell>
          <table:table-cell table:formula="of:=[.C1233]/([.D1233]-[.D1232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00510.91352" calcext:value-type="float">
            <text:p>1442700510.91352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0.7815878391266" calcext:value-type="float">
            <text:p>30.7815878391</text:p>
          </table:table-cell>
          <table:table-cell table:formula="of:=[.C1234]/([.D1234]-[.D1233])" office:value-type="float" office:value="300670.148081248" calcext:value-type="float">
            <text:p>300670.14808124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00510.91705" calcext:value-type="float">
            <text:p>1442700510.91705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0.785115480423" calcext:value-type="float">
            <text:p>30.7851154804</text:p>
          </table:table-cell>
          <table:table-cell table:formula="of:=[.C1235]/([.D1235]-[.D1234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00510.9206" calcext:value-type="float">
            <text:p>1442700510.9206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0.788667678833" calcext:value-type="float">
            <text:p>30.7886676788</text:p>
          </table:table-cell>
          <table:table-cell table:formula="of:=[.C1236]/([.D1236]-[.D1235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00510.93245" calcext:value-type="float">
            <text:p>1442700510.93245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0.80051612854" calcext:value-type="float">
            <text:p>30.8005161285</text:p>
          </table:table-cell>
          <table:table-cell table:formula="of:=[.C1237]/([.D1237]-[.D1236])" office:value-type="float" office:value="683296.144236961" calcext:value-type="float">
            <text:p>683296.14423696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00510.93597" calcext:value-type="float">
            <text:p>1442700510.93597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0.8040382862091" calcext:value-type="float">
            <text:p>30.8040382862</text:p>
          </table:table-cell>
          <table:table-cell table:formula="of:=[.C1238]/([.D1238]-[.D1237])" office:value-type="float" office:value="2298591.02308265" calcext:value-type="float">
            <text:p>2298591.0230826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00510.953" calcext:value-type="float">
            <text:p>1442700510.953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0.8210737705231" calcext:value-type="float">
            <text:p>30.8210737705</text:p>
          </table:table-cell>
          <table:table-cell table:formula="of:=[.C1239]/([.D1239]-[.D1238])" office:value-type="float" office:value="475243.312769412" calcext:value-type="float">
            <text:p>475243.31276941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00510.95656" calcext:value-type="float">
            <text:p>1442700510.95656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0.8246355056763" calcext:value-type="float">
            <text:p>30.8246355057</text:p>
          </table:table-cell>
          <table:table-cell table:formula="of:=[.C1240]/([.D1240]-[.D1239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00510.96007" calcext:value-type="float">
            <text:p>1442700510.96007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0.8281381130219" calcext:value-type="float">
            <text:p>30.828138113</text:p>
          </table:table-cell>
          <table:table-cell table:formula="of:=[.C1241]/([.D1241]-[.D1240])" office:value-type="float" office:value="2311420.95051392" calcext:value-type="float">
            <text:p>2311420.9505139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00511.0014" calcext:value-type="float">
            <text:p>1442700511.0014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0.8694694042206" calcext:value-type="float">
            <text:p>30.8694694042</text:p>
          </table:table-cell>
          <table:table-cell table:formula="of:=[.C1242]/([.D1242]-[.D1241])" office:value-type="float" office:value="195880.645515586" calcext:value-type="float">
            <text:p>195880.64551558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00511.00482" calcext:value-type="float">
            <text:p>1442700511.00482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0.8728938102722" calcext:value-type="float">
            <text:p>30.8728938103</text:p>
          </table:table-cell>
          <table:table-cell table:formula="of:=[.C1243]/([.D1243]-[.D1242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00511.00827" calcext:value-type="float">
            <text:p>1442700511.00827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0.8763444423676" calcext:value-type="float">
            <text:p>30.8763444424</text:p>
          </table:table-cell>
          <table:table-cell table:formula="of:=[.C1244]/([.D1244]-[.D1243])" office:value-type="float" office:value="2346236.79845229" calcext:value-type="float">
            <text:p>2346236.7984522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00511.01414" calcext:value-type="float">
            <text:p>1442700511.01414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0.8822100162506" calcext:value-type="float">
            <text:p>30.8822100163</text:p>
          </table:table-cell>
          <table:table-cell table:formula="of:=[.C1245]/([.D1245]-[.D1244])" office:value-type="float" office:value="1380257.10039834" calcext:value-type="float">
            <text:p>1380257.1003983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00511.01756" calcext:value-type="float">
            <text:p>1442700511.01756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0.8856287002563" calcext:value-type="float">
            <text:p>30.8856287003</text:p>
          </table:table-cell>
          <table:table-cell table:formula="of:=[.C1246]/([.D1246]-[.D1245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00511.02098" calcext:value-type="float">
            <text:p>1442700511.02098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0.8890488147736" calcext:value-type="float">
            <text:p>30.8890488148</text:p>
          </table:table-cell>
          <table:table-cell table:formula="of:=[.C1247]/([.D1247]-[.D1246])" office:value-type="float" office:value="2367172.19825723" calcext:value-type="float">
            <text:p>2367172.1982572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00511.02436" calcext:value-type="float">
            <text:p>1442700511.02436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0.8924314975739" calcext:value-type="float">
            <text:p>30.8924314976</text:p>
          </table:table-cell>
          <table:table-cell table:formula="of:=[.C1248]/([.D1248]-[.D1247])" office:value-type="float" office:value="2393366.59035805" calcext:value-type="float">
            <text:p>2393366.5903580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00511.0281" calcext:value-type="float">
            <text:p>1442700511.0281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0.8961725234985" calcext:value-type="float">
            <text:p>30.8961725235</text:p>
          </table:table-cell>
          <table:table-cell table:formula="of:=[.C1249]/([.D1249]-[.D1248])" office:value-type="float" office:value="2164112.2416672" calcext:value-type="float">
            <text:p>2164112.241667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00511.03152" calcext:value-type="float">
            <text:p>1442700511.03152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0.8995909690857" calcext:value-type="float">
            <text:p>30.8995909691</text:p>
          </table:table-cell>
          <table:table-cell table:formula="of:=[.C1250]/([.D1250]-[.D1249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00511.03492" calcext:value-type="float">
            <text:p>1442700511.03492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0.9029893875122" calcext:value-type="float">
            <text:p>30.9029893875</text:p>
          </table:table-cell>
          <table:table-cell table:formula="of:=[.C1251]/([.D1251]-[.D1250])" office:value-type="float" office:value="2382284.63476919" calcext:value-type="float">
            <text:p>2382284.634769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00511.03831" calcext:value-type="float">
            <text:p>1442700511.03831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0.906378030777" calcext:value-type="float">
            <text:p>30.9063780308</text:p>
          </table:table-cell>
          <table:table-cell table:formula="of:=[.C1252]/([.D1252]-[.D1251])" office:value-type="float" office:value="2389156.77084359" calcext:value-type="float">
            <text:p>2389156.7708435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00511.04173" calcext:value-type="float">
            <text:p>1442700511.04173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0.9097986221313" calcext:value-type="float">
            <text:p>30.9097986221</text:p>
          </table:table-cell>
          <table:table-cell table:formula="of:=[.C1253]/([.D1253]-[.D1252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00511.05353" calcext:value-type="float">
            <text:p>1442700511.05353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0.9216027259827" calcext:value-type="float">
            <text:p>30.921602726</text:p>
          </table:table-cell>
          <table:table-cell table:formula="of:=[.C1254]/([.D1254]-[.D1253])" office:value-type="float" office:value="685863.162674207" calcext:value-type="float">
            <text:p>685863.16267420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00511.05692" calcext:value-type="float">
            <text:p>1442700511.05692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0.9249908924103" calcext:value-type="float">
            <text:p>30.9249908924</text:p>
          </table:table-cell>
          <table:table-cell table:formula="of:=[.C1255]/([.D1255]-[.D1254])" office:value-type="float" office:value="2389493.01132925" calcext:value-type="float">
            <text:p>2389493.0113292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00511.06034" calcext:value-type="float">
            <text:p>1442700511.06034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0.9284081459045" calcext:value-type="float">
            <text:p>30.9284081459</text:p>
          </table:table-cell>
          <table:table-cell table:formula="of:=[.C1256]/([.D1256]-[.D1255])" office:value-type="float" office:value="2369154.0629317" calcext:value-type="float">
            <text:p>2369154.062931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00511.08193" calcext:value-type="float">
            <text:p>1442700511.08193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0.9499983787537" calcext:value-type="float">
            <text:p>30.9499983788</text:p>
          </table:table-cell>
          <table:table-cell table:formula="of:=[.C1257]/([.D1257]-[.D1256])" office:value-type="float" office:value="374984.376341711" calcext:value-type="float">
            <text:p>374984.37634171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00511.08535" calcext:value-type="float">
            <text:p>1442700511.08535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0.953417301178" calcext:value-type="float">
            <text:p>30.9534173012</text:p>
          </table:table-cell>
          <table:table-cell table:formula="of:=[.C1258]/([.D1258]-[.D1257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00511.10887" calcext:value-type="float">
            <text:p>1442700511.10887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0.9769401550293" calcext:value-type="float">
            <text:p>30.976940155</text:p>
          </table:table-cell>
          <table:table-cell table:formula="of:=[.C1259]/([.D1259]-[.D1258])" office:value-type="float" office:value="344175.925726217" calcext:value-type="float">
            <text:p>344175.92572621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00511.11229" calcext:value-type="float">
            <text:p>1442700511.11229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0.9803581237793" calcext:value-type="float">
            <text:p>30.9803581238</text:p>
          </table:table-cell>
          <table:table-cell table:formula="of:=[.C1260]/([.D1260]-[.D1259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00511.11571" calcext:value-type="float">
            <text:p>1442700511.11571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0.9837787151337" calcext:value-type="float">
            <text:p>30.9837787151</text:p>
          </table:table-cell>
          <table:table-cell table:formula="of:=[.C1261]/([.D1261]-[.D1260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00511.12851" calcext:value-type="float">
            <text:p>1442700511.12851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0.9965763092041" calcext:value-type="float">
            <text:p>30.9965763092</text:p>
          </table:table-cell>
          <table:table-cell table:formula="of:=[.C1262]/([.D1262]-[.D1261])" office:value-type="float" office:value="632618.909104458" calcext:value-type="float">
            <text:p>632618.90910445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00511.132" calcext:value-type="float">
            <text:p>1442700511.132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1.0000712871552" calcext:value-type="float">
            <text:p>31.0000712872</text:p>
          </table:table-cell>
          <table:table-cell table:formula="of:=[.C1263]/([.D1263]-[.D1262])" office:value-type="float" office:value="2316466.68831435" calcext:value-type="float">
            <text:p>2316466.6883143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00511.154" calcext:value-type="float">
            <text:p>1442700511.154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1.022075176239" calcext:value-type="float">
            <text:p>31.0220751762</text:p>
          </table:table-cell>
          <table:table-cell table:formula="of:=[.C1264]/([.D1264]-[.D1263])" office:value-type="float" office:value="367934.957731523" calcext:value-type="float">
            <text:p>367934.95773152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00511.15742" calcext:value-type="float">
            <text:p>1442700511.15742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1.025491476059" calcext:value-type="float">
            <text:p>31.0254914761</text:p>
          </table:table-cell>
          <table:table-cell table:formula="of:=[.C1265]/([.D1265]-[.D1264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00511.16084" calcext:value-type="float">
            <text:p>1442700511.16084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1.0289108753204" calcext:value-type="float">
            <text:p>31.0289108753</text:p>
          </table:table-cell>
          <table:table-cell table:formula="of:=[.C1266]/([.D1266]-[.D1265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00511.18241" calcext:value-type="float">
            <text:p>1442700511.18241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1.0504806041718" calcext:value-type="float">
            <text:p>31.0504806042</text:p>
          </table:table-cell>
          <table:table-cell table:formula="of:=[.C1267]/([.D1267]-[.D1266])" office:value-type="float" office:value="375340.833248591" calcext:value-type="float">
            <text:p>375340.83324859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00511.18583" calcext:value-type="float">
            <text:p>1442700511.18583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1.0538980960846" calcext:value-type="float">
            <text:p>31.0538980961</text:p>
          </table:table-cell>
          <table:table-cell table:formula="of:=[.C1268]/([.D1268]-[.D1267])" office:value-type="float" office:value="2368988.78080089" calcext:value-type="float">
            <text:p>2368988.7808008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00511.21343" calcext:value-type="float">
            <text:p>1442700511.21343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1.081503868103" calcext:value-type="float">
            <text:p>31.0815038681</text:p>
          </table:table-cell>
          <table:table-cell table:formula="of:=[.C1269]/([.D1269]-[.D1268])" office:value-type="float" office:value="293272.001036386" calcext:value-type="float">
            <text:p>293272.0010363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00511.21686" calcext:value-type="float">
            <text:p>1442700511.21686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1.0849304199219" calcext:value-type="float">
            <text:p>31.0849304199</text:p>
          </table:table-cell>
          <table:table-cell table:formula="of:=[.C1270]/([.D1270]-[.D1269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00511.22026" calcext:value-type="float">
            <text:p>1442700511.22026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1.0883319377899" calcext:value-type="float">
            <text:p>31.0883319378</text:p>
          </table:table-cell>
          <table:table-cell table:formula="of:=[.C1271]/([.D1271]-[.D1270])" office:value-type="float" office:value="2380113.91210486" calcext:value-type="float">
            <text:p>2380113.9121048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00511.24133" calcext:value-type="float">
            <text:p>1442700511.24133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1.1094048023224" calcext:value-type="float">
            <text:p>31.1094048023</text:p>
          </table:table-cell>
          <table:table-cell table:formula="of:=[.C1272]/([.D1272]-[.D1271])" office:value-type="float" office:value="384190.767587627" calcext:value-type="float">
            <text:p>384190.76758762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00511.24477" calcext:value-type="float">
            <text:p>1442700511.24477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1.1128363609314" calcext:value-type="float">
            <text:p>31.1128363609</text:p>
          </table:table-cell>
          <table:table-cell table:formula="of:=[.C1273]/([.D1273]-[.D1272])" office:value-type="float" office:value="2359277.78670187" calcext:value-type="float">
            <text:p>2359277.7867018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00511.24818" calcext:value-type="float">
            <text:p>1442700511.24818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1.1162509918213" calcext:value-type="float">
            <text:p>31.1162509918</text:p>
          </table:table-cell>
          <table:table-cell table:formula="of:=[.C1274]/([.D1274]-[.D1273])" office:value-type="float" office:value="2370973.68970814" calcext:value-type="float">
            <text:p>2370973.6897081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00511.26909" calcext:value-type="float">
            <text:p>1442700511.26909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1.1371562480927" calcext:value-type="float">
            <text:p>31.1371562481</text:p>
          </table:table-cell>
          <table:table-cell table:formula="of:=[.C1275]/([.D1275]-[.D1274])" office:value-type="float" office:value="387271.023847268" calcext:value-type="float">
            <text:p>387271.02384726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00511.2725" calcext:value-type="float">
            <text:p>1442700511.2725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1.1405684947968" calcext:value-type="float">
            <text:p>31.1405684948</text:p>
          </table:table-cell>
          <table:table-cell table:formula="of:=[.C1276]/([.D1276]-[.D1275])" office:value-type="float" office:value="2372630.32308552" calcext:value-type="float">
            <text:p>2372630.3230855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00511.27592" calcext:value-type="float">
            <text:p>1442700511.27592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1.1439907550812" calcext:value-type="float">
            <text:p>31.1439907551</text:p>
          </table:table-cell>
          <table:table-cell table:formula="of:=[.C1277]/([.D1277]-[.D1276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00511.29686" calcext:value-type="float">
            <text:p>1442700511.29686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1.1649310588837" calcext:value-type="float">
            <text:p>31.1649310589</text:p>
          </table:table-cell>
          <table:table-cell table:formula="of:=[.C1278]/([.D1278]-[.D1277])" office:value-type="float" office:value="386622.853057042" calcext:value-type="float">
            <text:p>386622.85305704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00511.30027" calcext:value-type="float">
            <text:p>1442700511.30027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1.1683359146118" calcext:value-type="float">
            <text:p>31.1683359146</text:p>
          </table:table-cell>
          <table:table-cell table:formula="of:=[.C1279]/([.D1279]-[.D1278])" office:value-type="float" office:value="2377780.63048806" calcext:value-type="float">
            <text:p>2377780.6304880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00511.30368" calcext:value-type="float">
            <text:p>1442700511.30368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1.1717538833618" calcext:value-type="float">
            <text:p>31.1717538834</text:p>
          </table:table-cell>
          <table:table-cell table:formula="of:=[.C1280]/([.D1280]-[.D1279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00511.32475" calcext:value-type="float">
            <text:p>1442700511.32475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1.1928191184998" calcext:value-type="float">
            <text:p>31.1928191185</text:p>
          </table:table-cell>
          <table:table-cell table:formula="of:=[.C1281]/([.D1281]-[.D1280])" office:value-type="float" office:value="384329.913574937" calcext:value-type="float">
            <text:p>384329.91357493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00511.32817" calcext:value-type="float">
            <text:p>1442700511.32817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1.1962447166443" calcext:value-type="float">
            <text:p>31.1962447166</text:p>
          </table:table-cell>
          <table:table-cell table:formula="of:=[.C1282]/([.D1282]-[.D1281])" office:value-type="float" office:value="2363382.87750557" calcext:value-type="float">
            <text:p>2363382.8775055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00511.33159" calcext:value-type="float">
            <text:p>1442700511.33159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1.199658870697" calcext:value-type="float">
            <text:p>31.1996588707</text:p>
          </table:table-cell>
          <table:table-cell table:formula="of:=[.C1283]/([.D1283]-[.D1282])" office:value-type="float" office:value="2371304.83128492" calcext:value-type="float">
            <text:p>2371304.8312849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00511.35267" calcext:value-type="float">
            <text:p>1442700511.35267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1.220743894577" calcext:value-type="float">
            <text:p>31.2207438946</text:p>
          </table:table-cell>
          <table:table-cell table:formula="of:=[.C1284]/([.D1284]-[.D1283])" office:value-type="float" office:value="383969.211800491" calcext:value-type="float">
            <text:p>383969.21180049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00511.35606" calcext:value-type="float">
            <text:p>1442700511.35606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1.2241349220276" calcext:value-type="float">
            <text:p>31.224134922</text:p>
          </table:table-cell>
          <table:table-cell table:formula="of:=[.C1285]/([.D1285]-[.D1284])" office:value-type="float" office:value="2387476.98685228" calcext:value-type="float">
            <text:p>2387476.9868522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00511.35946" calcext:value-type="float">
            <text:p>1442700511.35946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1.2275273799896" calcext:value-type="float">
            <text:p>31.22752738</text:p>
          </table:table-cell>
          <table:table-cell table:formula="of:=[.C1286]/([.D1286]-[.D1285])" office:value-type="float" office:value="2386470.24977159" calcext:value-type="float">
            <text:p>2386470.2497715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00511.38034" calcext:value-type="float">
            <text:p>1442700511.38034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1.2484128475189" calcext:value-type="float">
            <text:p>31.2484128475</text:p>
          </table:table-cell>
          <table:table-cell table:formula="of:=[.C1287]/([.D1287]-[.D1286])" office:value-type="float" office:value="387637.958721461" calcext:value-type="float">
            <text:p>387637.9587214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00511.38375" calcext:value-type="float">
            <text:p>1442700511.38375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1.2518200874329" calcext:value-type="float">
            <text:p>31.2518200874</text:p>
          </table:table-cell>
          <table:table-cell table:formula="of:=[.C1288]/([.D1288]-[.D1287])" office:value-type="float" office:value="2376116.79966412" calcext:value-type="float">
            <text:p>2376116.7996641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00511.40818" calcext:value-type="float">
            <text:p>1442700511.40818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1.2762515544891" calcext:value-type="float">
            <text:p>31.2762515545</text:p>
          </table:table-cell>
          <table:table-cell table:formula="of:=[.C1289]/([.D1289]-[.D1288])" office:value-type="float" office:value="331375.925209567" calcext:value-type="float">
            <text:p>331375.92520956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00511.4116" calcext:value-type="float">
            <text:p>1442700511.4116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1.2796692848206" calcext:value-type="float">
            <text:p>31.2796692848</text:p>
          </table:table-cell>
          <table:table-cell table:formula="of:=[.C1290]/([.D1290]-[.D1289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00511.41503" calcext:value-type="float">
            <text:p>1442700511.41503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1.2830991744995" calcext:value-type="float">
            <text:p>31.2830991745</text:p>
          </table:table-cell>
          <table:table-cell table:formula="of:=[.C1291]/([.D1291]-[.D1290])" office:value-type="float" office:value="2360425.77394689" calcext:value-type="float">
            <text:p>2360425.7739468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00511.45303" calcext:value-type="float">
            <text:p>1442700511.45303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1.3210973739624" calcext:value-type="float">
            <text:p>31.321097374</text:p>
          </table:table-cell>
          <table:table-cell table:formula="of:=[.C1292]/([.D1292]-[.D1291])" office:value-type="float" office:value="213062.727035438" calcext:value-type="float">
            <text:p>213062.72703543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00511.45644" calcext:value-type="float">
            <text:p>1442700511.45644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1.3245143890381" calcext:value-type="float">
            <text:p>31.324514389</text:p>
          </table:table-cell>
          <table:table-cell table:formula="of:=[.C1293]/([.D1293]-[.D1292])" office:value-type="float" office:value="2369319.36812727" calcext:value-type="float">
            <text:p>2369319.3681272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00511.45987" calcext:value-type="float">
            <text:p>1442700511.45987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1.3279364109039" calcext:value-type="float">
            <text:p>31.3279364109</text:p>
          </table:table-cell>
          <table:table-cell table:formula="of:=[.C1294]/([.D1294]-[.D1293])" office:value-type="float" office:value="2365852.79620985" calcext:value-type="float">
            <text:p>2365852.7962098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00511.48102" calcext:value-type="float">
            <text:p>1442700511.48102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1.3490896224976" calcext:value-type="float">
            <text:p>31.3490896225</text:p>
          </table:table-cell>
          <table:table-cell table:formula="of:=[.C1295]/([.D1295]-[.D1294])" office:value-type="float" office:value="382731.480946316" calcext:value-type="float">
            <text:p>382731.48094631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00511.48444" calcext:value-type="float">
            <text:p>1442700511.48444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1.3525087833405" calcext:value-type="float">
            <text:p>31.3525087833</text:p>
          </table:table-cell>
          <table:table-cell table:formula="of:=[.C1296]/([.D1296]-[.D1295])" office:value-type="float" office:value="2367832.45129349" calcext:value-type="float">
            <text:p>2367832.45129349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00511.48787" calcext:value-type="float">
            <text:p>1442700511.48787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1.3559417724609" calcext:value-type="float">
            <text:p>31.3559417725</text:p>
          </table:table-cell>
          <table:table-cell table:formula="of:=[.C1297]/([.D1297]-[.D1296])" office:value-type="float" office:value="2358294.68601986" calcext:value-type="float">
            <text:p>2358294.6860198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00511.50876" calcext:value-type="float">
            <text:p>1442700511.50876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1.3768270015717" calcext:value-type="float">
            <text:p>31.3768270016</text:p>
          </table:table-cell>
          <table:table-cell table:formula="of:=[.C1298]/([.D1298]-[.D1297])" office:value-type="float" office:value="387642.383862829" calcext:value-type="float">
            <text:p>387642.38386282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00511.51217" calcext:value-type="float">
            <text:p>1442700511.51217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1.3802356719971" calcext:value-type="float">
            <text:p>31.380235672</text:p>
          </table:table-cell>
          <table:table-cell table:formula="of:=[.C1299]/([.D1299]-[.D1298])" office:value-type="float" office:value="2375119.61838148" calcext:value-type="float">
            <text:p>2375119.6183814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00511.51558" calcext:value-type="float">
            <text:p>1442700511.51558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1.3836491107941" calcext:value-type="float">
            <text:p>31.3836491108</text:p>
          </table:table-cell>
          <table:table-cell table:formula="of:=[.C1300]/([.D1300]-[.D1299])" office:value-type="float" office:value="2371801.71711951" calcext:value-type="float">
            <text:p>2371801.7171195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00511.54732" calcext:value-type="float">
            <text:p>1442700511.54732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1.4153878688812" calcext:value-type="float">
            <text:p>31.4153878689</text:p>
          </table:table-cell>
          <table:table-cell table:formula="of:=[.C1301]/([.D1301]-[.D1300])" office:value-type="float" office:value="255082.444554619" calcext:value-type="float">
            <text:p>255082.44455461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00511.55076" calcext:value-type="float">
            <text:p>1442700511.55076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1.4188280105591" calcext:value-type="float">
            <text:p>31.4188280106</text:p>
          </table:table-cell>
          <table:table-cell table:formula="of:=[.C1302]/([.D1302]-[.D1301])" office:value-type="float" office:value="2353391.4466699" calcext:value-type="float">
            <text:p>2353391.446669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00511.55415" calcext:value-type="float">
            <text:p>1442700511.55415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1.4222197532654" calcext:value-type="float">
            <text:p>31.4222197533</text:p>
          </table:table-cell>
          <table:table-cell table:formula="of:=[.C1303]/([.D1303]-[.D1302])" office:value-type="float" office:value="2386973.51216083" calcext:value-type="float">
            <text:p>2386973.5121608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00511.55757" calcext:value-type="float">
            <text:p>1442700511.55757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1.4256355762482" calcext:value-type="float">
            <text:p>31.4256355762</text:p>
          </table:table-cell>
          <table:table-cell table:formula="of:=[.C1304]/([.D1304]-[.D1303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00511.56098" calcext:value-type="float">
            <text:p>1442700511.56098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1.4290497303009" calcext:value-type="float">
            <text:p>31.4290497303</text:p>
          </table:table-cell>
          <table:table-cell table:formula="of:=[.C1305]/([.D1305]-[.D1304])" office:value-type="float" office:value="2371304.83128492" calcext:value-type="float">
            <text:p>2371304.8312849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00511.58134" calcext:value-type="float">
            <text:p>1442700511.58134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1.4494152069092" calcext:value-type="float">
            <text:p>31.4494152069</text:p>
          </table:table-cell>
          <table:table-cell table:formula="of:=[.C1306]/([.D1306]-[.D1305])" office:value-type="float" office:value="397535.503623316" calcext:value-type="float">
            <text:p>397535.50362331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00511.58476" calcext:value-type="float">
            <text:p>1442700511.58476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1.4528262615204" calcext:value-type="float">
            <text:p>31.4528262615</text:p>
          </table:table-cell>
          <table:table-cell table:formula="of:=[.C1307]/([.D1307]-[.D1306])" office:value-type="float" office:value="2373459.50821276" calcext:value-type="float">
            <text:p>2373459.5082127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00511.58817" calcext:value-type="float">
            <text:p>1442700511.58817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1.4562423229218" calcext:value-type="float">
            <text:p>31.4562423229</text:p>
          </table:table-cell>
          <table:table-cell table:formula="of:=[.C1308]/([.D1308]-[.D1307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00511.60907" calcext:value-type="float">
            <text:p>1442700511.60907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1.4771413803101" calcext:value-type="float">
            <text:p>31.4771413803</text:p>
          </table:table-cell>
          <table:table-cell table:formula="of:=[.C1309]/([.D1309]-[.D1308])" office:value-type="float" office:value="387385.892558495" calcext:value-type="float">
            <text:p>387385.89255849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00511.61249" calcext:value-type="float">
            <text:p>1442700511.61249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1.4805564880371" calcext:value-type="float">
            <text:p>31.480556488</text:p>
          </table:table-cell>
          <table:table-cell table:formula="of:=[.C1310]/([.D1310]-[.D1309])" office:value-type="float" office:value="2370642.64060318" calcext:value-type="float">
            <text:p>2370642.6406031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00511.61591" calcext:value-type="float">
            <text:p>1442700511.61591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1.48397564888" calcext:value-type="float">
            <text:p>31.4839756489</text:p>
          </table:table-cell>
          <table:table-cell table:formula="of:=[.C1311]/([.D1311]-[.D1310])" office:value-type="float" office:value="2367832.45129349" calcext:value-type="float">
            <text:p>2367832.4512934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00511.64761" calcext:value-type="float">
            <text:p>1442700511.64761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1.5156812667847" calcext:value-type="float">
            <text:p>31.5156812668</text:p>
          </table:table-cell>
          <table:table-cell table:formula="of:=[.C1312]/([.D1312]-[.D1311])" office:value-type="float" office:value="255349.068557635" calcext:value-type="float">
            <text:p>255349.06855763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00511.65101" calcext:value-type="float">
            <text:p>1442700511.65101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1.5190794467926" calcext:value-type="float">
            <text:p>31.5190794468</text:p>
          </table:table-cell>
          <table:table-cell table:formula="of:=[.C1313]/([.D1313]-[.D1312])" office:value-type="float" office:value="2382451.77745036" calcext:value-type="float">
            <text:p>2382451.7774503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00511.6544" calcext:value-type="float">
            <text:p>1442700511.6544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1.522469997406" calcext:value-type="float">
            <text:p>31.5224699974</text:p>
          </table:table-cell>
          <table:table-cell table:formula="of:=[.C1314]/([.D1314]-[.D1313])" office:value-type="float" office:value="2387812.7546586" calcext:value-type="float">
            <text:p>2387812.754658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00511.68176" calcext:value-type="float">
            <text:p>1442700511.68176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1.5498280525208" calcext:value-type="float">
            <text:p>31.5498280525</text:p>
          </table:table-cell>
          <table:table-cell table:formula="of:=[.C1315]/([.D1315]-[.D1314])" office:value-type="float" office:value="295927.468748911" calcext:value-type="float">
            <text:p>295927.46874891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00511.68518" calcext:value-type="float">
            <text:p>1442700511.68518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1.5532479286194" calcext:value-type="float">
            <text:p>31.5532479286</text:p>
          </table:table-cell>
          <table:table-cell table:formula="of:=[.C1316]/([.D1316]-[.D1315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00511.68862" calcext:value-type="float">
            <text:p>1442700511.68862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1.5566914081573" calcext:value-type="float">
            <text:p>31.5566914082</text:p>
          </table:table-cell>
          <table:table-cell table:formula="of:=[.C1317]/([.D1317]-[.D1316])" office:value-type="float" office:value="2351110.23914699" calcext:value-type="float">
            <text:p>2351110.2391469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00511.70962" calcext:value-type="float">
            <text:p>1442700511.70962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1.5776872634888" calcext:value-type="float">
            <text:p>31.5776872635</text:p>
          </table:table-cell>
          <table:table-cell table:formula="of:=[.C1318]/([.D1318]-[.D1317])" office:value-type="float" office:value="385599.91351646" calcext:value-type="float">
            <text:p>385599.9135164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00511.71304" calcext:value-type="float">
            <text:p>1442700511.71304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1.5811107158661" calcext:value-type="float">
            <text:p>31.5811107159</text:p>
          </table:table-cell>
          <table:table-cell table:formula="of:=[.C1319]/([.D1319]-[.D1318])" office:value-type="float" office:value="2364864.20948534" calcext:value-type="float">
            <text:p>2364864.2094853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00511.71647" calcext:value-type="float">
            <text:p>1442700511.71647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1.5845427513123" calcext:value-type="float">
            <text:p>31.5845427513</text:p>
          </table:table-cell>
          <table:table-cell table:formula="of:=[.C1320]/([.D1320]-[.D1319])" office:value-type="float" office:value="2358949.99541507" calcext:value-type="float">
            <text:p>2358949.9954150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00511.74189" calcext:value-type="float">
            <text:p>1442700511.74189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1.6099622249603" calcext:value-type="float">
            <text:p>31.609962225</text:p>
          </table:table-cell>
          <table:table-cell table:formula="of:=[.C1321]/([.D1321]-[.D1320])" office:value-type="float" office:value="318495.973287562" calcext:value-type="float">
            <text:p>318495.97328756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00511.74531" calcext:value-type="float">
            <text:p>1442700511.74531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1.6133782863617" calcext:value-type="float">
            <text:p>31.6133782864</text:p>
          </table:table-cell>
          <table:table-cell table:formula="of:=[.C1322]/([.D1322]-[.D1321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00511.74872" calcext:value-type="float">
            <text:p>1442700511.74872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1.6167938709259" calcext:value-type="float">
            <text:p>31.6167938709</text:p>
          </table:table-cell>
          <table:table-cell table:formula="of:=[.C1323]/([.D1323]-[.D1322])" office:value-type="float" office:value="2370311.68393131" calcext:value-type="float">
            <text:p>2370311.6839313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00511.76985" calcext:value-type="float">
            <text:p>1442700511.76985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1.6379179954529" calcext:value-type="float">
            <text:p>31.6379179955</text:p>
          </table:table-cell>
          <table:table-cell table:formula="of:=[.C1324]/([.D1324]-[.D1323])" office:value-type="float" office:value="383258.486743942" calcext:value-type="float">
            <text:p>383258.48674394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00511.77327" calcext:value-type="float">
            <text:p>1442700511.77327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1.6413366794586" calcext:value-type="float">
            <text:p>31.6413366795</text:p>
          </table:table-cell>
          <table:table-cell table:formula="of:=[.C1325]/([.D1325]-[.D1324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00511.77668" calcext:value-type="float">
            <text:p>1442700511.7766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1.6447501182556" calcext:value-type="float">
            <text:p>31.6447501183</text:p>
          </table:table-cell>
          <table:table-cell table:formula="of:=[.C1326]/([.D1326]-[.D1325])" office:value-type="float" office:value="2371801.71711951" calcext:value-type="float">
            <text:p>2371801.7171195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00511.78006" calcext:value-type="float">
            <text:p>1442700511.78006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1.6481339931488" calcext:value-type="float">
            <text:p>31.6481339931</text:p>
          </table:table-cell>
          <table:table-cell table:formula="of:=[.C1327]/([.D1327]-[.D1326])" office:value-type="float" office:value="2392523.44000564" calcext:value-type="float">
            <text:p>2392523.4400056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00511.79757" calcext:value-type="float">
            <text:p>1442700511.79757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1.665643453598" calcext:value-type="float">
            <text:p>31.6656434536</text:p>
          </table:table-cell>
          <table:table-cell table:formula="of:=[.C1328]/([.D1328]-[.D1327])" office:value-type="float" office:value="462378.610893246" calcext:value-type="float">
            <text:p>462378.61089324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00511.80099" calcext:value-type="float">
            <text:p>1442700511.80099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1.6690587997437" calcext:value-type="float">
            <text:p>31.6690587997</text:p>
          </table:table-cell>
          <table:table-cell table:formula="of:=[.C1329]/([.D1329]-[.D1328])" office:value-type="float" office:value="2370477.15071553" calcext:value-type="float">
            <text:p>2370477.1507155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00511.8044" calcext:value-type="float">
            <text:p>1442700511.8044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1.672474861145" calcext:value-type="float">
            <text:p>31.6724748611</text:p>
          </table:table-cell>
          <table:table-cell table:formula="of:=[.C1330]/([.D1330]-[.D1329])" office:value-type="float" office:value="2369980.81965382" calcext:value-type="float">
            <text:p>2369980.8196538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00511.82542" calcext:value-type="float">
            <text:p>1442700511.82542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1.6934933662415" calcext:value-type="float">
            <text:p>31.6934933662</text:p>
          </table:table-cell>
          <table:table-cell table:formula="of:=[.C1331]/([.D1331]-[.D1330])" office:value-type="float" office:value="385184.386941628" calcext:value-type="float">
            <text:p>385184.38694162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00511.82884" calcext:value-type="float">
            <text:p>1442700511.82884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1.6969122886658" calcext:value-type="float">
            <text:p>31.6969122887</text:p>
          </table:table-cell>
          <table:table-cell table:formula="of:=[.C1332]/([.D1332]-[.D1331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00511.83227" calcext:value-type="float">
            <text:p>1442700511.83227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1.7003419399261" calcext:value-type="float">
            <text:p>31.7003419399</text:p>
          </table:table-cell>
          <table:table-cell table:formula="of:=[.C1333]/([.D1333]-[.D1332])" office:value-type="float" office:value="2360589.86332986" calcext:value-type="float">
            <text:p>2360589.8633298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00511.86719" calcext:value-type="float">
            <text:p>1442700511.86719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1.73526263237" calcext:value-type="float">
            <text:p>31.7352626324</text:p>
          </table:table-cell>
          <table:table-cell table:formula="of:=[.C1334]/([.D1334]-[.D1333])" office:value-type="float" office:value="231839.618100882" calcext:value-type="float">
            <text:p>231839.61810088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00511.87061" calcext:value-type="float">
            <text:p>1442700511.87061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1.7386813163757" calcext:value-type="float">
            <text:p>31.7386813164</text:p>
          </table:table-cell>
          <table:table-cell table:formula="of:=[.C1335]/([.D1335]-[.D1334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00511.89509" calcext:value-type="float">
            <text:p>1442700511.89509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1.7631649971008" calcext:value-type="float">
            <text:p>31.7631649971</text:p>
          </table:table-cell>
          <table:table-cell table:formula="of:=[.C1336]/([.D1336]-[.D1335])" office:value-type="float" office:value="330669.2360067" calcext:value-type="float">
            <text:p>330669.236006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00511.89852" calcext:value-type="float">
            <text:p>1442700511.89852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1.7665860652924" calcext:value-type="float">
            <text:p>31.7665860653</text:p>
          </table:table-cell>
          <table:table-cell table:formula="of:=[.C1337]/([.D1337]-[.D1336])" office:value-type="float" office:value="2366512.31333194" calcext:value-type="float">
            <text:p>2366512.3133319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00511.90193" calcext:value-type="float">
            <text:p>1442700511.90193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1.7700054645538" calcext:value-type="float">
            <text:p>31.7700054646</text:p>
          </table:table-cell>
          <table:table-cell table:formula="of:=[.C1338]/([.D1338]-[.D1337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00511.92279" calcext:value-type="float">
            <text:p>1442700511.92279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1.7908568382263" calcext:value-type="float">
            <text:p>31.7908568382</text:p>
          </table:table-cell>
          <table:table-cell table:formula="of:=[.C1339]/([.D1339]-[.D1338])" office:value-type="float" office:value="388271.781378277" calcext:value-type="float">
            <text:p>388271.78137827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00511.92621" calcext:value-type="float">
            <text:p>1442700511.92621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1.7942757606506" calcext:value-type="float">
            <text:p>31.7942757607</text:p>
          </table:table-cell>
          <table:table-cell table:formula="of:=[.C1340]/([.D1340]-[.D1339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00511.92962" calcext:value-type="float">
            <text:p>1442700511.92962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1.7976953983307" calcext:value-type="float">
            <text:p>31.7976953983</text:p>
          </table:table-cell>
          <table:table-cell table:formula="of:=[.C1341]/([.D1341]-[.D1340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00511.95067" calcext:value-type="float">
            <text:p>1442700511.95067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1.8187432289124" calcext:value-type="float">
            <text:p>31.8187432289</text:p>
          </table:table-cell>
          <table:table-cell table:formula="of:=[.C1342]/([.D1342]-[.D1341])" office:value-type="float" office:value="384647.717900794" calcext:value-type="float">
            <text:p>384647.71790079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00511.95409" calcext:value-type="float">
            <text:p>1442700511.95409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1.8221566677094" calcext:value-type="float">
            <text:p>31.8221566677</text:p>
          </table:table-cell>
          <table:table-cell table:formula="of:=[.C1343]/([.D1343]-[.D1342])" office:value-type="float" office:value="2371801.71711951" calcext:value-type="float">
            <text:p>2371801.7171195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00511.95752" calcext:value-type="float">
            <text:p>1442700511.95752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1.8255882263184" calcext:value-type="float">
            <text:p>31.8255882263</text:p>
          </table:table-cell>
          <table:table-cell table:formula="of:=[.C1344]/([.D1344]-[.D1343])" office:value-type="float" office:value="2359277.78670187" calcext:value-type="float">
            <text:p>2359277.7867018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00511.96785" calcext:value-type="float">
            <text:p>1442700511.96785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1.8359243869781" calcext:value-type="float">
            <text:p>31.835924387</text:p>
          </table:table-cell>
          <table:table-cell table:formula="of:=[.C1345]/([.D1345]-[.D1344])" office:value-type="float" office:value="783269.558830992" calcext:value-type="float">
            <text:p>783269.55883099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00511.97127" calcext:value-type="float">
            <text:p>1442700511.97127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1.8393421173096" calcext:value-type="float">
            <text:p>31.8393421173</text:p>
          </table:table-cell>
          <table:table-cell table:formula="of:=[.C1346]/([.D1346]-[.D1345])" office:value-type="float" office:value="2368823.52173003" calcext:value-type="float">
            <text:p>2368823.5217300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00511.97469" calcext:value-type="float">
            <text:p>1442700511.97469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1.8427617549896" calcext:value-type="float">
            <text:p>31.842761755</text:p>
          </table:table-cell>
          <table:table-cell table:formula="of:=[.C1347]/([.D1347]-[.D1346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00511.9956" calcext:value-type="float">
            <text:p>1442700511.9956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1.8636701107025" calcext:value-type="float">
            <text:p>31.8636701107</text:p>
          </table:table-cell>
          <table:table-cell table:formula="of:=[.C1348]/([.D1348]-[.D1347])" office:value-type="float" office:value="387213.615033753" calcext:value-type="float">
            <text:p>387213.61503375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00511.99902" calcext:value-type="float">
            <text:p>1442700511.99902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1.8670942783356" calcext:value-type="float">
            <text:p>31.8670942783</text:p>
          </table:table-cell>
          <table:table-cell table:formula="of:=[.C1349]/([.D1349]-[.D1348])" office:value-type="float" office:value="2364370.22587383" calcext:value-type="float">
            <text:p>2364370.2258738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00512.00221" calcext:value-type="float">
            <text:p>1442700512.00221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1.8702812194824" calcext:value-type="float">
            <text:p>31.8702812195</text:p>
          </table:table-cell>
          <table:table-cell table:formula="of:=[.C1350]/([.D1350]-[.D1349])" office:value-type="float" office:value="2540366.96222039" calcext:value-type="float">
            <text:p>2540366.9622203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00512.02344" calcext:value-type="float">
            <text:p>1442700512.02344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1.8915104866028" calcext:value-type="float">
            <text:p>31.8915104866</text:p>
          </table:table-cell>
          <table:table-cell table:formula="of:=[.C1351]/([.D1351]-[.D1350])" office:value-type="float" office:value="381360.315177107" calcext:value-type="float">
            <text:p>381360.31517710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00512.02653" calcext:value-type="float">
            <text:p>1442700512.02653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1.8945972919464" calcext:value-type="float">
            <text:p>31.8945972919</text:p>
          </table:table-cell>
          <table:table-cell table:formula="of:=[.C1352]/([.D1352]-[.D1351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00512.0296" calcext:value-type="float">
            <text:p>1442700512.0296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1.8976695537567" calcext:value-type="float">
            <text:p>31.8976695538</text:p>
          </table:table-cell>
          <table:table-cell table:formula="of:=[.C1353]/([.D1353]-[.D1352])" office:value-type="float" office:value="2635192.08319106" calcext:value-type="float">
            <text:p>2635192.0831910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00512.03269" calcext:value-type="float">
            <text:p>1442700512.03269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1.9007635116577" calcext:value-type="float">
            <text:p>31.9007635117</text:p>
          </table:table-cell>
          <table:table-cell table:formula="of:=[.C1354]/([.D1354]-[.D1353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00512.03583" calcext:value-type="float">
            <text:p>1442700512.03583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1.9038972854614" calcext:value-type="float">
            <text:p>31.9038972855</text:p>
          </table:table-cell>
          <table:table-cell table:formula="of:=[.C1355]/([.D1355]-[.D1354])" office:value-type="float" office:value="2583466.61472915" calcext:value-type="float">
            <text:p>2583466.6147291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00512.0389" calcext:value-type="float">
            <text:p>1442700512.0389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1.9069678783417" calcext:value-type="float">
            <text:p>31.9069678783</text:p>
          </table:table-cell>
          <table:table-cell table:formula="of:=[.C1356]/([.D1356]-[.D1355])" office:value-type="float" office:value="2636624.36400342" calcext:value-type="float">
            <text:p>2636624.3640034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00512.04198" calcext:value-type="float">
            <text:p>1442700512.04198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1.9100542068481" calcext:value-type="float">
            <text:p>31.9100542068</text:p>
          </table:table-cell>
          <table:table-cell table:formula="of:=[.C1357]/([.D1357]-[.D1356])" office:value-type="float" office:value="2623181.55148706" calcext:value-type="float">
            <text:p>2623181.5514870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00512.04507" calcext:value-type="float">
            <text:p>1442700512.04507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1.9131424427032" calcext:value-type="float">
            <text:p>31.9131424427</text:p>
          </table:table-cell>
          <table:table-cell table:formula="of:=[.C1358]/([.D1358]-[.D1357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00512.06195" calcext:value-type="float">
            <text:p>1442700512.06195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1.930020570755" calcext:value-type="float">
            <text:p>31.9300205708</text:p>
          </table:table-cell>
          <table:table-cell table:formula="of:=[.C1359]/([.D1359]-[.D1358])" office:value-type="float" office:value="479674.047689004" calcext:value-type="float">
            <text:p>479674.04768900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00512.06504" calcext:value-type="float">
            <text:p>1442700512.06504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1.9331061840057" calcext:value-type="float">
            <text:p>31.933106184</text:p>
          </table:table-cell>
          <table:table-cell table:formula="of:=[.C1360]/([.D1360]-[.D1359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00512.06815" calcext:value-type="float">
            <text:p>1442700512.06815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1.936217546463" calcext:value-type="float">
            <text:p>31.9362175465</text:p>
          </table:table-cell>
          <table:table-cell table:formula="of:=[.C1361]/([.D1361]-[.D1360])" office:value-type="float" office:value="2602075.49302682" calcext:value-type="float">
            <text:p>2602075.4930268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00512.08978" calcext:value-type="float">
            <text:p>1442700512.08978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1.9578502178192" calcext:value-type="float">
            <text:p>31.9578502178</text:p>
          </table:table-cell>
          <table:table-cell table:formula="of:=[.C1362]/([.D1362]-[.D1361])" office:value-type="float" office:value="374248.740097428" calcext:value-type="float">
            <text:p>374248.74009742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00512.09288" calcext:value-type="float">
            <text:p>1442700512.09288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1.9609463214874" calcext:value-type="float">
            <text:p>31.9609463215</text:p>
          </table:table-cell>
          <table:table-cell table:formula="of:=[.C1363]/([.D1363]-[.D1362])" office:value-type="float" office:value="2614899.52133066" calcext:value-type="float">
            <text:p>2614899.5213306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00512.09597" calcext:value-type="float">
            <text:p>1442700512.09597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1.9640429019928" calcext:value-type="float">
            <text:p>31.964042902</text:p>
          </table:table-cell>
          <table:table-cell table:formula="of:=[.C1364]/([.D1364]-[.D1363])" office:value-type="float" office:value="2614496.85740684" calcext:value-type="float">
            <text:p>2614496.8574068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00512.1175" calcext:value-type="float">
            <text:p>1442700512.1175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1.9855659008026" calcext:value-type="float">
            <text:p>31.9855659008</text:p>
          </table:table-cell>
          <table:table-cell table:formula="of:=[.C1365]/([.D1365]-[.D1364])" office:value-type="float" office:value="376155.761171544" calcext:value-type="float">
            <text:p>376155.76117154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00512.12061" calcext:value-type="float">
            <text:p>1442700512.1206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1.9886834621429" calcext:value-type="float">
            <text:p>31.9886834621</text:p>
          </table:table-cell>
          <table:table-cell table:formula="of:=[.C1366]/([.D1366]-[.D1365])" office:value-type="float" office:value="2596901.5894769" calcext:value-type="float">
            <text:p>2596901.589476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00512.12371" calcext:value-type="float">
            <text:p>1442700512.12371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1.991776227951" calcext:value-type="float">
            <text:p>31.991776228</text:p>
          </table:table-cell>
          <table:table-cell table:formula="of:=[.C1367]/([.D1367]-[.D1366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00512.14534" calcext:value-type="float">
            <text:p>1442700512.14534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2.0134131908417" calcext:value-type="float">
            <text:p>32.0134131908</text:p>
          </table:table-cell>
          <table:table-cell table:formula="of:=[.C1368]/([.D1368]-[.D1367])" office:value-type="float" office:value="374174.510578279" calcext:value-type="float">
            <text:p>374174.51057827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00512.14844" calcext:value-type="float">
            <text:p>1442700512.14844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2.0165069103241" calcext:value-type="float">
            <text:p>32.0165069103</text:p>
          </table:table-cell>
          <table:table-cell table:formula="of:=[.C1369]/([.D1369]-[.D1368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00512.15153" calcext:value-type="float">
            <text:p>1442700512.15153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2.0196011066437" calcext:value-type="float">
            <text:p>32.0196011066</text:p>
          </table:table-cell>
          <table:table-cell table:formula="of:=[.C1370]/([.D1370]-[.D1369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00512.17868" calcext:value-type="float">
            <text:p>1442700512.17868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2.0467545986176" calcext:value-type="float">
            <text:p>32.0467545986</text:p>
          </table:table-cell>
          <table:table-cell table:formula="of:=[.C1371]/([.D1371]-[.D1370])" office:value-type="float" office:value="298156.863499868" calcext:value-type="float">
            <text:p>298156.86349986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00512.18177" calcext:value-type="float">
            <text:p>1442700512.18177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2.0498425960541" calcext:value-type="float">
            <text:p>32.0498425961</text:p>
          </table:table-cell>
          <table:table-cell table:formula="of:=[.C1372]/([.D1372]-[.D1371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00512.19025" calcext:value-type="float">
            <text:p>1442700512.19025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2.0583248138428" calcext:value-type="float">
            <text:p>32.0583248138</text:p>
          </table:table-cell>
          <table:table-cell table:formula="of:=[.C1373]/([.D1373]-[.D1372])" office:value-type="float" office:value="954467.357674902" calcext:value-type="float">
            <text:p>954467.35767490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00512.19335" calcext:value-type="float">
            <text:p>1442700512.19335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2.0614178180695" calcext:value-type="float">
            <text:p>32.0614178181</text:p>
          </table:table-cell>
          <table:table-cell table:formula="of:=[.C1374]/([.D1374]-[.D1373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00512.19643" calcext:value-type="float">
            <text:p>1442700512.19643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2.0645051002502" calcext:value-type="float">
            <text:p>32.0645051003</text:p>
          </table:table-cell>
          <table:table-cell table:formula="of:=[.C1375]/([.D1375]-[.D1374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00512.21796" calcext:value-type="float">
            <text:p>1442700512.21796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2.0860323905945" calcext:value-type="float">
            <text:p>32.0860323906</text:p>
          </table:table-cell>
          <table:table-cell table:formula="of:=[.C1376]/([.D1376]-[.D1375])" office:value-type="float" office:value="376080.77331325" calcext:value-type="float">
            <text:p>376080.7733132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00512.22105" calcext:value-type="float">
            <text:p>1442700512.22105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2.0891201496124" calcext:value-type="float">
            <text:p>32.0891201496</text:p>
          </table:table-cell>
          <table:table-cell table:formula="of:=[.C1377]/([.D1377]-[.D1376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00512.22414" calcext:value-type="float">
            <text:p>1442700512.22414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2.0922129154205" calcext:value-type="float">
            <text:p>32.0922129154</text:p>
          </table:table-cell>
          <table:table-cell table:formula="of:=[.C1378]/([.D1378]-[.D1377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00512.24582" calcext:value-type="float">
            <text:p>1442700512.24582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2.1138870716095" calcext:value-type="float">
            <text:p>32.1138870716</text:p>
          </table:table-cell>
          <table:table-cell table:formula="of:=[.C1379]/([.D1379]-[.D1378])" office:value-type="float" office:value="373532.419413033" calcext:value-type="float">
            <text:p>373532.41941303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00512.24891" calcext:value-type="float">
            <text:p>1442700512.24891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2.1169757843018" calcext:value-type="float">
            <text:p>32.1169757843</text:p>
          </table:table-cell>
          <table:table-cell table:formula="of:=[.C1380]/([.D1380]-[.D1379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00512.252" calcext:value-type="float">
            <text:p>1442700512.252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2.1200730800629" calcext:value-type="float">
            <text:p>32.1200730801</text:p>
          </table:table-cell>
          <table:table-cell table:formula="of:=[.C1381]/([.D1381]-[.D1380])" office:value-type="float" office:value="2613893.09398815" calcext:value-type="float">
            <text:p>2613893.0939881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00512.2792" calcext:value-type="float">
            <text:p>1442700512.2792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2.1472663879395" calcext:value-type="float">
            <text:p>32.1472663879</text:p>
          </table:table-cell>
          <table:table-cell table:formula="of:=[.C1382]/([.D1382]-[.D1381])" office:value-type="float" office:value="297720.308126638" calcext:value-type="float">
            <text:p>297720.30812663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00512.28228" calcext:value-type="float">
            <text:p>1442700512.28228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2.150354385376" calcext:value-type="float">
            <text:p>32.1503543854</text:p>
          </table:table-cell>
          <table:table-cell table:formula="of:=[.C1383]/([.D1383]-[.D1382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00512.28538" calcext:value-type="float">
            <text:p>1442700512.28538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2.1534459590912" calcext:value-type="float">
            <text:p>32.1534459591</text:p>
          </table:table-cell>
          <table:table-cell table:formula="of:=[.C1384]/([.D1384]-[.D1383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00512.30762" calcext:value-type="float">
            <text:p>1442700512.30762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2.1756944656372" calcext:value-type="float">
            <text:p>32.1756944656</text:p>
          </table:table-cell>
          <table:table-cell table:formula="of:=[.C1385]/([.D1385]-[.D1384])" office:value-type="float" office:value="363889.593364553" calcext:value-type="float">
            <text:p>363889.59336455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00512.31072" calcext:value-type="float">
            <text:p>1442700512.31072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2.178795337677" calcext:value-type="float">
            <text:p>32.1787953377</text:p>
          </table:table-cell>
          <table:table-cell table:formula="of:=[.C1386]/([.D1386]-[.D1385])" office:value-type="float" office:value="2610878.45486698" calcext:value-type="float">
            <text:p>2610878.4548669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00512.31382" calcext:value-type="float">
            <text:p>1442700512.31382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2.1818928718567" calcext:value-type="float">
            <text:p>32.1818928719</text:p>
          </table:table-cell>
          <table:table-cell table:formula="of:=[.C1387]/([.D1387]-[.D1386])" office:value-type="float" office:value="2613691.90147783" calcext:value-type="float">
            <text:p>2613691.9014778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00512.33335" calcext:value-type="float">
            <text:p>1442700512.33335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2.2014155387878" calcext:value-type="float">
            <text:p>32.2014155388</text:p>
          </table:table-cell>
          <table:table-cell table:formula="of:=[.C1388]/([.D1388]-[.D1387])" office:value-type="float" office:value="414697.440085975" calcext:value-type="float">
            <text:p>414697.44008597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00512.33643" calcext:value-type="float">
            <text:p>1442700512.3364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2.2045037746429" calcext:value-type="float">
            <text:p>32.2045037746</text:p>
          </table:table-cell>
          <table:table-cell table:formula="of:=[.C1389]/([.D1389]-[.D1388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00512.33952" calcext:value-type="float">
            <text:p>1442700512.33952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2.2075912952423" calcext:value-type="float">
            <text:p>32.2075912952</text:p>
          </table:table-cell>
          <table:table-cell table:formula="of:=[.C1390]/([.D1390]-[.D1389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00512.34616" calcext:value-type="float">
            <text:p>1442700512.34616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2.2142298221588" calcext:value-type="float">
            <text:p>32.2142298222</text:p>
          </table:table-cell>
          <table:table-cell table:formula="of:=[.C1391]/([.D1391]-[.D1390])" office:value-type="float" office:value="1219547.66499066" calcext:value-type="float">
            <text:p>1219547.6649906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00512.37336" calcext:value-type="float">
            <text:p>1442700512.37336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2.2414329051971" calcext:value-type="float">
            <text:p>32.2414329052</text:p>
          </table:table-cell>
          <table:table-cell table:formula="of:=[.C1392]/([.D1392]-[.D1391])" office:value-type="float" office:value="297613.325246718" calcext:value-type="float">
            <text:p>297613.32524671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00512.37645" calcext:value-type="float">
            <text:p>1442700512.37645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2.2445197105408" calcext:value-type="float">
            <text:p>32.2445197105</text:p>
          </table:table-cell>
          <table:table-cell table:formula="of:=[.C1393]/([.D1393]-[.D1392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00512.37953" calcext:value-type="float">
            <text:p>1442700512.37953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2.2476029396057" calcext:value-type="float">
            <text:p>32.2476029396</text:p>
          </table:table-cell>
          <table:table-cell table:formula="of:=[.C1394]/([.D1394]-[.D1393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00512.39757" calcext:value-type="float">
            <text:p>1442700512.39757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2.2656447887421" calcext:value-type="float">
            <text:p>32.2656447887</text:p>
          </table:table-cell>
          <table:table-cell table:formula="of:=[.C1395]/([.D1395]-[.D1394])" office:value-type="float" office:value="448734.491615239" calcext:value-type="float">
            <text:p>448734.49161523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00512.40066" calcext:value-type="float">
            <text:p>1442700512.40066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2.2687344551086" calcext:value-type="float">
            <text:p>32.2687344551</text:p>
          </table:table-cell>
          <table:table-cell table:formula="of:=[.C1396]/([.D1396]-[.D1395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00512.4038" calcext:value-type="float">
            <text:p>1442700512.4038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2.2718706130981" calcext:value-type="float">
            <text:p>32.2718706131</text:p>
          </table:table-cell>
          <table:table-cell table:formula="of:=[.C1397]/([.D1397]-[.D1396])" office:value-type="float" office:value="2581502.59875323" calcext:value-type="float">
            <text:p>2581502.5987532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00512.42337" calcext:value-type="float">
            <text:p>1442700512.42337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2.2914383411407" calcext:value-type="float">
            <text:p>32.2914383411</text:p>
          </table:table-cell>
          <table:table-cell table:formula="of:=[.C1398]/([.D1398]-[.D1397])" office:value-type="float" office:value="413742.463221766" calcext:value-type="float">
            <text:p>413742.46322176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00512.42646" calcext:value-type="float">
            <text:p>1442700512.42646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2.2945325374603" calcext:value-type="float">
            <text:p>32.2945325375</text:p>
          </table:table-cell>
          <table:table-cell table:formula="of:=[.C1399]/([.D1399]-[.D1398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00512.42955" calcext:value-type="float">
            <text:p>1442700512.42955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2.2976212501526" calcext:value-type="float">
            <text:p>32.2976212502</text:p>
          </table:table-cell>
          <table:table-cell table:formula="of:=[.C1400]/([.D1400]-[.D1399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00512.44663" calcext:value-type="float">
            <text:p>1442700512.44663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2.3146984577179" calcext:value-type="float">
            <text:p>32.3146984577</text:p>
          </table:table-cell>
          <table:table-cell table:formula="of:=[.C1401]/([.D1401]-[.D1400])" office:value-type="float" office:value="474082.192245941" calcext:value-type="float">
            <text:p>474082.19224594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00512.44972" calcext:value-type="float">
            <text:p>1442700512.44972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2.3177862167358" calcext:value-type="float">
            <text:p>32.3177862167</text:p>
          </table:table-cell>
          <table:table-cell table:formula="of:=[.C1402]/([.D1402]-[.D1401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00512.47388" calcext:value-type="float">
            <text:p>1442700512.47388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2.341947555542" calcext:value-type="float">
            <text:p>32.3419475555</text:p>
          </table:table-cell>
          <table:table-cell table:formula="of:=[.C1403]/([.D1403]-[.D1402])" office:value-type="float" office:value="335080.769528321" calcext:value-type="float">
            <text:p>335080.76952832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00512.47696" calcext:value-type="float">
            <text:p>1442700512.47696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2.345034122467" calcext:value-type="float">
            <text:p>32.3450341225</text:p>
          </table:table-cell>
          <table:table-cell table:formula="of:=[.C1404]/([.D1404]-[.D1403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00512.48005" calcext:value-type="float">
            <text:p>1442700512.48005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2.3481180667877" calcext:value-type="float">
            <text:p>32.3481180668</text:p>
          </table:table-cell>
          <table:table-cell table:formula="of:=[.C1405]/([.D1405]-[.D1404])" office:value-type="float" office:value="2625209.52330885" calcext:value-type="float">
            <text:p>2625209.5233088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00512.49801" calcext:value-type="float">
            <text:p>1442700512.49801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2.3660778999329" calcext:value-type="float">
            <text:p>32.3660778999</text:p>
          </table:table-cell>
          <table:table-cell table:formula="of:=[.C1406]/([.D1406]-[.D1405])" office:value-type="float" office:value="450783.697964927" calcext:value-type="float">
            <text:p>450783.69796492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00512.5011" calcext:value-type="float">
            <text:p>1442700512.5011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2.3691744804382" calcext:value-type="float">
            <text:p>32.3691744804</text:p>
          </table:table-cell>
          <table:table-cell table:formula="of:=[.C1407]/([.D1407]-[.D1406])" office:value-type="float" office:value="2614496.85740684" calcext:value-type="float">
            <text:p>2614496.8574068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00512.50419" calcext:value-type="float">
            <text:p>1442700512.50419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2.3722622394562" calcext:value-type="float">
            <text:p>32.3722622395</text:p>
          </table:table-cell>
          <table:table-cell table:formula="of:=[.C1408]/([.D1408]-[.D1407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00512.52372" calcext:value-type="float">
            <text:p>1442700512.52372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2.3917875289917" calcext:value-type="float">
            <text:p>32.391787529</text:p>
          </table:table-cell>
          <table:table-cell table:formula="of:=[.C1409]/([.D1409]-[.D1408])" office:value-type="float" office:value="414641.738616521" calcext:value-type="float">
            <text:p>414641.73861652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00512.5268" calcext:value-type="float">
            <text:p>1442700512.5268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2.3948743343353" calcext:value-type="float">
            <text:p>32.3948743343</text:p>
          </table:table-cell>
          <table:table-cell table:formula="of:=[.C1410]/([.D1410]-[.D1409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00512.5299" calcext:value-type="float">
            <text:p>1442700512.5299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2.3979680538177" calcext:value-type="float">
            <text:p>32.3979680538</text:p>
          </table:table-cell>
          <table:table-cell table:formula="of:=[.C1411]/([.D1411]-[.D1410])" office:value-type="float" office:value="2616914.702836" calcext:value-type="float">
            <text:p>2616914.70283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00512.54716" calcext:value-type="float">
            <text:p>1442700512.54716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2.4152307510376" calcext:value-type="float">
            <text:p>32.415230751</text:p>
          </table:table-cell>
          <table:table-cell table:formula="of:=[.C1412]/([.D1412]-[.D1411])" office:value-type="float" office:value="468988.124908501" calcext:value-type="float">
            <text:p>468988.12490850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00512.55025" calcext:value-type="float">
            <text:p>1442700512.55025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2.4183192253113" calcext:value-type="float">
            <text:p>32.4183192253</text:p>
          </table:table-cell>
          <table:table-cell table:formula="of:=[.C1413]/([.D1413]-[.D1412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00512.55334" calcext:value-type="float">
            <text:p>1442700512.55334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2.4214088916779" calcext:value-type="float">
            <text:p>32.4214088917</text:p>
          </table:table-cell>
          <table:table-cell table:formula="of:=[.C1414]/([.D1414]-[.D1413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00512.57433" calcext:value-type="float">
            <text:p>1442700512.57433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2.4423985481262" calcext:value-type="float">
            <text:p>32.4423985481</text:p>
          </table:table-cell>
          <table:table-cell table:formula="of:=[.C1415]/([.D1415]-[.D1414])" office:value-type="float" office:value="385713.792882538" calcext:value-type="float">
            <text:p>385713.79288253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00512.57742" calcext:value-type="float">
            <text:p>1442700512.57742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2.4454891681671" calcext:value-type="float">
            <text:p>32.4454891682</text:p>
          </table:table-cell>
          <table:table-cell table:formula="of:=[.C1416]/([.D1416]-[.D1415])" office:value-type="float" office:value="2619539.08693975" calcext:value-type="float">
            <text:p>2619539.0869397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00512.58051" calcext:value-type="float">
            <text:p>1442700512.58051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2.4485788345337" calcext:value-type="float">
            <text:p>32.4485788345</text:p>
          </table:table-cell>
          <table:table-cell table:formula="of:=[.C1417]/([.D1417]-[.D1416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00512.59842" calcext:value-type="float">
            <text:p>1442700512.59842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2.4664905071259" calcext:value-type="float">
            <text:p>32.4664905071</text:p>
          </table:table-cell>
          <table:table-cell table:formula="of:=[.C1418]/([.D1418]-[.D1417])" office:value-type="float" office:value="451995.756305989" calcext:value-type="float">
            <text:p>451995.75630598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00512.60151" calcext:value-type="float">
            <text:p>1442700512.60151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2.4695844650269" calcext:value-type="float">
            <text:p>32.469584465</text:p>
          </table:table-cell>
          <table:table-cell table:formula="of:=[.C1419]/([.D1419]-[.D1418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00512.6242" calcext:value-type="float">
            <text:p>1442700512.6242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2.492271900177" calcext:value-type="float">
            <text:p>32.4922719002</text:p>
          </table:table-cell>
          <table:table-cell table:formula="of:=[.C1420]/([.D1420]-[.D1419])" office:value-type="float" office:value="356849.504865592" calcext:value-type="float">
            <text:p>356849.50486559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00512.62729" calcext:value-type="float">
            <text:p>1442700512.62729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2.495358467102" calcext:value-type="float">
            <text:p>32.4953584671</text:p>
          </table:table-cell>
          <table:table-cell table:formula="of:=[.C1421]/([.D1421]-[.D1420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00512.63038" calcext:value-type="float">
            <text:p>1442700512.63038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2.4984471797943" calcext:value-type="float">
            <text:p>32.4984471798</text:p>
          </table:table-cell>
          <table:table-cell table:formula="of:=[.C1422]/([.D1422]-[.D1421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00512.65492" calcext:value-type="float">
            <text:p>1442700512.65492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2.5229914188385" calcext:value-type="float">
            <text:p>32.5229914188</text:p>
          </table:table-cell>
          <table:table-cell table:formula="of:=[.C1423]/([.D1423]-[.D1422])" office:value-type="float" office:value="329853.371515163" calcext:value-type="float">
            <text:p>329853.37151516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00512.65799" calcext:value-type="float">
            <text:p>1442700512.65799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2.5260653495789" calcext:value-type="float">
            <text:p>32.5260653496</text:p>
          </table:table-cell>
          <table:table-cell table:formula="of:=[.C1424]/([.D1424]-[.D1423])" office:value-type="float" office:value="2633761.35763593" calcext:value-type="float">
            <text:p>2633761.3576359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00512.66108" calcext:value-type="float">
            <text:p>1442700512.66108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2.5291543006897" calcext:value-type="float">
            <text:p>32.5291543007</text:p>
          </table:table-cell>
          <table:table-cell table:formula="of:=[.C1425]/([.D1425]-[.D1424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00512.68082" calcext:value-type="float">
            <text:p>1442700512.68082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2.5488877296448" calcext:value-type="float">
            <text:p>32.5488877296</text:p>
          </table:table-cell>
          <table:table-cell table:formula="of:=[.C1426]/([.D1426]-[.D1425])" office:value-type="float" office:value="410268.28223468" calcext:value-type="float">
            <text:p>410268.2822346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00512.68391" calcext:value-type="float">
            <text:p>1442700512.68391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2.5519797801971" calcext:value-type="float">
            <text:p>32.5519797802</text:p>
          </table:table-cell>
          <table:table-cell table:formula="of:=[.C1427]/([.D1427]-[.D1426])" office:value-type="float" office:value="2618327.17896522" calcext:value-type="float">
            <text:p>2618327.1789652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00512.68698" calcext:value-type="float">
            <text:p>1442700512.68698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2.555052280426" calcext:value-type="float">
            <text:p>32.5550522804</text:p>
          </table:table-cell>
          <table:table-cell table:formula="of:=[.C1428]/([.D1428]-[.D1427])" office:value-type="float" office:value="2634987.59866532" calcext:value-type="float">
            <text:p>2634987.5986653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00512.70644" calcext:value-type="float">
            <text:p>1442700512.70644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2.5745136737823" calcext:value-type="float">
            <text:p>32.5745136738</text:p>
          </table:table-cell>
          <table:table-cell table:formula="of:=[.C1429]/([.D1429]-[.D1428])" office:value-type="float" office:value="416003.101718794" calcext:value-type="float">
            <text:p>416003.10171879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00512.70953" calcext:value-type="float">
            <text:p>1442700512.70953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2.5776019096374" calcext:value-type="float">
            <text:p>32.5776019096</text:p>
          </table:table-cell>
          <table:table-cell table:formula="of:=[.C1430]/([.D1430]-[.D1429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00512.71262" calcext:value-type="float">
            <text:p>1442700512.71262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2.5806877613068" calcext:value-type="float">
            <text:p>32.5806877613</text:p>
          </table:table-cell>
          <table:table-cell table:formula="of:=[.C1431]/([.D1431]-[.D1430])" office:value-type="float" office:value="2623586.89515568" calcext:value-type="float">
            <text:p>2623586.8951556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00512.73217" calcext:value-type="float">
            <text:p>1442700512.73217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2.6002402305603" calcext:value-type="float">
            <text:p>32.6002402306</text:p>
          </table:table-cell>
          <table:table-cell table:formula="of:=[.C1432]/([.D1432]-[.D1431])" office:value-type="float" office:value="414065.348730017" calcext:value-type="float">
            <text:p>414065.34873001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00512.73526" calcext:value-type="float">
            <text:p>1442700512.73526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2.6033334732056" calcext:value-type="float">
            <text:p>32.6033334732</text:p>
          </table:table-cell>
          <table:table-cell table:formula="of:=[.C1433]/([.D1433]-[.D1432])" office:value-type="float" office:value="2617318.11191614" calcext:value-type="float">
            <text:p>2617318.1119161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00512.73841" calcext:value-type="float">
            <text:p>1442700512.73841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2.6064848899841" calcext:value-type="float">
            <text:p>32.60648489</text:p>
          </table:table-cell>
          <table:table-cell table:formula="of:=[.C1434]/([.D1434]-[.D1433])" office:value-type="float" office:value="2569003.26706007" calcext:value-type="float">
            <text:p>2569003.2670600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00512.75539" calcext:value-type="float">
            <text:p>1442700512.75539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2.6234586238861" calcext:value-type="float">
            <text:p>32.6234586239</text:p>
          </table:table-cell>
          <table:table-cell table:formula="of:=[.C1435]/([.D1435]-[.D1434])" office:value-type="float" office:value="476972.24704676" calcext:value-type="float">
            <text:p>476972.2470467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00512.75848" calcext:value-type="float">
            <text:p>1442700512.75848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2.6265459060669" calcext:value-type="float">
            <text:p>32.6265459061</text:p>
          </table:table-cell>
          <table:table-cell table:formula="of:=[.C1436]/([.D1436]-[.D1435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00512.76156" calcext:value-type="float">
            <text:p>1442700512.76156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2.629634141922" calcext:value-type="float">
            <text:p>32.6296341419</text:p>
          </table:table-cell>
          <table:table-cell table:formula="of:=[.C1437]/([.D1437]-[.D1436])" office:value-type="float" office:value="2621561.42854937" calcext:value-type="float">
            <text:p>2621561.4285493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00512.78359" calcext:value-type="float">
            <text:p>1442700512.78359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2.6516573429108" calcext:value-type="float">
            <text:p>32.6516573429</text:p>
          </table:table-cell>
          <table:table-cell table:formula="of:=[.C1438]/([.D1438]-[.D1437])" office:value-type="float" office:value="367612.319577361" calcext:value-type="float">
            <text:p>367612.31957736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00512.78668" calcext:value-type="float">
            <text:p>1442700512.78668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2.6547486782074" calcext:value-type="float">
            <text:p>32.6547486782</text:p>
          </table:table-cell>
          <table:table-cell table:formula="of:=[.C1439]/([.D1439]-[.D1438])" office:value-type="float" office:value="2618932.99275027" calcext:value-type="float">
            <text:p>2618932.9927502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00512.80954" calcext:value-type="float">
            <text:p>1442700512.80954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2.6776061058044" calcext:value-type="float">
            <text:p>32.6776061058</text:p>
          </table:table-cell>
          <table:table-cell table:formula="of:=[.C1440]/([.D1440]-[.D1439])" office:value-type="float" office:value="354195.587654244" calcext:value-type="float">
            <text:p>354195.58765424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00512.81263" calcext:value-type="float">
            <text:p>1442700512.81263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2.6807007789612" calcext:value-type="float">
            <text:p>32.680700779</text:p>
          </table:table-cell>
          <table:table-cell table:formula="of:=[.C1441]/([.D1441]-[.D1440])" office:value-type="float" office:value="2616108.25762712" calcext:value-type="float">
            <text:p>2616108.2576271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00512.81571" calcext:value-type="float">
            <text:p>1442700512.81571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2.683776140213" calcext:value-type="float">
            <text:p>32.6837761402</text:p>
          </table:table-cell>
          <table:table-cell table:formula="of:=[.C1442]/([.D1442]-[.D1441])" office:value-type="float" office:value="2632536.25738429" calcext:value-type="float">
            <text:p>2632536.2573842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00512.83528" calcext:value-type="float">
            <text:p>1442700512.83528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2.70334815979" calcext:value-type="float">
            <text:p>32.7033481598</text:p>
          </table:table-cell>
          <table:table-cell table:formula="of:=[.C1443]/([.D1443]-[.D1442])" office:value-type="float" office:value="413651.742383453" calcext:value-type="float">
            <text:p>413651.74238345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00512.83837" calcext:value-type="float">
            <text:p>1442700512.83837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2.7064394950867" calcext:value-type="float">
            <text:p>32.7064394951</text:p>
          </table:table-cell>
          <table:table-cell table:formula="of:=[.C1444]/([.D1444]-[.D1443])" office:value-type="float" office:value="2618932.99275027" calcext:value-type="float">
            <text:p>2618932.9927502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00512.84146" calcext:value-type="float">
            <text:p>1442700512.84146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2.7095267772675" calcext:value-type="float">
            <text:p>32.7095267773</text:p>
          </table:table-cell>
          <table:table-cell table:formula="of:=[.C1445]/([.D1445]-[.D1444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00512.86099" calcext:value-type="float">
            <text:p>1442700512.86099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2.7290604114532" calcext:value-type="float">
            <text:p>32.7290604115</text:p>
          </table:table-cell>
          <table:table-cell table:formula="of:=[.C1446]/([.D1446]-[.D1445])" office:value-type="float" office:value="414464.606176004" calcext:value-type="float">
            <text:p>414464.60617600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00512.86409" calcext:value-type="float">
            <text:p>1442700512.86409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2.7321598529816" calcext:value-type="float">
            <text:p>32.732159853</text:p>
          </table:table-cell>
          <table:table-cell table:formula="of:=[.C1447]/([.D1447]-[.D1446])" office:value-type="float" office:value="2612083.47569231" calcext:value-type="float">
            <text:p>2612083.4756923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00512.86718" calcext:value-type="float">
            <text:p>1442700512.86718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2.7352485656738" calcext:value-type="float">
            <text:p>32.7352485657</text:p>
          </table:table-cell>
          <table:table-cell table:formula="of:=[.C1448]/([.D1448]-[.D1447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00512.91018" calcext:value-type="float">
            <text:p>1442700512.91018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2.778247833252" calcext:value-type="float">
            <text:p>32.7782478333</text:p>
          </table:table-cell>
          <table:table-cell table:formula="of:=[.C1449]/([.D1449]-[.D1448])" office:value-type="float" office:value="188282.276792051" calcext:value-type="float">
            <text:p>188282.27679205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00512.91327" calcext:value-type="float">
            <text:p>1442700512.91327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2.7813382148743" calcext:value-type="float">
            <text:p>32.7813382149</text:p>
          </table:table-cell>
          <table:table-cell table:formula="of:=[.C1450]/([.D1450]-[.D1449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00512.91636" calcext:value-type="float">
            <text:p>1442700512.91636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2.7844274044037" calcext:value-type="float">
            <text:p>32.7844274044</text:p>
          </table:table-cell>
          <table:table-cell table:formula="of:=[.C1451]/([.D1451]-[.D1450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00512.93587" calcext:value-type="float">
            <text:p>1442700512.93587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2.8039376735687" calcext:value-type="float">
            <text:p>32.8039376736</text:p>
          </table:table-cell>
          <table:table-cell table:formula="of:=[.C1452]/([.D1452]-[.D1451])" office:value-type="float" office:value="414960.958842507" calcext:value-type="float">
            <text:p>414960.95884250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00512.93895" calcext:value-type="float">
            <text:p>1442700512.93895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2.8070199489593" calcext:value-type="float">
            <text:p>32.807019949</text:p>
          </table:table-cell>
          <table:table-cell table:formula="of:=[.C1453]/([.D1453]-[.D1452])" office:value-type="float" office:value="2626630.97029703" calcext:value-type="float">
            <text:p>2626630.9702970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00512.94204" calcext:value-type="float">
            <text:p>1442700512.94204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2.8101115226746" calcext:value-type="float">
            <text:p>32.8101115227</text:p>
          </table:table-cell>
          <table:table-cell table:formula="of:=[.C1454]/([.D1454]-[.D1453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00512.94513" calcext:value-type="float">
            <text:p>1442700512.94513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2.8131954669952" calcext:value-type="float">
            <text:p>32.813195467</text:p>
          </table:table-cell>
          <table:table-cell table:formula="of:=[.C1455]/([.D1455]-[.D1454])" office:value-type="float" office:value="2625209.52330885" calcext:value-type="float">
            <text:p>2625209.5233088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00512.96147" calcext:value-type="float">
            <text:p>1442700512.96147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2.8295357227325" calcext:value-type="float">
            <text:p>32.8295357227</text:p>
          </table:table-cell>
          <table:table-cell table:formula="of:=[.C1456]/([.D1456]-[.D1455])" office:value-type="float" office:value="495463.481732228" calcext:value-type="float">
            <text:p>495463.48173222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00512.96455" calcext:value-type="float">
            <text:p>1442700512.96455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2.832615852356" calcext:value-type="float">
            <text:p>32.8326158524</text:p>
          </table:table-cell>
          <table:table-cell table:formula="of:=[.C1457]/([.D1457]-[.D1456])" office:value-type="float" office:value="2628460.8084217" calcext:value-type="float">
            <text:p>2628460.808421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00512.96766" calcext:value-type="float">
            <text:p>1442700512.96766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2.8357267379761" calcext:value-type="float">
            <text:p>32.835726738</text:p>
          </table:table-cell>
          <table:table-cell table:formula="of:=[.C1458]/([.D1458]-[.D1457])" office:value-type="float" office:value="2602474.33966891" calcext:value-type="float">
            <text:p>2602474.3396689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00513.01082" calcext:value-type="float">
            <text:p>1442700513.01082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2.8788893222809" calcext:value-type="float">
            <text:p>32.8788893223</text:p>
          </table:table-cell>
          <table:table-cell table:formula="of:=[.C1459]/([.D1459]-[.D1458])" office:value-type="float" office:value="187569.862425913" calcext:value-type="float">
            <text:p>187569.86242591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00513.01366" calcext:value-type="float">
            <text:p>1442700513.01366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2.8817303180695" calcext:value-type="float">
            <text:p>32.8817303181</text:p>
          </table:table-cell>
          <table:table-cell table:formula="of:=[.C1460]/([.D1460]-[.D1459])" office:value-type="float" office:value="2849705.03390399" calcext:value-type="float">
            <text:p>2849705.0339039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00513.0165" calcext:value-type="float">
            <text:p>1442700513.0165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2.8845679759979" calcext:value-type="float">
            <text:p>32.884567976</text:p>
          </table:table-cell>
          <table:table-cell table:formula="of:=[.C1461]/([.D1461]-[.D1460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00513.01931" calcext:value-type="float">
            <text:p>1442700513.01931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2.8873820304871" calcext:value-type="float">
            <text:p>32.8873820305</text:p>
          </table:table-cell>
          <table:table-cell table:formula="of:=[.C1462]/([.D1462]-[.D1461])" office:value-type="float" office:value="2876987.64585275" calcext:value-type="float">
            <text:p>2876987.6458527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00513.02214" calcext:value-type="float">
            <text:p>1442700513.02214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2.890212059021" calcext:value-type="float">
            <text:p>32.890212059</text:p>
          </table:table-cell>
          <table:table-cell table:formula="of:=[.C1463]/([.D1463]-[.D1462])" office:value-type="float" office:value="2860748.54119629" calcext:value-type="float">
            <text:p>2860748.5411962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00513.02497" calcext:value-type="float">
            <text:p>1442700513.02497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2.8930385112762" calcext:value-type="float">
            <text:p>32.8930385113</text:p>
          </table:table-cell>
          <table:table-cell table:formula="of:=[.C1464]/([.D1464]-[.D1463])" office:value-type="float" office:value="2864368.214593" calcext:value-type="float">
            <text:p>2864368.21459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00513.03628" calcext:value-type="float">
            <text:p>1442700513.03628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2.9043529033661" calcext:value-type="float">
            <text:p>32.9043529034</text:p>
          </table:table-cell>
          <table:table-cell table:formula="of:=[.C1465]/([.D1465]-[.D1464])" office:value-type="float" office:value="715548.828051248" calcext:value-type="float">
            <text:p>715548.82805124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00513.0391" calcext:value-type="float">
            <text:p>1442700513.0391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2.9071664810181" calcext:value-type="float">
            <text:p>32.907166481</text:p>
          </table:table-cell>
          <table:table-cell table:formula="of:=[.C1466]/([.D1466]-[.D1465])" office:value-type="float" office:value="2877475.22955682" calcext:value-type="float">
            <text:p>2877475.2295568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00513.04193" calcext:value-type="float">
            <text:p>1442700513.04193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2.910003900528" calcext:value-type="float">
            <text:p>32.9100039005</text:p>
          </table:table-cell>
          <table:table-cell table:formula="of:=[.C1467]/([.D1467]-[.D1466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00513.06201" calcext:value-type="float">
            <text:p>1442700513.06201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2.9300847053528" calcext:value-type="float">
            <text:p>32.9300847054</text:p>
          </table:table-cell>
          <table:table-cell table:formula="of:=[.C1468]/([.D1468]-[.D1467])" office:value-type="float" office:value="403171.091528644" calcext:value-type="float">
            <text:p>403171.09152864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00513.06485" calcext:value-type="float">
            <text:p>1442700513.06485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2.9329221248627" calcext:value-type="float">
            <text:p>32.9329221249</text:p>
          </table:table-cell>
          <table:table-cell table:formula="of:=[.C1469]/([.D1469]-[.D1468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00513.1119" calcext:value-type="float">
            <text:p>1442700513.1119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2.9799711704254" calcext:value-type="float">
            <text:p>32.9799711704</text:p>
          </table:table-cell>
          <table:table-cell table:formula="of:=[.C1470]/([.D1470]-[.D1469])" office:value-type="float" office:value="172075.754208515" calcext:value-type="float">
            <text:p>172075.75420851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00513.11471" calcext:value-type="float">
            <text:p>1442700513.11471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2.9827780723572" calcext:value-type="float">
            <text:p>32.9827780724</text:p>
          </table:table-cell>
          <table:table-cell table:formula="of:=[.C1471]/([.D1471]-[.D1470])" office:value-type="float" office:value="2884318.7958889" calcext:value-type="float">
            <text:p>2884318.795888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00513.11752" calcext:value-type="float">
            <text:p>1442700513.11752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2.9855897426605" calcext:value-type="float">
            <text:p>32.9855897427</text:p>
          </table:table-cell>
          <table:table-cell table:formula="of:=[.C1472]/([.D1472]-[.D1471])" office:value-type="float" office:value="2879427.21818028" calcext:value-type="float">
            <text:p>2879427.2181802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00513.12035" calcext:value-type="float">
            <text:p>1442700513.12035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2.9884216785431" calcext:value-type="float">
            <text:p>32.9884216785</text:p>
          </table:table-cell>
          <table:table-cell table:formula="of:=[.C1473]/([.D1473]-[.D1472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00513.12318" calcext:value-type="float">
            <text:p>1442700513.12318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2.9912540912628" calcext:value-type="float">
            <text:p>32.9912540913</text:p>
          </table:table-cell>
          <table:table-cell table:formula="of:=[.C1474]/([.D1474]-[.D1473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00513.12599" calcext:value-type="float">
            <text:p>1442700513.12599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2.9940624237061" calcext:value-type="float">
            <text:p>32.9940624237</text:p>
          </table:table-cell>
          <table:table-cell table:formula="of:=[.C1475]/([.D1475]-[.D1474])" office:value-type="float" office:value="2882849.57840224" calcext:value-type="float">
            <text:p>2882849.5784022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00513.13681" calcext:value-type="float">
            <text:p>1442700513.13681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3.0048816204071" calcext:value-type="float">
            <text:p>33.0048816204</text:p>
          </table:table-cell>
          <table:table-cell table:formula="of:=[.C1476]/([.D1476]-[.D1475])" office:value-type="float" office:value="748299.547896604" calcext:value-type="float">
            <text:p>748299.54789660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00513.13964" calcext:value-type="float">
            <text:p>1442700513.13964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3.0077133178711" calcext:value-type="float">
            <text:p>33.0077133179</text:p>
          </table:table-cell>
          <table:table-cell table:formula="of:=[.C1477]/([.D1477]-[.D1476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00513.14247" calcext:value-type="float">
            <text:p>1442700513.14247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3.010541677475" calcext:value-type="float">
            <text:p>33.0105416775</text:p>
          </table:table-cell>
          <table:table-cell table:formula="of:=[.C1478]/([.D1478]-[.D1477])" office:value-type="float" office:value="2862436.58298913" calcext:value-type="float">
            <text:p>2862436.5829891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00513.16259" calcext:value-type="float">
            <text:p>1442700513.16259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3.0306565761566" calcext:value-type="float">
            <text:p>33.0306565762</text:p>
          </table:table-cell>
          <table:table-cell table:formula="of:=[.C1479]/([.D1479]-[.D1478])" office:value-type="float" office:value="402487.734496492" calcext:value-type="float">
            <text:p>402487.73449649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00513.16539" calcext:value-type="float">
            <text:p>1442700513.16539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3.0334615707397" calcext:value-type="float">
            <text:p>33.0334615707</text:p>
          </table:table-cell>
          <table:table-cell table:formula="of:=[.C1480]/([.D1480]-[.D1479])" office:value-type="float" office:value="2886280.08363791" calcext:value-type="float">
            <text:p>2886280.0836379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00513.16822" calcext:value-type="float">
            <text:p>1442700513.16822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3.0362920761108" calcext:value-type="float">
            <text:p>33.0362920761</text:p>
          </table:table-cell>
          <table:table-cell table:formula="of:=[.C1481]/([.D1481]-[.D1480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00513.21232" calcext:value-type="float">
            <text:p>1442700513.21232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3.0803871154785" calcext:value-type="float">
            <text:p>33.0803871155</text:p>
          </table:table-cell>
          <table:table-cell table:formula="of:=[.C1482]/([.D1482]-[.D1481])" office:value-type="float" office:value="183603.419252979" calcext:value-type="float">
            <text:p>183603.41925297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00513.21515" calcext:value-type="float">
            <text:p>1442700513.21515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3.0832176208496" calcext:value-type="float">
            <text:p>33.0832176208</text:p>
          </table:table-cell>
          <table:table-cell table:formula="of:=[.C1483]/([.D1483]-[.D1482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00513.21798" calcext:value-type="float">
            <text:p>1442700513.21798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3.0860466957092" calcext:value-type="float">
            <text:p>33.0860466957</text:p>
          </table:table-cell>
          <table:table-cell table:formula="of:=[.C1484]/([.D1484]-[.D1483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00513.22081" calcext:value-type="float">
            <text:p>1442700513.22081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3.0888774394989" calcext:value-type="float">
            <text:p>33.0888774395</text:p>
          </table:table-cell>
          <table:table-cell table:formula="of:=[.C1485]/([.D1485]-[.D1484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00513.22364" calcext:value-type="float">
            <text:p>1442700513.22364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3.0917136669159" calcext:value-type="float">
            <text:p>33.0917136669</text:p>
          </table:table-cell>
          <table:table-cell table:formula="of:=[.C1486]/([.D1486]-[.D1485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00513.23728" calcext:value-type="float">
            <text:p>1442700513.23728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3.1053464412689" calcext:value-type="float">
            <text:p>33.1053464413</text:p>
          </table:table-cell>
          <table:table-cell table:formula="of:=[.C1487]/([.D1487]-[.D1486])" office:value-type="float" office:value="593862.979783141" calcext:value-type="float">
            <text:p>593862.97978314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00513.24008" calcext:value-type="float">
            <text:p>1442700513.24008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3.108151435852" calcext:value-type="float">
            <text:p>33.1081514359</text:p>
          </table:table-cell>
          <table:table-cell table:formula="of:=[.C1488]/([.D1488]-[.D1487])" office:value-type="float" office:value="2886280.08363791" calcext:value-type="float">
            <text:p>2886280.0836379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00513.24291" calcext:value-type="float">
            <text:p>1442700513.24291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3.1109833717346" calcext:value-type="float">
            <text:p>33.1109833717</text:p>
          </table:table-cell>
          <table:table-cell table:formula="of:=[.C1489]/([.D1489]-[.D1488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00513.26302" calcext:value-type="float">
            <text:p>1442700513.26302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3.1310918331146" calcext:value-type="float">
            <text:p>33.1310918331</text:p>
          </table:table-cell>
          <table:table-cell table:formula="of:=[.C1490]/([.D1490]-[.D1489])" office:value-type="float" office:value="402616.582492501" calcext:value-type="float">
            <text:p>402616.58249250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00513.26586" calcext:value-type="float">
            <text:p>1442700513.26586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3.1339287757874" calcext:value-type="float">
            <text:p>33.1339287758</text:p>
          </table:table-cell>
          <table:table-cell table:formula="of:=[.C1491]/([.D1491]-[.D1490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00513.26869" calcext:value-type="float">
            <text:p>1442700513.26869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3.1367614269257" calcext:value-type="float">
            <text:p>33.1367614269</text:p>
          </table:table-cell>
          <table:table-cell table:formula="of:=[.C1492]/([.D1492]-[.D1491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00513.31293" calcext:value-type="float">
            <text:p>1442700513.31293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3.1810033321381" calcext:value-type="float">
            <text:p>33.1810033321</text:p>
          </table:table-cell>
          <table:table-cell table:formula="of:=[.C1493]/([.D1493]-[.D1492])" office:value-type="float" office:value="182993.92761527" calcext:value-type="float">
            <text:p>182993.9276152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00513.31576" calcext:value-type="float">
            <text:p>1442700513.31576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3.1838326454163" calcext:value-type="float">
            <text:p>33.1838326454</text:p>
          </table:table-cell>
          <table:table-cell table:formula="of:=[.C1494]/([.D1494]-[.D1493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00513.31859" calcext:value-type="float">
            <text:p>1442700513.31859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3.1866612434387" calcext:value-type="float">
            <text:p>33.1866612434</text:p>
          </table:table-cell>
          <table:table-cell table:formula="of:=[.C1495]/([.D1495]-[.D1494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00513.32142" calcext:value-type="float">
            <text:p>1442700513.32142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3.1894905567169" calcext:value-type="float">
            <text:p>33.1894905567</text:p>
          </table:table-cell>
          <table:table-cell table:formula="of:=[.C1496]/([.D1496]-[.D1495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00513.32424" calcext:value-type="float">
            <text:p>1442700513.32424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3.1923139095306" calcext:value-type="float">
            <text:p>33.1923139095</text:p>
          </table:table-cell>
          <table:table-cell table:formula="of:=[.C1497]/([.D1497]-[.D1496])" office:value-type="float" office:value="2867512.68231718" calcext:value-type="float">
            <text:p>2867512.6823171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00513.32706" calcext:value-type="float">
            <text:p>1442700513.32706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3.1951351165771" calcext:value-type="float">
            <text:p>33.1951351166</text:p>
          </table:table-cell>
          <table:table-cell table:formula="of:=[.C1498]/([.D1498]-[.D1497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00513.33784" calcext:value-type="float">
            <text:p>1442700513.33784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3.2059063911438" calcext:value-type="float">
            <text:p>33.2059063911</text:p>
          </table:table-cell>
          <table:table-cell table:formula="of:=[.C1499]/([.D1499]-[.D1498])" office:value-type="float" office:value="751628.783567223" calcext:value-type="float">
            <text:p>751628.78356722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00513.34068" calcext:value-type="float">
            <text:p>1442700513.34068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3.2087454795837" calcext:value-type="float">
            <text:p>33.2087454796</text:p>
          </table:table-cell>
          <table:table-cell table:formula="of:=[.C1500]/([.D1500]-[.D1499])" office:value-type="float" office:value="2851619.51494793" calcext:value-type="float">
            <text:p>2851619.5149479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00513.34351" calcext:value-type="float">
            <text:p>1442700513.34351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3.211582660675" calcext:value-type="float">
            <text:p>33.2115826607</text:p>
          </table:table-cell>
          <table:table-cell table:formula="of:=[.C1501]/([.D1501]-[.D1500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00513.36351" calcext:value-type="float">
            <text:p>1442700513.36351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3.2315831184387" calcext:value-type="float">
            <text:p>33.2315831184</text:p>
          </table:table-cell>
          <table:table-cell table:formula="of:=[.C1502]/([.D1502]-[.D1501])" office:value-type="float" office:value="404790.735075339" calcext:value-type="float">
            <text:p>404790.73507533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00513.36633" calcext:value-type="float">
            <text:p>1442700513.36633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3.2344024181366" calcext:value-type="float">
            <text:p>33.2344024181</text:p>
          </table:table-cell>
          <table:table-cell table:formula="of:=[.C1503]/([.D1503]-[.D1502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00513.36917" calcext:value-type="float">
            <text:p>1442700513.36917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3.2372360229492" calcext:value-type="float">
            <text:p>33.2372360229</text:p>
          </table:table-cell>
          <table:table-cell table:formula="of:=[.C1504]/([.D1504]-[.D1503])" office:value-type="float" office:value="2857138.00454354" calcext:value-type="float">
            <text:p>2857138.0045435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00513.41335" calcext:value-type="float">
            <text:p>1442700513.41335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3.2814245223999" calcext:value-type="float">
            <text:p>33.2814245224</text:p>
          </table:table-cell>
          <table:table-cell table:formula="of:=[.C1505]/([.D1505]-[.D1504])" office:value-type="float" office:value="183215.09217654" calcext:value-type="float">
            <text:p>183215.0921765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00513.4162" calcext:value-type="float">
            <text:p>1442700513.4162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3.2842702865601" calcext:value-type="float">
            <text:p>33.2842702866</text:p>
          </table:table-cell>
          <table:table-cell table:formula="of:=[.C1506]/([.D1506]-[.D1505])" office:value-type="float" office:value="2844930.05898123" calcext:value-type="float">
            <text:p>2844930.0589812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00513.41904" calcext:value-type="float">
            <text:p>1442700513.41904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3.2871134281158" calcext:value-type="float">
            <text:p>33.2871134281</text:p>
          </table:table-cell>
          <table:table-cell table:formula="of:=[.C1507]/([.D1507]-[.D1506])" office:value-type="float" office:value="2847554.31312369" calcext:value-type="float">
            <text:p>2847554.3131236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00513.42187" calcext:value-type="float">
            <text:p>1442700513.42187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3.2899439334869" calcext:value-type="float">
            <text:p>33.2899439335</text:p>
          </table:table-cell>
          <table:table-cell table:formula="of:=[.C1508]/([.D1508]-[.D1507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00513.4247" calcext:value-type="float">
            <text:p>1442700513.4247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3.2927746772766" calcext:value-type="float">
            <text:p>33.2927746773</text:p>
          </table:table-cell>
          <table:table-cell table:formula="of:=[.C1509]/([.D1509]-[.D1508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00513.43831" calcext:value-type="float">
            <text:p>1442700513.43831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3.3063795566559" calcext:value-type="float">
            <text:p>33.3063795567</text:p>
          </table:table-cell>
          <table:table-cell table:formula="of:=[.C1510]/([.D1510]-[.D1509])" office:value-type="float" office:value="595080.615880693" calcext:value-type="float">
            <text:p>595080.61588069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00513.44115" calcext:value-type="float">
            <text:p>1442700513.44115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3.3092155456543" calcext:value-type="float">
            <text:p>33.3092155457</text:p>
          </table:table-cell>
          <table:table-cell table:formula="of:=[.C1511]/([.D1511]-[.D1510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00513.44398" calcext:value-type="float">
            <text:p>1442700513.44398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3.312047958374" calcext:value-type="float">
            <text:p>33.3120479584</text:p>
          </table:table-cell>
          <table:table-cell table:formula="of:=[.C1512]/([.D1512]-[.D1511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00513.46403" calcext:value-type="float">
            <text:p>1442700513.46403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3.3321034908295" calcext:value-type="float">
            <text:p>33.3321034908</text:p>
          </table:table-cell>
          <table:table-cell table:formula="of:=[.C1513]/([.D1513]-[.D1512])" office:value-type="float" office:value="403679.135320201" calcext:value-type="float">
            <text:p>403679.13532020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00513.46687" calcext:value-type="float">
            <text:p>1442700513.46687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3.3349363803863" calcext:value-type="float">
            <text:p>33.3349363804</text:p>
          </table:table-cell>
          <table:table-cell table:formula="of:=[.C1514]/([.D1514]-[.D1513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00513.46969" calcext:value-type="float">
            <text:p>1442700513.46969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3.3377573490143" calcext:value-type="float">
            <text:p>33.337757349</text:p>
          </table:table-cell>
          <table:table-cell table:formula="of:=[.C1515]/([.D1515]-[.D1514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00513.51394" calcext:value-type="float">
            <text:p>1442700513.51394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3.3820130825043" calcext:value-type="float">
            <text:p>33.3820130825</text:p>
          </table:table-cell>
          <table:table-cell table:formula="of:=[.C1516]/([.D1516]-[.D1515])" office:value-type="float" office:value="182936.748790553" calcext:value-type="float">
            <text:p>182936.74879055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00513.51678" calcext:value-type="float">
            <text:p>1442700513.51678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3.3848464488983" calcext:value-type="float">
            <text:p>33.3848464489</text:p>
          </table:table-cell>
          <table:table-cell table:formula="of:=[.C1517]/([.D1517]-[.D1516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00513.51961" calcext:value-type="float">
            <text:p>1442700513.51961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3.3876767158508" calcext:value-type="float">
            <text:p>33.3876767159</text:p>
          </table:table-cell>
          <table:table-cell table:formula="of:=[.C1518]/([.D1518]-[.D1517])" office:value-type="float" office:value="2860507.55488164" calcext:value-type="float">
            <text:p>2860507.55488164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00513.52244" calcext:value-type="float">
            <text:p>1442700513.52244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3.3905062675476" calcext:value-type="float">
            <text:p>33.3905062675</text:p>
          </table:table-cell>
          <table:table-cell table:formula="of:=[.C1519]/([.D1519]-[.D1518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00513.52527" calcext:value-type="float">
            <text:p>1442700513.52527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3.3933429718018" calcext:value-type="float">
            <text:p>33.3933429718</text:p>
          </table:table-cell>
          <table:table-cell table:formula="of:=[.C1520]/([.D1520]-[.D1519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00513.52825" calcext:value-type="float">
            <text:p>1442700513.52825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3.3963181972504" calcext:value-type="float">
            <text:p>33.3963181973</text:p>
          </table:table-cell>
          <table:table-cell table:formula="of:=[.C1521]/([.D1521]-[.D1520])" office:value-type="float" office:value="2721138.32710954" calcext:value-type="float">
            <text:p>2721138.3271095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00513.53112" calcext:value-type="float">
            <text:p>1442700513.53112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3.3991928100586" calcext:value-type="float">
            <text:p>33.3991928101</text:p>
          </table:table-cell>
          <table:table-cell table:formula="of:=[.C1522]/([.D1522]-[.D1521])" office:value-type="float" office:value="2816379.29700589" calcext:value-type="float">
            <text:p>2816379.2970058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00513.53899" calcext:value-type="float">
            <text:p>1442700513.53899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3.4070632457733" calcext:value-type="float">
            <text:p>33.4070632458</text:p>
          </table:table-cell>
          <table:table-cell table:formula="of:=[.C1523]/([.D1523]-[.D1522])" office:value-type="float" office:value="1028659.69476841" calcext:value-type="float">
            <text:p>1028659.6947684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00513.54183" calcext:value-type="float">
            <text:p>1442700513.54183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3.4098994731903" calcext:value-type="float">
            <text:p>33.4098994732</text:p>
          </table:table-cell>
          <table:table-cell table:formula="of:=[.C1524]/([.D1524]-[.D1523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00513.54466" calcext:value-type="float">
            <text:p>1442700513.54466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3.4127326011658" calcext:value-type="float">
            <text:p>33.4127326012</text:p>
          </table:table-cell>
          <table:table-cell table:formula="of:=[.C1525]/([.D1525]-[.D1524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00513.56456" calcext:value-type="float">
            <text:p>1442700513.56456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3.4326314926147" calcext:value-type="float">
            <text:p>33.4326314926</text:p>
          </table:table-cell>
          <table:table-cell table:formula="of:=[.C1526]/([.D1526]-[.D1525])" office:value-type="float" office:value="406856.835254367" calcext:value-type="float">
            <text:p>406856.83525436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00513.56738" calcext:value-type="float">
            <text:p>1442700513.56738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3.4354500770569" calcext:value-type="float">
            <text:p>33.4354500771</text:p>
          </table:table-cell>
          <table:table-cell table:formula="of:=[.C1527]/([.D1527]-[.D1526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00513.57021" calcext:value-type="float">
            <text:p>1442700513.57021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3.4382812976837" calcext:value-type="float">
            <text:p>33.4382812977</text:p>
          </table:table-cell>
          <table:table-cell table:formula="of:=[.C1528]/([.D1528]-[.D1527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00513.61437" calcext:value-type="float">
            <text:p>1442700513.61437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3.482444524765" calcext:value-type="float">
            <text:p>33.4824445248</text:p>
          </table:table-cell>
          <table:table-cell table:formula="of:=[.C1529]/([.D1529]-[.D1528])" office:value-type="float" office:value="183319.936858244" calcext:value-type="float">
            <text:p>183319.93685824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00513.61721" calcext:value-type="float">
            <text:p>1442700513.61721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3.4852759838104" calcext:value-type="float">
            <text:p>33.4852759838</text:p>
          </table:table-cell>
          <table:table-cell table:formula="of:=[.C1530]/([.D1530]-[.D1529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00513.62004" calcext:value-type="float">
            <text:p>1442700513.62004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3.4881112575531" calcext:value-type="float">
            <text:p>33.4881112576</text:p>
          </table:table-cell>
          <table:table-cell table:formula="of:=[.C1531]/([.D1531]-[.D1530])" office:value-type="float" office:value="2855456.20450723" calcext:value-type="float">
            <text:p>2855456.2045072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00513.62287" calcext:value-type="float">
            <text:p>1442700513.62287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3.4909391403198" calcext:value-type="float">
            <text:p>33.4909391403</text:p>
          </table:table-cell>
          <table:table-cell table:formula="of:=[.C1532]/([.D1532]-[.D1531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00513.62569" calcext:value-type="float">
            <text:p>1442700513.62569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3.4937629699707" calcext:value-type="float">
            <text:p>33.49376297</text:p>
          </table:table-cell>
          <table:table-cell table:formula="of:=[.C1533]/([.D1533]-[.D1532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00513.62853" calcext:value-type="float">
            <text:p>1442700513.62853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3.496598482132" calcext:value-type="float">
            <text:p>33.4965984821</text:p>
          </table:table-cell>
          <table:table-cell table:formula="of:=[.C1534]/([.D1534]-[.D1533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00513.63954" calcext:value-type="float">
            <text:p>1442700513.63954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3.5076086521149" calcext:value-type="float">
            <text:p>33.5076086521</text:p>
          </table:table-cell>
          <table:table-cell table:formula="of:=[.C1535]/([.D1535]-[.D1534])" office:value-type="float" office:value="735320.164226938" calcext:value-type="float">
            <text:p>735320.16422693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00513.64237" calcext:value-type="float">
            <text:p>1442700513.64237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3.510440826416" calcext:value-type="float">
            <text:p>33.5104408264</text:p>
          </table:table-cell>
          <table:table-cell table:formula="of:=[.C1536]/([.D1536]-[.D1535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00513.66516" calcext:value-type="float">
            <text:p>1442700513.66516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3.5332298278809" calcext:value-type="float">
            <text:p>33.5332298279</text:p>
          </table:table-cell>
          <table:table-cell table:formula="of:=[.C1537]/([.D1537]-[.D1536])" office:value-type="float" office:value="355259.093404754" calcext:value-type="float">
            <text:p>355259.09340475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00513.66799" calcext:value-type="float">
            <text:p>1442700513.66799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3.5360617637634" calcext:value-type="float">
            <text:p>33.5360617638</text:p>
          </table:table-cell>
          <table:table-cell table:formula="of:=[.C1538]/([.D1538]-[.D1537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00513.67082" calcext:value-type="float">
            <text:p>1442700513.67082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3.5388927459717" calcext:value-type="float">
            <text:p>33.538892746</text:p>
          </table:table-cell>
          <table:table-cell table:formula="of:=[.C1539]/([.D1539]-[.D1538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00513.71494" calcext:value-type="float">
            <text:p>1442700513.71494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3.5830070972443" calcext:value-type="float">
            <text:p>33.5830070972</text:p>
          </table:table-cell>
          <table:table-cell table:formula="of:=[.C1540]/([.D1540]-[.D1539])" office:value-type="float" office:value="183523.043328343" calcext:value-type="float">
            <text:p>183523.04332834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00513.71777" calcext:value-type="float">
            <text:p>1442700513.71777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3.5858390331268" calcext:value-type="float">
            <text:p>33.5858390331</text:p>
          </table:table-cell>
          <table:table-cell table:formula="of:=[.C1541]/([.D1541]-[.D1540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00513.7206" calcext:value-type="float">
            <text:p>1442700513.7206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3.5886750221252" calcext:value-type="float">
            <text:p>33.5886750221</text:p>
          </table:table-cell>
          <table:table-cell table:formula="of:=[.C1542]/([.D1542]-[.D1541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00513.72346" calcext:value-type="float">
            <text:p>1442700513.72346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3.5915307998657" calcext:value-type="float">
            <text:p>33.5915307999</text:p>
          </table:table-cell>
          <table:table-cell table:formula="of:=[.C1543]/([.D1543]-[.D1542])" office:value-type="float" office:value="2834954.51527801" calcext:value-type="float">
            <text:p>2834954.5152780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00513.72633" calcext:value-type="float">
            <text:p>1442700513.72633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3.5944049358368" calcext:value-type="float">
            <text:p>33.5944049358</text:p>
          </table:table-cell>
          <table:table-cell table:formula="of:=[.C1544]/([.D1544]-[.D1543])" office:value-type="float" office:value="2816846.55197014" calcext:value-type="float">
            <text:p>2816846.5519701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00513.72917" calcext:value-type="float">
            <text:p>1442700513.72917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3.5972371101379" calcext:value-type="float">
            <text:p>33.5972371101</text:p>
          </table:table-cell>
          <table:table-cell table:formula="of:=[.C1545]/([.D1545]-[.D1544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00513.7401" calcext:value-type="float">
            <text:p>1442700513.7401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3.6081688404083" calcext:value-type="float">
            <text:p>33.6081688404</text:p>
          </table:table-cell>
          <table:table-cell table:formula="of:=[.C1546]/([.D1546]-[.D1545])" office:value-type="float" office:value="740596.392314235" calcext:value-type="float">
            <text:p>740596.39231423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00513.74293" calcext:value-type="float">
            <text:p>1442700513.74293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3.6110000610352" calcext:value-type="float">
            <text:p>33.611000061</text:p>
          </table:table-cell>
          <table:table-cell table:formula="of:=[.C1547]/([.D1547]-[.D1546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00513.74576" calcext:value-type="float">
            <text:p>1442700513.74576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3.6138322353363" calcext:value-type="float">
            <text:p>33.6138322353</text:p>
          </table:table-cell>
          <table:table-cell table:formula="of:=[.C1548]/([.D1548]-[.D1547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00513.76567" calcext:value-type="float">
            <text:p>1442700513.76567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3.6337389945984" calcext:value-type="float">
            <text:p>33.6337389946</text:p>
          </table:table-cell>
          <table:table-cell table:formula="of:=[.C1549]/([.D1549]-[.D1548])" office:value-type="float" office:value="406696.031906102" calcext:value-type="float">
            <text:p>406696.03190610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00513.7685" calcext:value-type="float">
            <text:p>1442700513.7685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3.6365685462952" calcext:value-type="float">
            <text:p>33.6365685463</text:p>
          </table:table-cell>
          <table:table-cell table:formula="of:=[.C1550]/([.D1550]-[.D1549])" office:value-type="float" office:value="2861230.63565891" calcext:value-type="float">
            <text:p>2861230.6356589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00513.77133" calcext:value-type="float">
            <text:p>1442700513.77133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3.6394009590149" calcext:value-type="float">
            <text:p>33.639400959</text:p>
          </table:table-cell>
          <table:table-cell table:formula="of:=[.C1551]/([.D1551]-[.D1550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00513.81537" calcext:value-type="float">
            <text:p>1442700513.81537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3.6834416389465" calcext:value-type="float">
            <text:p>33.6834416389</text:p>
          </table:table-cell>
          <table:table-cell table:formula="of:=[.C1552]/([.D1552]-[.D1551])" office:value-type="float" office:value="183830.041056735" calcext:value-type="float">
            <text:p>183830.04105673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00513.8182" calcext:value-type="float">
            <text:p>1442700513.8182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3.6862726211548" calcext:value-type="float">
            <text:p>33.6862726212</text:p>
          </table:table-cell>
          <table:table-cell table:formula="of:=[.C1553]/([.D1553]-[.D1552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00513.82103" calcext:value-type="float">
            <text:p>1442700513.82103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3.689103603363" calcext:value-type="float">
            <text:p>33.6891036034</text:p>
          </table:table-cell>
          <table:table-cell table:formula="of:=[.C1554]/([.D1554]-[.D1553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00513.82387" calcext:value-type="float">
            <text:p>1442700513.82387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3.6919453144073" calcext:value-type="float">
            <text:p>33.6919453144</text:p>
          </table:table-cell>
          <table:table-cell table:formula="of:=[.C1555]/([.D1555]-[.D1554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00513.8267" calcext:value-type="float">
            <text:p>1442700513.8267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3.6947741508484" calcext:value-type="float">
            <text:p>33.6947741508</text:p>
          </table:table-cell>
          <table:table-cell table:formula="of:=[.C1556]/([.D1556]-[.D1555])" office:value-type="float" office:value="2861954.08209018" calcext:value-type="float">
            <text:p>2861954.0820901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00513.84074" calcext:value-type="float">
            <text:p>1442700513.84074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3.7088136672974" calcext:value-type="float">
            <text:p>33.7088136673</text:p>
          </table:table-cell>
          <table:table-cell table:formula="of:=[.C1557]/([.D1557]-[.D1556])" office:value-type="float" office:value="576658.037292396" calcext:value-type="float">
            <text:p>576658.03729239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00513.84358" calcext:value-type="float">
            <text:p>1442700513.84358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3.7116498947144" calcext:value-type="float">
            <text:p>33.7116498947</text:p>
          </table:table-cell>
          <table:table-cell table:formula="of:=[.C1558]/([.D1558]-[.D1557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00513.84642" calcext:value-type="float">
            <text:p>1442700513.84642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3.7144927978516" calcext:value-type="float">
            <text:p>33.7144927979</text:p>
          </table:table-cell>
          <table:table-cell table:formula="of:=[.C1559]/([.D1559]-[.D1558])" office:value-type="float" office:value="2847793.12177122" calcext:value-type="float">
            <text:p>2847793.1217712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00513.86618" calcext:value-type="float">
            <text:p>1442700513.86618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3.7342474460602" calcext:value-type="float">
            <text:p>33.7342474461</text:p>
          </table:table-cell>
          <table:table-cell table:formula="of:=[.C1560]/([.D1560]-[.D1559])" office:value-type="float" office:value="409827.596751029" calcext:value-type="float">
            <text:p>409827.59675102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00513.869" calcext:value-type="float">
            <text:p>1442700513.869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3.7370717525482" calcext:value-type="float">
            <text:p>33.7370717525</text:p>
          </table:table-cell>
          <table:table-cell table:formula="of:=[.C1561]/([.D1561]-[.D1560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00513.87186" calcext:value-type="float">
            <text:p>1442700513.87186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3.7399322986603" calcext:value-type="float">
            <text:p>33.7399322987</text:p>
          </table:table-cell>
          <table:table-cell table:formula="of:=[.C1562]/([.D1562]-[.D1561])" office:value-type="float" office:value="2830228.80346724" calcext:value-type="float">
            <text:p>2830228.80346724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00513.91601" calcext:value-type="float">
            <text:p>1442700513.91601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3.7840847969055" calcext:value-type="float">
            <text:p>33.7840847969</text:p>
          </table:table-cell>
          <table:table-cell table:formula="of:=[.C1563]/([.D1563]-[.D1562])" office:value-type="float" office:value="183364.482685257" calcext:value-type="float">
            <text:p>183364.48268525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00513.91886" calcext:value-type="float">
            <text:p>1442700513.91886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3.7869291305542" calcext:value-type="float">
            <text:p>33.7869291306</text:p>
          </table:table-cell>
          <table:table-cell table:formula="of:=[.C1564]/([.D1564]-[.D1563])" office:value-type="float" office:value="2846360.87041073" calcext:value-type="float">
            <text:p>2846360.8704107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00513.92169" calcext:value-type="float">
            <text:p>1442700513.92169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3.7897624969482" calcext:value-type="float">
            <text:p>33.7897624969</text:p>
          </table:table-cell>
          <table:table-cell table:formula="of:=[.C1565]/([.D1565]-[.D1564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00513.92452" calcext:value-type="float">
            <text:p>1442700513.92452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3.7925944328308" calcext:value-type="float">
            <text:p>33.7925944328</text:p>
          </table:table-cell>
          <table:table-cell table:formula="of:=[.C1566]/([.D1566]-[.D1565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00513.92735" calcext:value-type="float">
            <text:p>1442700513.92735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3.7954249382019" calcext:value-type="float">
            <text:p>33.7954249382</text:p>
          </table:table-cell>
          <table:table-cell table:formula="of:=[.C1567]/([.D1567]-[.D1566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00513.93022" calcext:value-type="float">
            <text:p>1442700513.93022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3.7982950210571" calcext:value-type="float">
            <text:p>33.7982950211</text:p>
          </table:table-cell>
          <table:table-cell table:formula="of:=[.C1568]/([.D1568]-[.D1567])" office:value-type="float" office:value="2820824.48778867" calcext:value-type="float">
            <text:p>2820824.4877886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00513.94121" calcext:value-type="float">
            <text:p>1442700513.94121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3.8092827796936" calcext:value-type="float">
            <text:p>33.8092827797</text:p>
          </table:table-cell>
          <table:table-cell table:formula="of:=[.C1569]/([.D1569]-[.D1568])" office:value-type="float" office:value="736819.971010719" calcext:value-type="float">
            <text:p>736819.971010719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00513.94404" calcext:value-type="float">
            <text:p>1442700513.94404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33.8121149539948" calcext:value-type="float">
            <text:p>33.812114954</text:p>
          </table:table-cell>
          <table:table-cell table:formula="of:=[.C1570]/([.D1570]-[.D1569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2700513.94688" calcext:value-type="float">
            <text:p>1442700513.94688</text:p>
          </table:table-cell>
          <table:table-cell office:value-type="float" office:value="8096" calcext:value-type="float">
            <text:p>8096</text:p>
          </table:table-cell>
          <table:table-cell table:formula="of:=[.B1571]-[.B$2]" office:value-type="float" office:value="33.8149478435516" calcext:value-type="float">
            <text:p>33.8149478436</text:p>
          </table:table-cell>
          <table:table-cell table:formula="of:=[.C1571]/([.D1571]-[.D1570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42700513.96664" calcext:value-type="float">
            <text:p>1442700513.96664</text:p>
          </table:table-cell>
          <table:table-cell office:value-type="float" office:value="8096" calcext:value-type="float">
            <text:p>8096</text:p>
          </table:table-cell>
          <table:table-cell table:formula="of:=[.B1572]-[.B$2]" office:value-type="float" office:value="33.8347153663635" calcext:value-type="float">
            <text:p>33.8347153664</text:p>
          </table:table-cell>
          <table:table-cell table:formula="of:=[.C1572]/([.D1572]-[.D1571])" office:value-type="float" office:value="409560.675712511" calcext:value-type="float">
            <text:p>409560.67571251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42700513.96953" calcext:value-type="float">
            <text:p>1442700513.96953</text:p>
          </table:table-cell>
          <table:table-cell office:value-type="float" office:value="8096" calcext:value-type="float">
            <text:p>8096</text:p>
          </table:table-cell>
          <table:table-cell table:formula="of:=[.B1573]-[.B$2]" office:value-type="float" office:value="33.8375959396362" calcext:value-type="float">
            <text:p>33.8375959396</text:p>
          </table:table-cell>
          <table:table-cell table:formula="of:=[.C1573]/([.D1573]-[.D1572])" office:value-type="float" office:value="2810551.66230756" calcext:value-type="float">
            <text:p>2810551.6623075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42700520.12737" calcext:value-type="float">
            <text:p>1442700520.12737</text:p>
          </table:table-cell>
          <table:table-cell office:value-type="float" office:value="8096" calcext:value-type="float">
            <text:p>8096</text:p>
          </table:table-cell>
          <table:table-cell table:formula="of:=[.B1574]-[.B$2]" office:value-type="float" office:value="39.9954409599304" calcext:value-type="float">
            <text:p>39.9954409599</text:p>
          </table:table-cell>
          <table:table-cell table:formula="of:=[.C1574]/([.D1574]-[.D1573])" office:value-type="float" office:value="1314.74565750166" calcext:value-type="float">
            <text:p>1314.7456575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14:21.675471549</dc:date>
    <meta:editing-duration>PT1M10S</meta:editing-duration>
    <meta:editing-cycles>1</meta:editing-cycles>
    <meta:document-statistic meta:table-count="1" meta:cell-count="787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D1:'sink_2.receiver_i.routed_msg_sub.network'.E1574" chart:data-source-has-labels="row" svg:x="0.32cm" svg:y="0.18cm" svg:width="11.793cm" svg:height="8.64cm">
          <chartooo:coordinate-region svg:x="1.867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E2:'sink_2.receiver_i.routed_msg_sub.network'.E1574" chart:label-cell-address="'sink_2.receiver_i.routed_msg_sub.network'.E1:'sink_2.receiver_i.routed_msg_sub.network'.E1" chart:class="chart:scatter">
            <chart:domain table:cell-range-address="'sink_2.receiver_i.routed_msg_sub.network'.D2:'sink_2.receiver_i.routed_msg_sub.network'.D1574"/>
            <chart:data-point chart:repeated="15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2.receiver_i.routed_msg_sub.network'.E1:'sink_2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D2:'sink_2.receiver_i.routed_msg_sub.network'.D1574</svg:desc>
                </draw:g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133655548096">
                <text:p>0.0202133655548096</text:p>
              </table:table-cell>
              <table:table-cell office:value-type="float" office:value="400527.06601715">
                <text:p>400527.0660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4853916168213">
                <text:p>0.0304853916168213</text:p>
              </table:table-cell>
              <table:table-cell office:value-type="float" office:value="788159.994058119">
                <text:p>788159.994058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051139831543">
                <text:p>0.051051139831543</text:p>
              </table:table-cell>
              <table:table-cell office:value-type="float" office:value="393664.257457193">
                <text:p>393664.257457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5854568481445">
                <text:p>0.0545854568481445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2785816192627">
                <text:p>0.0612785816192627</text:p>
              </table:table-cell>
              <table:table-cell office:value-type="float" office:value="1209599.44373597">
                <text:p>1209599.44373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17291736602783">
                <text:p>0.0817291736602783</text:p>
              </table:table-cell>
              <table:table-cell office:value-type="float" office:value="395880.959522477">
                <text:p>395880.9595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52413177490234">
                <text:p>0.0852413177490234</text:p>
              </table:table-cell>
              <table:table-cell office:value-type="float" office:value="2305144.60552576">
                <text:p>2305144.6055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1356678009033">
                <text:p>0.0921356678009033</text:p>
              </table:table-cell>
              <table:table-cell office:value-type="float" office:value="1174294.88480824">
                <text:p>1174294.884808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5464153289795">
                <text:p>0.175464153289795</text:p>
              </table:table-cell>
              <table:table-cell office:value-type="float" office:value="97157.6520622022">
                <text:p>97157.6520622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156324386597">
                <text:p>0.182156324386597</text:p>
              </table:table-cell>
              <table:table-cell office:value-type="float" office:value="1209771.81887492">
                <text:p>1209771.81887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5685157775879">
                <text:p>0.185685157775879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629949569702">
                <text:p>0.200629949569702</text:p>
              </table:table-cell>
              <table:table-cell office:value-type="float" office:value="541727.185744141">
                <text:p>541727.185744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1535673141479">
                <text:p>0.231535673141479</text:p>
              </table:table-cell>
              <table:table-cell office:value-type="float" office:value="261957.950319375">
                <text:p>261957.95031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5066890716553">
                <text:p>0.235066890716553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596439361572">
                <text:p>0.238596439361572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746625900269">
                <text:p>0.531746625900269</text:p>
              </table:table-cell>
              <table:table-cell office:value-type="float" office:value="27617.2432144481">
                <text:p>27617.2432144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525447845459">
                <text:p>0.53525447845459</text:p>
              </table:table-cell>
              <table:table-cell office:value-type="float" office:value="2307964.73757901">
                <text:p>2307964.73757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8781642913818">
                <text:p>0.538781642913818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8584451675415">
                <text:p>0.558584451675415</text:p>
              </table:table-cell>
              <table:table-cell office:value-type="float" office:value="408830.893509433">
                <text:p>408830.893509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2113523483276">
                <text:p>0.562113523483276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5641164779663">
                <text:p>0.565641164779663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675758361816">
                <text:p>0.591675758361816</text:p>
              </table:table-cell>
              <table:table-cell office:value-type="float" office:value="310970.861690339">
                <text:p>310970.861690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5205545425415">
                <text:p>0.595205545425415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873104095459">
                <text:p>0.59873104095459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2247686386108">
                <text:p>0.632247686386108</text:p>
              </table:table-cell>
              <table:table-cell office:value-type="float" office:value="241551.619971688">
                <text:p>241551.619971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5818719863892">
                <text:p>0.635818719863892</text:p>
              </table:table-cell>
              <table:table-cell office:value-type="float" office:value="2267130.8041127">
                <text:p>2267130.8041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9359712600708">
                <text:p>0.639359712600708</text:p>
              </table:table-cell>
              <table:table-cell office:value-type="float" office:value="2286364.47508753">
                <text:p>2286364.47508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886400222778">
                <text:p>0.642886400222778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6416425704956">
                <text:p>0.646416425704956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6780958175659">
                <text:p>0.656780958175659</text:p>
              </table:table-cell>
              <table:table-cell office:value-type="float" office:value="781125.441295547">
                <text:p>781125.441295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0307884216309">
                <text:p>0.660307884216309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2180633544922">
                <text:p>0.692180633544922</text:p>
              </table:table-cell>
              <table:table-cell office:value-type="float" office:value="254010.092337153">
                <text:p>254010.092337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5690393447876">
                <text:p>0.695690393447876</text:p>
              </table:table-cell>
              <table:table-cell office:value-type="float" office:value="2306710.49412404">
                <text:p>2306710.49412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255704879761">
                <text:p>0.699255704879761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2842206954956">
                <text:p>0.732842206954956</text:p>
              </table:table-cell>
              <table:table-cell office:value-type="float" office:value="241049.216196263">
                <text:p>241049.216196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6379623413086">
                <text:p>0.736379623413086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9902973175049">
                <text:p>0.739902973175049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7158279418945">
                <text:p>0.757158279418945</text:p>
              </table:table-cell>
              <table:table-cell office:value-type="float" office:value="469189.006880924">
                <text:p>469189.0068809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0693550109863">
                <text:p>0.760693550109863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4228582382202">
                <text:p>0.764228582382202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406204223633">
                <text:p>1.14406204223633</text:p>
              </table:table-cell>
              <table:table-cell office:value-type="float" office:value="21314.604571986">
                <text:p>21314.604571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4748883247375">
                <text:p>1.14748883247375</text:p>
              </table:table-cell>
              <table:table-cell office:value-type="float" office:value="2362560.71689974">
                <text:p>2362560.71689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5090537071228">
                <text:p>1.15090537071228</text:p>
              </table:table-cell>
              <table:table-cell office:value-type="float" office:value="2369650.04773203">
                <text:p>2369650.04773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8112897872925">
                <text:p>1.18112897872925</text:p>
              </table:table-cell>
              <table:table-cell office:value-type="float" office:value="267870.070160215">
                <text:p>267870.070160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456101417542">
                <text:p>1.18456101417542</text:p>
              </table:table-cell>
              <table:table-cell office:value-type="float" office:value="2358949.99541507">
                <text:p>2358949.99541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8797278404236">
                <text:p>1.18797278404236</text:p>
              </table:table-cell>
              <table:table-cell office:value-type="float" office:value="2372961.92760307">
                <text:p>2372961.92760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0118737220764">
                <text:p>1.20118737220764</text:p>
              </table:table-cell>
              <table:table-cell office:value-type="float" office:value="612656.247681594">
                <text:p>612656.247681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460772514343">
                <text:p>1.20460772514343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4458074569702">
                <text:p>1.24458074569702</text:p>
              </table:table-cell>
              <table:table-cell office:value-type="float" office:value="202536.60813914">
                <text:p>202536.60813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4800205230713">
                <text:p>1.24800205230713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14328956604">
                <text:p>1.2514328956604</text:p>
              </table:table-cell>
              <table:table-cell office:value-type="float" office:value="2359769.64447533">
                <text:p>2359769.64447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169822692871">
                <text:p>1.28169822692871</text:p>
              </table:table-cell>
              <table:table-cell office:value-type="float" office:value="267500.789210821">
                <text:p>267500.789210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8512954711914">
                <text:p>1.28512954711914</text:p>
              </table:table-cell>
              <table:table-cell office:value-type="float" office:value="2359441.71650917">
                <text:p>2359441.71650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8856134414673">
                <text:p>1.28856134414673</text:p>
              </table:table-cell>
              <table:table-cell office:value-type="float" office:value="2359113.87967209">
                <text:p>2359113.87967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9199552536011">
                <text:p>1.29199552536011</text:p>
              </table:table-cell>
              <table:table-cell office:value-type="float" office:value="2357476.06109414">
                <text:p>2357476.06109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541325569153">
                <text:p>1.29541325569153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883861541748">
                <text:p>1.29883861541748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1785488128662">
                <text:p>1.31785488128662</text:p>
              </table:table-cell>
              <table:table-cell office:value-type="float" office:value="425740.787161485">
                <text:p>425740.787161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2128858566284">
                <text:p>1.32128858566284</text:p>
              </table:table-cell>
              <table:table-cell office:value-type="float" office:value="2357803.44285516">
                <text:p>2357803.44285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2469606399536">
                <text:p>1.32469606399536</text:p>
              </table:table-cell>
              <table:table-cell office:value-type="float" office:value="2375950.54464036">
                <text:p>2375950.54464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4525036811829">
                <text:p>1.34525036811829</text:p>
              </table:table-cell>
              <table:table-cell office:value-type="float" office:value="393883.43928269">
                <text:p>393883.43928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4872102737427">
                <text:p>1.34872102737427</text:p>
              </table:table-cell>
              <table:table-cell office:value-type="float" office:value="2332698.0273408">
                <text:p>2332698.0273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5213661193848">
                <text:p>1.35213661193848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735408782959">
                <text:p>1.3735408782959</text:p>
              </table:table-cell>
              <table:table-cell office:value-type="float" office:value="378242.34967029">
                <text:p>378242.34967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695169448853">
                <text:p>1.37695169448853</text:p>
              </table:table-cell>
              <table:table-cell office:value-type="float" office:value="2373625.414791">
                <text:p>2373625.4147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8035774230957">
                <text:p>1.38035774230957</text:p>
              </table:table-cell>
              <table:table-cell office:value-type="float" office:value="2376948.42391152">
                <text:p>2376948.423911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0120697021484">
                <text:p>1.40120697021484</text:p>
              </table:table-cell>
              <table:table-cell office:value-type="float" office:value="388311.741652182">
                <text:p>388311.741652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0458941459656">
                <text:p>1.40458941459656</text:p>
              </table:table-cell>
              <table:table-cell office:value-type="float" office:value="2393535.29174596">
                <text:p>2393535.29174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3875102996826">
                <text:p>1.63875102996826</text:p>
              </table:table-cell>
              <table:table-cell office:value-type="float" office:value="34574.4112977208">
                <text:p>34574.4112977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4218497276306">
                <text:p>1.64218497276306</text:p>
              </table:table-cell>
              <table:table-cell office:value-type="float" office:value="2357639.7406096">
                <text:p>2357639.7406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4561462402344">
                <text:p>1.64561462402344</text:p>
              </table:table-cell>
              <table:table-cell office:value-type="float" office:value="2360589.86332986">
                <text:p>2360589.86332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7481589317322">
                <text:p>1.67481589317322</text:p>
              </table:table-cell>
              <table:table-cell office:value-type="float" office:value="277248.223646503">
                <text:p>277248.223646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7823719978333">
                <text:p>1.67823719978333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8165731430054">
                <text:p>1.68165731430054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0286226272583">
                <text:p>1.70286226272583</text:p>
              </table:table-cell>
              <table:table-cell office:value-type="float" office:value="381797.674657072">
                <text:p>381797.674657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0626568794251">
                <text:p>1.70626568794251</text:p>
              </table:table-cell>
              <table:table-cell office:value-type="float" office:value="2378780.04791594">
                <text:p>2378780.04791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0965766906738">
                <text:p>1.70965766906738</text:p>
              </table:table-cell>
              <table:table-cell office:value-type="float" office:value="2386805.73444858">
                <text:p>2386805.73444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8666558265686">
                <text:p>1.88666558265686</text:p>
              </table:table-cell>
              <table:table-cell office:value-type="float" office:value="45738.0680661346">
                <text:p>45738.0680661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8979005813599">
                <text:p>1.88979005813599</text:p>
              </table:table-cell>
              <table:table-cell office:value-type="float" office:value="2591154.91674933">
                <text:p>2591154.91674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9296913146973">
                <text:p>1.89296913146973</text:p>
              </table:table-cell>
              <table:table-cell office:value-type="float" office:value="2546654.05609719">
                <text:p>2546654.056097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0359592437744">
                <text:p>1.90359592437744</text:p>
              </table:table-cell>
              <table:table-cell office:value-type="float" office:value="761847.913129319">
                <text:p>761847.913129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0668892860413">
                <text:p>1.90668892860413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0980172157288">
                <text:p>1.90980172157288</text:p>
              </table:table-cell>
              <table:table-cell office:value-type="float" office:value="2600879.68627451">
                <text:p>2600879.68627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320737361908">
                <text:p>2.0320737361908</text:p>
              </table:table-cell>
              <table:table-cell office:value-type="float" office:value="66213.0253214415">
                <text:p>66213.0253214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35151720047">
                <text:p>2.035151720047</text:p>
              </table:table-cell>
              <table:table-cell office:value-type="float" office:value="2630293.19783114">
                <text:p>2630293.19783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3825211524963">
                <text:p>2.03825211524963</text:p>
              </table:table-cell>
              <table:table-cell office:value-type="float" office:value="2611280.00492156">
                <text:p>2611280.0049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5963397026062">
                <text:p>2.05963397026062</text:p>
              </table:table-cell>
              <table:table-cell office:value-type="float" office:value="378638.803594924">
                <text:p>378638.803594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6272482872009">
                <text:p>2.06272482872009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7705616950989">
                <text:p>2.07705616950989</text:p>
              </table:table-cell>
              <table:table-cell office:value-type="float" office:value="564915.740875062">
                <text:p>564915.740875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014512062073">
                <text:p>2.08014512062073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323335647583">
                <text:p>2.08323335647583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3245391845703">
                <text:p>2.13245391845703</text:p>
              </table:table-cell>
              <table:table-cell office:value-type="float" office:value="164484.103271558">
                <text:p>164484.1032715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55447769165">
                <text:p>2.1355447769165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3863253593445">
                <text:p>2.13863253593445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171838760376">
                <text:p>2.14171838760376</text:p>
              </table:table-cell>
              <table:table-cell office:value-type="float" office:value="2623586.89515568">
                <text:p>2623586.89515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6013884544373">
                <text:p>2.16013884544373</text:p>
              </table:table-cell>
              <table:table-cell office:value-type="float" office:value="439511.334101293">
                <text:p>439511.334101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6322588920593">
                <text:p>2.16322588920593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6631460189819">
                <text:p>2.16631460189819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7750287055969">
                <text:p>2.17750287055969</text:p>
              </table:table-cell>
              <table:table-cell office:value-type="float" office:value="723615.086922241">
                <text:p>723615.086922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8058943748474">
                <text:p>2.18058943748474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8369340896606">
                <text:p>2.18369340896606</text:p>
              </table:table-cell>
              <table:table-cell office:value-type="float" office:value="2608271.38674245">
                <text:p>2608271.38674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3289084434509">
                <text:p>2.23289084434509</text:p>
              </table:table-cell>
              <table:table-cell office:value-type="float" office:value="164561.423530039">
                <text:p>164561.423530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3602557182312">
                <text:p>2.23602557182312</text:p>
              </table:table-cell>
              <table:table-cell office:value-type="float" office:value="2582680.64983267">
                <text:p>2582680.649832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3910641670227">
                <text:p>2.23910641670227</text:p>
              </table:table-cell>
              <table:table-cell office:value-type="float" office:value="2627850.57916731">
                <text:p>2627850.579167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486695289612">
                <text:p>2.63486695289612</text:p>
              </table:table-cell>
              <table:table-cell office:value-type="float" office:value="20456.8148149933">
                <text:p>20456.8148149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95280456543">
                <text:p>2.63795280456543</text:p>
              </table:table-cell>
              <table:table-cell office:value-type="float" office:value="2623586.89515568">
                <text:p>2623586.895155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4102721214294">
                <text:p>2.64102721214294</text:p>
              </table:table-cell>
              <table:table-cell office:value-type="float" office:value="2633352.86421093">
                <text:p>2633352.864210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6262793540955">
                <text:p>2.66262793540955</text:p>
              </table:table-cell>
              <table:table-cell office:value-type="float" office:value="374802.264724062">
                <text:p>374802.264724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6572904586792">
                <text:p>2.66572904586792</text:p>
              </table:table-cell>
              <table:table-cell office:value-type="float" office:value="2610677.72614746">
                <text:p>2610677.726147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6882061958313">
                <text:p>2.66882061958313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1020331382751">
                <text:p>2.81020331382751</text:p>
              </table:table-cell>
              <table:table-cell office:value-type="float" office:value="57263.0196592929">
                <text:p>57263.01965929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1329870223999">
                <text:p>2.81329870223999</text:p>
              </table:table-cell>
              <table:table-cell office:value-type="float" office:value="2615503.7498267">
                <text:p>2615503.74982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638622283936">
                <text:p>2.81638622283936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1947159767151">
                <text:p>2.81947159767151</text:p>
              </table:table-cell>
              <table:table-cell office:value-type="float" office:value="2623992.36411406">
                <text:p>2623992.364114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2255935668945">
                <text:p>2.82255935668945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3563637733459">
                <text:p>2.83563637733459</text:p>
              </table:table-cell>
              <table:table-cell office:value-type="float" office:value="619101.263177086">
                <text:p>619101.263177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3873796463013">
                <text:p>2.83873796463013</text:p>
              </table:table-cell>
              <table:table-cell office:value-type="float" office:value="2610276.36128834">
                <text:p>2610276.361288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4183168411255">
                <text:p>2.84183168411255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5854363441467">
                <text:p>2.85854363441467</text:p>
              </table:table-cell>
              <table:table-cell office:value-type="float" office:value="484443.757529068">
                <text:p>484443.7575290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6162924766541">
                <text:p>2.86162924766541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647186756134">
                <text:p>2.8647186756134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1058826446533">
                <text:p>2.91058826446533</text:p>
              </table:table-cell>
              <table:table-cell office:value-type="float" office:value="176500.382990888">
                <text:p>176500.382990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1342329978943">
                <text:p>2.91342329978943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1625189781189">
                <text:p>2.91625189781189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91909575462341">
                <text:p>2.91909575462341</text:p>
              </table:table-cell>
              <table:table-cell office:value-type="float" office:value="2846838.12743125">
                <text:p>2846838.1274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2193198204041">
                <text:p>2.92193198204041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2477059364319">
                <text:p>2.92477059364319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3607044219971">
                <text:p>2.93607044219971</text:p>
              </table:table-cell>
              <table:table-cell office:value-type="float" office:value="716469.779175018">
                <text:p>716469.779175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3889141082764">
                <text:p>2.93889141082764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4172859191895">
                <text:p>2.94172859191895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5896601676941">
                <text:p>2.95896601676941</text:p>
              </table:table-cell>
              <table:table-cell office:value-type="float" office:value="469675.724200888">
                <text:p>469675.724200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6180582046509">
                <text:p>2.96180582046509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646372795105">
                <text:p>2.9646372795105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1114344596863">
                <text:p>3.01114344596863</text:p>
              </table:table-cell>
              <table:table-cell office:value-type="float" office:value="174084.441195318">
                <text:p>174084.441195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1395320892334">
                <text:p>3.01395320892334</text:p>
              </table:table-cell>
              <table:table-cell office:value-type="float" office:value="2881381.85693678">
                <text:p>2881381.856936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1678442955017">
                <text:p>3.01678442955017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1963472366333">
                <text:p>3.01963472366333</text:p>
              </table:table-cell>
              <table:table-cell office:value-type="float" office:value="2840408.63103304">
                <text:p>2840408.63103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2246451377869">
                <text:p>3.02246451377869</text:p>
              </table:table-cell>
              <table:table-cell office:value-type="float" office:value="2860989.56811863">
                <text:p>2860989.568118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2529644966125">
                <text:p>3.02529644966125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281240940094">
                <text:p>3.0281240940094</text:p>
              </table:table-cell>
              <table:table-cell office:value-type="float" office:value="2863160.63946037">
                <text:p>2863160.639460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8884854316711">
                <text:p>3.38884854316711</text:p>
              </table:table-cell>
              <table:table-cell office:value-type="float" office:value="22443.7240639053">
                <text:p>22443.72406390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9168477058411">
                <text:p>3.39168477058411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9454627037048">
                <text:p>3.39454627037048</text:p>
              </table:table-cell>
              <table:table-cell office:value-type="float" office:value="2829285.55107482">
                <text:p>2829285.551074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1657400131226">
                <text:p>3.41657400131226</text:p>
              </table:table-cell>
              <table:table-cell office:value-type="float" office:value="367536.720936022">
                <text:p>367536.7209360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1940307617187">
                <text:p>3.41940307617187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4092464447021">
                <text:p>3.44092464447021</text:p>
              </table:table-cell>
              <table:table-cell office:value-type="float" office:value="376180.763770107">
                <text:p>376180.763770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4375681877136">
                <text:p>3.44375681877136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4659614562988">
                <text:p>3.44659614562988</text:p>
              </table:table-cell>
              <table:table-cell office:value-type="float" office:value="2851380.06415316">
                <text:p>2851380.06415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51002287864685">
                <text:p>3.51002287864685</text:p>
              </table:table-cell>
              <table:table-cell office:value-type="float" office:value="127643.339249937">
                <text:p>127643.3392499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1286196708679">
                <text:p>3.51286196708679</text:p>
              </table:table-cell>
              <table:table-cell office:value-type="float" office:value="2851619.51494793">
                <text:p>2851619.514947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1569819450378">
                <text:p>3.51569819450378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54133057594299">
                <text:p>3.54133057594299</text:p>
              </table:table-cell>
              <table:table-cell office:value-type="float" office:value="315850.480736676">
                <text:p>315850.4807366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54416179656982">
                <text:p>3.54416179656982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4699420928955">
                <text:p>3.54699420928955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7338490486145">
                <text:p>3.67338490486145</text:p>
              </table:table-cell>
              <table:table-cell office:value-type="float" office:value="64055.3480884553">
                <text:p>64055.34808845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7622113227844">
                <text:p>3.67622113227844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67905330657959">
                <text:p>3.67905330657959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69759106636047">
                <text:p>3.69759106636047</text:p>
              </table:table-cell>
              <table:table-cell office:value-type="float" office:value="436730.224994534">
                <text:p>436730.2249945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0039653778076">
                <text:p>3.70039653778076</text:p>
              </table:table-cell>
              <table:table-cell office:value-type="float" office:value="2885789.51168522">
                <text:p>2885789.51168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70326042175293">
                <text:p>3.70326042175293</text:p>
              </table:table-cell>
              <table:table-cell office:value-type="float" office:value="2826930.16849817">
                <text:p>2826930.16849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4226522445679">
                <text:p>3.74226522445679</text:p>
              </table:table-cell>
              <table:table-cell office:value-type="float" office:value="207564.182838421">
                <text:p>207564.1828384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74509453773499">
                <text:p>3.74509453773499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7377128601074">
                <text:p>3.77377128601074</text:p>
              </table:table-cell>
              <table:table-cell office:value-type="float" office:value="282319.317453587">
                <text:p>282319.317453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7659630775452">
                <text:p>3.77659630775452</text:p>
              </table:table-cell>
              <table:table-cell office:value-type="float" office:value="2865818.65001266">
                <text:p>2865818.65001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77942967414856">
                <text:p>3.77942967414856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79813599586487">
                <text:p>3.79813599586487</text:p>
              </table:table-cell>
              <table:table-cell office:value-type="float" office:value="432794.865969921">
                <text:p>432794.8659699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0096769332886">
                <text:p>3.80096769332886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0381727218628">
                <text:p>3.80381727218628</text:p>
              </table:table-cell>
              <table:table-cell office:value-type="float" office:value="2841121.58500669">
                <text:p>2841121.585006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4267044067383">
                <text:p>3.84267044067383</text:p>
              </table:table-cell>
              <table:table-cell office:value-type="float" office:value="208374.25402241">
                <text:p>208374.254022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4551095962524">
                <text:p>3.84551095962524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4834861755371">
                <text:p>3.84834861755371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5119009017944">
                <text:p>3.85119009017944</text:p>
              </table:table-cell>
              <table:table-cell office:value-type="float" office:value="2849226.81523746">
                <text:p>2849226.815237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5402703285217">
                <text:p>3.85402703285217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5686683654785">
                <text:p>3.85686683654785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5970377922058">
                <text:p>3.85970377922058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7298927307129">
                <text:p>4.27298927307129</text:p>
              </table:table-cell>
              <table:table-cell office:value-type="float" office:value="19589.3640605846">
                <text:p>19589.36406058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7584934234619">
                <text:p>4.27584934234619</text:p>
              </table:table-cell>
              <table:table-cell office:value-type="float" office:value="2830700.66555518">
                <text:p>2830700.66555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7866697311401">
                <text:p>4.27866697311401</text:p>
              </table:table-cell>
              <table:table-cell office:value-type="float" office:value="2873336.02843121">
                <text:p>2873336.02843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28148555755615">
                <text:p>4.28148555755615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2842960357666">
                <text:p>4.2842960357666</text:p>
              </table:table-cell>
              <table:table-cell office:value-type="float" office:value="2880648.55649813">
                <text:p>2880648.556498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33595585823059">
                <text:p>4.33595585823059</text:p>
              </table:table-cell>
              <table:table-cell office:value-type="float" office:value="156717.534320671">
                <text:p>156717.534320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3877801895142">
                <text:p>4.33877801895142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4159731864929">
                <text:p>4.34159731864929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4442090988159">
                <text:p>4.34442090988159</text:p>
              </table:table-cell>
              <table:table-cell office:value-type="float" office:value="2867270.55509584">
                <text:p>2867270.55509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4725213050842">
                <text:p>4.34725213050842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36940574646">
                <text:p>4.536940574646</text:p>
              </table:table-cell>
              <table:table-cell office:value-type="float" office:value="42680.5124413815">
                <text:p>42680.5124413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3976082801819">
                <text:p>4.53976082801819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4258179664612">
                <text:p>4.54258179664612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7414221763611">
                <text:p>4.57414221763611</text:p>
              </table:table-cell>
              <table:table-cell office:value-type="float" office:value="256523.827821173">
                <text:p>256523.8278211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7696270942688">
                <text:p>4.57696270942688</text:p>
              </table:table-cell>
              <table:table-cell office:value-type="float" office:value="2870421.40185968">
                <text:p>2870421.401859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7979536056519">
                <text:p>4.57979536056519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58261132240295">
                <text:p>4.58261132240295</text:p>
              </table:table-cell>
              <table:table-cell office:value-type="float" office:value="2875038.96232326">
                <text:p>2875038.962323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58542943000793">
                <text:p>4.58542943000793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58824133872986">
                <text:p>4.58824133872986</text:p>
              </table:table-cell>
              <table:table-cell office:value-type="float" office:value="2879183.07478379">
                <text:p>2879183.07478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0921573638916">
                <text:p>4.60921573638916</text:p>
              </table:table-cell>
              <table:table-cell office:value-type="float" office:value="385994.398099417">
                <text:p>385994.3980994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1203718185425">
                <text:p>4.61203718185425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148362159729">
                <text:p>4.6148362159729</text:p>
              </table:table-cell>
              <table:table-cell office:value-type="float" office:value="2892426.33594549">
                <text:p>2892426.33594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63741540908814">
                <text:p>4.63741540908814</text:p>
              </table:table-cell>
              <table:table-cell office:value-type="float" office:value="358560.20003379">
                <text:p>358560.20003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64021182060242">
                <text:p>4.64021182060242</text:p>
              </table:table-cell>
              <table:table-cell office:value-type="float" office:value="2895138.98746696">
                <text:p>2895138.987466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4303278923035">
                <text:p>4.64303278923035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7465090751648">
                <text:p>4.67465090751648</text:p>
              </table:table-cell>
              <table:table-cell office:value-type="float" office:value="256055.718646317">
                <text:p>256055.718646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77485704422">
                <text:p>4.677485704422</text:p>
              </table:table-cell>
              <table:table-cell office:value-type="float" office:value="2855936.51673675">
                <text:p>2855936.51673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70986294746399">
                <text:p>4.70986294746399</text:p>
              </table:table-cell>
              <table:table-cell office:value-type="float" office:value="250052.173667158">
                <text:p>250052.173667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71271228790283">
                <text:p>4.71271228790283</text:p>
              </table:table-cell>
              <table:table-cell office:value-type="float" office:value="2841359.31587315">
                <text:p>2841359.315873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71553254127502">
                <text:p>4.71553254127502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1835660934448">
                <text:p>4.71835660934448</text:p>
              </table:table-cell>
              <table:table-cell office:value-type="float" office:value="2866786.42330097">
                <text:p>2866786.423300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2117447853088">
                <text:p>4.72117447853088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2399210929871">
                <text:p>4.72399210929871</text:p>
              </table:table-cell>
              <table:table-cell office:value-type="float" office:value="2873336.02843121">
                <text:p>2873336.02843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3789024353027">
                <text:p>4.73789024353027</text:p>
              </table:table-cell>
              <table:table-cell office:value-type="float" office:value="582524.234196216">
                <text:p>582524.234196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4070978164673">
                <text:p>4.74070978164673</text:p>
              </table:table-cell>
              <table:table-cell office:value-type="float" office:value="2871392.28682564">
                <text:p>2871392.286825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4352598190308">
                <text:p>4.74352598190308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77503299713135">
                <text:p>4.77503299713135</text:p>
              </table:table-cell>
              <table:table-cell office:value-type="float" office:value="256958.64687098">
                <text:p>256958.646870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7784514427185">
                <text:p>4.77784514427185</text:p>
              </table:table-cell>
              <table:table-cell office:value-type="float" office:value="2878938.97278508">
                <text:p>2878938.97278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8069424629211">
                <text:p>4.78069424629211</text:p>
              </table:table-cell>
              <table:table-cell office:value-type="float" office:value="2841597.0865272">
                <text:p>2841597.08652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3844208717346">
                <text:p>4.83844208717346</text:p>
              </table:table-cell>
              <table:table-cell office:value-type="float" office:value="140195.717734877">
                <text:p>140195.7177348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4126114845276">
                <text:p>4.84126114845276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84408140182495">
                <text:p>4.84408140182495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2402982711792">
                <text:p>4.92402982711792</text:p>
              </table:table-cell>
              <table:table-cell office:value-type="float" office:value="101265.284091994">
                <text:p>101265.284091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92660784721375">
                <text:p>4.92660784721375</text:p>
              </table:table-cell>
              <table:table-cell office:value-type="float" office:value="3140394.44964395">
                <text:p>3140394.449643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46857213974">
                <text:p>4.946857213974</text:p>
              </table:table-cell>
              <table:table-cell office:value-type="float" office:value="399814.971789196">
                <text:p>399814.971789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4944834709168">
                <text:p>4.94944834709168</text:p>
              </table:table-cell>
              <table:table-cell office:value-type="float" office:value="3124501.76518219">
                <text:p>3124501.765182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95206689834595">
                <text:p>4.95206689834595</text:p>
              </table:table-cell>
              <table:table-cell office:value-type="float" office:value="3091785.95866339">
                <text:p>3091785.958663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29242992401123">
                <text:p>5.29242992401123</text:p>
              </table:table-cell>
              <table:table-cell office:value-type="float" office:value="23786.3674650774">
                <text:p>23786.3674650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29506683349609">
                <text:p>5.29506683349609</text:p>
              </table:table-cell>
              <table:table-cell office:value-type="float" office:value="3070260.86654611">
                <text:p>3070260.866546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9766631126404">
                <text:p>5.29766631126404</text:p>
              </table:table-cell>
              <table:table-cell office:value-type="float" office:value="3114471.7219114">
                <text:p>3114471.7219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3143904209137">
                <text:p>5.3143904209137</text:p>
              </table:table-cell>
              <table:table-cell office:value-type="float" office:value="484091.540273145">
                <text:p>484091.540273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31695556640625">
                <text:p>5.31695556640625</text:p>
              </table:table-cell>
              <table:table-cell office:value-type="float" office:value="3156156.25838833">
                <text:p>3156156.25838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31951451301575">
                <text:p>5.31951451301575</text:p>
              </table:table-cell>
              <table:table-cell office:value-type="float" office:value="3163801.84328706">
                <text:p>3163801.843287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34914565086365">
                <text:p>5.34914565086365</text:p>
              </table:table-cell>
              <table:table-cell office:value-type="float" office:value="273226.092145282">
                <text:p>273226.0921452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35174131393433">
                <text:p>5.35174131393433</text:p>
              </table:table-cell>
              <table:table-cell office:value-type="float" office:value="3119048.88252044">
                <text:p>3119048.882520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35433387756348">
                <text:p>5.35433387756348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35692429542542">
                <text:p>5.35692429542542</text:p>
              </table:table-cell>
              <table:table-cell office:value-type="float" office:value="3125364.49001381">
                <text:p>3125364.490013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5951995849609">
                <text:p>5.35951995849609</text:p>
              </table:table-cell>
              <table:table-cell office:value-type="float" office:value="3119048.88252044">
                <text:p>3119048.88252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6211609840393">
                <text:p>5.36211609840393</text:p>
              </table:table-cell>
              <table:table-cell office:value-type="float" office:value="3118476.00183672">
                <text:p>3118476.00183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37100028991699">
                <text:p>5.37100028991699</text:p>
              </table:table-cell>
              <table:table-cell office:value-type="float" office:value="911281.571102702">
                <text:p>911281.5711027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37359929084778">
                <text:p>5.37359929084778</text:p>
              </table:table-cell>
              <table:table-cell office:value-type="float" office:value="3115043.13218971">
                <text:p>3115043.132189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37619805335999">
                <text:p>5.37619805335999</text:p>
              </table:table-cell>
              <table:table-cell office:value-type="float" office:value="3115328.9159633">
                <text:p>3115328.91596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55348038673401">
                <text:p>5.55348038673401</text:p>
              </table:table-cell>
              <table:table-cell office:value-type="float" office:value="45667.2689597297">
                <text:p>45667.26895972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55606961250305">
                <text:p>5.55606961250305</text:p>
              </table:table-cell>
              <table:table-cell office:value-type="float" office:value="3126803.42394107">
                <text:p>3126803.423941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58812642097473">
                <text:p>5.58812642097473</text:p>
              </table:table-cell>
              <table:table-cell office:value-type="float" office:value="252551.65395371">
                <text:p>252551.65395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59071969985962">
                <text:p>5.59071969985962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59331464767456">
                <text:p>5.59331464767456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59591031074524">
                <text:p>5.59591031074524</text:p>
              </table:table-cell>
              <table:table-cell office:value-type="float" office:value="3119048.88252044">
                <text:p>3119048.882520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59849071502686">
                <text:p>5.59849071502686</text:p>
              </table:table-cell>
              <table:table-cell office:value-type="float" office:value="3137492.85632449">
                <text:p>3137492.856324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61004948616028">
                <text:p>5.61004948616028</text:p>
              </table:table-cell>
              <table:table-cell office:value-type="float" office:value="700420.477795425">
                <text:p>700420.4777954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61267185211182">
                <text:p>5.61267185211182</text:p>
              </table:table-cell>
              <table:table-cell office:value-type="float" office:value="3087288.40658242">
                <text:p>3087288.406582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61526989936829">
                <text:p>5.61526989936829</text:p>
              </table:table-cell>
              <table:table-cell office:value-type="float" office:value="3116186.58199504">
                <text:p>3116186.58199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63188815116882">
                <text:p>5.63188815116882</text:p>
              </table:table-cell>
              <table:table-cell office:value-type="float" office:value="487175.191300106">
                <text:p>487175.1913001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63448810577393">
                <text:p>5.63448810577393</text:p>
              </table:table-cell>
              <table:table-cell office:value-type="float" office:value="3113900.52122879">
                <text:p>3113900.521228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65399694442749">
                <text:p>5.65399694442749</text:p>
              </table:table-cell>
              <table:table-cell office:value-type="float" office:value="414991.386405299">
                <text:p>414991.386405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65659880638123">
                <text:p>5.65659880638123</text:p>
              </table:table-cell>
              <table:table-cell office:value-type="float" office:value="3111617.81215065">
                <text:p>3111617.812150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65919709205627">
                <text:p>5.65919709205627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68854713439941">
                <text:p>5.68854713439941</text:p>
              </table:table-cell>
              <table:table-cell office:value-type="float" office:value="275842.872911302">
                <text:p>275842.8729113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69114089012146">
                <text:p>5.69114089012146</text:p>
              </table:table-cell>
              <table:table-cell office:value-type="float" office:value="3121342.51162791">
                <text:p>3121342.5116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69374823570251">
                <text:p>5.69374823570251</text:p>
              </table:table-cell>
              <table:table-cell office:value-type="float" office:value="3105073.62692026">
                <text:p>3105073.626920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73902916908264">
                <text:p>5.73902916908264</text:p>
              </table:table-cell>
              <table:table-cell office:value-type="float" office:value="178794.900980402">
                <text:p>178794.9009804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4161553382874">
                <text:p>5.74161553382874</text:p>
              </table:table-cell>
              <table:table-cell office:value-type="float" office:value="3130262.27728614">
                <text:p>3130262.27728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4421381950378">
                <text:p>5.74421381950378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76113748550415">
                <text:p>5.76113748550415</text:p>
              </table:table-cell>
              <table:table-cell office:value-type="float" office:value="478383.347900201">
                <text:p>478383.3479002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7637369632721">
                <text:p>5.7637369632721</text:p>
              </table:table-cell>
              <table:table-cell office:value-type="float" office:value="3114471.7219114">
                <text:p>3114471.72191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76634931564331">
                <text:p>5.76634931564331</text:p>
              </table:table-cell>
              <table:table-cell office:value-type="float" office:value="3099122.49557361">
                <text:p>3099122.495573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78326797485352">
                <text:p>5.78326797485352</text:p>
              </table:table-cell>
              <table:table-cell office:value-type="float" office:value="478524.917336039">
                <text:p>478524.9173360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78586196899414">
                <text:p>5.78586196899414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8844380378723">
                <text:p>5.78844380378723</text:p>
              </table:table-cell>
              <table:table-cell office:value-type="float" office:value="3135754.47261982">
                <text:p>3135754.47261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2509913444519">
                <text:p>6.2509913444519</text:p>
              </table:table-cell>
              <table:table-cell office:value-type="float" office:value="17503.0657137776">
                <text:p>17503.06571377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25340604782105">
                <text:p>6.25340604782105</text:p>
              </table:table-cell>
              <table:table-cell office:value-type="float" office:value="3352792.77093207">
                <text:p>3352792.770932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25585150718689">
                <text:p>6.25585150718689</text:p>
              </table:table-cell>
              <table:table-cell office:value-type="float" office:value="3310625.44447694">
                <text:p>3310625.444476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312180519104">
                <text:p>6.312180519104</text:p>
              </table:table-cell>
              <table:table-cell office:value-type="float" office:value="143727.001849649">
                <text:p>143727.0018496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31480002403259">
                <text:p>6.31480002403259</text:p>
              </table:table-cell>
              <table:table-cell office:value-type="float" office:value="3090660.34258669">
                <text:p>3090660.342586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35152125358582">
                <text:p>6.35152125358582</text:p>
              </table:table-cell>
              <table:table-cell office:value-type="float" office:value="220471.920425919">
                <text:p>220471.9204259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35393404960632">
                <text:p>6.35393404960632</text:p>
              </table:table-cell>
              <table:table-cell office:value-type="float" office:value="3355443.2">
                <text:p>3355443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35632133483887">
                <text:p>6.35632133483887</text:p>
              </table:table-cell>
              <table:table-cell office:value-type="float" office:value="3391299.82862279">
                <text:p>3391299.828622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35872983932495">
                <text:p>6.35872983932495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36113667488098">
                <text:p>6.36113667488098</text:p>
              </table:table-cell>
              <table:table-cell office:value-type="float" office:value="3363752.86617137">
                <text:p>3363752.866171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36354351043701">
                <text:p>6.36354351043701</text:p>
              </table:table-cell>
              <table:table-cell office:value-type="float" office:value="3363752.86617137">
                <text:p>3363752.866171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7362504005432">
                <text:p>6.37362504005432</text:p>
              </table:table-cell>
              <table:table-cell office:value-type="float" office:value="803052.741728745">
                <text:p>803052.741728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7602877616882">
                <text:p>6.37602877616882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7843465805054">
                <text:p>6.37843465805054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39548301696777">
                <text:p>6.39548301696777</text:p>
              </table:table-cell>
              <table:table-cell office:value-type="float" office:value="474884.417867032">
                <text:p>474884.4178670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9789414405823">
                <text:p>6.39789414405823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4002959728241">
                <text:p>6.4002959728241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41262030601501">
                <text:p>6.41262030601501</text:p>
              </table:table-cell>
              <table:table-cell office:value-type="float" office:value="656911.808094096">
                <text:p>656911.8080940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41502404212952">
                <text:p>6.41502404212952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41742706298828">
                <text:p>6.41742706298828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55251097679138">
                <text:p>6.55251097679138</text:p>
              </table:table-cell>
              <table:table-cell office:value-type="float" office:value="59933.1169202041">
                <text:p>59933.11692020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55491471290588">
                <text:p>6.55491471290588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60074996948242">
                <text:p>6.60074996948242</text:p>
              </table:table-cell>
              <table:table-cell office:value-type="float" office:value="176632.588201636">
                <text:p>176632.588201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0316205024719">
                <text:p>6.60316205024719</text:p>
              </table:table-cell>
              <table:table-cell office:value-type="float" office:value="3356438.19155876">
                <text:p>3356438.19155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0556578636169">
                <text:p>6.60556578636169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67430067062378">
                <text:p>6.67430067062378</text:p>
              </table:table-cell>
              <table:table-cell office:value-type="float" office:value="117785.897029085">
                <text:p>117785.8970290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67673945426941">
                <text:p>6.67673945426941</text:p>
              </table:table-cell>
              <table:table-cell office:value-type="float" office:value="3319687.67074005">
                <text:p>3319687.670740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67914748191834">
                <text:p>6.67914748191834</text:p>
              </table:table-cell>
              <table:table-cell office:value-type="float" office:value="3362087.6419802">
                <text:p>3362087.64198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70111680030823">
                <text:p>6.70111680030823</text:p>
              </table:table-cell>
              <table:table-cell office:value-type="float" office:value="368513.93640527">
                <text:p>368513.936405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70352792739868">
                <text:p>6.70352792739868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70593094825745">
                <text:p>6.70593094825745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72810363769531">
                <text:p>6.72810363769531</text:p>
              </table:table-cell>
              <table:table-cell office:value-type="float" office:value="365133.874385746">
                <text:p>365133.874385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73050546646118">
                <text:p>6.73050546646118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73290967941284">
                <text:p>6.73290967941284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74863719940186">
                <text:p>6.74863719940186</text:p>
              </table:table-cell>
              <table:table-cell office:value-type="float" office:value="514766.473395386">
                <text:p>514766.473395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75102162361145">
                <text:p>6.75102162361145</text:p>
              </table:table-cell>
              <table:table-cell office:value-type="float" office:value="3395368.98150185">
                <text:p>3395368.981501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534065246582">
                <text:p>6.7534065246582</text:p>
              </table:table-cell>
              <table:table-cell office:value-type="float" office:value="3394690.11136659">
                <text:p>3394690.111366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77496528625488">
                <text:p>6.77496528625488</text:p>
              </table:table-cell>
              <table:table-cell office:value-type="float" office:value="375531.774573122">
                <text:p>375531.774573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7773711681366">
                <text:p>6.7773711681366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77976322174072">
                <text:p>6.77976322174072</text:p>
              </table:table-cell>
              <table:table-cell office:value-type="float" office:value="3384539.53792485">
                <text:p>3384539.537924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78217458724976">
                <text:p>6.78217458724976</text:p>
              </table:table-cell>
              <table:table-cell office:value-type="float" office:value="3357433.77338343">
                <text:p>3357433.773383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78458738327026">
                <text:p>6.78458738327026</text:p>
              </table:table-cell>
              <table:table-cell office:value-type="float" office:value="3355443.2">
                <text:p>3355443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78995966911316">
                <text:p>6.78995966911316</text:p>
              </table:table-cell>
              <table:table-cell office:value-type="float" office:value="1506993.52878001">
                <text:p>1506993.528780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79236793518066">
                <text:p>6.79236793518066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82910752296448">
                <text:p>6.82910752296448</text:p>
              </table:table-cell>
              <table:table-cell office:value-type="float" office:value="220361.753856337">
                <text:p>220361.7538563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83152961730957">
                <text:p>6.83152961730957</text:p>
              </table:table-cell>
              <table:table-cell office:value-type="float" office:value="3342561.78600256">
                <text:p>3342561.786002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83392572402954">
                <text:p>6.83392572402954</text:p>
              </table:table-cell>
              <table:table-cell office:value-type="float" office:value="3378814.44616915">
                <text:p>3378814.446169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83636569976807">
                <text:p>6.83636569976807</text:p>
              </table:table-cell>
              <table:table-cell office:value-type="float" office:value="3318065.77916748">
                <text:p>3318065.77916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83876824378967">
                <text:p>6.83876824378967</text:p>
              </table:table-cell>
              <table:table-cell office:value-type="float" office:value="3369761.35595911">
                <text:p>3369761.355959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84118819236755">
                <text:p>6.84118819236755</text:p>
              </table:table-cell>
              <table:table-cell office:value-type="float" office:value="3345525.63389163">
                <text:p>3345525.633891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84930181503296">
                <text:p>6.84930181503296</text:p>
              </table:table-cell>
              <table:table-cell office:value-type="float" office:value="997828.015162646">
                <text:p>997828.0151626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85171294212341">
                <text:p>6.85171294212341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89050340652466">
                <text:p>6.89050340652466</text:p>
              </table:table-cell>
              <table:table-cell office:value-type="float" office:value="208711.087247002">
                <text:p>208711.0872470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87165522575378">
                <text:p>9.87165522575378</text:p>
              </table:table-cell>
              <table:table-cell office:value-type="float" office:value="2715.72884942622">
                <text:p>2715.728849426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87528705596924">
                <text:p>9.87528705596924</text:p>
              </table:table-cell>
              <table:table-cell office:value-type="float" office:value="2229179.09696055">
                <text:p>2229179.096960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8788332939148">
                <text:p>9.8788332939148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88238048553467">
                <text:p>9.88238048553467</text:p>
              </table:table-cell>
              <table:table-cell office:value-type="float" office:value="2282368.94636376">
                <text:p>2282368.946363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88592624664307">
                <text:p>9.88592624664307</text:p>
              </table:table-cell>
              <table:table-cell office:value-type="float" office:value="2283289.75147929">
                <text:p>2283289.751479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8895308971405">
                <text:p>9.8895308971405</text:p>
              </table:table-cell>
              <table:table-cell office:value-type="float" office:value="2245987.51134334">
                <text:p>2245987.511343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89307475090027">
                <text:p>9.89307475090027</text:p>
              </table:table-cell>
              <table:table-cell office:value-type="float" office:value="2284518.64800861">
                <text:p>2284518.648008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89660286903381">
                <text:p>9.89660286903381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.90015602111816">
                <text:p>9.90015602111816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90372443199158">
                <text:p>9.90372443199158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90727472305298">
                <text:p>9.90727472305298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91088199615479">
                <text:p>9.91088199615479</text:p>
              </table:table-cell>
              <table:table-cell office:value-type="float" office:value="2244354.60568407">
                <text:p>2244354.605684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91442584991455">
                <text:p>9.91442584991455</text:p>
              </table:table-cell>
              <table:table-cell office:value-type="float" office:value="2284518.64800861">
                <text:p>2284518.648008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91798329353333">
                <text:p>9.91798329353333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92153644561768">
                <text:p>9.92153644561768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92508101463318">
                <text:p>9.92508101463318</text:p>
              </table:table-cell>
              <table:table-cell office:value-type="float" office:value="2284057.65682384">
                <text:p>2284057.656823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92869091033936">
                <text:p>9.92869091033936</text:p>
              </table:table-cell>
              <table:table-cell office:value-type="float" office:value="2242724.07265042">
                <text:p>2242724.072650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93224310874939">
                <text:p>9.93224310874939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93582057952881">
                <text:p>9.93582057952881</text:p>
              </table:table-cell>
              <table:table-cell office:value-type="float" office:value="2263051.3284905">
                <text:p>2263051.32849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93933773040772">
                <text:p>9.93933773040772</text:p>
              </table:table-cell>
              <table:table-cell office:value-type="float" office:value="2301863.14967462">
                <text:p>2301863.149674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94286775588989">
                <text:p>9.94286775588989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94637537002564">
                <text:p>9.94637537002564</text:p>
              </table:table-cell>
              <table:table-cell office:value-type="float" office:value="2308121.61392061">
                <text:p>2308121.613920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94991064071655">
                <text:p>9.94991064071655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95345306396484">
                <text:p>9.95345306396484</text:p>
              </table:table-cell>
              <table:table-cell office:value-type="float" office:value="2285441.18885449">
                <text:p>2285441.188854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95698857307434">
                <text:p>9.95698857307434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96052050590515">
                <text:p>9.96052050590515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96405529975891">
                <text:p>9.96405529975891</text:p>
              </table:table-cell>
              <table:table-cell office:value-type="float" office:value="2290374.01753676">
                <text:p>2290374.017536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96758818626404">
                <text:p>9.96758818626404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97111558914185">
                <text:p>9.97111558914185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97464895248413">
                <text:p>9.97464895248413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97816157341003">
                <text:p>9.97816157341003</text:p>
              </table:table-cell>
              <table:table-cell office:value-type="float" office:value="2304831.68288875">
                <text:p>2304831.68288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98169541358948">
                <text:p>9.98169541358948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98522758483887">
                <text:p>9.98522758483887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98875951766968">
                <text:p>9.98875951766968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99229454994202">
                <text:p>9.99229454994202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99588012695313">
                <text:p>9.99588012695313</text:p>
              </table:table-cell>
              <table:table-cell office:value-type="float" office:value="2257935.04780903">
                <text:p>2257935.047809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99940323829651">
                <text:p>9.99940323829651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0029304027557">
                <text:p>10.0029304027557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0064601898193">
                <text:p>10.0064601898193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0099580287933">
                <text:p>10.0099580287933</text:p>
              </table:table-cell>
              <table:table-cell office:value-type="float" office:value="2314571.95719447">
                <text:p>2314571.957194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0134847164154">
                <text:p>10.0134847164154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0170199871063">
                <text:p>10.0170199871063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205910205841">
                <text:p>10.0205910205841</text:p>
              </table:table-cell>
              <table:table-cell office:value-type="float" office:value="2267130.8041127">
                <text:p>2267130.80411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0241265296936">
                <text:p>10.0241265296936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027637720108">
                <text:p>10.027637720108</text:p>
              </table:table-cell>
              <table:table-cell office:value-type="float" office:value="2305770.7057785">
                <text:p>2305770.7057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0311312675476">
                <text:p>10.0311312675476</text:p>
              </table:table-cell>
              <table:table-cell office:value-type="float" office:value="2317415.21763461">
                <text:p>2317415.217634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034645318985">
                <text:p>10.034645318985</text:p>
              </table:table-cell>
              <table:table-cell office:value-type="float" office:value="2303893.42451998">
                <text:p>2303893.42451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0381724834442">
                <text:p>10.0381724834442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0417008399963">
                <text:p>10.0417008399963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0452306270599">
                <text:p>10.0452306270599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0488007068634">
                <text:p>10.0488007068634</text:p>
              </table:table-cell>
              <table:table-cell office:value-type="float" office:value="2267736.42206491">
                <text:p>2267736.42206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0523245334625">
                <text:p>10.0523245334625</text:p>
              </table:table-cell>
              <table:table-cell office:value-type="float" office:value="2297502.38051421">
                <text:p>2297502.380514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0558748245239">
                <text:p>10.0558748245239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0594110488892">
                <text:p>10.0594110488892</text:p>
              </table:table-cell>
              <table:table-cell office:value-type="float" office:value="2289447.49083064">
                <text:p>2289447.49083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0629394054413">
                <text:p>10.0629394054413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0664660930634">
                <text:p>10.0664660930634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0699987411499">
                <text:p>10.0699987411499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0735287666321">
                <text:p>10.0735287666321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0770599842072">
                <text:p>10.0770599842072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0805888175964">
                <text:p>10.0805888175964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0841162204742">
                <text:p>10.0841162204742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0876436233521">
                <text:p>10.0876436233521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0911340713501">
                <text:p>10.0911340713501</text:p>
              </table:table-cell>
              <table:table-cell office:value-type="float" office:value="2319473.03169399">
                <text:p>2319473.031693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0946629047394">
                <text:p>10.0946629047394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2500231266022">
                <text:p>10.2500231266022</text:p>
              </table:table-cell>
              <table:table-cell office:value-type="float" office:value="52111.1511230334">
                <text:p>52111.15112303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2535579204559">
                <text:p>10.2535579204559</text:p>
              </table:table-cell>
              <table:table-cell office:value-type="float" office:value="2290374.01753676">
                <text:p>2290374.017536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2570514678955">
                <text:p>10.2570514678955</text:p>
              </table:table-cell>
              <table:table-cell office:value-type="float" office:value="2317415.21763461">
                <text:p>2317415.217634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260559797287">
                <text:p>10.260559797287</text:p>
              </table:table-cell>
              <table:table-cell office:value-type="float" office:value="2307651.04886171">
                <text:p>2307651.048861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2641072273254">
                <text:p>10.2641072273254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271605014801">
                <text:p>10.271605014801</text:p>
              </table:table-cell>
              <table:table-cell office:value-type="float" office:value="1079785.2068176">
                <text:p>1079785.20681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2751340866089">
                <text:p>10.2751340866089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2786753177643">
                <text:p>10.2786753177643</text:p>
              </table:table-cell>
              <table:table-cell office:value-type="float" office:value="2286210.54224736">
                <text:p>2286210.542247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2985887527466">
                <text:p>10.2985887527466</text:p>
              </table:table-cell>
              <table:table-cell office:value-type="float" office:value="406559.692348215">
                <text:p>406559.6923482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3021879196167">
                <text:p>10.3021879196167</text:p>
              </table:table-cell>
              <table:table-cell office:value-type="float" office:value="2249409.45839958">
                <text:p>2249409.458399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3057217597961">
                <text:p>10.3057217597961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3506715297699">
                <text:p>10.3506715297699</text:p>
              </table:table-cell>
              <table:table-cell office:value-type="float" office:value="180112.156407632">
                <text:p>180112.156407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3541946411133">
                <text:p>10.3541946411133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3576998710632">
                <text:p>10.3576998710632</text:p>
              </table:table-cell>
              <table:table-cell office:value-type="float" office:value="2309691.55108149">
                <text:p>2309691.551081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3611862659454">
                <text:p>10.3611862659454</text:p>
              </table:table-cell>
              <table:table-cell office:value-type="float" office:value="2322169.54003966">
                <text:p>2322169.540039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3646898269653">
                <text:p>10.3646898269653</text:p>
              </table:table-cell>
              <table:table-cell office:value-type="float" office:value="2310791.77842804">
                <text:p>2310791.778428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3681840896606">
                <text:p>10.3681840896606</text:p>
              </table:table-cell>
              <table:table-cell office:value-type="float" office:value="2316940.8558952">
                <text:p>2316940.85589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371967792511">
                <text:p>10.371967792511</text:p>
              </table:table-cell>
              <table:table-cell office:value-type="float" office:value="2139702.91014493">
                <text:p>2139702.91014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3755156993866">
                <text:p>10.3755156993866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451004743576">
                <text:p>10.451004743576</text:p>
              </table:table-cell>
              <table:table-cell office:value-type="float" office:value="107247.350750417">
                <text:p>107247.3507504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4545180797577">
                <text:p>10.4545180797577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4580025672913">
                <text:p>10.4580025672913</text:p>
              </table:table-cell>
              <table:table-cell office:value-type="float" office:value="2323440.65576463">
                <text:p>2323440.655764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4614925384521">
                <text:p>10.4614925384521</text:p>
              </table:table-cell>
              <table:table-cell office:value-type="float" office:value="2319789.94288837">
                <text:p>2319789.942888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4650027751923">
                <text:p>10.4650027751923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4685142040253">
                <text:p>10.4685142040253</text:p>
              </table:table-cell>
              <table:table-cell office:value-type="float" office:value="2305614.14883216">
                <text:p>2305614.14883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4721903800964">
                <text:p>10.4721903800964</text:p>
              </table:table-cell>
              <table:table-cell office:value-type="float" office:value="2202288.42233608">
                <text:p>2202288.422336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4757463932037">
                <text:p>10.4757463932037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4792394638062">
                <text:p>10.4792394638062</text:p>
              </table:table-cell>
              <table:table-cell office:value-type="float" office:value="2317731.56671899">
                <text:p>2317731.566718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4994311332703">
                <text:p>10.4994311332703</text:p>
              </table:table-cell>
              <table:table-cell office:value-type="float" office:value="400957.435163538">
                <text:p>400957.435163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5029604434967">
                <text:p>10.5029604434967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5064926147461">
                <text:p>10.5064926147461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55135679245">
                <text:p>10.55135679245</text:p>
              </table:table-cell>
              <table:table-cell office:value-type="float" office:value="180455.775952044">
                <text:p>180455.7759520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5548870563507">
                <text:p>10.5548870563507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5584361553192">
                <text:p>10.5584361553192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5619142055511">
                <text:p>10.5619142055511</text:p>
              </table:table-cell>
              <table:table-cell office:value-type="float" office:value="2327740.96408007">
                <text:p>2327740.96408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5654239654541">
                <text:p>10.5654239654541</text:p>
              </table:table-cell>
              <table:table-cell office:value-type="float" office:value="2306710.49412404">
                <text:p>2306710.494124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5689558982849">
                <text:p>10.5689558982849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6000282764435">
                <text:p>10.6000282764435</text:p>
              </table:table-cell>
              <table:table-cell office:value-type="float" office:value="260552.956670529">
                <text:p>260552.9566705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6036930084229">
                <text:p>10.6036930084229</text:p>
              </table:table-cell>
              <table:table-cell office:value-type="float" office:value="2209165.64855897">
                <text:p>2209165.648558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6519551277161">
                <text:p>10.6519551277161</text:p>
              </table:table-cell>
              <table:table-cell office:value-type="float" office:value="167750.611008467">
                <text:p>167750.6110084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655490398407">
                <text:p>10.655490398407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6590690612793">
                <text:p>10.6590690612793</text:p>
              </table:table-cell>
              <table:table-cell office:value-type="float" office:value="2262297.48061292">
                <text:p>2262297.480612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6625699996948">
                <text:p>10.6625699996948</text:p>
              </table:table-cell>
              <table:table-cell office:value-type="float" office:value="2312522.8264778">
                <text:p>2312522.82647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6661033630371">
                <text:p>10.6661033630371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6696336269379">
                <text:p>10.6696336269379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7005288600922">
                <text:p>10.7005288600922</text:p>
              </table:table-cell>
              <table:table-cell office:value-type="float" office:value="262046.897641684">
                <text:p>262046.8976416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7040610313416">
                <text:p>10.7040610313416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7075886726379">
                <text:p>10.7075886726379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7110884189606">
                <text:p>10.7110884189606</text:p>
              </table:table-cell>
              <table:table-cell office:value-type="float" office:value="2313310.52415015">
                <text:p>2313310.524150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7146236896515">
                <text:p>10.7146236896515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7181913852692">
                <text:p>10.7181913852692</text:p>
              </table:table-cell>
              <table:table-cell office:value-type="float" office:value="2269251.88345362">
                <text:p>2269251.883453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7524185180664">
                <text:p>10.7524185180664</text:p>
              </table:table-cell>
              <table:table-cell office:value-type="float" office:value="236537.487611365">
                <text:p>236537.4876113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7559719085693">
                <text:p>10.7559719085693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759535074234">
                <text:p>10.759535074234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7630333900452">
                <text:p>10.7630333900452</text:p>
              </table:table-cell>
              <table:table-cell office:value-type="float" office:value="2314256.46997887">
                <text:p>2314256.469978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8010234832764">
                <text:p>10.8010234832764</text:p>
              </table:table-cell>
              <table:table-cell office:value-type="float" office:value="213108.189830679">
                <text:p>213108.189830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8045494556427">
                <text:p>10.8045494556427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8080523014069">
                <text:p>10.8080523014069</text:p>
              </table:table-cell>
              <table:table-cell office:value-type="float" office:value="2311263.62537435">
                <text:p>2311263.625374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811544418335">
                <text:p>10.811544418335</text:p>
              </table:table-cell>
              <table:table-cell office:value-type="float" office:value="2318364.52406636">
                <text:p>2318364.524066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8150696754456">
                <text:p>10.8150696754456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8185939788818">
                <text:p>10.8185939788818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8529777526855">
                <text:p>10.8529777526855</text:p>
              </table:table-cell>
              <table:table-cell office:value-type="float" office:value="235459.901703001">
                <text:p>235459.9017030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856507062912">
                <text:p>10.856507062912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8600420951843">
                <text:p>10.8600420951843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863532781601">
                <text:p>10.863532781601</text:p>
              </table:table-cell>
              <table:table-cell office:value-type="float" office:value="2319314.60856499">
                <text:p>2319314.608564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8670599460602">
                <text:p>10.8670599460602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8705139160156">
                <text:p>10.8705139160156</text:p>
              </table:table-cell>
              <table:table-cell office:value-type="float" office:value="2343969.43356112">
                <text:p>2343969.43356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8894860744476">
                <text:p>10.8894860744476</text:p>
              </table:table-cell>
              <table:table-cell office:value-type="float" office:value="426730.570958216">
                <text:p>426730.570958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892897605896">
                <text:p>10.892897605896</text:p>
              </table:table-cell>
              <table:table-cell office:value-type="float" office:value="2373127.76462366">
                <text:p>2373127.764623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8963027000427">
                <text:p>10.8963027000427</text:p>
              </table:table-cell>
              <table:table-cell office:value-type="float" office:value="2377614.14255707">
                <text:p>2377614.142557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8997294902802">
                <text:p>10.8997294902802</text:p>
              </table:table-cell>
              <table:table-cell office:value-type="float" office:value="2362560.71689974">
                <text:p>2362560.716899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031336307526">
                <text:p>10.9031336307526</text:p>
              </table:table-cell>
              <table:table-cell office:value-type="float" office:value="2378280.23420647">
                <text:p>2378280.234206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9065761566162">
                <text:p>10.9065761566162</text:p>
              </table:table-cell>
              <table:table-cell office:value-type="float" office:value="2351761.56132696">
                <text:p>2351761.561326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9100034236908">
                <text:p>10.9100034236908</text:p>
              </table:table-cell>
              <table:table-cell office:value-type="float" office:value="2362232.0128">
                <text:p>2362232.01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9134290218353">
                <text:p>10.9134290218353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9416427612305">
                <text:p>10.9416427612305</text:p>
              </table:table-cell>
              <table:table-cell office:value-type="float" office:value="286952.391762509">
                <text:p>286952.3917625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9450664520264">
                <text:p>10.9450664520264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9484851360321">
                <text:p>10.9484851360321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68380689621">
                <text:p>10.968380689621</text:p>
              </table:table-cell>
              <table:table-cell office:value-type="float" office:value="406925.093279647">
                <text:p>406925.0932796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9718255996704">
                <text:p>10.9718255996704</text:p>
              </table:table-cell>
              <table:table-cell office:value-type="float" office:value="2350133.93203682">
                <text:p>2350133.932036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9752459526062">
                <text:p>10.9752459526062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9898438453674">
                <text:p>10.9898438453674</text:p>
              </table:table-cell>
              <table:table-cell office:value-type="float" office:value="554600.59423793">
                <text:p>554600.594237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9932663440704">
                <text:p>10.9932663440704</text:p>
              </table:table-cell>
              <table:table-cell office:value-type="float" office:value="2365523.17547893">
                <text:p>2365523.175478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9966995716095">
                <text:p>10.9966995716095</text:p>
              </table:table-cell>
              <table:table-cell office:value-type="float" office:value="2358130.91555556">
                <text:p>2358130.915555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0313320159912">
                <text:p>11.0313320159912</text:p>
              </table:table-cell>
              <table:table-cell office:value-type="float" office:value="233769.234154166">
                <text:p>233769.234154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0347590446472">
                <text:p>11.0347590446472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0420792102814">
                <text:p>11.0420792102814</text:p>
              </table:table-cell>
              <table:table-cell office:value-type="float" office:value="1105985.9031365">
                <text:p>1105985.90313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0454976558685">
                <text:p>11.0454976558685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0489146709442">
                <text:p>11.0489146709442</text:p>
              </table:table-cell>
              <table:table-cell office:value-type="float" office:value="2369319.36812727">
                <text:p>2369319.36812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0902845859528">
                <text:p>11.0902845859528</text:p>
              </table:table-cell>
              <table:table-cell office:value-type="float" office:value="195697.767286391">
                <text:p>195697.767286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0937082767487">
                <text:p>11.0937082767487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0971057415009">
                <text:p>11.0971057415009</text:p>
              </table:table-cell>
              <table:table-cell office:value-type="float" office:value="2382953.34624561">
                <text:p>2382953.346245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1319100856781">
                <text:p>11.1319100856781</text:p>
              </table:table-cell>
              <table:table-cell office:value-type="float" office:value="232614.640252089">
                <text:p>232614.6402520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1353363990784">
                <text:p>11.1353363990784</text:p>
              </table:table-cell>
              <table:table-cell office:value-type="float" office:value="2362889.51249043">
                <text:p>2362889.51249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1387634277344">
                <text:p>11.1387634277344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190943479538">
                <text:p>11.190943479538</text:p>
              </table:table-cell>
              <table:table-cell office:value-type="float" office:value="155155.077853778">
                <text:p>155155.0778537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194361448288">
                <text:p>11.194361448288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1977801322937">
                <text:p>11.1977801322937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2012031078339">
                <text:p>11.2012031078339</text:p>
              </table:table-cell>
              <table:table-cell office:value-type="float" office:value="2365193.64658355">
                <text:p>2365193.646583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2046337127686">
                <text:p>11.2046337127686</text:p>
              </table:table-cell>
              <table:table-cell office:value-type="float" office:value="2359933.64264369">
                <text:p>2359933.642643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2080588340759">
                <text:p>11.2080588340759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2325520515442">
                <text:p>11.2325520515442</text:p>
              </table:table-cell>
              <table:table-cell office:value-type="float" office:value="330540.485768796">
                <text:p>330540.4857687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235976934433">
                <text:p>11.235976934433</text:p>
              </table:table-cell>
              <table:table-cell office:value-type="float" office:value="2363876.44859032">
                <text:p>2363876.448590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2394051551819">
                <text:p>11.2394051551819</text:p>
              </table:table-cell>
              <table:table-cell office:value-type="float" office:value="2361574.87892065">
                <text:p>2361574.878920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2687840461731">
                <text:p>11.2687840461731</text:p>
              </table:table-cell>
              <table:table-cell office:value-type="float" office:value="275572.008569759">
                <text:p>275572.0085697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2721750736237">
                <text:p>11.2721750736237</text:p>
              </table:table-cell>
              <table:table-cell office:value-type="float" office:value="2387476.98685228">
                <text:p>2387476.98685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2915222644806">
                <text:p>11.2915222644806</text:p>
              </table:table-cell>
              <table:table-cell office:value-type="float" office:value="418458.682703209">
                <text:p>418458.6827032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2949650287628">
                <text:p>11.2949650287628</text:p>
              </table:table-cell>
              <table:table-cell office:value-type="float" office:value="2351598.69695291">
                <text:p>2351598.696952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2983934879303">
                <text:p>11.2983934879303</text:p>
              </table:table-cell>
              <table:table-cell office:value-type="float" office:value="2361410.65257302">
                <text:p>2361410.652573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3244779109955">
                <text:p>11.3244779109955</text:p>
              </table:table-cell>
              <table:table-cell office:value-type="float" office:value="310376.809169515">
                <text:p>310376.8091695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3279221057892">
                <text:p>11.3279221057892</text:p>
              </table:table-cell>
              <table:table-cell office:value-type="float" office:value="2350621.98421708">
                <text:p>2350621.984217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3313472270966">
                <text:p>11.3313472270966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3347697257996">
                <text:p>11.3347697257996</text:p>
              </table:table-cell>
              <table:table-cell office:value-type="float" office:value="2365523.17547893">
                <text:p>2365523.175478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3381886482239">
                <text:p>11.3381886482239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341605424881">
                <text:p>11.341605424881</text:p>
              </table:table-cell>
              <table:table-cell office:value-type="float" office:value="2369484.69639244">
                <text:p>2369484.696392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3662955760956">
                <text:p>11.3662955760956</text:p>
              </table:table-cell>
              <table:table-cell office:value-type="float" office:value="327904.02657448">
                <text:p>327904.02657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3697192668915">
                <text:p>11.3697192668915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3731365203857">
                <text:p>11.3731365203857</text:p>
              </table:table-cell>
              <table:table-cell office:value-type="float" office:value="2369154.0629317">
                <text:p>2369154.06293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3919961452484">
                <text:p>11.3919961452484</text:p>
              </table:table-cell>
              <table:table-cell office:value-type="float" office:value="429276.831270622">
                <text:p>429276.8312706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4218575954437">
                <text:p>11.4218575954437</text:p>
              </table:table-cell>
              <table:table-cell office:value-type="float" office:value="271118.781808891">
                <text:p>271118.7818088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4252774715424">
                <text:p>11.4252774715424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4286949634552">
                <text:p>11.4286949634552</text:p>
              </table:table-cell>
              <table:table-cell office:value-type="float" office:value="2368988.78080089">
                <text:p>2368988.780800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4336359500885">
                <text:p>11.4336359500885</text:p>
              </table:table-cell>
              <table:table-cell office:value-type="float" office:value="1638539.14225053">
                <text:p>1638539.142250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4371120929718">
                <text:p>11.4371120929718</text:p>
              </table:table-cell>
              <table:table-cell office:value-type="float" office:value="2329018.18820302">
                <text:p>2329018.188203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4405298233032">
                <text:p>11.4405298233032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4667325019836">
                <text:p>11.4667325019836</text:p>
              </table:table-cell>
              <table:table-cell office:value-type="float" office:value="308976.043966443">
                <text:p>308976.0439664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470244884491">
                <text:p>11.470244884491</text:p>
              </table:table-cell>
              <table:table-cell office:value-type="float" office:value="2304988.13358675">
                <text:p>2304988.133586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473671913147">
                <text:p>11.473671913147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4925396442413">
                <text:p>11.4925396442413</text:p>
              </table:table-cell>
              <table:table-cell office:value-type="float" office:value="429092.399054804">
                <text:p>429092.3990548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4959695339203">
                <text:p>11.4959695339203</text:p>
              </table:table-cell>
              <table:table-cell office:value-type="float" office:value="2360425.77394689">
                <text:p>2360425.773946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499388217926">
                <text:p>11.499388217926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5222814083099">
                <text:p>11.5222814083099</text:p>
              </table:table-cell>
              <table:table-cell office:value-type="float" office:value="353642.278085002">
                <text:p>353642.278085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5256817340851">
                <text:p>11.5256817340851</text:p>
              </table:table-cell>
              <table:table-cell office:value-type="float" office:value="2380948.33711962">
                <text:p>2380948.337119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56085896492">
                <text:p>11.56085896492</text:p>
              </table:table-cell>
              <table:table-cell office:value-type="float" office:value="230148.872092393">
                <text:p>230148.8720923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5642592906952">
                <text:p>11.5642592906952</text:p>
              </table:table-cell>
              <table:table-cell office:value-type="float" office:value="2380948.33711962">
                <text:p>2380948.337119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5676763057709">
                <text:p>11.5676763057709</text:p>
              </table:table-cell>
              <table:table-cell office:value-type="float" office:value="2369319.36812727">
                <text:p>2369319.368127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5888438224793">
                <text:p>11.5888438224793</text:p>
              </table:table-cell>
              <table:table-cell office:value-type="float" office:value="382472.829077639">
                <text:p>382472.8290776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5922627449036">
                <text:p>11.5922627449036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5956826210022">
                <text:p>11.5956826210022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6166005134583">
                <text:p>11.6166005134583</text:p>
              </table:table-cell>
              <table:table-cell office:value-type="float" office:value="387037.079237713">
                <text:p>387037.0792377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6200199127197">
                <text:p>11.6200199127197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6234447956085">
                <text:p>11.6234447956085</text:p>
              </table:table-cell>
              <table:table-cell office:value-type="float" office:value="2363876.44859032">
                <text:p>2363876.448590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6444129943848">
                <text:p>11.6444129943848</text:p>
              </table:table-cell>
              <table:table-cell office:value-type="float" office:value="386108.510625718">
                <text:p>386108.5106257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6478748321533">
                <text:p>11.6478748321533</text:p>
              </table:table-cell>
              <table:table-cell office:value-type="float" office:value="2338642.23030303">
                <text:p>2338642.230303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6513004302979">
                <text:p>11.6513004302979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6613955497742">
                <text:p>11.6613955497742</text:p>
              </table:table-cell>
              <table:table-cell office:value-type="float" office:value="801971.68730811">
                <text:p>801971.687308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6648168563843">
                <text:p>11.6648168563843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6682345867157">
                <text:p>11.6682345867157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6893744468689">
                <text:p>11.6893744468689</text:p>
              </table:table-cell>
              <table:table-cell office:value-type="float" office:value="382973.205183439">
                <text:p>382973.2051834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6927931308746">
                <text:p>11.6927931308746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6962134838104">
                <text:p>11.6962134838104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71724152565">
                <text:p>11.71724152565</text:p>
              </table:table-cell>
              <table:table-cell office:value-type="float" office:value="385009.696183587">
                <text:p>385009.69618358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7206885814667">
                <text:p>11.7206885814667</text:p>
              </table:table-cell>
              <table:table-cell office:value-type="float" office:value="2348670.99073177">
                <text:p>2348670.990731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450129985809">
                <text:p>11.7450129985809</text:p>
              </table:table-cell>
              <table:table-cell office:value-type="float" office:value="332834.285893515">
                <text:p>332834.285893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7484514713287">
                <text:p>11.7484514713287</text:p>
              </table:table-cell>
              <table:table-cell office:value-type="float" office:value="2354533.71127444">
                <text:p>2354533.711274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7518956661224">
                <text:p>11.7518956661224</text:p>
              </table:table-cell>
              <table:table-cell office:value-type="float" office:value="2350621.98421708">
                <text:p>2350621.984217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7833700180054">
                <text:p>11.7833700180054</text:p>
              </table:table-cell>
              <table:table-cell office:value-type="float" office:value="257225.312537402">
                <text:p>257225.3125374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7867910861969">
                <text:p>11.7867910861969</text:p>
              </table:table-cell>
              <table:table-cell office:value-type="float" office:value="2366512.31333194">
                <text:p>2366512.313331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7902097702026">
                <text:p>11.7902097702026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8112654685974">
                <text:p>11.8112654685974</text:p>
              </table:table-cell>
              <table:table-cell office:value-type="float" office:value="384503.987861494">
                <text:p>384503.9878614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8146848678589">
                <text:p>11.8146848678589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8181042671204">
                <text:p>11.8181042671204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8391389846802">
                <text:p>11.8391389846802</text:p>
              </table:table-cell>
              <table:table-cell office:value-type="float" office:value="384887.506902727">
                <text:p>384887.5069027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842554807663">
                <text:p>11.842554807663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8459858894348">
                <text:p>11.8459858894348</text:p>
              </table:table-cell>
              <table:table-cell office:value-type="float" office:value="2359605.66909874">
                <text:p>2359605.669098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8668649196625">
                <text:p>11.8668649196625</text:p>
              </table:table-cell>
              <table:table-cell office:value-type="float" office:value="387757.473011088">
                <text:p>387757.4730110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8700923919678">
                <text:p>11.8700923919678</text:p>
              </table:table-cell>
              <table:table-cell office:value-type="float" office:value="2508464.59215483">
                <text:p>2508464.592154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8731868267059">
                <text:p>11.8731868267059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8839192390442">
                <text:p>11.8839192390442</text:p>
              </table:table-cell>
              <table:table-cell office:value-type="float" office:value="754350.442830168">
                <text:p>754350.4428301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8869934082031">
                <text:p>11.8869934082031</text:p>
              </table:table-cell>
              <table:table-cell office:value-type="float" office:value="2633557.09508298">
                <text:p>2633557.095082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8900771141052">
                <text:p>11.8900771141052</text:p>
              </table:table-cell>
              <table:table-cell office:value-type="float" office:value="2625412.49296428">
                <text:p>2625412.492964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8931710720062">
                <text:p>11.8931710720062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8963296413422">
                <text:p>11.8963296413422</text:p>
              </table:table-cell>
              <table:table-cell office:value-type="float" office:value="2563185.77777778">
                <text:p>2563185.777777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8994269371033">
                <text:p>11.8994269371033</text:p>
              </table:table-cell>
              <table:table-cell office:value-type="float" office:value="2613893.09398815">
                <text:p>2613893.093988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9025337696075">
                <text:p>11.9025337696075</text:p>
              </table:table-cell>
              <table:table-cell office:value-type="float" office:value="2605869.47924181">
                <text:p>2605869.479241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9056279659271">
                <text:p>11.9056279659271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9226670265198">
                <text:p>11.9226670265198</text:p>
              </table:table-cell>
              <table:table-cell office:value-type="float" office:value="475143.565337848">
                <text:p>475143.5653378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9257502555847">
                <text:p>11.9257502555847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9288437366486">
                <text:p>11.9288437366486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9502601623535">
                <text:p>11.9502601623535</text:p>
              </table:table-cell>
              <table:table-cell office:value-type="float" office:value="378027.599541341">
                <text:p>378027.5995413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953351020813">
                <text:p>11.953351020813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9564392566681">
                <text:p>11.9564392566681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9642040729523">
                <text:p>11.9642040729523</text:p>
              </table:table-cell>
              <table:table-cell office:value-type="float" office:value="1042651.84180791">
                <text:p>1042651.841807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9842898845673">
                <text:p>11.9842898845673</text:p>
              </table:table-cell>
              <table:table-cell office:value-type="float" office:value="403070.593072668">
                <text:p>403070.5930726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9873700141907">
                <text:p>11.9873700141907</text:p>
              </table:table-cell>
              <table:table-cell office:value-type="float" office:value="2628460.8084217">
                <text:p>2628460.80842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9904570579529">
                <text:p>11.9904570579529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0231807231903">
                <text:p>12.0231807231903</text:p>
              </table:table-cell>
              <table:table-cell office:value-type="float" office:value="247405.048953393">
                <text:p>247405.0489533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0262784957886">
                <text:p>12.0262784957886</text:p>
              </table:table-cell>
              <table:table-cell office:value-type="float" office:value="2613490.73993689">
                <text:p>2613490.739936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0293660163879">
                <text:p>12.0293660163879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0506455898285">
                <text:p>12.0506455898285</text:p>
              </table:table-cell>
              <table:table-cell office:value-type="float" office:value="380458.75414832">
                <text:p>380458.754148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0537509918213">
                <text:p>12.0537509918213</text:p>
              </table:table-cell>
              <table:table-cell office:value-type="float" office:value="2607069.87976967">
                <text:p>2607069.8797696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0568342208862">
                <text:p>12.0568342208862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0648288726807">
                <text:p>12.0648288726807</text:p>
              </table:table-cell>
              <table:table-cell office:value-type="float" office:value="1012677.00059645">
                <text:p>1012677.00059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0679309368134">
                <text:p>12.0679309368134</text:p>
              </table:table-cell>
              <table:table-cell office:value-type="float" office:value="2609875.11982169">
                <text:p>2609875.119821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0710144042969">
                <text:p>12.0710144042969</text:p>
              </table:table-cell>
              <table:table-cell office:value-type="float" office:value="2625615.49400758">
                <text:p>2625615.494007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1026475429535">
                <text:p>12.1026475429535</text:p>
              </table:table-cell>
              <table:table-cell office:value-type="float" office:value="255934.135650706">
                <text:p>255934.1356507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1057209968567">
                <text:p>12.1057209968567</text:p>
              </table:table-cell>
              <table:table-cell office:value-type="float" office:value="2634169.97781398">
                <text:p>2634169.977813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1088078022003">
                <text:p>12.1088078022003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1235992908478">
                <text:p>12.1235992908478</text:p>
              </table:table-cell>
              <table:table-cell office:value-type="float" office:value="547341.79858156">
                <text:p>547341.798581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12668633461">
                <text:p>12.12668633461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151079416275">
                <text:p>12.151079416275</text:p>
              </table:table-cell>
              <table:table-cell office:value-type="float" office:value="331897.384314645">
                <text:p>331897.3843146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1541659832001">
                <text:p>12.1541659832001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1572544574738">
                <text:p>12.1572544574738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1800742149353">
                <text:p>12.1800742149353</text:p>
              </table:table-cell>
              <table:table-cell office:value-type="float" office:value="354780.282553049">
                <text:p>354780.2825530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1831574440002">
                <text:p>12.1831574440002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1862442493439">
                <text:p>12.1862442493439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2030684947968">
                <text:p>12.2030684947968</text:p>
              </table:table-cell>
              <table:table-cell office:value-type="float" office:value="481210.288014058">
                <text:p>481210.2880140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2061502933502">
                <text:p>12.2061502933502</text:p>
              </table:table-cell>
              <table:table-cell office:value-type="float" office:value="2627037.38078292">
                <text:p>2627037.38078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2092351913452">
                <text:p>12.2092351913452</text:p>
              </table:table-cell>
              <table:table-cell office:value-type="float" office:value="2624397.95842028">
                <text:p>2624397.958420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224170923233">
                <text:p>12.224170923233</text:p>
              </table:table-cell>
              <table:table-cell office:value-type="float" office:value="542055.793503073">
                <text:p>542055.7935030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2272608280182">
                <text:p>12.2272608280182</text:p>
              </table:table-cell>
              <table:table-cell office:value-type="float" office:value="2620145.46172839">
                <text:p>2620145.461728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2303392887115">
                <text:p>12.2303392887115</text:p>
              </table:table-cell>
              <table:table-cell office:value-type="float" office:value="2629885.77942999">
                <text:p>2629885.77942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2516057491303">
                <text:p>12.2516057491303</text:p>
              </table:table-cell>
              <table:table-cell office:value-type="float" office:value="380693.347205094">
                <text:p>380693.3472050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2546949386597">
                <text:p>12.2546949386597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2577826976776">
                <text:p>12.2577826976776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2805581092834">
                <text:p>12.2805581092834</text:p>
              </table:table-cell>
              <table:table-cell office:value-type="float" office:value="355471.07293226">
                <text:p>355471.072932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2836563587189">
                <text:p>12.2836563587189</text:p>
              </table:table-cell>
              <table:table-cell office:value-type="float" office:value="2613088.50973451">
                <text:p>2613088.509734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2867441177368">
                <text:p>12.2867441177368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3035759925842">
                <text:p>12.3035759925842</text:p>
              </table:table-cell>
              <table:table-cell office:value-type="float" office:value="480992.169523216">
                <text:p>480992.1695232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3066897392273">
                <text:p>12.3066897392273</text:p>
              </table:table-cell>
              <table:table-cell office:value-type="float" office:value="2600083.09218989">
                <text:p>2600083.092189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3343107700348">
                <text:p>12.3343107700348</text:p>
              </table:table-cell>
              <table:table-cell office:value-type="float" office:value="293109.987691086">
                <text:p>293109.9876910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3374094963074">
                <text:p>12.3374094963074</text:p>
              </table:table-cell>
              <table:table-cell office:value-type="float" office:value="2612686.40332384">
                <text:p>2612686.403323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3404982089996">
                <text:p>12.3404982089996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3602089881897">
                <text:p>12.3602089881897</text:p>
              </table:table-cell>
              <table:table-cell office:value-type="float" office:value="410739.723779227">
                <text:p>410739.7237792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3632991313934">
                <text:p>12.3632991313934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3663856983185">
                <text:p>12.3663856983185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3810017108917">
                <text:p>12.3810017108917</text:p>
              </table:table-cell>
              <table:table-cell office:value-type="float" office:value="553913.042933577">
                <text:p>553913.0429335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3841104507446">
                <text:p>12.3841104507446</text:p>
              </table:table-cell>
              <table:table-cell office:value-type="float" office:value="2604270.6637012">
                <text:p>2604270.66370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3872020244598">
                <text:p>12.3872020244598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4116065502167">
                <text:p>12.4116065502167</text:p>
              </table:table-cell>
              <table:table-cell office:value-type="float" office:value="331741.746619773">
                <text:p>331741.7466197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4146950244904">
                <text:p>12.4146950244904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4177823066711">
                <text:p>12.4177823066711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4348661899567">
                <text:p>12.4348661899567</text:p>
              </table:table-cell>
              <table:table-cell office:value-type="float" office:value="473896.939278487">
                <text:p>473896.9392784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4379329681396">
                <text:p>12.4379329681396</text:p>
              </table:table-cell>
              <table:table-cell office:value-type="float" office:value="2639904.00248776">
                <text:p>2639904.002487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4410305023193">
                <text:p>12.4410305023193</text:p>
              </table:table-cell>
              <table:table-cell office:value-type="float" office:value="2613691.90147783">
                <text:p>2613691.901477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4607090950012">
                <text:p>12.4607090950012</text:p>
              </table:table-cell>
              <table:table-cell office:value-type="float" office:value="411411.533887422">
                <text:p>411411.5338874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4638271331787">
                <text:p>12.4638271331787</text:p>
              </table:table-cell>
              <table:table-cell office:value-type="float" office:value="2596504.44899832">
                <text:p>2596504.448998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4669210910797">
                <text:p>12.4669210910797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4888114929199">
                <text:p>12.4888114929199</text:p>
              </table:table-cell>
              <table:table-cell office:value-type="float" office:value="369842.456940587">
                <text:p>369842.4569405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918954372406">
                <text:p>12.4918954372406</text:p>
              </table:table-cell>
              <table:table-cell office:value-type="float" office:value="2625209.52330885">
                <text:p>2625209.523308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511967420578">
                <text:p>12.511967420578</text:p>
              </table:table-cell>
              <table:table-cell office:value-type="float" office:value="403348.282225495">
                <text:p>403348.2822254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5151121616364">
                <text:p>12.5151121616364</text:p>
              </table:table-cell>
              <table:table-cell office:value-type="float" office:value="2574456.79939348">
                <text:p>2574456.799393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5182011127472">
                <text:p>12.5182011127472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553181886673">
                <text:p>12.553181886673</text:p>
              </table:table-cell>
              <table:table-cell office:value-type="float" office:value="231441.420283533">
                <text:p>231441.4202835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562720298767">
                <text:p>12.5562720298767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593597888947">
                <text:p>12.5593597888947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624217987061">
                <text:p>12.5624217987061</text:p>
              </table:table-cell>
              <table:table-cell office:value-type="float" office:value="2644015.04196839">
                <text:p>2644015.041968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655198097229">
                <text:p>12.5655198097229</text:p>
              </table:table-cell>
              <table:table-cell office:value-type="float" office:value="2613289.60935817">
                <text:p>2613289.609358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5789954662323">
                <text:p>12.5789954662323</text:p>
              </table:table-cell>
              <table:table-cell office:value-type="float" office:value="600787.055855346">
                <text:p>600787.0558553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5820846557617">
                <text:p>12.5820846557617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047210693359">
                <text:p>12.6047210693359</text:p>
              </table:table-cell>
              <table:table-cell office:value-type="float" office:value="357653.829457364">
                <text:p>357653.829457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078372001648">
                <text:p>12.6078372001648</text:p>
              </table:table-cell>
              <table:table-cell office:value-type="float" office:value="2598093.74016832">
                <text:p>2598093.740168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109261512756">
                <text:p>12.6109261512756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6304173469543">
                <text:p>12.6304173469543</text:p>
              </table:table-cell>
              <table:table-cell office:value-type="float" office:value="415367.026910657">
                <text:p>415367.0269106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6334969997406">
                <text:p>12.6334969997406</text:p>
              </table:table-cell>
              <table:table-cell office:value-type="float" office:value="2628867.78539909">
                <text:p>2628867.785399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63658452034">
                <text:p>12.63658452034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6561546325684">
                <text:p>12.6561546325684</text:p>
              </table:table-cell>
              <table:table-cell office:value-type="float" office:value="413692.05784389">
                <text:p>413692.057843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6592447757721">
                <text:p>12.6592447757721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6623141765594">
                <text:p>12.6623141765594</text:p>
              </table:table-cell>
              <table:table-cell office:value-type="float" office:value="2637648.37533012">
                <text:p>2637648.375330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6819489002228">
                <text:p>12.6819489002228</text:p>
              </table:table-cell>
              <table:table-cell office:value-type="float" office:value="412330.732982005">
                <text:p>412330.7329820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685037612915">
                <text:p>12.685037612915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6881246566772">
                <text:p>12.6881246566772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7076089382172">
                <text:p>12.7076089382172</text:p>
              </table:table-cell>
              <table:table-cell office:value-type="float" office:value="415514.422916437">
                <text:p>415514.4229164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7107005119324">
                <text:p>12.7107005119324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7137897014618">
                <text:p>12.7137897014618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7566268444061">
                <text:p>12.7566268444061</text:p>
              </table:table-cell>
              <table:table-cell office:value-type="float" office:value="188994.863885302">
                <text:p>188994.863885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7597274780273">
                <text:p>12.7597274780273</text:p>
              </table:table-cell>
              <table:table-cell office:value-type="float" office:value="2611079.21445598">
                <text:p>2611079.214455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7824509143829">
                <text:p>12.7824509143829</text:p>
              </table:table-cell>
              <table:table-cell office:value-type="float" office:value="356284.140889108">
                <text:p>356284.1408891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7855343818665">
                <text:p>12.7855343818665</text:p>
              </table:table-cell>
              <table:table-cell office:value-type="float" office:value="2625615.49400758">
                <text:p>2625615.494007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7886276245117">
                <text:p>12.7886276245117</text:p>
              </table:table-cell>
              <table:table-cell office:value-type="float" office:value="2617318.11191614">
                <text:p>2617318.111916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.8081245422363">
                <text:p>12.8081245422363</text:p>
              </table:table-cell>
              <table:table-cell office:value-type="float" office:value="415245.123067893">
                <text:p>415245.1230678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8112254142761">
                <text:p>12.8112254142761</text:p>
              </table:table-cell>
              <table:table-cell office:value-type="float" office:value="2610878.45486698">
                <text:p>2610878.454866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.8143198490143">
                <text:p>12.8143198490143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.836220741272">
                <text:p>12.836220741272</text:p>
              </table:table-cell>
              <table:table-cell office:value-type="float" office:value="369665.304259789">
                <text:p>369665.3042597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.8393156528473">
                <text:p>12.8393156528473</text:p>
              </table:table-cell>
              <table:table-cell office:value-type="float" office:value="2615906.7239812">
                <text:p>2615906.72398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8424115180969">
                <text:p>12.8424115180969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8570487499237">
                <text:p>12.8570487499237</text:p>
              </table:table-cell>
              <table:table-cell office:value-type="float" office:value="553110.048116235">
                <text:p>553110.0481162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8601820468903">
                <text:p>12.8601820468903</text:p>
              </table:table-cell>
              <table:table-cell office:value-type="float" office:value="2583859.77659413">
                <text:p>2583859.77659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8632690906525">
                <text:p>12.8632690906525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8830740451813">
                <text:p>12.8830740451813</text:p>
              </table:table-cell>
              <table:table-cell office:value-type="float" office:value="408786.598738383">
                <text:p>408786.5987383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8859128952026">
                <text:p>12.8859128952026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8887538909912">
                <text:p>12.8887538909912</text:p>
              </table:table-cell>
              <table:table-cell office:value-type="float" office:value="2849705.03390399">
                <text:p>2849705.033903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8915836811066">
                <text:p>12.8915836811066</text:p>
              </table:table-cell>
              <table:table-cell office:value-type="float" office:value="2860989.56811863">
                <text:p>2860989.568118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8943891525269">
                <text:p>12.8943891525269</text:p>
              </table:table-cell>
              <table:table-cell office:value-type="float" office:value="2885789.51168522">
                <text:p>2885789.511685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8972206115723">
                <text:p>12.8972206115723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9087281227112">
                <text:p>12.9087281227112</text:p>
              </table:table-cell>
              <table:table-cell office:value-type="float" office:value="703540.487796793">
                <text:p>703540.4877967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9115602970123">
                <text:p>12.9115602970123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9368622303009">
                <text:p>12.9368622303009</text:p>
              </table:table-cell>
              <table:table-cell office:value-type="float" office:value="319975.549206589">
                <text:p>319975.5492065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9396967887878">
                <text:p>12.9396967887878</text:p>
              </table:table-cell>
              <table:table-cell office:value-type="float" office:value="2856176.73345109">
                <text:p>2856176.733451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9425354003906">
                <text:p>12.9425354003906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9575347900391">
                <text:p>12.9575347900391</text:p>
              </table:table-cell>
              <table:table-cell office:value-type="float" office:value="539755.296032553">
                <text:p>539755.2960325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9603595733643">
                <text:p>12.9603595733643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9631907939911">
                <text:p>12.9631907939911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9835891723633">
                <text:p>12.9835891723633</text:p>
              </table:table-cell>
              <table:table-cell office:value-type="float" office:value="396894.294844373">
                <text:p>396894.2948443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986428976059">
                <text:p>12.986428976059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989271402359">
                <text:p>12.989271402359</text:p>
              </table:table-cell>
              <table:table-cell office:value-type="float" office:value="2848270.8592518">
                <text:p>2848270.85925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9921050071716">
                <text:p>12.9921050071716</text:p>
              </table:table-cell>
              <table:table-cell office:value-type="float" office:value="2857138.00454354">
                <text:p>2857138.004543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9949297904968">
                <text:p>12.9949297904968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9977583885193">
                <text:p>12.9977583885193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0166015625">
                <text:p>13.0166015625</text:p>
              </table:table-cell>
              <table:table-cell office:value-type="float" office:value="429651.607966192">
                <text:p>429651.6079661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0194299221039">
                <text:p>13.0194299221039</text:p>
              </table:table-cell>
              <table:table-cell office:value-type="float" office:value="2862436.58298913">
                <text:p>2862436.582989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0222909450531">
                <text:p>13.0222909450531</text:p>
              </table:table-cell>
              <table:table-cell office:value-type="float" office:value="2829757.09866667">
                <text:p>2829757.098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0580248832703">
                <text:p>13.0580248832703</text:p>
              </table:table-cell>
              <table:table-cell office:value-type="float" office:value="226563.328978709">
                <text:p>226563.3289787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0608625411987">
                <text:p>13.0608625411987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0636920928955">
                <text:p>13.0636920928955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0840036869049">
                <text:p>13.0840036869049</text:p>
              </table:table-cell>
              <table:table-cell office:value-type="float" office:value="398590.085852124">
                <text:p>398590.0858521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086841583252">
                <text:p>13.086841583252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0910487174988">
                <text:p>13.0910487174988</text:p>
              </table:table-cell>
              <table:table-cell office:value-type="float" office:value="1924350.28811062">
                <text:p>1924350.288110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0938861370087">
                <text:p>13.0938861370087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0967235565186">
                <text:p>13.0967235565186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1084108352661">
                <text:p>13.1084108352661</text:p>
              </table:table-cell>
              <table:table-cell office:value-type="float" office:value="692718.996001632">
                <text:p>692718.9960016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1112344264984">
                <text:p>13.1112344264984</text:p>
              </table:table-cell>
              <table:table-cell office:value-type="float" office:value="2867270.55509584">
                <text:p>2867270.555095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1327242851257">
                <text:p>13.1327242851257</text:p>
              </table:table-cell>
              <table:table-cell office:value-type="float" office:value="376735.842724802">
                <text:p>376735.8427248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1355593204498">
                <text:p>13.1355593204498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1568896770477">
                <text:p>13.1568896770477</text:p>
              </table:table-cell>
              <table:table-cell office:value-type="float" office:value="379552.960722509">
                <text:p>379552.9607225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1597139835358">
                <text:p>13.1597139835358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1625511646271">
                <text:p>13.1625511646271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1811919212341">
                <text:p>13.1811919212341</text:p>
              </table:table-cell>
              <table:table-cell office:value-type="float" office:value="434317.134795677">
                <text:p>434317.1347956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1840295791626">
                <text:p>13.1840295791626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.1868679523468">
                <text:p>13.1868679523468</text:p>
              </table:table-cell>
              <table:table-cell office:value-type="float" office:value="2852338.10869383">
                <text:p>2852338.108693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.2052216529846">
                <text:p>13.2052216529846</text:p>
              </table:table-cell>
              <table:table-cell office:value-type="float" office:value="441109.951598446">
                <text:p>441109.9515984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.20805311203">
                <text:p>13.20805311203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.2108900547028">
                <text:p>13.2108900547028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.2294788360596">
                <text:p>13.2294788360596</text:p>
              </table:table-cell>
              <table:table-cell office:value-type="float" office:value="435531.509279567">
                <text:p>435531.5092795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.2323017120361">
                <text:p>13.2323017120361</text:p>
              </table:table-cell>
              <table:table-cell office:value-type="float" office:value="2867997.05945946">
                <text:p>2867997.05945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2351422309875">
                <text:p>13.2351422309875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.2537071704865">
                <text:p>13.2537071704865</text:p>
              </table:table-cell>
              <table:table-cell office:value-type="float" office:value="436090.836734432">
                <text:p>436090.8367344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2565376758575">
                <text:p>13.2565376758575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.259373664856">
                <text:p>13.259373664856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.2778506278992">
                <text:p>13.2778506278992</text:p>
              </table:table-cell>
              <table:table-cell office:value-type="float" office:value="438167.245399881">
                <text:p>438167.2453998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2806885242462">
                <text:p>13.2806885242462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2835352420807">
                <text:p>13.2835352420807</text:p>
              </table:table-cell>
              <table:table-cell office:value-type="float" office:value="2843976.98358459">
                <text:p>2843976.983584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.3020801544189">
                <text:p>13.3020801544189</text:p>
              </table:table-cell>
              <table:table-cell office:value-type="float" office:value="436561.783217413">
                <text:p>436561.783217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.3049173355103">
                <text:p>13.3049173355103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.3299136161804">
                <text:p>13.3299136161804</text:p>
              </table:table-cell>
              <table:table-cell office:value-type="float" office:value="323888.185879705">
                <text:p>323888.1858797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.3327684402466">
                <text:p>13.3327684402466</text:p>
              </table:table-cell>
              <table:table-cell office:value-type="float" office:value="2835901.5520294">
                <text:p>2835901.55202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.3356034755707">
                <text:p>13.3356034755707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.3542490005493">
                <text:p>13.3542490005493</text:p>
              </table:table-cell>
              <table:table-cell office:value-type="float" office:value="434206.063346333">
                <text:p>434206.063346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.3570902347565">
                <text:p>13.3570902347565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.3598940372467">
                <text:p>13.3598940372467</text:p>
              </table:table-cell>
              <table:table-cell office:value-type="float" office:value="2887507.24353741">
                <text:p>2887507.243537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.3782308101654">
                <text:p>13.3782308101654</text:p>
              </table:table-cell>
              <table:table-cell office:value-type="float" office:value="441517.165310103">
                <text:p>441517.16531010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.3810472488403">
                <text:p>13.3810472488403</text:p>
              </table:table-cell>
              <table:table-cell office:value-type="float" office:value="2874552.20384322">
                <text:p>2874552.20384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.3838567733765">
                <text:p>13.3838567733765</text:p>
              </table:table-cell>
              <table:table-cell office:value-type="float" office:value="2881626.37338764">
                <text:p>2881626.373387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.4025621414185">
                <text:p>13.4025621414185</text:p>
              </table:table-cell>
              <table:table-cell office:value-type="float" office:value="432816.931579484">
                <text:p>432816.9315794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.4054033756256">
                <text:p>13.4054033756256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.4082343578339">
                <text:p>13.4082343578339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.4303455352783">
                <text:p>13.4303455352783</text:p>
              </table:table-cell>
              <table:table-cell office:value-type="float" office:value="366149.655319654">
                <text:p>366149.6553196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.4331827163696">
                <text:p>13.4331827163696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.4360198974609">
                <text:p>13.4360198974609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.4546761512756">
                <text:p>13.4546761512756</text:p>
              </table:table-cell>
              <table:table-cell office:value-type="float" office:value="433956.360178914">
                <text:p>433956.3601789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.4575135707855">
                <text:p>13.4575135707855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.4603223800659">
                <text:p>13.4603223800659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.4785890579224">
                <text:p>13.4785890579224</text:p>
              </table:table-cell>
              <table:table-cell office:value-type="float" office:value="443211.407330062">
                <text:p>443211.4073300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.4814260005951">
                <text:p>13.4814260005951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.5031213760376">
                <text:p>13.5031213760376</text:p>
              </table:table-cell>
              <table:table-cell office:value-type="float" office:value="373167.084453334">
                <text:p>373167.0844533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5059635639191">
                <text:p>13.5059635639191</text:p>
              </table:table-cell>
              <table:table-cell office:value-type="float" office:value="2848509.78810502">
                <text:p>2848509.788105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.508800983429">
                <text:p>13.508800983429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.5308051109314">
                <text:p>13.5308051109314</text:p>
              </table:table-cell>
              <table:table-cell office:value-type="float" office:value="367930.971091752">
                <text:p>367930.9710917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533637046814">
                <text:p>13.533637046814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.5364663600922">
                <text:p>13.5364663600922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.5551826953888">
                <text:p>13.5551826953888</text:p>
              </table:table-cell>
              <table:table-cell office:value-type="float" office:value="432563.312832794">
                <text:p>432563.3128327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.5580155849457">
                <text:p>13.5580155849457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.5608470439911">
                <text:p>13.5608470439911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.5791323184967">
                <text:p>13.5791323184967</text:p>
              </table:table-cell>
              <table:table-cell office:value-type="float" office:value="442760.648603541">
                <text:p>442760.648603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5819835662842">
                <text:p>13.5819835662842</text:p>
              </table:table-cell>
              <table:table-cell office:value-type="float" office:value="2839458.5821557">
                <text:p>2839458.58215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.5848209857941">
                <text:p>13.5848209857941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.6035780906677">
                <text:p>13.6035780906677</text:p>
              </table:table-cell>
              <table:table-cell office:value-type="float" office:value="431623.11319004">
                <text:p>431623.113190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.6064093112946">
                <text:p>13.6064093112946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.6092400550842">
                <text:p>13.6092400550842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6313169002533">
                <text:p>13.6313169002533</text:p>
              </table:table-cell>
              <table:table-cell office:value-type="float" office:value="366719.064159746">
                <text:p>366719.0641597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.634131193161">
                <text:p>13.634131193161</text:p>
              </table:table-cell>
              <table:table-cell office:value-type="float" office:value="2876743.91596069">
                <text:p>2876743.915960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.6369633674622">
                <text:p>13.6369633674622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.6556990146637">
                <text:p>13.6556990146637</text:p>
              </table:table-cell>
              <table:table-cell office:value-type="float" office:value="432117.445045366">
                <text:p>432117.4450453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.6585376262665">
                <text:p>13.6585376262665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.6796159744263">
                <text:p>13.6796159744263</text:p>
              </table:table-cell>
              <table:table-cell office:value-type="float" office:value="384090.818627063">
                <text:p>384090.81862706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.68244099617">
                <text:p>13.68244099617</text:p>
              </table:table-cell>
              <table:table-cell office:value-type="float" office:value="2865818.65001266">
                <text:p>2865818.650012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.70401263237">
                <text:p>13.70401263237</text:p>
              </table:table-cell>
              <table:table-cell office:value-type="float" office:value="375307.645880767">
                <text:p>375307.6458807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.7068471908569">
                <text:p>13.7068471908569</text:p>
              </table:table-cell>
              <table:table-cell office:value-type="float" office:value="2856176.73345109">
                <text:p>2856176.733451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.7096779346466">
                <text:p>13.709677934646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7319135665894">
                <text:p>13.7319135665894</text:p>
              </table:table-cell>
              <table:table-cell office:value-type="float" office:value="364100.288260082">
                <text:p>364100.2882600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.7347486019135">
                <text:p>13.7347486019135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.7375855445862">
                <text:p>13.7375855445862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.7404246330261">
                <text:p>13.7404246330261</text:p>
              </table:table-cell>
              <table:table-cell office:value-type="float" office:value="2851619.51494793">
                <text:p>2851619.514947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7432601451874">
                <text:p>13.7432601451874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.7561867237091">
                <text:p>13.7561867237091</text:p>
              </table:table-cell>
              <table:table-cell office:value-type="float" office:value="626306.488324911">
                <text:p>626306.4883249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.7590246200562">
                <text:p>13.7590246200562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.7618525028229">
                <text:p>13.7618525028229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8046002388">
                <text:p>13.8046002388</text:p>
              </table:table-cell>
              <table:table-cell office:value-type="float" office:value="189390.14698517">
                <text:p>189390.146985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.8074531555176">
                <text:p>13.8074531555176</text:p>
              </table:table-cell>
              <table:table-cell office:value-type="float" office:value="2837797.52498746">
                <text:p>2837797.524987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.8102946281433">
                <text:p>13.8102946281433</text:p>
              </table:table-cell>
              <table:table-cell office:value-type="float" office:value="2849226.81523746">
                <text:p>2849226.815237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.8323562145233">
                <text:p>13.8323562145233</text:p>
              </table:table-cell>
              <table:table-cell office:value-type="float" office:value="366972.703619249">
                <text:p>366972.7036192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.8351933956146">
                <text:p>13.8351933956146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.8380312919617">
                <text:p>13.8380312919617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.8408932685852">
                <text:p>13.8408932685852</text:p>
              </table:table-cell>
              <table:table-cell office:value-type="float" office:value="2828814.16061313">
                <text:p>2828814.160613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.8437278270721">
                <text:p>13.8437278270721</text:p>
              </table:table-cell>
              <table:table-cell office:value-type="float" office:value="2856176.73345109">
                <text:p>2856176.7334510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.8465645313263">
                <text:p>13.8465645313263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.8566086292267">
                <text:p>13.8566086292267</text:p>
              </table:table-cell>
              <table:table-cell office:value-type="float" office:value="806045.508545386">
                <text:p>806045.50854538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.8594443798065">
                <text:p>13.8594443798065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.8622810840607">
                <text:p>13.8622810840607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.9049983024597">
                <text:p>13.9049983024597</text:p>
              </table:table-cell>
              <table:table-cell office:value-type="float" office:value="189525.44906764">
                <text:p>189525.449067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.9078731536865">
                <text:p>13.9078731536865</text:p>
              </table:table-cell>
              <table:table-cell office:value-type="float" office:value="2816145.72764969">
                <text:p>2816145.727649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.9106903076172">
                <text:p>13.9106903076172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.9135046005249">
                <text:p>13.9135046005249</text:p>
              </table:table-cell>
              <table:table-cell office:value-type="float" office:value="2876743.91596069">
                <text:p>2876743.915960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.9163217544556">
                <text:p>13.9163217544556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.9328808784485">
                <text:p>13.9328808784485</text:p>
              </table:table-cell>
              <table:table-cell office:value-type="float" office:value="488914.751979728">
                <text:p>488914.7519797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9356954097748">
                <text:p>13.9356954097748</text:p>
              </table:table-cell>
              <table:table-cell office:value-type="float" office:value="2876500.22736129">
                <text:p>2876500.227361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.9385123252869">
                <text:p>13.9385123252869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9413268566132">
                <text:p>13.9413268566132</text:p>
              </table:table-cell>
              <table:table-cell office:value-type="float" office:value="2876500.22736129">
                <text:p>2876500.227361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.999146938324">
                <text:p>19.999146938324</text:p>
              </table:table-cell>
              <table:table-cell office:value-type="float" office:value="1336.45435004626">
                <text:p>1336.454350046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201859474182">
                <text:p>20.0201859474182</text:p>
              </table:table-cell>
              <table:table-cell office:value-type="float" office:value="384808.99759757">
                <text:p>384808.997597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309615135193">
                <text:p>20.0309615135193</text:p>
              </table:table-cell>
              <table:table-cell office:value-type="float" office:value="751329.435879281">
                <text:p>751329.4358792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0520362854004">
                <text:p>20.0520362854004</text:p>
              </table:table-cell>
              <table:table-cell office:value-type="float" office:value="384155.996832364">
                <text:p>384155.9968323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0555877685547">
                <text:p>20.0555877685547</text:p>
              </table:table-cell>
              <table:table-cell office:value-type="float" office:value="2279610.98174006">
                <text:p>2279610.981740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062477350235">
                <text:p>20.062477350235</text:p>
              </table:table-cell>
              <table:table-cell office:value-type="float" office:value="1175107.62999619">
                <text:p>1175107.6299961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0836095809937">
                <text:p>20.0836095809937</text:p>
              </table:table-cell>
              <table:table-cell office:value-type="float" office:value="383111.470457494">
                <text:p>383111.4704574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0871384143829">
                <text:p>20.0871384143829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0995624065399">
                <text:p>20.0995624065399</text:p>
              </table:table-cell>
              <table:table-cell office:value-type="float" office:value="651642.394626751">
                <text:p>651642.3946267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1901268959045">
                <text:p>20.1901268959045</text:p>
              </table:table-cell>
              <table:table-cell office:value-type="float" office:value="89394.8616814311">
                <text:p>89394.86168143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3583900928497">
                <text:p>20.3583900928497</text:p>
              </table:table-cell>
              <table:table-cell office:value-type="float" office:value="48115.0967471346">
                <text:p>48115.09674713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3619241714478">
                <text:p>20.3619241714478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5367813110352">
                <text:p>20.5367813110352</text:p>
              </table:table-cell>
              <table:table-cell office:value-type="float" office:value="46300.6544605702">
                <text:p>46300.65446057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5680756568909">
                <text:p>20.5680756568909</text:p>
              </table:table-cell>
              <table:table-cell office:value-type="float" office:value="258704.880342531">
                <text:p>258704.8803425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5716264247894">
                <text:p>20.5716264247894</text:p>
              </table:table-cell>
              <table:table-cell office:value-type="float" office:value="2280070.17954744">
                <text:p>2280070.179547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5889294147491">
                <text:p>20.5889294147491</text:p>
              </table:table-cell>
              <table:table-cell office:value-type="float" office:value="467896.012125555">
                <text:p>467896.0121255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609870672226">
                <text:p>20.609870672226</text:p>
              </table:table-cell>
              <table:table-cell office:value-type="float" office:value="386605.246077829">
                <text:p>386605.2460778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6133875846863">
                <text:p>20.6133875846863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6260294914246">
                <text:p>20.6260294914246</text:p>
              </table:table-cell>
              <table:table-cell office:value-type="float" office:value="640409.723596862">
                <text:p>640409.7235968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6305513381958">
                <text:p>20.6305513381958</text:p>
              </table:table-cell>
              <table:table-cell office:value-type="float" office:value="1790418.91722029">
                <text:p>1790418.91722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7764298915863">
                <text:p>20.7764298915863</text:p>
              </table:table-cell>
              <table:table-cell office:value-type="float" office:value="55498.2196617195">
                <text:p>55498.21966171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7970860004425">
                <text:p>20.7970860004425</text:p>
              </table:table-cell>
              <table:table-cell office:value-type="float" office:value="391942.16376186">
                <text:p>391942.163761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800612449646">
                <text:p>20.800612449646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8075692653656">
                <text:p>20.8075692653656</text:p>
              </table:table-cell>
              <table:table-cell office:value-type="float" office:value="1163750.82024744">
                <text:p>1163750.820247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8179929256439">
                <text:p>20.8179929256439</text:p>
              </table:table-cell>
              <table:table-cell office:value-type="float" office:value="776694.537602928">
                <text:p>776694.5376029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82151055336">
                <text:p>20.82151055336</text:p>
              </table:table-cell>
              <table:table-cell office:value-type="float" office:value="2301551.11725634">
                <text:p>2301551.117256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8350775241852">
                <text:p>20.8350775241852</text:p>
              </table:table-cell>
              <table:table-cell office:value-type="float" office:value="596743.378040208">
                <text:p>596743.3780402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8604333400726">
                <text:p>20.8604333400726</text:p>
              </table:table-cell>
              <table:table-cell office:value-type="float" office:value="319295.582360132">
                <text:p>319295.5823601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8639698028564">
                <text:p>20.8639698028564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8674969673157">
                <text:p>20.8674969673157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.0361988544464">
                <text:p>21.0361988544464</text:p>
              </table:table-cell>
              <table:table-cell office:value-type="float" office:value="47989.9788775091">
                <text:p>47989.97887750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066136598587">
                <text:p>21.066136598587</text:p>
              </table:table-cell>
              <table:table-cell office:value-type="float" office:value="270427.857288481">
                <text:p>270427.8572884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0695450305939">
                <text:p>21.0695450305939</text:p>
              </table:table-cell>
              <table:table-cell office:value-type="float" office:value="2375285.75713486">
                <text:p>2375285.757134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0729727745056">
                <text:p>21.0729727745056</text:p>
              </table:table-cell>
              <table:table-cell office:value-type="float" office:value="2361903.40015302">
                <text:p>2361903.400153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093094587326">
                <text:p>21.093094587326</text:p>
              </table:table-cell>
              <table:table-cell office:value-type="float" office:value="402349.434032015">
                <text:p>402349.4340320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0965111255646">
                <text:p>21.0965111255646</text:p>
              </table:table-cell>
              <table:table-cell office:value-type="float" office:value="2369650.04773203">
                <text:p>2369650.047732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0999455451965">
                <text:p>21.0999455451965</text:p>
              </table:table-cell>
              <table:table-cell office:value-type="float" office:value="2357312.40430406">
                <text:p>2357312.404304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1365392208099">
                <text:p>21.1365392208099</text:p>
              </table:table-cell>
              <table:table-cell office:value-type="float" office:value="221240.415571554">
                <text:p>221240.4155715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3590564727783">
                <text:p>21.3590564727783</text:p>
              </table:table-cell>
              <table:table-cell office:value-type="float" office:value="36383.6957736217">
                <text:p>36383.69577362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3624637126923">
                <text:p>21.3624637126923</text:p>
              </table:table-cell>
              <table:table-cell office:value-type="float" office:value="2376116.79966412">
                <text:p>2376116.799664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3658764362335">
                <text:p>21.3658764362335</text:p>
              </table:table-cell>
              <table:table-cell office:value-type="float" office:value="2372298.81123376">
                <text:p>2372298.811233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.3865432739258">
                <text:p>21.3865432739258</text:p>
              </table:table-cell>
              <table:table-cell office:value-type="float" office:value="391738.693676961">
                <text:p>391738.6936769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.38995885849">
                <text:p>21.38995885849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.3933746814728">
                <text:p>21.3933746814728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.4317941665649">
                <text:p>21.4317941665649</text:p>
              </table:table-cell>
              <table:table-cell office:value-type="float" office:value="210726.405639711">
                <text:p>210726.4056397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.4352090358734">
                <text:p>21.4352090358734</text:p>
              </table:table-cell>
              <table:table-cell office:value-type="float" office:value="2370808.15359911">
                <text:p>2370808.153599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.4386012554169">
                <text:p>21.4386012554169</text:p>
              </table:table-cell>
              <table:table-cell office:value-type="float" office:value="2386637.98032049">
                <text:p>2386637.980320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4420244693756">
                <text:p>21.4420244693756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6328887939453">
                <text:p>21.6328887939453</text:p>
              </table:table-cell>
              <table:table-cell office:value-type="float" office:value="42417.5655573779">
                <text:p>42417.56555737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.6363213062286">
                <text:p>21.6363213062286</text:p>
              </table:table-cell>
              <table:table-cell office:value-type="float" office:value="2358622.29520039">
                <text:p>2358622.295200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.6397421360016">
                <text:p>21.6397421360016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.6431503295898">
                <text:p>21.6431503295898</text:p>
              </table:table-cell>
              <table:table-cell office:value-type="float" office:value="2375451.91913256">
                <text:p>2375451.919132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.6465756893158">
                <text:p>21.6465756893158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.6688580513">
                <text:p>21.6688580513</text:p>
              </table:table-cell>
              <table:table-cell office:value-type="float" office:value="363336.705764025">
                <text:p>363336.7057640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1.672271490097">
                <text:p>21.672271490097</text:p>
              </table:table-cell>
              <table:table-cell office:value-type="float" office:value="2371801.71711951">
                <text:p>2371801.717119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.67569231987">
                <text:p>21.67569231987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1.7691416740417">
                <text:p>21.7691416740417</text:p>
              </table:table-cell>
              <table:table-cell office:value-type="float" office:value="86635.162669184">
                <text:p>86635.1626691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1.8695538043976">
                <text:p>21.8695538043976</text:p>
              </table:table-cell>
              <table:table-cell office:value-type="float" office:value="80627.7087370803">
                <text:p>80627.70873708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.89812707901">
                <text:p>21.89812707901</text:p>
              </table:table-cell>
              <table:table-cell office:value-type="float" office:value="283341.692886645">
                <text:p>283341.6928866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.9012057781219">
                <text:p>21.9012057781219</text:p>
              </table:table-cell>
              <table:table-cell office:value-type="float" office:value="2629682.11755595">
                <text:p>2629682.117555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.9042987823486">
                <text:p>21.9042987823486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.9073693752289">
                <text:p>21.9073693752289</text:p>
              </table:table-cell>
              <table:table-cell office:value-type="float" office:value="2636624.36400342">
                <text:p>2636624.364003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1.9104235172272">
                <text:p>21.9104235172272</text:p>
              </table:table-cell>
              <table:table-cell office:value-type="float" office:value="2650826.32193599">
                <text:p>2650826.321935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.913516998291">
                <text:p>21.913516998291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.9166114330292">
                <text:p>21.9166114330292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1.9197027683258">
                <text:p>21.9197027683258</text:p>
              </table:table-cell>
              <table:table-cell office:value-type="float" office:value="2618932.99275027">
                <text:p>2618932.992750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1.9257183074951">
                <text:p>21.9257183074951</text:p>
              </table:table-cell>
              <table:table-cell office:value-type="float" office:value="1345847.7739289">
                <text:p>1345847.77392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.9288175106049">
                <text:p>21.9288175106049</text:p>
              </table:table-cell>
              <table:table-cell office:value-type="float" office:value="2612284.42064774">
                <text:p>2612284.420647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.9574737548828">
                <text:p>21.9574737548828</text:p>
              </table:table-cell>
              <table:table-cell office:value-type="float" office:value="282521.321408069">
                <text:p>282521.3214080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.9605674743652">
                <text:p>21.9605674743652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1.9636299610138">
                <text:p>21.9636299610138</text:p>
              </table:table-cell>
              <table:table-cell office:value-type="float" office:value="2643603.36193071">
                <text:p>2643603.361930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0577564239502">
                <text:p>22.0577564239502</text:p>
              </table:table-cell>
              <table:table-cell office:value-type="float" office:value="86011.943373143">
                <text:p>86011.9433731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0608487129211">
                <text:p>22.0608487129211</text:p>
              </table:table-cell>
              <table:table-cell office:value-type="float" office:value="2618125.30331534">
                <text:p>2618125.303315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0639410018921">
                <text:p>22.0639410018921</text:p>
              </table:table-cell>
              <table:table-cell office:value-type="float" office:value="2618125.30331534">
                <text:p>2618125.303315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2072999477386">
                <text:p>22.2072999477386</text:p>
              </table:table-cell>
              <table:table-cell office:value-type="float" office:value="56473.6295470912">
                <text:p>56473.62954709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2103998661041">
                <text:p>22.2103998661041</text:p>
              </table:table-cell>
              <table:table-cell office:value-type="float" office:value="2611681.678511">
                <text:p>2611681.6785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2134928703308">
                <text:p>22.2134928703308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.2586288452148">
                <text:p>22.2586288452148</text:p>
              </table:table-cell>
              <table:table-cell office:value-type="float" office:value="179369.117888799">
                <text:p>179369.1178887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2617223262787">
                <text:p>22.2617223262787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2647976875305">
                <text:p>22.2647976875305</text:p>
              </table:table-cell>
              <table:table-cell office:value-type="float" office:value="2632536.25738429">
                <text:p>2632536.257384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2679193019867">
                <text:p>22.2679193019867</text:p>
              </table:table-cell>
              <table:table-cell office:value-type="float" office:value="2593529.762774">
                <text:p>2593529.7627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284419298172">
                <text:p>22.284419298172</text:p>
              </table:table-cell>
              <table:table-cell office:value-type="float" office:value="490666.780105771">
                <text:p>490666.7801057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2875134944916">
                <text:p>22.2875134944916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2906062602997">
                <text:p>22.2906062602997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1424477100372">
                <text:p>23.1424477100372</text:p>
              </table:table-cell>
              <table:table-cell office:value-type="float" office:value="9504.11605644967">
                <text:p>9504.116056449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1452841758728">
                <text:p>23.1452841758728</text:p>
              </table:table-cell>
              <table:table-cell office:value-type="float" office:value="2854256.13045306">
                <text:p>2854256.130453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14812707901">
                <text:p>23.14812707901</text:p>
              </table:table-cell>
              <table:table-cell office:value-type="float" office:value="2847793.12177122">
                <text:p>2847793.121771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1860265731812">
                <text:p>23.1860265731812</text:p>
              </table:table-cell>
              <table:table-cell office:value-type="float" office:value="213617.626753564">
                <text:p>213617.6267535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1888628005981">
                <text:p>23.1888628005981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1917123794556">
                <text:p>23.1917123794556</text:p>
              </table:table-cell>
              <table:table-cell office:value-type="float" office:value="2841121.58500669">
                <text:p>2841121.585006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2115883827209">
                <text:p>23.2115883827209</text:p>
              </table:table-cell>
              <table:table-cell office:value-type="float" office:value="407325.350670537">
                <text:p>407325.3506705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2144219875336">
                <text:p>23.2144219875336</text:p>
              </table:table-cell>
              <table:table-cell office:value-type="float" office:value="2857138.00454354">
                <text:p>2857138.004543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2172546386719">
                <text:p>23.2172546386719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6652948856354">
                <text:p>23.6652948856354</text:p>
              </table:table-cell>
              <table:table-cell office:value-type="float" office:value="18069.8052348398">
                <text:p>18069.805234839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6681032180786">
                <text:p>23.6681032180786</text:p>
              </table:table-cell>
              <table:table-cell office:value-type="float" office:value="2882849.57840224">
                <text:p>2882849.578402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6883699893951">
                <text:p>23.6883699893951</text:p>
              </table:table-cell>
              <table:table-cell office:value-type="float" office:value="399471.621481089">
                <text:p>399471.6214810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6912143230438">
                <text:p>23.6912143230438</text:p>
              </table:table-cell>
              <table:table-cell office:value-type="float" office:value="2846360.87041073">
                <text:p>2846360.870410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6940293312073">
                <text:p>23.6940293312073</text:p>
              </table:table-cell>
              <table:table-cell office:value-type="float" office:value="2876012.97399848">
                <text:p>2876012.973998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71355676651">
                <text:p>23.71355676651</text:p>
              </table:table-cell>
              <table:table-cell office:value-type="float" office:value="414596.175815589">
                <text:p>414596.1758155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7163863182068">
                <text:p>23.7163863182068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7192192077637">
                <text:p>23.7192192077637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7416026592255">
                <text:p>23.7416026592255</text:p>
              </table:table-cell>
              <table:table-cell office:value-type="float" office:value="361695.782878689">
                <text:p>361695.78287868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7444109916687">
                <text:p>23.7444109916687</text:p>
              </table:table-cell>
              <table:table-cell office:value-type="float" office:value="2882849.57840224">
                <text:p>2882849.578402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7472965717316">
                <text:p>23.7472965717316</text:p>
              </table:table-cell>
              <table:table-cell office:value-type="float" office:value="2805675.05444931">
                <text:p>2805675.054449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7656910419464">
                <text:p>23.7656910419464</text:p>
              </table:table-cell>
              <table:table-cell office:value-type="float" office:value="440132.273745334">
                <text:p>440132.2737453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7685360908508">
                <text:p>23.7685360908508</text:p>
              </table:table-cell>
              <table:table-cell office:value-type="float" office:value="2845645.28484036">
                <text:p>2845645.2848403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7713737487793">
                <text:p>23.7713737487793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7889242172241">
                <text:p>23.7889242172241</text:p>
              </table:table-cell>
              <table:table-cell office:value-type="float" office:value="461298.228332337">
                <text:p>461298.2283323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7917461395264">
                <text:p>23.7917461395264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7945840358734">
                <text:p>23.7945840358734</text:p>
              </table:table-cell>
              <table:table-cell office:value-type="float" office:value="2852817.37242712">
                <text:p>2852817.372427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8140976428986">
                <text:p>23.8140976428986</text:p>
              </table:table-cell>
              <table:table-cell office:value-type="float" office:value="414889.978545072">
                <text:p>414889.9785450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8169357776642">
                <text:p>23.8169357776642</text:p>
              </table:table-cell>
              <table:table-cell office:value-type="float" office:value="2852577.72043011">
                <text:p>2852577.720430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819771528244">
                <text:p>23.819771528244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4.1151185035706">
                <text:p>24.1151185035706</text:p>
              </table:table-cell>
              <table:table-cell office:value-type="float" office:value="27411.8263478033">
                <text:p>27411.82634780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4.1179397106171">
                <text:p>24.1179397106171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.167676448822">
                <text:p>24.167676448822</text:p>
              </table:table-cell>
              <table:table-cell office:value-type="float" office:value="162777.059618141">
                <text:p>162777.0596181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4.1704969406128">
                <text:p>24.1704969406128</text:p>
              </table:table-cell>
              <table:table-cell office:value-type="float" office:value="2870421.40185968">
                <text:p>2870421.401859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.1733131408691">
                <text:p>24.1733131408691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.1761300563812">
                <text:p>24.1761300563812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.1789557933807">
                <text:p>24.1789557933807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.1817669868469">
                <text:p>24.1817669868469</text:p>
              </table:table-cell>
              <table:table-cell office:value-type="float" office:value="2879915.62920872">
                <text:p>2879915.629208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.191793680191">
                <text:p>24.191793680191</text:p>
              </table:table-cell>
              <table:table-cell office:value-type="float" office:value="807444.660183094">
                <text:p>807444.66018309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.1946213245392">
                <text:p>24.1946213245392</text:p>
              </table:table-cell>
              <table:table-cell office:value-type="float" office:value="2863160.63946037">
                <text:p>2863160.639460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.1974191665649">
                <text:p>24.1974191665649</text:p>
              </table:table-cell>
              <table:table-cell office:value-type="float" office:value="2893658.72893055">
                <text:p>2893658.728930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.2340061664581">
                <text:p>24.2340061664581</text:p>
              </table:table-cell>
              <table:table-cell office:value-type="float" office:value="221280.783437706">
                <text:p>221280.7834377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.2368786334991">
                <text:p>24.2368786334991</text:p>
              </table:table-cell>
              <table:table-cell office:value-type="float" office:value="2818483.16600266">
                <text:p>2818483.166002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.2397010326385">
                <text:p>24.2397010326385</text:p>
              </table:table-cell>
              <table:table-cell office:value-type="float" office:value="2868481.60027032">
                <text:p>2868481.600270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.4696745872498">
                <text:p>24.4696745872498</text:p>
              </table:table-cell>
              <table:table-cell office:value-type="float" office:value="35204.0477596962">
                <text:p>35204.04775969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.4725015163422">
                <text:p>24.4725015163422</text:p>
              </table:table-cell>
              <table:table-cell office:value-type="float" office:value="2863885.06232605">
                <text:p>2863885.062326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.4753255844116">
                <text:p>24.4753255844116</text:p>
              </table:table-cell>
              <table:table-cell office:value-type="float" office:value="2866786.42330097">
                <text:p>2866786.423300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4.5259363651276">
                <text:p>24.5259363651276</text:p>
              </table:table-cell>
              <table:table-cell office:value-type="float" office:value="159965.91804105">
                <text:p>159965.918041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4.5287706851959">
                <text:p>24.5287706851959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4.5315873622894">
                <text:p>24.5315873622894</text:p>
              </table:table-cell>
              <table:table-cell office:value-type="float" office:value="2874308.88640596">
                <text:p>2874308.886405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4.5344085693359">
                <text:p>24.5344085693359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4.5371942520142">
                <text:p>24.5371942520142</text:p>
              </table:table-cell>
              <table:table-cell office:value-type="float" office:value="2906289.38582677">
                <text:p>2906289.385826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4.540018081665">
                <text:p>24.540018081665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.5428483486176">
                <text:p>24.5428483486176</text:p>
              </table:table-cell>
              <table:table-cell office:value-type="float" office:value="2860507.55488164">
                <text:p>2860507.554881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5456259250641">
                <text:p>24.5456259250641</text:p>
              </table:table-cell>
              <table:table-cell office:value-type="float" office:value="2914771.26042918">
                <text:p>2914771.260429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.7270083427429">
                <text:p>24.7270083427429</text:p>
              </table:table-cell>
              <table:table-cell office:value-type="float" office:value="44634.9767723092">
                <text:p>44634.97677230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7297966480255">
                <text:p>24.7297966480255</text:p>
              </table:table-cell>
              <table:table-cell office:value-type="float" office:value="2903555.80880718">
                <text:p>2903555.808807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.7326188087463">
                <text:p>24.7326188087463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.7711215019226">
                <text:p>24.7711215019226</text:p>
              </table:table-cell>
              <table:table-cell office:value-type="float" office:value="210271.005275803">
                <text:p>210271.0052758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.7739396095276">
                <text:p>24.7739396095276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.776741027832">
                <text:p>24.776741027832</text:p>
              </table:table-cell>
              <table:table-cell office:value-type="float" office:value="2889964.69651064">
                <text:p>2889964.696510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.7897417545319">
                <text:p>24.7897417545319</text:p>
              </table:table-cell>
              <table:table-cell office:value-type="float" office:value="622734.419923344">
                <text:p>622734.4199233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7925672531128">
                <text:p>24.7925672531128</text:p>
              </table:table-cell>
              <table:table-cell office:value-type="float" office:value="2865335.00835373">
                <text:p>2865335.0083537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4.7953917980194">
                <text:p>24.7953917980194</text:p>
              </table:table-cell>
              <table:table-cell office:value-type="float" office:value="2866302.4549675">
                <text:p>2866302.45496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.9280622005463">
                <text:p>24.9280622005463</text:p>
              </table:table-cell>
              <table:table-cell office:value-type="float" office:value="61023.4072242389">
                <text:p>61023.40722423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9306588172913">
                <text:p>24.9306588172913</text:p>
              </table:table-cell>
              <table:table-cell office:value-type="float" office:value="3117903.33155817">
                <text:p>3117903.331558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.9332687854767">
                <text:p>24.9332687854767</text:p>
              </table:table-cell>
              <table:table-cell office:value-type="float" office:value="3101953.52005116">
                <text:p>3101953.520051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.0031199455261">
                <text:p>25.0031199455261</text:p>
              </table:table-cell>
              <table:table-cell office:value-type="float" office:value="115903.586916379">
                <text:p>115903.5869163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.3145253658295">
                <text:p>25.3145253658295</text:p>
              </table:table-cell>
              <table:table-cell office:value-type="float" office:value="25998.2629464624">
                <text:p>25998.26294646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.3590126037598">
                <text:p>25.3590126037598</text:p>
              </table:table-cell>
              <table:table-cell office:value-type="float" office:value="181984.775334552">
                <text:p>181984.7753345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.3616886138916">
                <text:p>25.3616886138916</text:p>
              </table:table-cell>
              <table:table-cell office:value-type="float" office:value="3025399.60655738">
                <text:p>3025399.606557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5.3643021583557">
                <text:p>25.3643021583557</text:p>
              </table:table-cell>
              <table:table-cell office:value-type="float" office:value="3097708.92027002">
                <text:p>3097708.920270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.3740239143372">
                <text:p>25.3740239143372</text:p>
              </table:table-cell>
              <table:table-cell office:value-type="float" office:value="832771.365116735">
                <text:p>832771.3651167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.3766095638275">
                <text:p>25.3766095638275</text:p>
              </table:table-cell>
              <table:table-cell office:value-type="float" office:value="3131128.18662978">
                <text:p>3131128.186629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.3792009353638">
                <text:p>25.3792009353638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.4150531291962">
                <text:p>25.4150531291962</text:p>
              </table:table-cell>
              <table:table-cell office:value-type="float" office:value="225816.027823774">
                <text:p>225816.0278237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.4176249504089">
                <text:p>25.4176249504089</text:p>
              </table:table-cell>
              <table:table-cell office:value-type="float" office:value="3147963.76972281">
                <text:p>3147963.769722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.4201927185059">
                <text:p>25.4201927185059</text:p>
              </table:table-cell>
              <table:table-cell office:value-type="float" office:value="3152932.70046425">
                <text:p>3152932.700464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.4227812290192">
                <text:p>25.4227812290192</text:p>
              </table:table-cell>
              <table:table-cell office:value-type="float" office:value="3127667.42046606">
                <text:p>3127667.420466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.4253256320953">
                <text:p>25.4253256320953</text:p>
              </table:table-cell>
              <table:table-cell office:value-type="float" office:value="3181885.79310345">
                <text:p>3181885.7931034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5.4278881549835">
                <text:p>25.4278881549835</text:p>
              </table:table-cell>
              <table:table-cell office:value-type="float" office:value="3159386.41458876">
                <text:p>3159386.414588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5.7685480117798">
                <text:p>25.7685480117798</text:p>
              </table:table-cell>
              <table:table-cell office:value-type="float" office:value="23765.6414117555">
                <text:p>23765.64141175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5.7711315155029">
                <text:p>25.7711315155029</text:p>
              </table:table-cell>
              <table:table-cell office:value-type="float" office:value="3133728.79143595">
                <text:p>3133728.7914359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.7737326622009">
                <text:p>25.7737326622009</text:p>
              </table:table-cell>
              <table:table-cell office:value-type="float" office:value="3112473.43574702">
                <text:p>3112473.435747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5.790442943573">
                <text:p>25.790442943573</text:p>
              </table:table-cell>
              <table:table-cell office:value-type="float" office:value="484492.141079785">
                <text:p>484492.1410797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.7930290699005">
                <text:p>25.7930290699005</text:p>
              </table:table-cell>
              <table:table-cell office:value-type="float" office:value="3130550.86051443">
                <text:p>3130550.860514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5.7957310676575">
                <text:p>25.7957310676575</text:p>
              </table:table-cell>
              <table:table-cell office:value-type="float" office:value="2996301.52510368">
                <text:p>2996301.525103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.8249216079712">
                <text:p>25.8249216079712</text:p>
              </table:table-cell>
              <table:table-cell office:value-type="float" office:value="277350.124834605">
                <text:p>277350.1248346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.8275141716003">
                <text:p>25.8275141716003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5.8301124572754">
                <text:p>25.8301124572754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.8327057361603">
                <text:p>25.8327057361603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5.8352513313293">
                <text:p>25.8352513313293</text:p>
              </table:table-cell>
              <table:table-cell office:value-type="float" office:value="3180395.72763885">
                <text:p>3180395.7276388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.8467993736267">
                <text:p>25.8467993736267</text:p>
              </table:table-cell>
              <table:table-cell office:value-type="float" office:value="701071.211165249">
                <text:p>701071.21116524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5.8493945598602">
                <text:p>25.8493945598602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.8519842624664">
                <text:p>25.8519842624664</text:p>
              </table:table-cell>
              <table:table-cell office:value-type="float" office:value="3126227.69140122">
                <text:p>3126227.691401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.8689267635345">
                <text:p>25.8689267635345</text:p>
              </table:table-cell>
              <table:table-cell office:value-type="float" office:value="477851.526610565">
                <text:p>477851.5266105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.8713295459747">
                <text:p>25.8713295459747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.8737585544586">
                <text:p>25.8737585544586</text:p>
              </table:table-cell>
              <table:table-cell office:value-type="float" office:value="3333047.23046722">
                <text:p>3333047.230467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.9472935199738">
                <text:p>25.9472935199738</text:p>
              </table:table-cell>
              <table:table-cell office:value-type="float" office:value="110097.284241379">
                <text:p>110097.2842413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5.9496853351593">
                <text:p>25.9496853351593</text:p>
              </table:table-cell>
              <table:table-cell office:value-type="float" office:value="3384876.9122807">
                <text:p>3384876.91228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.9520905017853">
                <text:p>25.9520905017853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.0477032661438">
                <text:p>26.0477032661438</text:p>
              </table:table-cell>
              <table:table-cell office:value-type="float" office:value="84674.8868136718">
                <text:p>84674.88681367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.0501108169556">
                <text:p>26.0501108169556</text:p>
              </table:table-cell>
              <table:table-cell office:value-type="float" office:value="3362753.53376906">
                <text:p>3362753.533769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6.0525133609772">
                <text:p>26.0525133609772</text:p>
              </table:table-cell>
              <table:table-cell office:value-type="float" office:value="3369761.35595911">
                <text:p>3369761.355959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6.0919630527496">
                <text:p>26.0919630527496</text:p>
              </table:table-cell>
              <table:table-cell office:value-type="float" office:value="205223.403181357">
                <text:p>205223.4031813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6.0943651199341">
                <text:p>26.0943651199341</text:p>
              </table:table-cell>
              <table:table-cell office:value-type="float" office:value="3370430.29121588">
                <text:p>3370430.291215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6.0967605113983">
                <text:p>26.0967605113983</text:p>
              </table:table-cell>
              <table:table-cell office:value-type="float" office:value="3379823.34866129">
                <text:p>3379823.348661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6.1133809089661">
                <text:p>26.1133809089661</text:p>
              </table:table-cell>
              <table:table-cell office:value-type="float" office:value="487112.294817174">
                <text:p>487112.29481717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6.1157743930817">
                <text:p>26.1157743930817</text:p>
              </table:table-cell>
              <table:table-cell office:value-type="float" office:value="3382516.7032573">
                <text:p>3382516.70325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6.1314041614532">
                <text:p>26.1314041614532</text:p>
              </table:table-cell>
              <table:table-cell office:value-type="float" office:value="517985.923241198">
                <text:p>517985.923241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6.1338074207306">
                <text:p>26.1338074207306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6.1362199783325">
                <text:p>26.1362199783325</text:p>
              </table:table-cell>
              <table:table-cell office:value-type="float" office:value="3355774.79830023">
                <text:p>3355774.798300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6.3490726947784">
                <text:p>26.3490726947784</text:p>
              </table:table-cell>
              <table:table-cell office:value-type="float" office:value="38035.6902894254">
                <text:p>38035.69028942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6.3514561653137">
                <text:p>26.3514561653137</text:p>
              </table:table-cell>
              <table:table-cell office:value-type="float" office:value="3396727.536661">
                <text:p>3396727.5366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.3538663387299">
                <text:p>26.3538663387299</text:p>
              </table:table-cell>
              <table:table-cell office:value-type="float" office:value="3359094.38955386">
                <text:p>3359094.389553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6.4071617126465">
                <text:p>26.4071617126465</text:p>
              </table:table-cell>
              <table:table-cell office:value-type="float" office:value="151908.118942278">
                <text:p>151908.1189422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6.4095687866211">
                <text:p>26.4095687866211</text:p>
              </table:table-cell>
              <table:table-cell office:value-type="float" office:value="3363419.68938193">
                <text:p>3363419.6893819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6.4119744300842">
                <text:p>26.4119744300842</text:p>
              </table:table-cell>
              <table:table-cell office:value-type="float" office:value="3365419.7407334">
                <text:p>3365419.74073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6.53209233284">
                <text:p>26.53209233284</text:p>
              </table:table-cell>
              <table:table-cell office:value-type="float" office:value="67400.4441824414">
                <text:p>67400.44418244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6.5344984531403">
                <text:p>26.5344984531403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6.5368797779083">
                <text:p>26.5368797779083</text:p>
              </table:table-cell>
              <table:table-cell office:value-type="float" office:value="3399788.26431718">
                <text:p>3399788.264317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6.5930337905884">
                <text:p>26.5930337905884</text:p>
              </table:table-cell>
              <table:table-cell office:value-type="float" office:value="144174.914909968">
                <text:p>144174.9149099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6.5954508781433">
                <text:p>26.5954508781433</text:p>
              </table:table-cell>
              <table:table-cell office:value-type="float" office:value="3349485.61688696">
                <text:p>3349485.616886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6.5978543758392">
                <text:p>26.5978543758392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6.6197764873505">
                <text:p>26.6197764873505</text:p>
              </table:table-cell>
              <table:table-cell office:value-type="float" office:value="369307.491016662">
                <text:p>369307.4910166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6.6221961975098">
                <text:p>26.6221961975098</text:p>
              </table:table-cell>
              <table:table-cell office:value-type="float" office:value="3345855.2748054">
                <text:p>3345855.27480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.6325855255127">
                <text:p>26.6325855255127</text:p>
              </table:table-cell>
              <table:table-cell office:value-type="float" office:value="779261.180099137">
                <text:p>779261.18009913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6.6349868774414">
                <text:p>26.6349868774414</text:p>
              </table:table-cell>
              <table:table-cell office:value-type="float" office:value="3371434.19221604">
                <text:p>3371434.192216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6.6373910903931">
                <text:p>26.6373910903931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6.6503818035126">
                <text:p>26.6503818035126</text:p>
              </table:table-cell>
              <table:table-cell office:value-type="float" office:value="623214.439848037">
                <text:p>623214.4398480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6.6527862548828">
                <text:p>26.6527862548828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6.6551921367645">
                <text:p>26.6551921367645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6.6934931278229">
                <text:p>26.6934931278229</text:p>
              </table:table-cell>
              <table:table-cell office:value-type="float" office:value="211378.342342791">
                <text:p>211378.3423427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6.6959211826324">
                <text:p>26.6959211826324</text:p>
              </table:table-cell>
              <table:table-cell office:value-type="float" office:value="3334356.36135114">
                <text:p>3334356.361351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6.6983206272125">
                <text:p>26.6983206272125</text:p>
              </table:table-cell>
              <table:table-cell office:value-type="float" office:value="3374114.18759936">
                <text:p>3374114.187599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6.7007224559784">
                <text:p>26.7007224559784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6.7031247615814">
                <text:p>26.7031247615814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6.7055332660675">
                <text:p>26.7055332660675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6.7079527378082">
                <text:p>26.7079527378082</text:p>
              </table:table-cell>
              <table:table-cell office:value-type="float" office:value="3346184.98068585">
                <text:p>3346184.980685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6.7103564739227">
                <text:p>26.7103564739227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6.7127594947815">
                <text:p>26.7127594947815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6.732973575592">
                <text:p>26.732973575592</text:p>
              </table:table-cell>
              <table:table-cell office:value-type="float" office:value="400512.893753538">
                <text:p>400512.8937535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6.7353751659393">
                <text:p>26.7353751659393</text:p>
              </table:table-cell>
              <table:table-cell office:value-type="float" office:value="3371099.49210761">
                <text:p>3371099.492107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6.7377805709839">
                <text:p>26.7377805709839</text:p>
              </table:table-cell>
              <table:table-cell office:value-type="float" office:value="3365753.31390623">
                <text:p>3365753.3139062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6.7507848739624">
                <text:p>26.7507848739624</text:p>
              </table:table-cell>
              <table:table-cell office:value-type="float" office:value="622563.163391024">
                <text:p>622563.1633910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.7531886100769">
                <text:p>26.7531886100769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.794022321701">
                <text:p>26.794022321701</text:p>
              </table:table-cell>
              <table:table-cell office:value-type="float" office:value="198267.550952011">
                <text:p>198267.55095201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6.796418428421">
                <text:p>26.796418428421</text:p>
              </table:table-cell>
              <table:table-cell office:value-type="float" office:value="3378814.44616915">
                <text:p>3378814.446169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6.7988193035126">
                <text:p>26.7988193035126</text:p>
              </table:table-cell>
              <table:table-cell office:value-type="float" office:value="3372103.791857">
                <text:p>3372103.7918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8.7299301624298">
                <text:p>28.7299301624298</text:p>
              </table:table-cell>
              <table:table-cell office:value-type="float" office:value="4192.40561079926">
                <text:p>4192.4056107992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.8716397285461">
                <text:p>29.8716397285461</text:p>
              </table:table-cell>
              <table:table-cell office:value-type="float" office:value="7091.12040423691">
                <text:p>7091.120404236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.8752222061157">
                <text:p>29.8752222061157</text:p>
              </table:table-cell>
              <table:table-cell office:value-type="float" office:value="2259888.53879941">
                <text:p>2259888.5387994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.878755569458">
                <text:p>29.878755569458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.8822891712189">
                <text:p>29.8822891712189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9.8858485221863">
                <text:p>29.8858485221863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9.8894059658051">
                <text:p>29.8894059658051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9.8929672241211">
                <text:p>29.8929672241211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9.8965139389038">
                <text:p>29.8965139389038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9.9000861644745">
                <text:p>29.9000861644745</text:p>
              </table:table-cell>
              <table:table-cell office:value-type="float" office:value="2266374.23640125">
                <text:p>2266374.236401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.9036614894867">
                <text:p>29.9036614894867</text:p>
              </table:table-cell>
              <table:table-cell office:value-type="float" office:value="2264409.52147239">
                <text:p>2264409.521472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9.9072139263153">
                <text:p>29.9072139263153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9.9107766151428">
                <text:p>29.9107766151428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9.9143121242523">
                <text:p>29.9143121242523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9.9178860187531">
                <text:p>29.9178860187531</text:p>
              </table:table-cell>
              <table:table-cell office:value-type="float" office:value="2265315.88952635">
                <text:p>2265315.8895263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9.9214498996735">
                <text:p>29.9214498996735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9.9250295162201">
                <text:p>29.9250295162201</text:p>
              </table:table-cell>
              <table:table-cell office:value-type="float" office:value="2261694.76382043">
                <text:p>2261694.763820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9.9285895824432">
                <text:p>29.9285895824432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.9321551322937">
                <text:p>29.9321551322937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9.935715675354">
                <text:p>29.935715675354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9.9393332004547">
                <text:p>29.9393332004547</text:p>
              </table:table-cell>
              <table:table-cell office:value-type="float" office:value="2237994.14644434">
                <text:p>2237994.1464443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.9428935050964">
                <text:p>29.9428935050964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.9464285373688">
                <text:p>29.9464285373688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9.9499614238739">
                <text:p>29.9499614238739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9.9535205364227">
                <text:p>29.9535205364227</text:p>
              </table:table-cell>
              <table:table-cell office:value-type="float" office:value="2274724.35584137">
                <text:p>2274724.3558413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9.9570727348328">
                <text:p>29.9570727348328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9.9606328010559">
                <text:p>29.9606328010559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9.9642202854156">
                <text:p>29.9642202854156</text:p>
              </table:table-cell>
              <table:table-cell office:value-type="float" office:value="2256734.57725793">
                <text:p>2256734.5772579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9.9677472114563">
                <text:p>29.9677472114563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9.9712955951691">
                <text:p>29.9712955951691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9.9748578071594">
                <text:p>29.974857807159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.9784162044525">
                <text:p>29.9784162044525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9.9819760322571">
                <text:p>29.9819760322571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.9855453968048">
                <text:p>29.9855453968048</text:p>
              </table:table-cell>
              <table:table-cell office:value-type="float" office:value="2268190.84790595">
                <text:p>2268190.8479059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9.9891078472137">
                <text:p>29.9891078472137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9.9926974773407">
                <text:p>29.9926974773407</text:p>
              </table:table-cell>
              <table:table-cell office:value-type="float" office:value="2255385.5727949">
                <text:p>2255385.57279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9.9962513446808">
                <text:p>29.9962513446808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.9998104572296">
                <text:p>29.9998104572296</text:p>
              </table:table-cell>
              <table:table-cell office:value-type="float" office:value="2274724.35584137">
                <text:p>2274724.3558413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.0033676624298">
                <text:p>30.0033676624298</text:p>
              </table:table-cell>
              <table:table-cell office:value-type="float" office:value="2275944.04718499">
                <text:p>2275944.047184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0.0069525241852">
                <text:p>30.0069525241852</text:p>
              </table:table-cell>
              <table:table-cell office:value-type="float" office:value="2258385.55360468">
                <text:p>2258385.5536046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0.0105605125427">
                <text:p>30.0105605125427</text:p>
              </table:table-cell>
              <table:table-cell office:value-type="float" office:value="2243909.67977268">
                <text:p>2243909.6797726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0.014089345932">
                <text:p>30.014089345932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0.0176515579224">
                <text:p>30.017651557922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.0212223529816">
                <text:p>30.0212223529816</text:p>
              </table:table-cell>
              <table:table-cell office:value-type="float" office:value="2267282.17827335">
                <text:p>2267282.1782733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0.0247480869293">
                <text:p>30.0247480869293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0.0283102989197">
                <text:p>30.0283102989197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0.0319087505341">
                <text:p>30.0319087505341</text:p>
              </table:table-cell>
              <table:table-cell office:value-type="float" office:value="2249856.56821043">
                <text:p>2249856.568210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0.0354611873627">
                <text:p>30.0354611873627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0.0390379428863">
                <text:p>30.0390379428863</text:p>
              </table:table-cell>
              <table:table-cell office:value-type="float" office:value="2263503.87841621">
                <text:p>2263503.8784162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0.0425982475281">
                <text:p>30.0425982475281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0.0461642742157">
                <text:p>30.0461642742157</text:p>
              </table:table-cell>
              <table:table-cell office:value-type="float" office:value="2270313.91214816">
                <text:p>2270313.912148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0.0496881008148">
                <text:p>30.0496881008148</text:p>
              </table:table-cell>
              <table:table-cell office:value-type="float" office:value="2297502.38051421">
                <text:p>2297502.3805142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0.0532383918762">
                <text:p>30.0532383918762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0.0567986965179">
                <text:p>30.0567986965179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0.0603566169739">
                <text:p>30.0603566169739</text:p>
              </table:table-cell>
              <table:table-cell office:value-type="float" office:value="2275486.50968304">
                <text:p>2275486.509683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0.0639345645905">
                <text:p>30.0639345645905</text:p>
              </table:table-cell>
              <table:table-cell office:value-type="float" office:value="2262749.72905977">
                <text:p>2262749.729059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0.0674910545349">
                <text:p>30.0674910545349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0.071049451828">
                <text:p>30.071049451828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0.0746068954468">
                <text:p>30.0746068954468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0.0781705379486">
                <text:p>30.0781705379486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0.0817317962646">
                <text:p>30.0817317962646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0.0852770805359">
                <text:p>30.0852770805359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0.088814496994">
                <text:p>30.088814496994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0.0923721790314">
                <text:p>30.0923721790314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0.0959606170654">
                <text:p>30.0959606170654</text:p>
              </table:table-cell>
              <table:table-cell office:value-type="float" office:value="2256134.82054349">
                <text:p>2256134.8205434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0.0995211601257">
                <text:p>30.0995211601257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.1030948162079">
                <text:p>30.1030948162079</text:p>
              </table:table-cell>
              <table:table-cell office:value-type="float" office:value="2265467.0214157">
                <text:p>2265467.021415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0.1066629886627">
                <text:p>30.1066629886627</text:p>
              </table:table-cell>
              <table:table-cell office:value-type="float" office:value="2268948.62915943">
                <text:p>2268948.629159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0.1102247238159">
                <text:p>30.1102247238159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0.1137971878052">
                <text:p>30.1137971878052</text:p>
              </table:table-cell>
              <table:table-cell office:value-type="float" office:value="2266222.98344901">
                <text:p>2266222.983449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0.1173596382141">
                <text:p>30.1173596382141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0.1209111213684">
                <text:p>30.1209111213684</text:p>
              </table:table-cell>
              <table:table-cell office:value-type="float" office:value="2279610.98174006">
                <text:p>2279610.981740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0.1244761943817">
                <text:p>30.1244761943817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0.1280479431152">
                <text:p>30.1280479431152</text:p>
              </table:table-cell>
              <table:table-cell office:value-type="float" office:value="2266676.80288365">
                <text:p>2266676.802883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0.1316072940826">
                <text:p>30.1316072940826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0.1351325511932">
                <text:p>30.1351325511932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0.138694524765">
                <text:p>30.138694524765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0.142246723175">
                <text:p>30.142246723175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0.1458089351654">
                <text:p>30.145808935165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0.1493670940399">
                <text:p>30.1493670940399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0.1529281139374">
                <text:p>30.1529281139374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0.1564946174622">
                <text:p>30.1564946174622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0.1600601673126">
                <text:p>30.1600601673126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0.1636295318603">
                <text:p>30.1636295318603</text:p>
              </table:table-cell>
              <table:table-cell office:value-type="float" office:value="2268190.84790595">
                <text:p>2268190.847905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0.1671934127808">
                <text:p>30.1671934127808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0.1708035469055">
                <text:p>30.1708035469055</text:p>
              </table:table-cell>
              <table:table-cell office:value-type="float" office:value="2242575.95984678">
                <text:p>2242575.9598467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0.1743674278259">
                <text:p>30.1743674278259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0.177953004837">
                <text:p>30.177953004837</text:p>
              </table:table-cell>
              <table:table-cell office:value-type="float" office:value="2257935.04780903">
                <text:p>2257935.047809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0.1815152168274">
                <text:p>30.181515216827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0.185076713562">
                <text:p>30.185076713562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0.1886386871338">
                <text:p>30.1886386871338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0.192202091217">
                <text:p>30.192202091217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0.1957337856293">
                <text:p>30.1957337856293</text:p>
              </table:table-cell>
              <table:table-cell office:value-type="float" office:value="2292384.0669682">
                <text:p>2292384.066968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0.1992971897125">
                <text:p>30.1992971897125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0.2028567790985">
                <text:p>30.2028567790985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0.2064232826233">
                <text:p>30.2064232826233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0.2099993228912">
                <text:p>30.2099993228912</text:p>
              </table:table-cell>
              <table:table-cell office:value-type="float" office:value="2263956.60937396">
                <text:p>2263956.609373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0.2135605812073">
                <text:p>30.2135605812073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0.2171649932861">
                <text:p>30.2171649932861</text:p>
              </table:table-cell>
              <table:table-cell office:value-type="float" office:value="2246136.07514221">
                <text:p>2246136.075142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0.2207252979279">
                <text:p>30.2207252979279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0.2242877483368">
                <text:p>30.2242877483368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0.2278759479523">
                <text:p>30.2278759479523</text:p>
              </table:table-cell>
              <table:table-cell office:value-type="float" office:value="2256284.72983389">
                <text:p>2256284.7298338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0.2314381599426">
                <text:p>30.2314381599426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0.23499584198">
                <text:p>30.23499584198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0.2385566234589">
                <text:p>30.2385566234589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.2422609329224">
                <text:p>30.2422609329224</text:p>
              </table:table-cell>
              <table:table-cell office:value-type="float" office:value="2185562.54000129">
                <text:p>2185562.5400012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0.2458212375641">
                <text:p>30.2458212375641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0.2494037151337">
                <text:p>30.2494037151337</text:p>
              </table:table-cell>
              <table:table-cell office:value-type="float" office:value="2259888.53879941">
                <text:p>2259888.538799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0.252965927124">
                <text:p>30.252965927124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0.2565259933472">
                <text:p>30.2565259933472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0.2600772380829">
                <text:p>30.2600772380829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0.263637304306">
                <text:p>30.263637304306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0.2672023773193">
                <text:p>30.2672023773193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0.2707970142364">
                <text:p>30.2707970142364</text:p>
              </table:table-cell>
              <table:table-cell office:value-type="float" office:value="2252244.15891756">
                <text:p>2252244.1589175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0.2743520736694">
                <text:p>30.2743520736694</text:p>
              </table:table-cell>
              <table:table-cell office:value-type="float" office:value="2277317.76433505">
                <text:p>2277317.764335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0.2779285907745">
                <text:p>30.2779285907745</text:p>
              </table:table-cell>
              <table:table-cell office:value-type="float" office:value="2263654.76861543">
                <text:p>2263654.7686154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0.2814531326294">
                <text:p>30.2814531326294</text:p>
              </table:table-cell>
              <table:table-cell office:value-type="float" office:value="2297036.13501995">
                <text:p>2297036.1350199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0.2849938869476">
                <text:p>30.2849938869476</text:p>
              </table:table-cell>
              <table:table-cell office:value-type="float" office:value="2286518.428658">
                <text:p>2286518.42865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0.2885584831238">
                <text:p>30.2885584831238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0.2920670509338">
                <text:p>30.2920670509338</text:p>
              </table:table-cell>
              <table:table-cell office:value-type="float" office:value="2307494.2364773">
                <text:p>2307494.23647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0.2956216335297">
                <text:p>30.2956216335297</text:p>
              </table:table-cell>
              <table:table-cell office:value-type="float" office:value="2277623.26004427">
                <text:p>2277623.260044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0.2991323471069">
                <text:p>30.2991323471069</text:p>
              </table:table-cell>
              <table:table-cell office:value-type="float" office:value="2306083.8834635">
                <text:p>2306083.883463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0.3026657104492">
                <text:p>30.3026657104492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0.3061969280243">
                <text:p>30.3061969280243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0.3097202777863">
                <text:p>30.3097202777863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0.3132464885712">
                <text:p>30.3132464885712</text:p>
              </table:table-cell>
              <table:table-cell office:value-type="float" office:value="2295948.96443543">
                <text:p>2295948.9644354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0.3167695999146">
                <text:p>30.3167695999146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0.3202941417694">
                <text:p>30.3202941417694</text:p>
              </table:table-cell>
              <table:table-cell office:value-type="float" office:value="2297036.13501995">
                <text:p>2297036.1350199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0.3238203525543">
                <text:p>30.3238203525543</text:p>
              </table:table-cell>
              <table:table-cell office:value-type="float" office:value="2295948.96443543">
                <text:p>2295948.9644354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0.3273339271545">
                <text:p>30.3273339271545</text:p>
              </table:table-cell>
              <table:table-cell office:value-type="float" office:value="2304206.09242044">
                <text:p>2304206.0924204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0.3308715820312">
                <text:p>30.3308715820312</text:p>
              </table:table-cell>
              <table:table-cell office:value-type="float" office:value="2288521.71343847">
                <text:p>2288521.7134384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.3343961238861">
                <text:p>30.3343961238861</text:p>
              </table:table-cell>
              <table:table-cell office:value-type="float" office:value="2297036.13501995">
                <text:p>2297036.135019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0.3379328250885">
                <text:p>30.3379328250885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0.3414330482483">
                <text:p>30.3414330482483</text:p>
              </table:table-cell>
              <table:table-cell office:value-type="float" office:value="2312995.38069614">
                <text:p>2312995.380696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0.3449640274048">
                <text:p>30.3449640274048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0.3484933376312">
                <text:p>30.3484933376312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.3520774841309">
                <text:p>30.3520774841309</text:p>
              </table:table-cell>
              <table:table-cell office:value-type="float" office:value="2258836.23920708">
                <text:p>2258836.239207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0.3556592464447">
                <text:p>30.3556592464447</text:p>
              </table:table-cell>
              <table:table-cell office:value-type="float" office:value="2260339.82453571">
                <text:p>2260339.8245357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0.3591952323914">
                <text:p>30.3591952323914</text:p>
              </table:table-cell>
              <table:table-cell office:value-type="float" office:value="2289601.85988807">
                <text:p>2289601.8598880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0.3627274036407">
                <text:p>30.3627274036407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0.3662424087524">
                <text:p>30.3662424087524</text:p>
              </table:table-cell>
              <table:table-cell office:value-type="float" office:value="2303268.34321373">
                <text:p>2303268.343213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0.3697752952576">
                <text:p>30.3697752952576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0.3733177185059">
                <text:p>30.3733177185059</text:p>
              </table:table-cell>
              <table:table-cell office:value-type="float" office:value="2285441.18885449">
                <text:p>2285441.1888544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0.3768503665924">
                <text:p>30.3768503665924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0.3803782463074">
                <text:p>30.3803782463074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0.3839201927185">
                <text:p>30.3839201927185</text:p>
              </table:table-cell>
              <table:table-cell office:value-type="float" office:value="2285748.86806677">
                <text:p>2285748.8680667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0.3874485492706">
                <text:p>30.3874485492706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0.3909783363342">
                <text:p>30.3909783363342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0.3944964408875">
                <text:p>30.3944964408875</text:p>
              </table:table-cell>
              <table:table-cell office:value-type="float" office:value="2301239.16942261">
                <text:p>2301239.169422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0.3980367183685">
                <text:p>30.3980367183685</text:p>
              </table:table-cell>
              <table:table-cell office:value-type="float" office:value="2286826.3980066">
                <text:p>2286826.39800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0.4015712738037">
                <text:p>30.4015712738037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0.4050848484039">
                <text:p>30.4050848484039</text:p>
              </table:table-cell>
              <table:table-cell office:value-type="float" office:value="2304206.09242044">
                <text:p>2304206.092420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0.4086182117462">
                <text:p>30.4086182117462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0.4121611118317">
                <text:p>30.4121611118317</text:p>
              </table:table-cell>
              <table:table-cell office:value-type="float" office:value="2285133.59246299">
                <text:p>2285133.592462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0.4159529209137">
                <text:p>30.4159529209137</text:p>
              </table:table-cell>
              <table:table-cell office:value-type="float" office:value="2135128.59557344">
                <text:p>2135128.5955734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0.419486284256">
                <text:p>30.419486284256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0.4230213165283">
                <text:p>30.4230213165283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0.4265315532684">
                <text:p>30.4265315532684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0.4300649166107">
                <text:p>30.4300649166107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0.4335968494415">
                <text:p>30.4335968494415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0.437132358551">
                <text:p>30.437132358551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0.440699338913">
                <text:p>30.440699338913</text:p>
              </table:table-cell>
              <table:table-cell office:value-type="float" office:value="2269706.91691732">
                <text:p>2269706.916917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0.444224357605">
                <text:p>30.444224357605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0.4477515220642">
                <text:p>30.4477515220642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0.4512691497803">
                <text:p>30.4512691497803</text:p>
              </table:table-cell>
              <table:table-cell office:value-type="float" office:value="2301551.11725634">
                <text:p>2301551.117256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0.454790353775">
                <text:p>30.454790353775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0.4583067893982">
                <text:p>30.4583067893982</text:p>
              </table:table-cell>
              <table:table-cell office:value-type="float" office:value="2302331.35697335">
                <text:p>2302331.356973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0.4618303775787">
                <text:p>30.4618303775787</text:p>
              </table:table-cell>
              <table:table-cell office:value-type="float" office:value="2297657.83774274">
                <text:p>2297657.8377427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0.4653487205505">
                <text:p>30.4653487205505</text:p>
              </table:table-cell>
              <table:table-cell office:value-type="float" office:value="2301083.2272142">
                <text:p>2301083.227214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0.4688766002655">
                <text:p>30.4688766002655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0.4723665714264">
                <text:p>30.4723665714264</text:p>
              </table:table-cell>
              <table:table-cell office:value-type="float" office:value="2319789.94288837">
                <text:p>2319789.942888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0.4759228229523">
                <text:p>30.4759228229523</text:p>
              </table:table-cell>
              <table:table-cell office:value-type="float" office:value="2276554.38348083">
                <text:p>2276554.3834808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0.4794223308563">
                <text:p>30.4794223308563</text:p>
              </table:table-cell>
              <table:table-cell office:value-type="float" office:value="2313468.12808284">
                <text:p>2313468.1280828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0.4829168319702">
                <text:p>30.4829168319702</text:p>
              </table:table-cell>
              <table:table-cell office:value-type="float" office:value="2316782.77846763">
                <text:p>2316782.7784676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0.4864451885223">
                <text:p>30.4864451885223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0.4899694919586">
                <text:p>30.4899694919586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0.4935071468353">
                <text:p>30.4935071468353</text:p>
              </table:table-cell>
              <table:table-cell office:value-type="float" office:value="2288521.71343847">
                <text:p>2288521.7134384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0.497040271759">
                <text:p>30.497040271759</text:p>
              </table:table-cell>
              <table:table-cell office:value-type="float" office:value="2291455.9136244">
                <text:p>2291455.913624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0.5005803108215">
                <text:p>30.5005803108215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0.5041196346283">
                <text:p>30.5041196346283</text:p>
              </table:table-cell>
              <table:table-cell office:value-type="float" office:value="2287442.58565173">
                <text:p>2287442.5856517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0.5076551437378">
                <text:p>30.5076551437378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0.5111861228943">
                <text:p>30.5111861228943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0.5147187709808">
                <text:p>30.5147187709808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0.5182635784149">
                <text:p>30.5182635784149</text:p>
              </table:table-cell>
              <table:table-cell office:value-type="float" office:value="2283904.03443637">
                <text:p>2283904.0344363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0.5217981338501">
                <text:p>30.5217981338501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0.5253231525421">
                <text:p>30.5253231525421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0.5288536548615">
                <text:p>30.5288536548615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0.5465922355652">
                <text:p>30.5465922355652</text:p>
              </table:table-cell>
              <table:table-cell office:value-type="float" office:value="456406.300775527">
                <text:p>456406.30077552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0.5501296520233">
                <text:p>30.5501296520233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0.5536820888519">
                <text:p>30.5536820888519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0.5996699333191">
                <text:p>30.5996699333191</text:p>
              </table:table-cell>
              <table:table-cell office:value-type="float" office:value="176046.520418691">
                <text:p>176046.5204186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0.6032059192657">
                <text:p>30.6032059192657</text:p>
              </table:table-cell>
              <table:table-cell office:value-type="float" office:value="2289601.85988807">
                <text:p>2289601.8598880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0.6067862510681">
                <text:p>30.6067862510681</text:p>
              </table:table-cell>
              <table:table-cell office:value-type="float" office:value="2261242.93693814">
                <text:p>2261242.936938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0.6201887130737">
                <text:p>30.6201887130737</text:p>
              </table:table-cell>
              <table:table-cell office:value-type="float" office:value="604068.117977728">
                <text:p>604068.11797772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0.6237146854401">
                <text:p>30.6237146854401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0.6272459030151">
                <text:p>30.6272459030151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0.6470141410828">
                <text:p>30.6470141410828</text:p>
              </table:table-cell>
              <table:table-cell office:value-type="float" office:value="409545.856960224">
                <text:p>409545.85696022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0.6505212783813">
                <text:p>30.6505212783813</text:p>
              </table:table-cell>
              <table:table-cell office:value-type="float" office:value="2308435.43059143">
                <text:p>2308435.4305914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0.681122303009">
                <text:p>30.681122303009</text:p>
              </table:table-cell>
              <table:table-cell office:value-type="float" office:value="264566.304511102">
                <text:p>264566.304511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0.6846799850464">
                <text:p>30.6846799850464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0.6881928443909">
                <text:p>30.6881928443909</text:p>
              </table:table-cell>
              <table:table-cell office:value-type="float" office:value="2304675.25342745">
                <text:p>2304675.253427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0.7001128196716">
                <text:p>30.7001128196716</text:p>
              </table:table-cell>
              <table:table-cell office:value-type="float" office:value="679196.039363149">
                <text:p>679196.03936314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0.7036395072937">
                <text:p>30.7036395072937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0.7071673870087">
                <text:p>30.7071673870087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0.7206408977509">
                <text:p>30.7206408977509</text:p>
              </table:table-cell>
              <table:table-cell office:value-type="float" office:value="600882.73612684">
                <text:p>600882.736126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0.7241711616516">
                <text:p>30.7241711616516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0.7277412414551">
                <text:p>30.7277412414551</text:p>
              </table:table-cell>
              <table:table-cell office:value-type="float" office:value="2267736.42206491">
                <text:p>2267736.4220649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0.7475998401642">
                <text:p>30.7475998401642</text:p>
              </table:table-cell>
              <table:table-cell office:value-type="float" office:value="407682.340460783">
                <text:p>407682.34046078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0.7511277198792">
                <text:p>30.7511277198792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0.75466132164">
                <text:p>30.75466132164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0.7815878391266">
                <text:p>30.7815878391266</text:p>
              </table:table-cell>
              <table:table-cell office:value-type="float" office:value="300670.148081248">
                <text:p>300670.14808124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0.785115480423">
                <text:p>30.785115480423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0.788667678833">
                <text:p>30.788667678833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0.80051612854">
                <text:p>30.80051612854</text:p>
              </table:table-cell>
              <table:table-cell office:value-type="float" office:value="683296.144236961">
                <text:p>683296.14423696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0.8040382862091">
                <text:p>30.8040382862091</text:p>
              </table:table-cell>
              <table:table-cell office:value-type="float" office:value="2298591.02308265">
                <text:p>2298591.0230826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0.8210737705231">
                <text:p>30.8210737705231</text:p>
              </table:table-cell>
              <table:table-cell office:value-type="float" office:value="475243.312769412">
                <text:p>475243.3127694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0.8246355056763">
                <text:p>30.8246355056763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0.8281381130219">
                <text:p>30.8281381130219</text:p>
              </table:table-cell>
              <table:table-cell office:value-type="float" office:value="2311420.95051392">
                <text:p>2311420.950513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0.8694694042206">
                <text:p>30.8694694042206</text:p>
              </table:table-cell>
              <table:table-cell office:value-type="float" office:value="195880.645515586">
                <text:p>195880.6455155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0.8728938102722">
                <text:p>30.8728938102722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0.8763444423676">
                <text:p>30.8763444423676</text:p>
              </table:table-cell>
              <table:table-cell office:value-type="float" office:value="2346236.79845229">
                <text:p>2346236.7984522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0.8822100162506">
                <text:p>30.8822100162506</text:p>
              </table:table-cell>
              <table:table-cell office:value-type="float" office:value="1380257.10039834">
                <text:p>1380257.1003983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0.8856287002563">
                <text:p>30.8856287002563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0.8890488147736">
                <text:p>30.8890488147736</text:p>
              </table:table-cell>
              <table:table-cell office:value-type="float" office:value="2367172.19825723">
                <text:p>2367172.1982572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0.8924314975739">
                <text:p>30.8924314975739</text:p>
              </table:table-cell>
              <table:table-cell office:value-type="float" office:value="2393366.59035805">
                <text:p>2393366.5903580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0.8961725234985">
                <text:p>30.8961725234985</text:p>
              </table:table-cell>
              <table:table-cell office:value-type="float" office:value="2164112.2416672">
                <text:p>2164112.241667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0.8995909690857">
                <text:p>30.8995909690857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0.9029893875122">
                <text:p>30.9029893875122</text:p>
              </table:table-cell>
              <table:table-cell office:value-type="float" office:value="2382284.63476919">
                <text:p>2382284.6347691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0.906378030777">
                <text:p>30.906378030777</text:p>
              </table:table-cell>
              <table:table-cell office:value-type="float" office:value="2389156.77084359">
                <text:p>2389156.7708435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0.9097986221313">
                <text:p>30.9097986221313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0.9216027259827">
                <text:p>30.9216027259827</text:p>
              </table:table-cell>
              <table:table-cell office:value-type="float" office:value="685863.162674207">
                <text:p>685863.16267420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0.9249908924103">
                <text:p>30.9249908924103</text:p>
              </table:table-cell>
              <table:table-cell office:value-type="float" office:value="2389493.01132925">
                <text:p>2389493.011329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0.9284081459045">
                <text:p>30.9284081459045</text:p>
              </table:table-cell>
              <table:table-cell office:value-type="float" office:value="2369154.0629317">
                <text:p>2369154.062931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0.9499983787537">
                <text:p>30.9499983787537</text:p>
              </table:table-cell>
              <table:table-cell office:value-type="float" office:value="374984.376341711">
                <text:p>374984.37634171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0.953417301178">
                <text:p>30.953417301178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0.9769401550293">
                <text:p>30.9769401550293</text:p>
              </table:table-cell>
              <table:table-cell office:value-type="float" office:value="344175.925726217">
                <text:p>344175.92572621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0.9803581237793">
                <text:p>30.9803581237793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0.9837787151337">
                <text:p>30.9837787151337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0.9965763092041">
                <text:p>30.9965763092041</text:p>
              </table:table-cell>
              <table:table-cell office:value-type="float" office:value="632618.909104458">
                <text:p>632618.90910445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1.0000712871552">
                <text:p>31.0000712871552</text:p>
              </table:table-cell>
              <table:table-cell office:value-type="float" office:value="2316466.68831435">
                <text:p>2316466.6883143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1.022075176239">
                <text:p>31.022075176239</text:p>
              </table:table-cell>
              <table:table-cell office:value-type="float" office:value="367934.957731523">
                <text:p>367934.95773152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1.025491476059">
                <text:p>31.025491476059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1.0289108753204">
                <text:p>31.0289108753204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1.0504806041718">
                <text:p>31.0504806041718</text:p>
              </table:table-cell>
              <table:table-cell office:value-type="float" office:value="375340.833248591">
                <text:p>375340.83324859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1.0538980960846">
                <text:p>31.0538980960846</text:p>
              </table:table-cell>
              <table:table-cell office:value-type="float" office:value="2368988.78080089">
                <text:p>2368988.7808008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1.081503868103">
                <text:p>31.081503868103</text:p>
              </table:table-cell>
              <table:table-cell office:value-type="float" office:value="293272.001036386">
                <text:p>293272.0010363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1.0849304199219">
                <text:p>31.0849304199219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1.0883319377899">
                <text:p>31.0883319377899</text:p>
              </table:table-cell>
              <table:table-cell office:value-type="float" office:value="2380113.91210486">
                <text:p>2380113.9121048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1.1094048023224">
                <text:p>31.1094048023224</text:p>
              </table:table-cell>
              <table:table-cell office:value-type="float" office:value="384190.767587627">
                <text:p>384190.76758762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1.1128363609314">
                <text:p>31.1128363609314</text:p>
              </table:table-cell>
              <table:table-cell office:value-type="float" office:value="2359277.78670187">
                <text:p>2359277.7867018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1.1162509918213">
                <text:p>31.1162509918213</text:p>
              </table:table-cell>
              <table:table-cell office:value-type="float" office:value="2370973.68970814">
                <text:p>2370973.689708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.1371562480927">
                <text:p>31.1371562480927</text:p>
              </table:table-cell>
              <table:table-cell office:value-type="float" office:value="387271.023847268">
                <text:p>387271.02384726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1.1405684947968">
                <text:p>31.1405684947968</text:p>
              </table:table-cell>
              <table:table-cell office:value-type="float" office:value="2372630.32308552">
                <text:p>2372630.323085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1.1439907550812">
                <text:p>31.1439907550812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1.1649310588837">
                <text:p>31.1649310588837</text:p>
              </table:table-cell>
              <table:table-cell office:value-type="float" office:value="386622.853057042">
                <text:p>386622.85305704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1.1683359146118">
                <text:p>31.1683359146118</text:p>
              </table:table-cell>
              <table:table-cell office:value-type="float" office:value="2377780.63048806">
                <text:p>2377780.6304880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1.1717538833618">
                <text:p>31.1717538833618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1.1928191184998">
                <text:p>31.1928191184998</text:p>
              </table:table-cell>
              <table:table-cell office:value-type="float" office:value="384329.913574937">
                <text:p>384329.9135749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1.1962447166443">
                <text:p>31.1962447166443</text:p>
              </table:table-cell>
              <table:table-cell office:value-type="float" office:value="2363382.87750557">
                <text:p>2363382.877505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1.199658870697">
                <text:p>31.199658870697</text:p>
              </table:table-cell>
              <table:table-cell office:value-type="float" office:value="2371304.83128492">
                <text:p>2371304.831284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1.220743894577">
                <text:p>31.220743894577</text:p>
              </table:table-cell>
              <table:table-cell office:value-type="float" office:value="383969.211800491">
                <text:p>383969.21180049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1.2241349220276">
                <text:p>31.2241349220276</text:p>
              </table:table-cell>
              <table:table-cell office:value-type="float" office:value="2387476.98685228">
                <text:p>2387476.986852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1.2275273799896">
                <text:p>31.2275273799896</text:p>
              </table:table-cell>
              <table:table-cell office:value-type="float" office:value="2386470.24977159">
                <text:p>2386470.2497715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1.2484128475189">
                <text:p>31.2484128475189</text:p>
              </table:table-cell>
              <table:table-cell office:value-type="float" office:value="387637.958721461">
                <text:p>387637.95872146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1.2518200874329">
                <text:p>31.2518200874329</text:p>
              </table:table-cell>
              <table:table-cell office:value-type="float" office:value="2376116.79966412">
                <text:p>2376116.7996641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1.2762515544891">
                <text:p>31.2762515544891</text:p>
              </table:table-cell>
              <table:table-cell office:value-type="float" office:value="331375.925209567">
                <text:p>331375.9252095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1.2796692848206">
                <text:p>31.2796692848206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1.2830991744995">
                <text:p>31.2830991744995</text:p>
              </table:table-cell>
              <table:table-cell office:value-type="float" office:value="2360425.77394689">
                <text:p>2360425.773946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1.3210973739624">
                <text:p>31.3210973739624</text:p>
              </table:table-cell>
              <table:table-cell office:value-type="float" office:value="213062.727035438">
                <text:p>213062.72703543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1.3245143890381">
                <text:p>31.3245143890381</text:p>
              </table:table-cell>
              <table:table-cell office:value-type="float" office:value="2369319.36812727">
                <text:p>2369319.368127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1.3279364109039">
                <text:p>31.3279364109039</text:p>
              </table:table-cell>
              <table:table-cell office:value-type="float" office:value="2365852.79620985">
                <text:p>2365852.7962098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1.3490896224976">
                <text:p>31.3490896224976</text:p>
              </table:table-cell>
              <table:table-cell office:value-type="float" office:value="382731.480946316">
                <text:p>382731.48094631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1.3525087833405">
                <text:p>31.3525087833405</text:p>
              </table:table-cell>
              <table:table-cell office:value-type="float" office:value="2367832.45129349">
                <text:p>2367832.4512934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1.3559417724609">
                <text:p>31.3559417724609</text:p>
              </table:table-cell>
              <table:table-cell office:value-type="float" office:value="2358294.68601986">
                <text:p>2358294.686019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1.3768270015717">
                <text:p>31.3768270015717</text:p>
              </table:table-cell>
              <table:table-cell office:value-type="float" office:value="387642.383862829">
                <text:p>387642.3838628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1.3802356719971">
                <text:p>31.3802356719971</text:p>
              </table:table-cell>
              <table:table-cell office:value-type="float" office:value="2375119.61838148">
                <text:p>2375119.618381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1.3836491107941">
                <text:p>31.3836491107941</text:p>
              </table:table-cell>
              <table:table-cell office:value-type="float" office:value="2371801.71711951">
                <text:p>2371801.7171195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1.4153878688812">
                <text:p>31.4153878688812</text:p>
              </table:table-cell>
              <table:table-cell office:value-type="float" office:value="255082.444554619">
                <text:p>255082.44455461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1.4188280105591">
                <text:p>31.4188280105591</text:p>
              </table:table-cell>
              <table:table-cell office:value-type="float" office:value="2353391.4466699">
                <text:p>2353391.446669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1.4222197532654">
                <text:p>31.4222197532654</text:p>
              </table:table-cell>
              <table:table-cell office:value-type="float" office:value="2386973.51216083">
                <text:p>2386973.512160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1.4256355762482">
                <text:p>31.4256355762482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1.4290497303009">
                <text:p>31.4290497303009</text:p>
              </table:table-cell>
              <table:table-cell office:value-type="float" office:value="2371304.83128492">
                <text:p>2371304.831284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1.4494152069092">
                <text:p>31.4494152069092</text:p>
              </table:table-cell>
              <table:table-cell office:value-type="float" office:value="397535.503623316">
                <text:p>397535.5036233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1.4528262615204">
                <text:p>31.4528262615204</text:p>
              </table:table-cell>
              <table:table-cell office:value-type="float" office:value="2373459.50821276">
                <text:p>2373459.508212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1.4562423229218">
                <text:p>31.4562423229218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1.4771413803101">
                <text:p>31.4771413803101</text:p>
              </table:table-cell>
              <table:table-cell office:value-type="float" office:value="387385.892558495">
                <text:p>387385.8925584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1.4805564880371">
                <text:p>31.4805564880371</text:p>
              </table:table-cell>
              <table:table-cell office:value-type="float" office:value="2370642.64060318">
                <text:p>2370642.6406031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1.48397564888">
                <text:p>31.48397564888</text:p>
              </table:table-cell>
              <table:table-cell office:value-type="float" office:value="2367832.45129349">
                <text:p>2367832.451293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1.5156812667847">
                <text:p>31.5156812667847</text:p>
              </table:table-cell>
              <table:table-cell office:value-type="float" office:value="255349.068557635">
                <text:p>255349.06855763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1.5190794467926">
                <text:p>31.5190794467926</text:p>
              </table:table-cell>
              <table:table-cell office:value-type="float" office:value="2382451.77745036">
                <text:p>2382451.777450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1.522469997406">
                <text:p>31.522469997406</text:p>
              </table:table-cell>
              <table:table-cell office:value-type="float" office:value="2387812.7546586">
                <text:p>2387812.75465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1.5498280525208">
                <text:p>31.5498280525208</text:p>
              </table:table-cell>
              <table:table-cell office:value-type="float" office:value="295927.468748911">
                <text:p>295927.4687489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1.5532479286194">
                <text:p>31.5532479286194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1.5566914081573">
                <text:p>31.5566914081573</text:p>
              </table:table-cell>
              <table:table-cell office:value-type="float" office:value="2351110.23914699">
                <text:p>2351110.2391469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1.5776872634888">
                <text:p>31.5776872634888</text:p>
              </table:table-cell>
              <table:table-cell office:value-type="float" office:value="385599.91351646">
                <text:p>385599.9135164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1.5811107158661">
                <text:p>31.5811107158661</text:p>
              </table:table-cell>
              <table:table-cell office:value-type="float" office:value="2364864.20948534">
                <text:p>2364864.2094853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1.5845427513123">
                <text:p>31.5845427513123</text:p>
              </table:table-cell>
              <table:table-cell office:value-type="float" office:value="2358949.99541507">
                <text:p>2358949.995415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1.6099622249603">
                <text:p>31.6099622249603</text:p>
              </table:table-cell>
              <table:table-cell office:value-type="float" office:value="318495.973287562">
                <text:p>318495.97328756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1.6133782863617">
                <text:p>31.6133782863617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1.6167938709259">
                <text:p>31.6167938709259</text:p>
              </table:table-cell>
              <table:table-cell office:value-type="float" office:value="2370311.68393131">
                <text:p>2370311.6839313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1.6379179954529">
                <text:p>31.6379179954529</text:p>
              </table:table-cell>
              <table:table-cell office:value-type="float" office:value="383258.486743942">
                <text:p>383258.4867439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1.6413366794586">
                <text:p>31.6413366794586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1.6447501182556">
                <text:p>31.6447501182556</text:p>
              </table:table-cell>
              <table:table-cell office:value-type="float" office:value="2371801.71711951">
                <text:p>2371801.7171195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1.6481339931488">
                <text:p>31.6481339931488</text:p>
              </table:table-cell>
              <table:table-cell office:value-type="float" office:value="2392523.44000564">
                <text:p>2392523.4400056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1.665643453598">
                <text:p>31.665643453598</text:p>
              </table:table-cell>
              <table:table-cell office:value-type="float" office:value="462378.610893246">
                <text:p>462378.6108932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1.6690587997437">
                <text:p>31.6690587997437</text:p>
              </table:table-cell>
              <table:table-cell office:value-type="float" office:value="2370477.15071553">
                <text:p>2370477.1507155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1.672474861145">
                <text:p>31.672474861145</text:p>
              </table:table-cell>
              <table:table-cell office:value-type="float" office:value="2369980.81965382">
                <text:p>2369980.8196538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1.6934933662415">
                <text:p>31.6934933662415</text:p>
              </table:table-cell>
              <table:table-cell office:value-type="float" office:value="385184.386941628">
                <text:p>385184.38694162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.6969122886658">
                <text:p>31.6969122886658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1.7003419399261">
                <text:p>31.7003419399261</text:p>
              </table:table-cell>
              <table:table-cell office:value-type="float" office:value="2360589.86332986">
                <text:p>2360589.8633298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1.73526263237">
                <text:p>31.73526263237</text:p>
              </table:table-cell>
              <table:table-cell office:value-type="float" office:value="231839.618100882">
                <text:p>231839.61810088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1.7386813163757">
                <text:p>31.7386813163757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1.7631649971008">
                <text:p>31.7631649971008</text:p>
              </table:table-cell>
              <table:table-cell office:value-type="float" office:value="330669.2360067">
                <text:p>330669.236006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.7665860652924">
                <text:p>31.7665860652924</text:p>
              </table:table-cell>
              <table:table-cell office:value-type="float" office:value="2366512.31333194">
                <text:p>2366512.313331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1.7700054645538">
                <text:p>31.7700054645538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1.7908568382263">
                <text:p>31.7908568382263</text:p>
              </table:table-cell>
              <table:table-cell office:value-type="float" office:value="388271.781378277">
                <text:p>388271.78137827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1.7942757606506">
                <text:p>31.7942757606506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.7976953983307">
                <text:p>31.7976953983307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.8187432289124">
                <text:p>31.8187432289124</text:p>
              </table:table-cell>
              <table:table-cell office:value-type="float" office:value="384647.717900794">
                <text:p>384647.7179007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.8221566677094">
                <text:p>31.8221566677094</text:p>
              </table:table-cell>
              <table:table-cell office:value-type="float" office:value="2371801.71711951">
                <text:p>2371801.7171195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.8255882263184">
                <text:p>31.8255882263184</text:p>
              </table:table-cell>
              <table:table-cell office:value-type="float" office:value="2359277.78670187">
                <text:p>2359277.7867018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.8359243869781">
                <text:p>31.8359243869781</text:p>
              </table:table-cell>
              <table:table-cell office:value-type="float" office:value="783269.558830992">
                <text:p>783269.5588309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1.8393421173096">
                <text:p>31.8393421173096</text:p>
              </table:table-cell>
              <table:table-cell office:value-type="float" office:value="2368823.52173003">
                <text:p>2368823.5217300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.8427617549896">
                <text:p>31.8427617549896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.8636701107025">
                <text:p>31.8636701107025</text:p>
              </table:table-cell>
              <table:table-cell office:value-type="float" office:value="387213.615033753">
                <text:p>387213.6150337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.8670942783356">
                <text:p>31.8670942783356</text:p>
              </table:table-cell>
              <table:table-cell office:value-type="float" office:value="2364370.22587383">
                <text:p>2364370.225873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.8702812194824">
                <text:p>31.8702812194824</text:p>
              </table:table-cell>
              <table:table-cell office:value-type="float" office:value="2540366.96222039">
                <text:p>2540366.9622203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1.8915104866028">
                <text:p>31.8915104866028</text:p>
              </table:table-cell>
              <table:table-cell office:value-type="float" office:value="381360.315177107">
                <text:p>381360.31517710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1.8945972919464">
                <text:p>31.8945972919464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1.8976695537567">
                <text:p>31.8976695537567</text:p>
              </table:table-cell>
              <table:table-cell office:value-type="float" office:value="2635192.08319106">
                <text:p>2635192.0831910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1.9007635116577">
                <text:p>31.9007635116577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1.9038972854614">
                <text:p>31.9038972854614</text:p>
              </table:table-cell>
              <table:table-cell office:value-type="float" office:value="2583466.61472915">
                <text:p>2583466.614729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1.9069678783417">
                <text:p>31.9069678783417</text:p>
              </table:table-cell>
              <table:table-cell office:value-type="float" office:value="2636624.36400342">
                <text:p>2636624.3640034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1.9100542068481">
                <text:p>31.9100542068481</text:p>
              </table:table-cell>
              <table:table-cell office:value-type="float" office:value="2623181.55148706">
                <text:p>2623181.551487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1.9131424427032">
                <text:p>31.9131424427032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1.930020570755">
                <text:p>31.930020570755</text:p>
              </table:table-cell>
              <table:table-cell office:value-type="float" office:value="479674.047689004">
                <text:p>479674.0476890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1.9331061840057">
                <text:p>31.9331061840057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1.936217546463">
                <text:p>31.936217546463</text:p>
              </table:table-cell>
              <table:table-cell office:value-type="float" office:value="2602075.49302682">
                <text:p>2602075.4930268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1.9578502178192">
                <text:p>31.9578502178192</text:p>
              </table:table-cell>
              <table:table-cell office:value-type="float" office:value="374248.740097428">
                <text:p>374248.7400974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1.9609463214874">
                <text:p>31.9609463214874</text:p>
              </table:table-cell>
              <table:table-cell office:value-type="float" office:value="2614899.52133066">
                <text:p>2614899.521330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.9640429019928">
                <text:p>31.9640429019928</text:p>
              </table:table-cell>
              <table:table-cell office:value-type="float" office:value="2614496.85740684">
                <text:p>2614496.8574068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1.9855659008026">
                <text:p>31.9855659008026</text:p>
              </table:table-cell>
              <table:table-cell office:value-type="float" office:value="376155.761171544">
                <text:p>376155.7611715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1.9886834621429">
                <text:p>31.9886834621429</text:p>
              </table:table-cell>
              <table:table-cell office:value-type="float" office:value="2596901.5894769">
                <text:p>2596901.589476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1.991776227951">
                <text:p>31.991776227951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.0134131908417">
                <text:p>32.0134131908417</text:p>
              </table:table-cell>
              <table:table-cell office:value-type="float" office:value="374174.510578279">
                <text:p>374174.51057827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2.0165069103241">
                <text:p>32.0165069103241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2.0196011066437">
                <text:p>32.0196011066437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2.0467545986176">
                <text:p>32.0467545986176</text:p>
              </table:table-cell>
              <table:table-cell office:value-type="float" office:value="298156.863499868">
                <text:p>298156.8634998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.0498425960541">
                <text:p>32.0498425960541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2.0583248138428">
                <text:p>32.0583248138428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2.0614178180695">
                <text:p>32.0614178180695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2.0645051002502">
                <text:p>32.0645051002502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2.0860323905945">
                <text:p>32.0860323905945</text:p>
              </table:table-cell>
              <table:table-cell office:value-type="float" office:value="376080.77331325">
                <text:p>376080.773313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2.0891201496124">
                <text:p>32.0891201496124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2.0922129154205">
                <text:p>32.0922129154205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2.1138870716095">
                <text:p>32.1138870716095</text:p>
              </table:table-cell>
              <table:table-cell office:value-type="float" office:value="373532.419413033">
                <text:p>373532.4194130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2.1169757843018">
                <text:p>32.1169757843018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2.1200730800629">
                <text:p>32.1200730800629</text:p>
              </table:table-cell>
              <table:table-cell office:value-type="float" office:value="2613893.09398815">
                <text:p>2613893.093988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2.1472663879395">
                <text:p>32.1472663879395</text:p>
              </table:table-cell>
              <table:table-cell office:value-type="float" office:value="297720.308126638">
                <text:p>297720.30812663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2.150354385376">
                <text:p>32.150354385376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2.1534459590912">
                <text:p>32.1534459590912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2.1756944656372">
                <text:p>32.1756944656372</text:p>
              </table:table-cell>
              <table:table-cell office:value-type="float" office:value="363889.593364553">
                <text:p>363889.5933645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2.178795337677">
                <text:p>32.178795337677</text:p>
              </table:table-cell>
              <table:table-cell office:value-type="float" office:value="2610878.45486698">
                <text:p>2610878.4548669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2.1818928718567">
                <text:p>32.1818928718567</text:p>
              </table:table-cell>
              <table:table-cell office:value-type="float" office:value="2613691.90147783">
                <text:p>2613691.9014778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2.2014155387878">
                <text:p>32.2014155387878</text:p>
              </table:table-cell>
              <table:table-cell office:value-type="float" office:value="414697.440085975">
                <text:p>414697.44008597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2.2045037746429">
                <text:p>32.2045037746429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2.2075912952423">
                <text:p>32.2075912952423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2.2142298221588">
                <text:p>32.2142298221588</text:p>
              </table:table-cell>
              <table:table-cell office:value-type="float" office:value="1219547.66499066">
                <text:p>1219547.6649906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2.2414329051971">
                <text:p>32.2414329051971</text:p>
              </table:table-cell>
              <table:table-cell office:value-type="float" office:value="297613.325246718">
                <text:p>297613.32524671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2.2445197105408">
                <text:p>32.2445197105408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2.2476029396057">
                <text:p>32.2476029396057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2.2656447887421">
                <text:p>32.2656447887421</text:p>
              </table:table-cell>
              <table:table-cell office:value-type="float" office:value="448734.491615239">
                <text:p>448734.49161523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2.2687344551086">
                <text:p>32.2687344551086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2.2718706130981">
                <text:p>32.2718706130981</text:p>
              </table:table-cell>
              <table:table-cell office:value-type="float" office:value="2581502.59875323">
                <text:p>2581502.5987532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2.2914383411407">
                <text:p>32.2914383411407</text:p>
              </table:table-cell>
              <table:table-cell office:value-type="float" office:value="413742.463221766">
                <text:p>413742.46322176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2.2945325374603">
                <text:p>32.2945325374603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2.2976212501526">
                <text:p>32.2976212501526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2.3146984577179">
                <text:p>32.3146984577179</text:p>
              </table:table-cell>
              <table:table-cell office:value-type="float" office:value="474082.192245941">
                <text:p>474082.1922459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2.3177862167358">
                <text:p>32.3177862167358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2.341947555542">
                <text:p>32.341947555542</text:p>
              </table:table-cell>
              <table:table-cell office:value-type="float" office:value="335080.769528321">
                <text:p>335080.76952832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2.345034122467">
                <text:p>32.345034122467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2.3481180667877">
                <text:p>32.3481180667877</text:p>
              </table:table-cell>
              <table:table-cell office:value-type="float" office:value="2625209.52330885">
                <text:p>2625209.5233088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2.3660778999329">
                <text:p>32.3660778999329</text:p>
              </table:table-cell>
              <table:table-cell office:value-type="float" office:value="450783.697964927">
                <text:p>450783.69796492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2.3691744804382">
                <text:p>32.3691744804382</text:p>
              </table:table-cell>
              <table:table-cell office:value-type="float" office:value="2614496.85740684">
                <text:p>2614496.857406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2.3722622394562">
                <text:p>32.3722622394562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.3917875289917">
                <text:p>32.3917875289917</text:p>
              </table:table-cell>
              <table:table-cell office:value-type="float" office:value="414641.738616521">
                <text:p>414641.73861652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2.3948743343353">
                <text:p>32.3948743343353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2.3979680538177">
                <text:p>32.3979680538177</text:p>
              </table:table-cell>
              <table:table-cell office:value-type="float" office:value="2616914.702836">
                <text:p>2616914.70283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2.4152307510376">
                <text:p>32.4152307510376</text:p>
              </table:table-cell>
              <table:table-cell office:value-type="float" office:value="468988.124908501">
                <text:p>468988.12490850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2.4183192253113">
                <text:p>32.4183192253113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2.4214088916779">
                <text:p>32.4214088916779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.4423985481262">
                <text:p>32.4423985481262</text:p>
              </table:table-cell>
              <table:table-cell office:value-type="float" office:value="385713.792882538">
                <text:p>385713.79288253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2.4454891681671">
                <text:p>32.4454891681671</text:p>
              </table:table-cell>
              <table:table-cell office:value-type="float" office:value="2619539.08693975">
                <text:p>2619539.086939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2.4485788345337">
                <text:p>32.4485788345337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2.4664905071259">
                <text:p>32.4664905071259</text:p>
              </table:table-cell>
              <table:table-cell office:value-type="float" office:value="451995.756305989">
                <text:p>451995.75630598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2.4695844650269">
                <text:p>32.4695844650269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2.492271900177">
                <text:p>32.492271900177</text:p>
              </table:table-cell>
              <table:table-cell office:value-type="float" office:value="356849.504865592">
                <text:p>356849.5048655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2.495358467102">
                <text:p>32.495358467102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2.4984471797943">
                <text:p>32.4984471797943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2.5229914188385">
                <text:p>32.5229914188385</text:p>
              </table:table-cell>
              <table:table-cell office:value-type="float" office:value="329853.371515163">
                <text:p>329853.3715151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2.5260653495789">
                <text:p>32.5260653495789</text:p>
              </table:table-cell>
              <table:table-cell office:value-type="float" office:value="2633761.35763593">
                <text:p>2633761.3576359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2.5291543006897">
                <text:p>32.5291543006897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2.5488877296448">
                <text:p>32.5488877296448</text:p>
              </table:table-cell>
              <table:table-cell office:value-type="float" office:value="410268.28223468">
                <text:p>410268.2822346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2.5519797801971">
                <text:p>32.5519797801971</text:p>
              </table:table-cell>
              <table:table-cell office:value-type="float" office:value="2618327.17896522">
                <text:p>2618327.178965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2.555052280426">
                <text:p>32.555052280426</text:p>
              </table:table-cell>
              <table:table-cell office:value-type="float" office:value="2634987.59866532">
                <text:p>2634987.598665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2.5745136737823">
                <text:p>32.5745136737823</text:p>
              </table:table-cell>
              <table:table-cell office:value-type="float" office:value="416003.101718794">
                <text:p>416003.1017187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2.5776019096374">
                <text:p>32.5776019096374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2.5806877613068">
                <text:p>32.5806877613068</text:p>
              </table:table-cell>
              <table:table-cell office:value-type="float" office:value="2623586.89515568">
                <text:p>2623586.8951556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2.6002402305603">
                <text:p>32.6002402305603</text:p>
              </table:table-cell>
              <table:table-cell office:value-type="float" office:value="414065.348730017">
                <text:p>414065.3487300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2.6033334732056">
                <text:p>32.6033334732056</text:p>
              </table:table-cell>
              <table:table-cell office:value-type="float" office:value="2617318.11191614">
                <text:p>2617318.1119161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2.6064848899841">
                <text:p>32.6064848899841</text:p>
              </table:table-cell>
              <table:table-cell office:value-type="float" office:value="2569003.26706007">
                <text:p>2569003.267060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2.6234586238861">
                <text:p>32.6234586238861</text:p>
              </table:table-cell>
              <table:table-cell office:value-type="float" office:value="476972.24704676">
                <text:p>476972.2470467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2.6265459060669">
                <text:p>32.6265459060669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2.629634141922">
                <text:p>32.629634141922</text:p>
              </table:table-cell>
              <table:table-cell office:value-type="float" office:value="2621561.42854937">
                <text:p>2621561.428549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2.6516573429108">
                <text:p>32.6516573429108</text:p>
              </table:table-cell>
              <table:table-cell office:value-type="float" office:value="367612.319577361">
                <text:p>367612.3195773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2.6547486782074">
                <text:p>32.6547486782074</text:p>
              </table:table-cell>
              <table:table-cell office:value-type="float" office:value="2618932.99275027">
                <text:p>2618932.9927502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2.6776061058044">
                <text:p>32.6776061058044</text:p>
              </table:table-cell>
              <table:table-cell office:value-type="float" office:value="354195.587654244">
                <text:p>354195.58765424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2.6807007789612">
                <text:p>32.6807007789612</text:p>
              </table:table-cell>
              <table:table-cell office:value-type="float" office:value="2616108.25762712">
                <text:p>2616108.2576271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2.683776140213">
                <text:p>32.683776140213</text:p>
              </table:table-cell>
              <table:table-cell office:value-type="float" office:value="2632536.25738429">
                <text:p>2632536.257384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2.70334815979">
                <text:p>32.70334815979</text:p>
              </table:table-cell>
              <table:table-cell office:value-type="float" office:value="413651.742383453">
                <text:p>413651.7423834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2.7064394950867">
                <text:p>32.7064394950867</text:p>
              </table:table-cell>
              <table:table-cell office:value-type="float" office:value="2618932.99275027">
                <text:p>2618932.9927502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2.7095267772675">
                <text:p>32.7095267772675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2.7290604114532">
                <text:p>32.7290604114532</text:p>
              </table:table-cell>
              <table:table-cell office:value-type="float" office:value="414464.606176004">
                <text:p>414464.60617600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2.7321598529816">
                <text:p>32.7321598529816</text:p>
              </table:table-cell>
              <table:table-cell office:value-type="float" office:value="2612083.47569231">
                <text:p>2612083.4756923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2.7352485656738">
                <text:p>32.7352485656738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.778247833252">
                <text:p>32.778247833252</text:p>
              </table:table-cell>
              <table:table-cell office:value-type="float" office:value="188282.276792051">
                <text:p>188282.27679205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2.7813382148743">
                <text:p>32.7813382148743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2.7844274044037">
                <text:p>32.7844274044037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.8039376735687">
                <text:p>32.8039376735687</text:p>
              </table:table-cell>
              <table:table-cell office:value-type="float" office:value="414960.958842507">
                <text:p>414960.9588425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.8070199489593">
                <text:p>32.8070199489593</text:p>
              </table:table-cell>
              <table:table-cell office:value-type="float" office:value="2626630.97029703">
                <text:p>2626630.9702970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2.8101115226746">
                <text:p>32.8101115226746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2.8131954669952">
                <text:p>32.8131954669952</text:p>
              </table:table-cell>
              <table:table-cell office:value-type="float" office:value="2625209.52330885">
                <text:p>2625209.5233088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2.8295357227325">
                <text:p>32.8295357227325</text:p>
              </table:table-cell>
              <table:table-cell office:value-type="float" office:value="495463.481732228">
                <text:p>495463.4817322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2.832615852356">
                <text:p>32.832615852356</text:p>
              </table:table-cell>
              <table:table-cell office:value-type="float" office:value="2628460.8084217">
                <text:p>2628460.80842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2.8357267379761">
                <text:p>32.8357267379761</text:p>
              </table:table-cell>
              <table:table-cell office:value-type="float" office:value="2602474.33966891">
                <text:p>2602474.3396689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.8788893222809">
                <text:p>32.8788893222809</text:p>
              </table:table-cell>
              <table:table-cell office:value-type="float" office:value="187569.862425913">
                <text:p>187569.86242591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2.8817303180695">
                <text:p>32.8817303180695</text:p>
              </table:table-cell>
              <table:table-cell office:value-type="float" office:value="2849705.03390399">
                <text:p>2849705.0339039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2.8845679759979">
                <text:p>32.8845679759979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2.8873820304871">
                <text:p>32.8873820304871</text:p>
              </table:table-cell>
              <table:table-cell office:value-type="float" office:value="2876987.64585275">
                <text:p>2876987.6458527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2.890212059021">
                <text:p>32.890212059021</text:p>
              </table:table-cell>
              <table:table-cell office:value-type="float" office:value="2860748.54119629">
                <text:p>2860748.541196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2.8930385112762">
                <text:p>32.8930385112762</text:p>
              </table:table-cell>
              <table:table-cell office:value-type="float" office:value="2864368.214593">
                <text:p>2864368.21459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2.9043529033661">
                <text:p>32.9043529033661</text:p>
              </table:table-cell>
              <table:table-cell office:value-type="float" office:value="715548.828051248">
                <text:p>715548.8280512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.9071664810181">
                <text:p>32.9071664810181</text:p>
              </table:table-cell>
              <table:table-cell office:value-type="float" office:value="2877475.22955682">
                <text:p>2877475.2295568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2.910003900528">
                <text:p>32.910003900528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.9300847053528">
                <text:p>32.9300847053528</text:p>
              </table:table-cell>
              <table:table-cell office:value-type="float" office:value="403171.091528644">
                <text:p>403171.09152864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2.9329221248627">
                <text:p>32.9329221248627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2.9799711704254">
                <text:p>32.9799711704254</text:p>
              </table:table-cell>
              <table:table-cell office:value-type="float" office:value="172075.754208515">
                <text:p>172075.7542085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2.9827780723572">
                <text:p>32.9827780723572</text:p>
              </table:table-cell>
              <table:table-cell office:value-type="float" office:value="2884318.7958889">
                <text:p>2884318.795888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2.9855897426605">
                <text:p>32.9855897426605</text:p>
              </table:table-cell>
              <table:table-cell office:value-type="float" office:value="2879427.21818028">
                <text:p>2879427.2181802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2.9884216785431">
                <text:p>32.9884216785431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2.9912540912628">
                <text:p>32.9912540912628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2.9940624237061">
                <text:p>32.9940624237061</text:p>
              </table:table-cell>
              <table:table-cell office:value-type="float" office:value="2882849.57840224">
                <text:p>2882849.5784022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3.0048816204071">
                <text:p>33.0048816204071</text:p>
              </table:table-cell>
              <table:table-cell office:value-type="float" office:value="748299.547896604">
                <text:p>748299.54789660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3.0077133178711">
                <text:p>33.0077133178711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3.010541677475">
                <text:p>33.010541677475</text:p>
              </table:table-cell>
              <table:table-cell office:value-type="float" office:value="2862436.58298913">
                <text:p>2862436.5829891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3.0306565761566">
                <text:p>33.0306565761566</text:p>
              </table:table-cell>
              <table:table-cell office:value-type="float" office:value="402487.734496492">
                <text:p>402487.7344964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3.0334615707397">
                <text:p>33.0334615707397</text:p>
              </table:table-cell>
              <table:table-cell office:value-type="float" office:value="2886280.08363791">
                <text:p>2886280.0836379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3.0362920761108">
                <text:p>33.0362920761108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3.0803871154785">
                <text:p>33.0803871154785</text:p>
              </table:table-cell>
              <table:table-cell office:value-type="float" office:value="183603.419252979">
                <text:p>183603.41925297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3.0832176208496">
                <text:p>33.0832176208496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3.0860466957092">
                <text:p>33.0860466957092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3.0888774394989">
                <text:p>33.0888774394989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3.0917136669159">
                <text:p>33.0917136669159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3.1053464412689">
                <text:p>33.1053464412689</text:p>
              </table:table-cell>
              <table:table-cell office:value-type="float" office:value="593862.979783141">
                <text:p>593862.9797831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3.108151435852">
                <text:p>33.108151435852</text:p>
              </table:table-cell>
              <table:table-cell office:value-type="float" office:value="2886280.08363791">
                <text:p>2886280.0836379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3.1109833717346">
                <text:p>33.1109833717346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3.1310918331146">
                <text:p>33.1310918331146</text:p>
              </table:table-cell>
              <table:table-cell office:value-type="float" office:value="402616.582492501">
                <text:p>402616.58249250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3.1339287757874">
                <text:p>33.1339287757874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3.1367614269257">
                <text:p>33.1367614269257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3.1810033321381">
                <text:p>33.1810033321381</text:p>
              </table:table-cell>
              <table:table-cell office:value-type="float" office:value="182993.92761527">
                <text:p>182993.9276152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3.1838326454163">
                <text:p>33.1838326454163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3.1866612434387">
                <text:p>33.1866612434387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3.1894905567169">
                <text:p>33.1894905567169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3.1923139095306">
                <text:p>33.1923139095306</text:p>
              </table:table-cell>
              <table:table-cell office:value-type="float" office:value="2867512.68231718">
                <text:p>2867512.6823171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3.1951351165771">
                <text:p>33.1951351165771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3.2059063911438">
                <text:p>33.2059063911438</text:p>
              </table:table-cell>
              <table:table-cell office:value-type="float" office:value="751628.783567223">
                <text:p>751628.7835672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3.2087454795837">
                <text:p>33.2087454795837</text:p>
              </table:table-cell>
              <table:table-cell office:value-type="float" office:value="2851619.51494793">
                <text:p>2851619.5149479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3.211582660675">
                <text:p>33.211582660675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3.2315831184387">
                <text:p>33.2315831184387</text:p>
              </table:table-cell>
              <table:table-cell office:value-type="float" office:value="404790.735075339">
                <text:p>404790.73507533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3.2344024181366">
                <text:p>33.2344024181366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3.2372360229492">
                <text:p>33.2372360229492</text:p>
              </table:table-cell>
              <table:table-cell office:value-type="float" office:value="2857138.00454354">
                <text:p>2857138.0045435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3.2814245223999">
                <text:p>33.2814245223999</text:p>
              </table:table-cell>
              <table:table-cell office:value-type="float" office:value="183215.09217654">
                <text:p>183215.0921765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3.2842702865601">
                <text:p>33.2842702865601</text:p>
              </table:table-cell>
              <table:table-cell office:value-type="float" office:value="2844930.05898123">
                <text:p>2844930.0589812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3.2871134281158">
                <text:p>33.2871134281158</text:p>
              </table:table-cell>
              <table:table-cell office:value-type="float" office:value="2847554.31312369">
                <text:p>2847554.3131236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3.2899439334869">
                <text:p>33.2899439334869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3.2927746772766">
                <text:p>33.292774677276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3.3063795566559">
                <text:p>33.3063795566559</text:p>
              </table:table-cell>
              <table:table-cell office:value-type="float" office:value="595080.615880693">
                <text:p>595080.6158806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3.3092155456543">
                <text:p>33.3092155456543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3.312047958374">
                <text:p>33.312047958374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3.3321034908295">
                <text:p>33.3321034908295</text:p>
              </table:table-cell>
              <table:table-cell office:value-type="float" office:value="403679.135320201">
                <text:p>403679.13532020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3.3349363803863">
                <text:p>33.3349363803863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3.3377573490143">
                <text:p>33.3377573490143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.3820130825043">
                <text:p>33.3820130825043</text:p>
              </table:table-cell>
              <table:table-cell office:value-type="float" office:value="182936.748790553">
                <text:p>182936.74879055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3.3848464488983">
                <text:p>33.3848464488983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3.3876767158508">
                <text:p>33.3876767158508</text:p>
              </table:table-cell>
              <table:table-cell office:value-type="float" office:value="2860507.55488164">
                <text:p>2860507.5548816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3.3905062675476">
                <text:p>33.3905062675476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3.3933429718018">
                <text:p>33.3933429718018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3.3963181972504">
                <text:p>33.3963181972504</text:p>
              </table:table-cell>
              <table:table-cell office:value-type="float" office:value="2721138.32710954">
                <text:p>2721138.3271095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3.3991928100586">
                <text:p>33.3991928100586</text:p>
              </table:table-cell>
              <table:table-cell office:value-type="float" office:value="2816379.29700589">
                <text:p>2816379.2970058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3.4070632457733">
                <text:p>33.4070632457733</text:p>
              </table:table-cell>
              <table:table-cell office:value-type="float" office:value="1028659.69476841">
                <text:p>1028659.6947684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3.4098994731903">
                <text:p>33.4098994731903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3.4127326011658">
                <text:p>33.4127326011658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3.4326314926147">
                <text:p>33.4326314926147</text:p>
              </table:table-cell>
              <table:table-cell office:value-type="float" office:value="406856.835254367">
                <text:p>406856.83525436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3.4354500770569">
                <text:p>33.4354500770569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3.4382812976837">
                <text:p>33.4382812976837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3.482444524765">
                <text:p>33.482444524765</text:p>
              </table:table-cell>
              <table:table-cell office:value-type="float" office:value="183319.936858244">
                <text:p>183319.93685824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3.4852759838104">
                <text:p>33.4852759838104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3.4881112575531">
                <text:p>33.4881112575531</text:p>
              </table:table-cell>
              <table:table-cell office:value-type="float" office:value="2855456.20450723">
                <text:p>2855456.2045072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3.4909391403198">
                <text:p>33.4909391403198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3.4937629699707">
                <text:p>33.4937629699707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3.496598482132">
                <text:p>33.496598482132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3.5076086521149">
                <text:p>33.5076086521149</text:p>
              </table:table-cell>
              <table:table-cell office:value-type="float" office:value="735320.164226938">
                <text:p>735320.16422693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3.510440826416">
                <text:p>33.510440826416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3.5332298278809">
                <text:p>33.5332298278809</text:p>
              </table:table-cell>
              <table:table-cell office:value-type="float" office:value="355259.093404754">
                <text:p>355259.0934047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3.5360617637634">
                <text:p>33.5360617637634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3.5388927459717">
                <text:p>33.5388927459717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3.5830070972443">
                <text:p>33.5830070972443</text:p>
              </table:table-cell>
              <table:table-cell office:value-type="float" office:value="183523.043328343">
                <text:p>183523.04332834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3.5858390331268">
                <text:p>33.5858390331268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3.5886750221252">
                <text:p>33.5886750221252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3.5915307998657">
                <text:p>33.5915307998657</text:p>
              </table:table-cell>
              <table:table-cell office:value-type="float" office:value="2834954.51527801">
                <text:p>2834954.5152780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3.5944049358368">
                <text:p>33.5944049358368</text:p>
              </table:table-cell>
              <table:table-cell office:value-type="float" office:value="2816846.55197014">
                <text:p>2816846.5519701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3.5972371101379">
                <text:p>33.5972371101379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3.6081688404083">
                <text:p>33.6081688404083</text:p>
              </table:table-cell>
              <table:table-cell office:value-type="float" office:value="740596.392314235">
                <text:p>740596.39231423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3.6110000610352">
                <text:p>33.6110000610352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3.6138322353363">
                <text:p>33.6138322353363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3.6337389945984">
                <text:p>33.6337389945984</text:p>
              </table:table-cell>
              <table:table-cell office:value-type="float" office:value="406696.031906102">
                <text:p>406696.03190610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3.6365685462952">
                <text:p>33.6365685462952</text:p>
              </table:table-cell>
              <table:table-cell office:value-type="float" office:value="2861230.63565891">
                <text:p>2861230.6356589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3.6394009590149">
                <text:p>33.6394009590149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3.6834416389465">
                <text:p>33.6834416389465</text:p>
              </table:table-cell>
              <table:table-cell office:value-type="float" office:value="183830.041056735">
                <text:p>183830.04105673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3.6862726211548">
                <text:p>33.6862726211548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3.689103603363">
                <text:p>33.689103603363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3.6919453144073">
                <text:p>33.6919453144073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3.6947741508484">
                <text:p>33.6947741508484</text:p>
              </table:table-cell>
              <table:table-cell office:value-type="float" office:value="2861954.08209018">
                <text:p>2861954.0820901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3.7088136672974">
                <text:p>33.7088136672974</text:p>
              </table:table-cell>
              <table:table-cell office:value-type="float" office:value="576658.037292396">
                <text:p>576658.0372923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3.7116498947144">
                <text:p>33.7116498947144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3.7144927978516">
                <text:p>33.7144927978516</text:p>
              </table:table-cell>
              <table:table-cell office:value-type="float" office:value="2847793.12177122">
                <text:p>2847793.1217712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3.7342474460602">
                <text:p>33.7342474460602</text:p>
              </table:table-cell>
              <table:table-cell office:value-type="float" office:value="409827.596751029">
                <text:p>409827.59675102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3.7370717525482">
                <text:p>33.7370717525482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3.7399322986603">
                <text:p>33.7399322986603</text:p>
              </table:table-cell>
              <table:table-cell office:value-type="float" office:value="2830228.80346724">
                <text:p>2830228.8034672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.7840847969055">
                <text:p>33.7840847969055</text:p>
              </table:table-cell>
              <table:table-cell office:value-type="float" office:value="183364.482685257">
                <text:p>183364.48268525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3.7869291305542">
                <text:p>33.7869291305542</text:p>
              </table:table-cell>
              <table:table-cell office:value-type="float" office:value="2846360.87041073">
                <text:p>2846360.8704107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3.7897624969482">
                <text:p>33.7897624969482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3.7925944328308">
                <text:p>33.7925944328308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3.7954249382019">
                <text:p>33.7954249382019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3.7982950210571">
                <text:p>33.7982950210571</text:p>
              </table:table-cell>
              <table:table-cell office:value-type="float" office:value="2820824.48778867">
                <text:p>2820824.4877886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3.8092827796936">
                <text:p>33.8092827796936</text:p>
              </table:table-cell>
              <table:table-cell office:value-type="float" office:value="736819.971010719">
                <text:p>736819.97101071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3.8121149539948">
                <text:p>33.8121149539948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3.8149478435516">
                <text:p>33.8149478435516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3.8347153663635">
                <text:p>33.8347153663635</text:p>
              </table:table-cell>
              <table:table-cell office:value-type="float" office:value="409560.675712511">
                <text:p>409560.67571251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3.8375959396362">
                <text:p>33.8375959396362</text:p>
              </table:table-cell>
              <table:table-cell office:value-type="float" office:value="2810551.66230756">
                <text:p>2810551.6623075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.9954409599304">
                <text:p>39.9954409599304</text:p>
              </table:table-cell>
              <table:table-cell office:value-type="float" office:value="1314.74565750166">
                <text:p>1314.74565750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